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Noto Sans CJK JP DemiLight" style:font-name-complex="Noto Sans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Distance Matri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OSTON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29" calcext:value-type="float">
            <text:p>429</text:p>
          </table:table-cell>
          <table:table-cell office:value-type="float" office:value="1504" calcext:value-type="float">
            <text:p>1504</text:p>
          </table:table-cell>
          <table:table-cell office:value-type="float" office:value="963" calcext:value-type="float">
            <text:p>963</text:p>
          </table:table-cell>
          <table:table-cell office:value-type="float" office:value="2976" calcext:value-type="float">
            <text:p>2976</text:p>
          </table:table-cell>
          <table:table-cell office:value-type="float" office:value="3095" calcext:value-type="float">
            <text:p>3095</text:p>
          </table:table-cell>
          <table:table-cell office:value-type="float" office:value="2979" calcext:value-type="float">
            <text:p>297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308" calcext:value-type="float">
            <text:p>1308</text:p>
          </table:table-cell>
          <table:table-cell office:value-type="float" office:value="802" calcext:value-type="float">
            <text:p>802</text:p>
          </table:table-cell>
          <table:table-cell office:value-type="float" office:value="2915" calcext:value-type="float">
            <text:p>2915</text:p>
          </table:table-cell>
          <table:table-cell office:value-type="float" office:value="2934" calcext:value-type="float">
            <text:p>2934</text:p>
          </table:table-cell>
          <table:table-cell office:value-type="float" office:value="2786" calcext:value-type="float">
            <text:p>278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429" calcext:value-type="float">
            <text:p>429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671" calcext:value-type="float">
            <text:p>671</text:p>
          </table:table-cell>
          <table:table-cell office:value-type="float" office:value="2684" calcext:value-type="float">
            <text:p>2684</text:p>
          </table:table-cell>
          <table:table-cell office:value-type="float" office:value="2799" calcext:value-type="float">
            <text:p>2799</text:p>
          </table:table-cell>
          <table:table-cell office:value-type="float" office:value="2631" calcext:value-type="float">
            <text:p>263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504" calcext:value-type="float">
            <text:p>1504</text:p>
          </table:table-cell>
          <table:table-cell office:value-type="float" office:value="1308" calcext:value-type="float">
            <text:p>1308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3273" calcext:value-type="float">
            <text:p>3273</text:p>
          </table:table-cell>
          <table:table-cell office:value-type="float" office:value="3053" calcext:value-type="float">
            <text:p>3053</text:p>
          </table:table-cell>
          <table:table-cell office:value-type="float" office:value="2687" calcext:value-type="float">
            <text:p>268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963" calcext:value-type="float">
            <text:p>963</text:p>
          </table:table-cell>
          <table:table-cell office:value-type="float" office:value="802" calcext:value-type="float">
            <text:p>802</text:p>
          </table:table-cell>
          <table:table-cell office:value-type="float" office:value="671" calcext:value-type="float">
            <text:p>671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2054" calcext:value-type="float">
            <text:p>20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2976" calcext:value-type="float">
            <text:p>2976</text:p>
          </table:table-cell>
          <table:table-cell office:value-type="float" office:value="2915" calcext:value-type="float">
            <text:p>2915</text:p>
          </table:table-cell>
          <table:table-cell office:value-type="float" office:value="2684" calcext:value-type="float">
            <text:p>2684</text:p>
          </table:table-cell>
          <table:table-cell office:value-type="float" office:value="3273" calcext:value-type="float">
            <text:p>327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131" calcext:value-type="float">
            <text:p>113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3095" calcext:value-type="float">
            <text:p>3095</text:p>
          </table:table-cell>
          <table:table-cell office:value-type="float" office:value="2934" calcext:value-type="float">
            <text:p>2934</text:p>
          </table:table-cell>
          <table:table-cell office:value-type="float" office:value="2799" calcext:value-type="float">
            <text:p>2799</text:p>
          </table:table-cell>
          <table:table-cell office:value-type="float" office:value="3053" calcext:value-type="float">
            <text:p>3053</text:p>
          </table:table-cell>
          <table:table-cell office:value-type="float" office:value="2142" calcext:value-type="float">
            <text:p>214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631" calcext:value-type="float">
            <text:p>2631</text:p>
          </table:table-cell>
          <table:table-cell office:value-type="float" office:value="2687" calcext:value-type="float">
            <text:p>2687</text:p>
          </table:table-cell>
          <table:table-cell office:value-type="float" office:value="2054" calcext:value-type="float">
            <text:p>2054</text:p>
          </table:table-cell>
          <table:table-cell office:value-type="float" office:value="1131" calcext:value-type="float">
            <text:p>113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949" calcext:value-type="float">
            <text:p>1949</text:p>
          </table:table-cell>
          <table:table-cell office:value-type="float" office:value="1771" calcext:value-type="float">
            <text:p>1771</text:p>
          </table:table-cell>
          <table:table-cell office:value-type="float" office:value="1616" calcext:value-type="float">
            <text:p>1616</text:p>
          </table:table-cell>
          <table:table-cell office:value-type="float" office:value="2037" calcext:value-type="float">
            <text:p>2037</text:p>
          </table:table-cell>
          <table:table-cell office:value-type="float" office:value="996" calcext:value-type="float">
            <text:p>996</text:p>
          </table:table-cell>
          <table:table-cell office:value-type="float" office:value="1307" calcext:value-type="float">
            <text:p>1307</text:p>
          </table:table-cell>
          <table:table-cell office:value-type="float" office:value="1235" calcext:value-type="float">
            <text:p>1235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ierarchical, Comple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5" table:formula="of:=MAX([.E2];[.E3])" office:value-type="float" office:value="429" calcext:value-type="float">
            <text:p>429</text:p>
          </table:table-cell>
          <table:table-cell table:style-name="ce5" table:formula="of:=MAX([.F2];[.F3])" office:value-type="float" office:value="1504" calcext:value-type="float">
            <text:p>1504</text:p>
          </table:table-cell>
          <table:table-cell table:style-name="ce5" table:formula="of:=MAX([.G2];[.G3])" office:value-type="float" office:value="963" calcext:value-type="float">
            <text:p>963</text:p>
          </table:table-cell>
          <table:table-cell table:style-name="ce5" table:formula="of:=MAX([.H2];[.H3])" office:value-type="float" office:value="2976" calcext:value-type="float">
            <text:p>2976</text:p>
          </table:table-cell>
          <table:table-cell table:style-name="ce5" table:formula="of:=MAX([.I2];[.I3])" office:value-type="float" office:value="3095" calcext:value-type="float">
            <text:p>3095</text:p>
          </table:table-cell>
          <table:table-cell table:style-name="ce5" table:formula="of:=MAX([.J2];[.J3])" office:value-type="float" office:value="2979" calcext:value-type="float">
            <text:p>2979</text:p>
          </table:table-cell>
          <table:table-cell table:style-name="ce5" table:formula="of:=MAX([.K2];[.K3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4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[.E13]" office:value-type="float" office:value="429" calcext:value-type="float">
            <text:p>429</text:p>
          </table:table-cell>
          <table:table-cell table:style-name="ce5" table:formula="of:=[.F13]" office:value-type="float" office:value="1504" calcext:value-type="float">
            <text:p>1504</text:p>
          </table:table-cell>
          <table:table-cell table:style-name="ce5" table:formula="of:=[.G13]" office:value-type="float" office:value="963" calcext:value-type="float">
            <text:p>963</text:p>
          </table:table-cell>
          <table:table-cell table:style-name="ce5" table:formula="of:=[.H13]" office:value-type="float" office:value="2976" calcext:value-type="float">
            <text:p>2976</text:p>
          </table:table-cell>
          <table:table-cell table:style-name="ce5" table:formula="of:=MAX([.I13];[.J13])" office:value-type="float" office:value="3095" calcext:value-type="float">
            <text:p>3095</text:p>
          </table:table-cell>
          <table:table-cell table:style-name="ce5"/>
          <table:table-cell table:style-name="ce5" table:formula="of:=[.K13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429" calcext:value-type="float">
            <text:p>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15]" office:value-type="float" office:value="1075" calcext:value-type="float">
            <text:p>1075</text:p>
          </table:table-cell>
          <table:table-cell table:style-name="ce5" table:formula="of:=[.G15]" office:value-type="float" office:value="671" calcext:value-type="float">
            <text:p>671</text:p>
          </table:table-cell>
          <table:table-cell table:style-name="ce5" table:formula="of:=[.H15]" office:value-type="float" office:value="2684" calcext:value-type="float">
            <text:p>2684</text:p>
          </table:table-cell>
          <table:table-cell table:style-name="ce5" table:formula="of:=MAX([.I15];[.J15])" office:value-type="float" office:value="2799" calcext:value-type="float">
            <text:p>2799</text:p>
          </table:table-cell>
          <table:table-cell table:style-name="ce5"/>
          <table:table-cell table:style-name="ce5" table:formula="of:=[.K15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MAX([.I16];[.J16])" office:value-type="float" office:value="3053" calcext:value-type="float">
            <text:p>3053</text:p>
          </table:table-cell>
          <table:table-cell table:style-name="ce5"/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MAX([.I17];[.J17])" office:value-type="float" office:value="2142" calcext:value-type="float">
            <text:p>2142</text:p>
          </table:table-cell>
          <table:table-cell table:style-name="ce5"/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AX([.I18];[.J18])" office:value-type="float" office:value="1131" calcext:value-type="float">
            <text:p>1131</text:p>
          </table:table-cell>
          <table:table-cell table:style-name="ce5"/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AX([.K19];[.K20])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24];[.F26])" office:value-type="float" office:value="1504" calcext:value-type="float">
            <text:p>1504</text:p>
          </table:table-cell>
          <table:table-cell table:style-name="ce6" table:formula="of:=MAX([.G24];[.G26])" office:value-type="float" office:value="963" calcext:value-type="float">
            <text:p>963</text:p>
          </table:table-cell>
          <table:table-cell table:style-name="ce5" table:formula="of:=MAX([.H24];[.H26])" office:value-type="float" office:value="2976" calcext:value-type="float">
            <text:p>2976</text:p>
          </table:table-cell>
          <table:table-cell table:style-name="ce5" table:formula="of:=MAX([.I24];[.I26])" office:value-type="float" office:value="3095" calcext:value-type="float">
            <text:p>3095</text:p>
          </table:table-cell>
          <table:table-cell table:style-name="ce5"/>
          <table:table-cell table:style-name="ce5" table:formula="of:=MAX([.K24];[.K26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963" calcext:value-type="float">
            <text:p>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[.I27]" office:value-type="float" office:value="3053" calcext:value-type="float">
            <text:p>3053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[.I28]" office:value-type="float" office:value="2142" calcext:value-type="float">
            <text:p>2142</text:p>
          </table:table-cell>
          <table:table-cell table:style-name="ce5"/>
          <table:table-cell table:style-name="ce7" office:value-type="float" office:value="1329" calcext:value-type="float">
            <text:p>1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29]" office:value-type="float" office:value="1131" calcext:value-type="float">
            <text:p>1131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30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35];[.G38])" office:value-type="float" office:value="1504" calcext:value-type="float">
            <text:p>1504</text:p>
          </table:table-cell>
          <table:table-cell table:style-name="ce5"/>
          <table:table-cell table:style-name="ce5" table:formula="of:=MAX([.H35];[.H39])" office:value-type="float" office:value="2976" calcext:value-type="float">
            <text:p>2976</text:p>
          </table:table-cell>
          <table:table-cell table:style-name="ce5" table:formula="of:=MAX([.I35];[.I39])" office:value-type="float" office:value="3095" calcext:value-type="float">
            <text:p>3095</text:p>
          </table:table-cell>
          <table:table-cell table:style-name="ce5"/>
          <table:table-cell table:style-name="ce5" table:formula="of:=MAX([.K35];[.K39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1131" calcext:value-type="float">
            <text:p>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3053" calcext:value-type="float">
            <text:p>3053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1131" calcext:value-type="float">
            <text:p>1131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504" calcext:value-type="float">
            <text:p>1504</text:p>
          </table:table-cell>
          <table:table-cell table:style-name="ce5"/>
          <table:table-cell table:style-name="ce5" table:formula="of:=MAX([.H46];[.I46])" office:value-type="float" office:value="3095" calcext:value-type="float">
            <text:p>3095</text:p>
          </table:table-cell>
          <table:table-cell table:style-name="ce5" table:number-columns-repeated="2"/>
          <table:table-cell table:style-name="ce5" table:formula="of:=[.K46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1307" calcext:value-type="float">
            <text:p>1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49];[.I49])" office:value-type="float" office:value="3273" calcext:value-type="float">
            <text:p>3273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6" table:formula="of:=MAX([.K51];[.K52])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[.F57]" office:value-type="float" office:value="1504" calcext:value-type="float">
            <text:p>1504</text:p>
          </table:table-cell>
          <table:table-cell table:style-name="ce5"/>
          <table:table-cell table:style-name="ce5" table:formula="of:=MAX([.H57];[.K57])" office:value-type="float" office:value="3095" calcext:value-type="float">
            <text:p>309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504" calcext:value-type="float">
            <text:p>1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60];[.K60])" office:value-type="float" office:value="3273" calcext:value-type="float">
            <text:p>3273</text:p>
          </table:table-cell>
          <table:table-cell table:style-name="ce5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6" table:formula="of:=MAX([.H68];[.H71])" office:value-type="float" office:value="3273" calcext:value-type="float">
            <text:p>3273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3273" calcext:value-type="float">
            <text:p>3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9 C12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Sing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MIN([.E2];[.E3])" office:value-type="float" office:value="233" calcext:value-type="float">
            <text:p>233</text:p>
          </table:table-cell>
          <table:table-cell table:style-name="ce5" table:formula="of:=MIN([.F2];[.F3])" office:value-type="float" office:value="1308" calcext:value-type="float">
            <text:p>1308</text:p>
          </table:table-cell>
          <table:table-cell table:style-name="ce5" table:formula="of:=MIN([.G2];[.G3])" office:value-type="float" office:value="802" calcext:value-type="float">
            <text:p>802</text:p>
          </table:table-cell>
          <table:table-cell table:style-name="ce5" table:formula="of:=MIN([.H2];[.H3])" office:value-type="float" office:value="2915" calcext:value-type="float">
            <text:p>2915</text:p>
          </table:table-cell>
          <table:table-cell table:style-name="ce5" table:formula="of:=MIN([.I2];[.I3])" office:value-type="float" office:value="2934" calcext:value-type="float">
            <text:p>2934</text:p>
          </table:table-cell>
          <table:table-cell table:style-name="ce5" table:formula="of:=MIN([.J2];[.J3])" office:value-type="float" office:value="2786" calcext:value-type="float">
            <text:p>2786</text:p>
          </table:table-cell>
          <table:table-cell table:style-name="ce5" table:formula="of:=MIN([.K2];[.K3])" office:value-type="float" office:value="1771" calcext:value-type="float">
            <text:p>1771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233" calcext:value-type="float">
            <text:p>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5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13];[.F15])" office:value-type="float" office:value="1075" calcext:value-type="float">
            <text:p>1075</text:p>
          </table:table-cell>
          <table:table-cell table:style-name="ce5" table:formula="of:=MIN([.G13];[.G15])" office:value-type="float" office:value="671" calcext:value-type="float">
            <text:p>671</text:p>
          </table:table-cell>
          <table:table-cell table:style-name="ce5" table:formula="of:=MIN([.H13];[.H15])" office:value-type="float" office:value="2684" calcext:value-type="float">
            <text:p>2684</text:p>
          </table:table-cell>
          <table:table-cell table:style-name="ce5" table:formula="of:=MIN([.I13];[.I15])" office:value-type="float" office:value="2799" calcext:value-type="float">
            <text:p>2799</text:p>
          </table:table-cell>
          <table:table-cell table:style-name="ce5" table:formula="of:=MIN([.J13];[.J15])" office:value-type="float" office:value="2631" calcext:value-type="float">
            <text:p>2631</text:p>
          </table:table-cell>
          <table:table-cell table:style-name="ce5" table:formula="of:=MIN([.K13];[.K15])" office:value-type="float" office:value="1616" calcext:value-type="float">
            <text:p>1616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3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[.I16]" office:value-type="float" office:value="3053" calcext:value-type="float">
            <text:p>3053</text:p>
          </table:table-cell>
          <table:table-cell table:style-name="ce5" table:formula="of:=[.J16]" office:value-type="float" office:value="2687" calcext:value-type="float">
            <text:p>2687</text:p>
          </table:table-cell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[.I17]" office:value-type="float" office:value="2142" calcext:value-type="float">
            <text:p>2142</text:p>
          </table:table-cell>
          <table:table-cell table:style-name="ce5" table:formula="of:=[.J17]" office:value-type="float" office:value="2054" calcext:value-type="float">
            <text:p>2054</text:p>
          </table:table-cell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18]" office:value-type="float" office:value="808" calcext:value-type="float">
            <text:p>808</text:p>
          </table:table-cell>
          <table:table-cell table:style-name="ce5" table:formula="of:=[.J18]" office:value-type="float" office:value="1131" calcext:value-type="float">
            <text:p>1131</text:p>
          </table:table-cell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19]" office:value-type="float" office:value="379" calcext:value-type="float">
            <text:p>379</text:p>
          </table:table-cell>
          <table:table-cell table:style-name="ce5" table:formula="of:=[.K19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20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24]" office:value-type="float" office:value="1075" calcext:value-type="float">
            <text:p>1075</text:p>
          </table:table-cell>
          <table:table-cell table:style-name="ce6" table:formula="of:=[.G24]" office:value-type="float" office:value="671" calcext:value-type="float">
            <text:p>671</text:p>
          </table:table-cell>
          <table:table-cell table:style-name="ce5" table:formula="of:=[.H24]" office:value-type="float" office:value="2684" calcext:value-type="float">
            <text:p>2684</text:p>
          </table:table-cell>
          <table:table-cell table:style-name="ce5" table:formula="of:=MIN([.I24];[.J24])" office:value-type="float" office:value="2631" calcext:value-type="float">
            <text:p>2631</text:p>
          </table:table-cell>
          <table:table-cell table:style-name="ce5"/>
          <table:table-cell table:style-name="ce5" table:formula="of:=[.K24]" office:value-type="float" office:value="1616" calcext:value-type="float">
            <text:p>1616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MIN([.I27];[.J27])" office:value-type="float" office:value="2687" calcext:value-type="float">
            <text:p>2687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MIN([.I28];[.J28])" office:value-type="float" office:value="2054" calcext:value-type="float">
            <text:p>2054</text:p>
          </table:table-cell>
          <table:table-cell table:style-name="ce5"/>
          <table:table-cell table:style-name="ce5" table:formula="of:=[.K28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IN([.I29];[.J29])" office:value-type="float" office:value="808" calcext:value-type="float">
            <text:p>808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IN([.K30];[.K31])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35];[.G38])" office:value-type="float" office:value="1075" calcext:value-type="float">
            <text:p>1075</text:p>
          </table:table-cell>
          <table:table-cell table:style-name="ce5"/>
          <table:table-cell table:style-name="ce5" table:formula="of:=MIN([.H35];[.H39])" office:value-type="float" office:value="2013" calcext:value-type="float">
            <text:p>2013</text:p>
          </table:table-cell>
          <table:table-cell table:style-name="ce5" table:formula="of:=MIN([.I35];[.I39])" office:value-type="float" office:value="2054" calcext:value-type="float">
            <text:p>2054</text:p>
          </table:table-cell>
          <table:table-cell table:style-name="ce5"/>
          <table:table-cell table:style-name="ce5" table:formula="of:=MIN([.K35];[.K39])" office:value-type="float" office:value="996" calcext:value-type="float">
            <text:p>996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808" calcext:value-type="float">
            <text:p>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2687" calcext:value-type="float">
            <text:p>2687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808" calcext:value-type="float">
            <text:p>808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075" calcext:value-type="float">
            <text:p>1075</text:p>
          </table:table-cell>
          <table:table-cell table:style-name="ce5"/>
          <table:table-cell table:style-name="ce5" table:formula="of:=MIN([.H46];[.I46])" office:value-type="float" office:value="2013" calcext:value-type="float">
            <text:p>2013</text:p>
          </table:table-cell>
          <table:table-cell table:style-name="ce5" table:number-columns-repeated="2"/>
          <table:table-cell table:style-name="ce6" table:formula="of:=[.K46]" office:value-type="float" office:value="996" calcext:value-type="float">
            <text:p>996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996" calcext:value-type="float">
            <text:p>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IN([.H49];[.I49])" office:value-type="float" office:value="2687" calcext:value-type="float">
            <text:p>2687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5" table:formula="of:=MIN([.K51];[.K52])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57];[.K60])" office:value-type="float" office:value="1075" calcext:value-type="float">
            <text:p>1075</text:p>
          </table:table-cell>
          <table:table-cell table:style-name="ce5"/>
          <table:table-cell table:style-name="ce6" table:formula="of:=MIN([.H57];[.K62])" office:value-type="float" office:value="1059" calcext:value-type="float">
            <text:p>1059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059" calcext:value-type="float">
            <text:p>1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 C12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2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60]" office:value-type="float" office:value="2687" calcext:value-type="float">
            <text:p>2687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MIN([.F68];[.H71])" office:value-type="float" office:value="1075" calcext:value-type="float">
            <text:p>1075</text:p>
          </table:table-cell>
          <table:table-cell table:style-name="ce5" table:number-columns-repeated="5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1075" calcext:value-type="float">
            <text:p>1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Aver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AVERAGE([.E2];[.E3])" office:value-type="float" office:value="331" calcext:value-type="float">
            <text:p>331</text:p>
          </table:table-cell>
          <table:table-cell table:style-name="ce5" table:formula="of:=AVERAGE([.F2];[.F3])" office:value-type="float" office:value="1406" calcext:value-type="float">
            <text:p>1406</text:p>
          </table:table-cell>
          <table:table-cell table:style-name="ce5" table:formula="of:=AVERAGE([.G2];[.G3])" office:value-type="float" office:value="882.5" calcext:value-type="float">
            <text:p>882,5</text:p>
          </table:table-cell>
          <table:table-cell table:style-name="ce5" table:formula="of:=AVERAGE([.H2];[.H3])" office:value-type="float" office:value="2945.5" calcext:value-type="float">
            <text:p>2945,5</text:p>
          </table:table-cell>
          <table:table-cell table:style-name="ce5" table:formula="of:=AVERAGE([.I2];[.I3])" office:value-type="float" office:value="3014.5" calcext:value-type="float">
            <text:p>3014,5</text:p>
          </table:table-cell>
          <table:table-cell table:style-name="ce5" table:formula="of:=AVERAGE([.J2];[.J3])" office:value-type="float" office:value="2882.5" calcext:value-type="float">
            <text:p>2882,5</text:p>
          </table:table-cell>
          <table:table-cell table:style-name="ce5" table:formula="of:=AVERAGE([.K2];[.K3])" office:value-type="float" office:value="1860" calcext:value-type="float">
            <text:p>1860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331" calcext:value-type="float">
            <text:p>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5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AVERAGE([.F2];[.F3];[.F4])" office:value-type="float" office:value="1295.66666666667" calcext:value-type="float">
            <text:p>1295,6666666667</text:p>
          </table:table-cell>
          <table:table-cell table:style-name="ce5" table:formula="of:=AVERAGE([.G2];[.G3];[.G4])" office:value-type="float" office:value="812" calcext:value-type="float">
            <text:p>812</text:p>
          </table:table-cell>
          <table:table-cell table:style-name="ce5" table:formula="of:=AVERAGE([.H2];[.H3];[.H4])" office:value-type="float" office:value="2858.33333333333" calcext:value-type="float">
            <text:p>2858,3333333333</text:p>
          </table:table-cell>
          <table:table-cell table:style-name="ce5" table:formula="of:=AVERAGE([.I2];[.I3];[.I4])" office:value-type="float" office:value="2942.66666666667" calcext:value-type="float">
            <text:p>2942,6666666667</text:p>
          </table:table-cell>
          <table:table-cell table:style-name="ce5" table:formula="of:=AVERAGE([.J2];[.J3];[.J4])" office:value-type="float" office:value="2798.66666666667" calcext:value-type="float">
            <text:p>2798,6666666667</text:p>
          </table:table-cell>
          <table:table-cell table:style-name="ce5" table:formula="of:=AVERAGE([.K2];[.K3];[.K4])" office:value-type="float" office:value="1778.66666666667" calcext:value-type="float">
            <text:p>1778,6666666667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3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[.I16]" office:value-type="float" office:value="3053" calcext:value-type="float">
            <text:p>3053</text:p>
          </table:table-cell>
          <table:table-cell table:style-name="ce5" table:formula="of:=[.J16]" office:value-type="float" office:value="2687" calcext:value-type="float">
            <text:p>2687</text:p>
          </table:table-cell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[.I17]" office:value-type="float" office:value="2142" calcext:value-type="float">
            <text:p>2142</text:p>
          </table:table-cell>
          <table:table-cell table:style-name="ce5" table:formula="of:=[.J17]" office:value-type="float" office:value="2054" calcext:value-type="float">
            <text:p>2054</text:p>
          </table:table-cell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18]" office:value-type="float" office:value="808" calcext:value-type="float">
            <text:p>808</text:p>
          </table:table-cell>
          <table:table-cell table:style-name="ce5" table:formula="of:=[.J18]" office:value-type="float" office:value="1131" calcext:value-type="float">
            <text:p>1131</text:p>
          </table:table-cell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19]" office:value-type="float" office:value="379" calcext:value-type="float">
            <text:p>379</text:p>
          </table:table-cell>
          <table:table-cell table:style-name="ce5" table:formula="of:=[.K19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20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24]" office:value-type="float" office:value="1295.66666666667" calcext:value-type="float">
            <text:p>1295,6666666667</text:p>
          </table:table-cell>
          <table:table-cell table:style-name="ce6" table:formula="of:=[.G24]" office:value-type="float" office:value="812" calcext:value-type="float">
            <text:p>812</text:p>
          </table:table-cell>
          <table:table-cell table:style-name="ce5" table:formula="of:=[.H24]" office:value-type="float" office:value="2858.33333333333" calcext:value-type="float">
            <text:p>2858,3333333333</text:p>
          </table:table-cell>
          <table:table-cell table:style-name="ce5" table:formula="of:=AVERAGE([.I2];[.I3];[.I4];[.J2];[.J3];[.J4])" office:value-type="float" office:value="2870.66666666667" calcext:value-type="float">
            <text:p>2870,6666666667</text:p>
          </table:table-cell>
          <table:table-cell table:style-name="ce5"/>
          <table:table-cell table:style-name="ce5" table:formula="of:=[.K24]" office:value-type="float" office:value="1778.66666666667" calcext:value-type="float">
            <text:p>1778,6666666667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812" calcext:value-type="float">
            <text:p>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AVERAGE([.I5];[.J5])" office:value-type="float" office:value="2870" calcext:value-type="float">
            <text:p>2870</text:p>
          </table:table-cell>
          <table:table-cell table:style-name="ce5"/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AVERAGE([.I6];[.J6])" office:value-type="float" office:value="2098" calcext:value-type="float">
            <text:p>2098</text:p>
          </table:table-cell>
          <table:table-cell table:style-name="ce5"/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AVERAGE([.I7];[.J7])" office:value-type="float" office:value="969.5" calcext:value-type="float">
            <text:p>969,5</text:p>
          </table:table-cell>
          <table:table-cell table:style-name="ce5"/>
          <table:table-cell table:style-name="ce5" table:formula="of:=[.K18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AVERAGE([.K8];[.K9])" office:value-type="float" office:value="1147" calcext:value-type="float">
            <text:p>1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AVERAGE([.F2];[.F3];[.F4];[.G5])" office:value-type="float" office:value="1304" calcext:value-type="float">
            <text:p>1304</text:p>
          </table:table-cell>
          <table:table-cell table:style-name="ce5"/>
          <table:table-cell table:style-name="ce5" table:formula="of:=AVERAGE([.H2];[.H3];[.H4];[.H6])" office:value-type="float" office:value="2647" calcext:value-type="float">
            <text:p>2647</text:p>
          </table:table-cell>
          <table:table-cell table:style-name="ce5" table:formula="of:=AVERAGE([.I2];[.I3];[.I4];[.I6];[.J2];[.J3];[.J4];[.J6])" office:value-type="float" office:value="2677.5" calcext:value-type="float">
            <text:p>2677,5</text:p>
          </table:table-cell>
          <table:table-cell table:style-name="ce5"/>
          <table:table-cell table:style-name="ce5" table:formula="of:=AVERAGE([.K2];[.K3];[.K4];[.K6])" office:value-type="float" office:value="1583" calcext:value-type="float">
            <text:p>1583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969.5" calcext:value-type="float">
            <text:p>969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2870" calcext:value-type="float">
            <text:p>2870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969.5" calcext:value-type="float">
            <text:p>969,5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147" calcext:value-type="float">
            <text:p>1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304" calcext:value-type="float">
            <text:p>1304</text:p>
          </table:table-cell>
          <table:table-cell table:style-name="ce5"/>
          <table:table-cell table:style-name="ce5" table:formula="of:=AVERAGE([.H2];[.H3];[.H4];[.H6];[.I2];[.I3];[.I4];[.I6];[.J2];[.J3];[.J4];[.J6])" office:value-type="float" office:value="2667.33333333333" calcext:value-type="float">
            <text:p>2667,3333333333</text:p>
          </table:table-cell>
          <table:table-cell table:style-name="ce5" table:number-columns-repeated="2"/>
          <table:table-cell table:style-name="ce5" table:formula="of:=[.K46]" office:value-type="float" office:value="1583" calcext:value-type="float">
            <text:p>1583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1200.33333333333" calcext:value-type="float">
            <text:p>1200,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AVERAGE([.H5];[.I5];[.J5])" office:value-type="float" office:value="3004.33333333333" calcext:value-type="float">
            <text:p>3004,3333333333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6" table:formula="of:=AVERAGE([.K7];[.K8];[.K9])" office:value-type="float" office:value="1200.33333333333" calcext:value-type="float">
            <text:p>1200,3333333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[.F57]" office:value-type="float" office:value="1304" calcext:value-type="float">
            <text:p>1304</text:p>
          </table:table-cell>
          <table:table-cell table:style-name="ce5"/>
          <table:table-cell table:style-name="ce5" table:formula="of:=AVERAGE([.H2:.K4];[.H6:.K6])" office:value-type="float" office:value="2396.25" calcext:value-type="float">
            <text:p>2396,2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304" calcext:value-type="float">
            <text:p>1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AVERAGE([.H5:.K5])" office:value-type="float" office:value="2762.5" calcext:value-type="float">
            <text:p>2762,5</text:p>
          </table:table-cell>
          <table:table-cell table:style-name="ce5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6" table:formula="of:=AVERAGE([.H2:.K6])" office:value-type="float" office:value="2469.5" calcext:value-type="float">
            <text:p>2469,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2469.5" calcext:value-type="float">
            <text:p>2469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9 C12345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-medoids (k=2)" table:style-name="ta1">
        <table:table-column table:style-name="co1" table:default-cell-style-name="ce13"/>
        <table:table-column table:style-name="co1" table:default-cell-style-name="ce10"/>
        <table:table-column table:style-name="co1" table:default-cell-style-name="ce13"/>
        <table:table-column table:style-name="co1" table:default-cell-style-name="ce10"/>
        <table:table-column table:style-name="co1" table:number-columns-repeated="2" table:default-cell-style-name="ce13"/>
        <table:table-column table:style-name="co1" table:default-cell-style-name="ce10"/>
        <table:table-column table:style-name="co1" table:default-cell-style-name="ce13"/>
        <table:table-column table:style-name="co1" table:default-cell-style-name="ce10"/>
        <table:table-column table:style-name="co1" table:number-columns-repeated="2" table:default-cell-style-name="ce13"/>
        <table:table-column table:style-name="co1" table:default-cell-style-name="ce10"/>
        <table:table-column table:style-name="co1" table:default-cell-style-name="ce13"/>
        <table:table-column table:style-name="co1" table:default-cell-style-name="ce10"/>
        <table:table-column table:style-name="co1" table:number-columns-repeated="1010" table:default-cell-style-name="ce13"/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 table:style-name="ce8"/>
          <table:table-cell table:style-name="ce14" office:value-type="string" calcext:value-type="string">
            <text:p>Medoid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edoid</text:p>
          </table:table-cell>
          <table:table-cell table:style-name="ce14" office:value-type="float" office:value="2" calcext:value-type="float">
            <text:p>2</text:p>
          </table:table-cell>
          <table:table-cell table:style-name="ce8"/>
          <table:table-cell table:style-name="ce11" office:value-type="string" calcext:value-type="string">
            <text:p>a(i)</text:p>
          </table:table-cell>
          <table:table-cell table:style-name="ce11" office:value-type="string" calcext:value-type="string">
            <text:p>b(i)</text:p>
          </table:table-cell>
          <table:table-cell table:style-name="ce11" office:value-type="string" calcext:value-type="string">
            <text:p>s(i)</text:p>
          </table:table-cell>
          <table:table-cell table:style-name="ce8" table:number-columns-repeated="1006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B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C1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H1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C1]" office:value-type="float" office:value="206" calcext:value-type="float">
            <text:p>206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8" table:formula="of:=['Distance Matrix'.H1]" office:value-type="float" office:value="3095" calcext:value-type="float">
            <text:p>3095</text:p>
          </table:table-cell>
          <table:table-cell table:style-name="ce15" office:value-type="float" office:value="0" calcext:value-type="float">
            <text:p>0</text:p>
          </table:table-cell>
          <table:table-cell table:style-name="ce14" table:formula="of:=['Distance Matrix'.D1]" office:value-type="float" office:value="429" calcext:value-type="float">
            <text:p>429</text:p>
          </table:table-cell>
          <table:table-cell/>
          <table:table-cell table:style-name="ce12" table:formula="of:=AVERAGE(['Distance Matrix'.B1:.F1])" office:value-type="float" office:value="620.4" calcext:value-type="float">
            <text:p>620,4</text:p>
          </table:table-cell>
          <table:table-cell table:style-name="ce12" table:formula="of:=AVERAGE(['Distance Matrix'.G1:.J1])" office:value-type="float" office:value="2749.75" calcext:value-type="float">
            <text:p>2749,75</text:p>
          </table:table-cell>
          <table:table-cell table:style-name="ce12" table:formula="of:=([.Q2]-[.P2])/MAX([.P2];[.Q2])" office:value-type="float" office:value="0.774379489044459" calcext:value-type="float">
            <text:p>0,774379489</text:p>
          </table:table-cell>
          <table:table-cell table:number-columns-repeated="1006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B2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C2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H2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C2]" office:value-type="float" office:value="0" calcext:value-type="float">
            <text:p>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8" table:formula="of:=['Distance Matrix'.H2]" office:value-type="float" office:value="2934" calcext:value-type="float">
            <text:p>2934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['Distance Matrix'.D2]" office:value-type="float" office:value="233" calcext:value-type="float">
            <text:p>233</text:p>
          </table:table-cell>
          <table:table-cell/>
          <table:table-cell table:style-name="ce12" table:formula="of:=AVERAGE(['Distance Matrix'.B2:.F2])" office:value-type="float" office:value="509.8" calcext:value-type="float">
            <text:p>509,8</text:p>
          </table:table-cell>
          <table:table-cell table:style-name="ce12" table:formula="of:=AVERAGE(['Distance Matrix'.G2:.J2])" office:value-type="float" office:value="2601.5" calcext:value-type="float">
            <text:p>2601,5</text:p>
          </table:table-cell>
          <table:table-cell table:style-name="ce12" table:formula="of:=([.Q3]-[.P3])/MAX([.P3];[.Q3])" office:value-type="float" office:value="0.804036133000192" calcext:value-type="float">
            <text:p>0,804036133</text:p>
          </table:table-cell>
          <table:table-cell table:number-columns-repeated="100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B3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C3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H3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C3]" office:value-type="float" office:value="233" calcext:value-type="float">
            <text:p>233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['Distance Matrix'.H3]" office:value-type="float" office:value="2799" calcext:value-type="float">
            <text:p>2799</text:p>
          </table:table-cell>
          <table:table-cell table:style-name="ce15" office:value-type="float" office:value="2" calcext:value-type="float">
            <text:p>2</text:p>
          </table:table-cell>
          <table:table-cell table:style-name="ce14" table:formula="of:=['Distance Matrix'.D3]" office:value-type="float" office:value="0" calcext:value-type="float">
            <text:p>0</text:p>
          </table:table-cell>
          <table:table-cell/>
          <table:table-cell table:style-name="ce12" table:formula="of:=AVERAGE(['Distance Matrix'.B3:.F3])" office:value-type="float" office:value="481.6" calcext:value-type="float">
            <text:p>481,6</text:p>
          </table:table-cell>
          <table:table-cell table:style-name="ce12" table:formula="of:=AVERAGE(['Distance Matrix'.G3:.J3])" office:value-type="float" office:value="2432.5" calcext:value-type="float">
            <text:p>2432,5</text:p>
          </table:table-cell>
          <table:table-cell table:style-name="ce12" table:formula="of:=([.Q4]-[.P4])/MAX([.P4];[.Q4])" office:value-type="float" office:value="0.802014388489209" calcext:value-type="float">
            <text:p>0,8020143885</text:p>
          </table:table-cell>
          <table:table-cell table:number-columns-repeated="1006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B4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C4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H4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C4]" office:value-type="float" office:value="1308" calcext:value-type="float">
            <text:p>1308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8" table:formula="of:=['Distance Matrix'.H4]" office:value-type="float" office:value="3053" calcext:value-type="float">
            <text:p>3053</text:p>
          </table:table-cell>
          <table:table-cell table:style-name="ce15" office:value-type="float" office:value="3" calcext:value-type="float">
            <text:p>3</text:p>
          </table:table-cell>
          <table:table-cell table:style-name="ce14" table:formula="of:=['Distance Matrix'.D4]" office:value-type="float" office:value="1075" calcext:value-type="float">
            <text:p>1075</text:p>
          </table:table-cell>
          <table:table-cell/>
          <table:table-cell table:style-name="ce12" table:formula="of:=AVERAGE(['Distance Matrix'.B4:.F4])" office:value-type="float" office:value="1043.2" calcext:value-type="float">
            <text:p>1043,2</text:p>
          </table:table-cell>
          <table:table-cell table:style-name="ce12" table:formula="of:=AVERAGE(['Distance Matrix'.G4:.J4])" office:value-type="float" office:value="2762.5" calcext:value-type="float">
            <text:p>2762,5</text:p>
          </table:table-cell>
          <table:table-cell table:style-name="ce12" table:formula="of:=([.Q5]-[.P5])/MAX([.P5];[.Q5])" office:value-type="float" office:value="0.622371040723982" calcext:value-type="float">
            <text:p>0,6223710407</text:p>
          </table:table-cell>
          <table:table-cell table:number-columns-repeated="100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B5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C5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H5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C5]" office:value-type="float" office:value="802" calcext:value-type="float">
            <text:p>802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['Distance Matrix'.H5]" office:value-type="float" office:value="2142" calcext:value-type="float">
            <text:p>2142</text:p>
          </table:table-cell>
          <table:table-cell table:style-name="ce15" office:value-type="float" office:value="4" calcext:value-type="float">
            <text:p>4</text:p>
          </table:table-cell>
          <table:table-cell table:style-name="ce14" table:formula="of:=['Distance Matrix'.D5]" office:value-type="float" office:value="671" calcext:value-type="float">
            <text:p>671</text:p>
          </table:table-cell>
          <table:table-cell/>
          <table:table-cell table:style-name="ce12" table:formula="of:=AVERAGE(['Distance Matrix'.B5:.F5])" office:value-type="float" office:value="753" calcext:value-type="float">
            <text:p>753</text:p>
          </table:table-cell>
          <table:table-cell table:style-name="ce12" table:formula="of:=AVERAGE(['Distance Matrix'.G5:.J5])" office:value-type="float" office:value="1801.25" calcext:value-type="float">
            <text:p>1801,25</text:p>
          </table:table-cell>
          <table:table-cell table:style-name="ce12" table:formula="of:=([.Q6]-[.P6])/MAX([.P6];[.Q6])" office:value-type="float" office:value="0.581956974323387" calcext:value-type="float">
            <text:p>0,5819569743</text:p>
          </table:table-cell>
          <table:table-cell table:number-columns-repeated="100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B6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C6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H6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C6]" office:value-type="float" office:value="2915" calcext:value-type="float">
            <text:p>291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4" table:formula="of:=['Distance Matrix'.H6]" office:value-type="float" office:value="808" calcext:value-type="float">
            <text:p>808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['Distance Matrix'.D6]" office:value-type="float" office:value="2684" calcext:value-type="float">
            <text:p>2684</text:p>
          </table:table-cell>
          <table:table-cell/>
          <table:table-cell table:style-name="ce12" table:formula="of:=AVERAGE(['Distance Matrix'.G6:.J6])" office:value-type="float" office:value="811.5" calcext:value-type="float">
            <text:p>811,5</text:p>
          </table:table-cell>
          <table:table-cell table:style-name="ce12" table:formula="of:=AVERAGE(['Distance Matrix'.B6:.F6])" office:value-type="float" office:value="2772.2" calcext:value-type="float">
            <text:p>2772,2</text:p>
          </table:table-cell>
          <table:table-cell table:style-name="ce12" table:formula="of:=([.Q7]-[.P7])/MAX([.P7];[.Q7])" office:value-type="float" office:value="0.707272202582786" calcext:value-type="float">
            <text:p>0,7072722026</text:p>
          </table:table-cell>
          <table:table-cell table:number-columns-repeated="1006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B7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C7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H7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C7]" office:value-type="float" office:value="2934" calcext:value-type="float">
            <text:p>2934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4" table:formula="of:=['Distance Matrix'.H7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formula="of:=['Distance Matrix'.D7]" office:value-type="float" office:value="2799" calcext:value-type="float">
            <text:p>2799</text:p>
          </table:table-cell>
          <table:table-cell/>
          <table:table-cell table:style-name="ce12" table:formula="of:=AVERAGE(['Distance Matrix'.G7:.J7])" office:value-type="float" office:value="605.5" calcext:value-type="float">
            <text:p>605,5</text:p>
          </table:table-cell>
          <table:table-cell table:style-name="ce12" table:formula="of:=AVERAGE(['Distance Matrix'.B7:.F7])" office:value-type="float" office:value="2804.6" calcext:value-type="float">
            <text:p>2804,6</text:p>
          </table:table-cell>
          <table:table-cell table:style-name="ce12" table:formula="of:=([.Q8]-[.P8])/MAX([.P8];[.Q8])" office:value-type="float" office:value="0.784104685160094" calcext:value-type="float">
            <text:p>0,7841046852</text:p>
          </table:table-cell>
          <table:table-cell table:number-columns-repeated="100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B8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C8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H8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C8]" office:value-type="float" office:value="2786" calcext:value-type="float">
            <text:p>2786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4" table:formula="of:=['Distance Matrix'.H8]" office:value-type="float" office:value="379" calcext:value-type="float">
            <text:p>379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formula="of:=['Distance Matrix'.D8]" office:value-type="float" office:value="2631" calcext:value-type="float">
            <text:p>2631</text:p>
          </table:table-cell>
          <table:table-cell/>
          <table:table-cell table:style-name="ce12" table:formula="of:=AVERAGE(['Distance Matrix'.G8:.J8])" office:value-type="float" office:value="642.25" calcext:value-type="float">
            <text:p>642,25</text:p>
          </table:table-cell>
          <table:table-cell table:style-name="ce12" table:formula="of:=AVERAGE(['Distance Matrix'.B8:.F8])" office:value-type="float" office:value="2627.4" calcext:value-type="float">
            <text:p>2627,4</text:p>
          </table:table-cell>
          <table:table-cell table:style-name="ce12" table:formula="of:=([.Q9]-[.P9])/MAX([.P9];[.Q9])" office:value-type="float" office:value="0.755556824236888" calcext:value-type="float">
            <text:p>0,7555568242</text:p>
          </table:table-cell>
          <table:table-cell table:number-columns-repeated="100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B9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C9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H9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C9]" office:value-type="float" office:value="1771" calcext:value-type="float">
            <text:p>1771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4" table:formula="of:=['Distance Matrix'.H9]" office:value-type="float" office:value="1235" calcext:value-type="float">
            <text:p>123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['Distance Matrix'.D9]" office:value-type="float" office:value="1616" calcext:value-type="float">
            <text:p>1616</text:p>
          </table:table-cell>
          <table:table-cell/>
          <table:table-cell table:style-name="ce12" table:formula="of:=AVERAGE(['Distance Matrix'.G9:.J9])" office:value-type="float" office:value="900.25" calcext:value-type="float">
            <text:p>900,25</text:p>
          </table:table-cell>
          <table:table-cell table:style-name="ce12" table:formula="of:=AVERAGE(['Distance Matrix'.B9:.F9])" office:value-type="float" office:value="1673.8" calcext:value-type="float">
            <text:p>1673,8</text:p>
          </table:table-cell>
          <table:table-cell table:style-name="ce12" table:formula="of:=([.Q10]-[.P10])/MAX([.P10];[.Q10])" office:value-type="float" office:value="0.462151989485004" calcext:value-type="float">
            <text:p>0,4621519895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2];[.D2])+MIN([.B3];[.D3])+MIN([.B4];[.D4])+MIN([.B5];[.D5])+MIN([.B6];[.D6])+MIN([.B7];[.D7])+MIN([.B8];[.D8])+MIN([.B9];[.D9])+MIN([.B10];[.D10])" office:value-type="float" office:value="12749" calcext:value-type="float" table:number-columns-spanned="2" table:number-rows-spanned="1">
            <text:p>12749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2];[.I2])+MIN([.G3];[.I3])+MIN([.G4];[.I4])+MIN([.G5];[.I5])+MIN([.G6];[.I6])+MIN([.G7];[.I7])+MIN([.G8];[.I8])+MIN([.G9];[.I9])+MIN([.G10];[.I10])" office:value-type="float" office:value="4971" calcext:value-type="float" table:number-columns-spanned="2" table:number-rows-spanned="1">
            <text:p>4971</text:p>
          </table:table-cell>
          <table:covered-table-cell table:style-name="ce16"/>
          <table:table-cell/>
          <table:table-cell table:style-name="ce14" office:value-type="string" calcext:value-type="string" table:number-columns-spanned="2" table:number-rows-spanned="1">
            <text:p>Koszt</text:p>
          </table:table-cell>
          <table:covered-table-cell table:style-name="ce18"/>
          <table:table-cell table:style-name="ce14" table:formula="of:=MIN([.L2];[.N2])+MIN([.L3];[.N3])+MIN([.L4];[.N4])+MIN([.L5];[.N5])+MIN([.L6];[.N6])+MIN([.L7];[.N7])+MIN([.L8];[.N8])+MIN([.L9];[.N9])+MIN([.L10];[.N10])" office:value-type="float" office:value="4830" calcext:value-type="float" table:number-columns-spanned="2" table:number-rows-spanned="1">
            <text:p>4830</text:p>
          </table:table-cell>
          <table:covered-table-cell table:style-name="ce18"/>
          <table:table-cell/>
          <table:table-cell table:style-name="ce11" office:value-type="string" calcext:value-type="string" table:number-columns-spanned="2" table:number-rows-spanned="1">
            <text:p>SUMA</text:p>
          </table:table-cell>
          <table:covered-table-cell table:style-name="ce11"/>
          <table:table-cell table:style-name="ce11" table:formula="of:=SUM([.R2:.R10])" office:value-type="float" office:value="6.293843727046" calcext:value-type="float">
            <text:p>6,2938437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17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style-name="Default"/>
          <table:table-cell table:style-name="ce17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Medoid 0/2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D1]" office:value-type="float" office:value="429" calcext:value-type="float">
            <text:p>42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D2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B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I2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B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N2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D2]" office:value-type="float" office:value="233" calcext:value-type="float">
            <text:p>233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3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B2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I3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B2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N3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D3]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D4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B3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I4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B3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N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D4]" office:value-type="float" office:value="1075" calcext:value-type="float">
            <text:p>1075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D5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B4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I5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B4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N5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D5]" office:value-type="float" office:value="671" calcext:value-type="float">
            <text:p>671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6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B5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I6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B5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N6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D6]" office:value-type="float" office:value="2684" calcext:value-type="float">
            <text:p>2684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D7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B6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I7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B6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N7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D7]" office:value-type="float" office:value="2799" calcext:value-type="float">
            <text:p>2799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8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B7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I8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B7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N8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D8]" office:value-type="float" office:value="2631" calcext:value-type="float">
            <text:p>2631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9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B8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I9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B8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N9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D9]" office:value-type="float" office:value="1616" calcext:value-type="float">
            <text:p>161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10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B9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I10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B9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N10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4];[.D14])+MIN([.B15];[.D15])+MIN([.B16];[.D16])+MIN([.B17];[.D17])+MIN([.B18];[.D18])+MIN([.B19];[.D19])+MIN([.B20];[.D20])+MIN([.B21];[.D21])+MIN([.B22];[.D22])" office:value-type="float" office:value="11682" calcext:value-type="float" table:number-columns-spanned="2" table:number-rows-spanned="1">
            <text:p>11682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14];[.I14])+MIN([.G15];[.I15])+MIN([.G16];[.I16])+MIN([.G17];[.I17])+MIN([.G18];[.I18])+MIN([.G19];[.I19])+MIN([.G20];[.I20])+MIN([.G21];[.I21])+MIN([.G22];[.I22])" office:value-type="float" office:value="12749" calcext:value-type="float" table:number-columns-spanned="2" table:number-rows-spanned="1">
            <text:p>12749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4];[.N14])+MIN([.L15];[.N15])+MIN([.L16];[.N16])+MIN([.L17];[.N17])+MIN([.L18];[.N18])+MIN([.L19];[.N19])+MIN([.L20];[.N20])+MIN([.L21];[.N21])+MIN([.L22];[.N22])" office:value-type="float" office:value="11682" calcext:value-type="float" table:number-columns-spanned="2" table:number-rows-spanned="1">
            <text:p>1168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/3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2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1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E1]" office:value-type="float" office:value="1504" calcext:value-type="float">
            <text:p>1504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D14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D1]" office:value-type="float" office:value="429" calcext:value-type="float">
            <text:p>42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I14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C1]" office:value-type="float" office:value="206" calcext:value-type="float">
            <text:p>206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N14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E2]" office:value-type="float" office:value="1308" calcext:value-type="float">
            <text:p>1308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15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D2]" office:value-type="float" office:value="233" calcext:value-type="float">
            <text:p>233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I15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C2]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N15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E3]" office:value-type="float" office:value="1075" calcext:value-type="float">
            <text:p>1075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D16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D3]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I16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C3]" office:value-type="float" office:value="233" calcext:value-type="float">
            <text:p>233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N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E4]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D17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D4]" office:value-type="float" office:value="1075" calcext:value-type="float">
            <text:p>1075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I17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C4]" office:value-type="float" office:value="1308" calcext:value-type="float">
            <text:p>1308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N17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E5]" office:value-type="float" office:value="1329" calcext:value-type="float">
            <text:p>1329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18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D5]" office:value-type="float" office:value="671" calcext:value-type="float">
            <text:p>671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I18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C5]" office:value-type="float" office:value="802" calcext:value-type="float">
            <text:p>80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N18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E6]" office:value-type="float" office:value="3273" calcext:value-type="float">
            <text:p>327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D19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D6]" office:value-type="float" office:value="2684" calcext:value-type="float">
            <text:p>2684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I19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C6]" office:value-type="float" office:value="2915" calcext:value-type="float">
            <text:p>2915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N19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E7]" office:value-type="float" office:value="3053" calcext:value-type="float">
            <text:p>3053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20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D7]" office:value-type="float" office:value="2799" calcext:value-type="float">
            <text:p>2799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I20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C7]" office:value-type="float" office:value="2934" calcext:value-type="float">
            <text:p>2934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N20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E8]" office:value-type="float" office:value="2687" calcext:value-type="float">
            <text:p>2687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21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D8]" office:value-type="float" office:value="2631" calcext:value-type="float">
            <text:p>2631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I21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C8]" office:value-type="float" office:value="2786" calcext:value-type="float">
            <text:p>2786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N21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E9]" office:value-type="float" office:value="2037" calcext:value-type="float">
            <text:p>2037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22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D9]" office:value-type="float" office:value="1616" calcext:value-type="float">
            <text:p>161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I22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C9]" office:value-type="float" office:value="1771" calcext:value-type="float">
            <text:p>1771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N22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26];[.D26])+MIN([.B27];[.D27])+MIN([.B28];[.D28])+MIN([.B29];[.D29])+MIN([.B30];[.D30])+MIN([.B31];[.D31])+MIN([.B32];[.D32])+MIN([.B33];[.D33])+MIN([.B34];[.D34])" office:value-type="float" office:value="11548" calcext:value-type="float" table:number-columns-spanned="2" table:number-rows-spanned="1">
            <text:p>1154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26];[.I26])+MIN([.G27];[.I27])+MIN([.G28];[.I28])+MIN([.G29];[.I29])+MIN([.G30];[.I30])+MIN([.G31];[.I31])+MIN([.G32];[.I32])+MIN([.G33];[.I33])+MIN([.G34];[.I34])" office:value-type="float" office:value="11682" calcext:value-type="float" table:number-columns-spanned="2" table:number-rows-spanned="1">
            <text:p>11682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26];[.N26])+MIN([.L27];[.N27])+MIN([.L28];[.N28])+MIN([.L29];[.N29])+MIN([.L30];[.N30])+MIN([.L31];[.N31])+MIN([.L32];[.N32])+MIN([.L33];[.N33])+MIN([.L34];[.N34])" office:value-type="float" office:value="11682" calcext:value-type="float" table:number-columns-spanned="2" table:number-rows-spanned="1">
            <text:p>1168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/4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3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3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F1]" office:value-type="float" office:value="963" calcext:value-type="float">
            <text:p>963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D26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E1]" office:value-type="float" office:value="1504" calcext:value-type="float">
            <text:p>1504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I26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E1]" office:value-type="float" office:value="1504" calcext:value-type="float">
            <text:p>1504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N26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F2]" office:value-type="float" office:value="802" calcext:value-type="float">
            <text:p>802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27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E2]" office:value-type="float" office:value="1308" calcext:value-type="float">
            <text:p>1308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I27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E2]" office:value-type="float" office:value="1308" calcext:value-type="float">
            <text:p>1308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N27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F3]" office:value-type="float" office:value="671" calcext:value-type="float">
            <text:p>67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D28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E3]" office:value-type="float" office:value="1075" calcext:value-type="float">
            <text:p>1075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I28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E3]" office:value-type="float" office:value="1075" calcext:value-type="float">
            <text:p>1075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N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F4]" office:value-type="float" office:value="1329" calcext:value-type="float">
            <text:p>1329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D29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E4]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I29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E4]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N29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F5]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30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E5]" office:value-type="float" office:value="1329" calcext:value-type="float">
            <text:p>1329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I30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E5]" office:value-type="float" office:value="1329" calcext:value-type="float">
            <text:p>1329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N30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F6]" office:value-type="float" office:value="2013" calcext:value-type="float">
            <text:p>201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D31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E6]" office:value-type="float" office:value="3273" calcext:value-type="float">
            <text:p>327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I31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E6]" office:value-type="float" office:value="3273" calcext:value-type="float">
            <text:p>327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N31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F7]" office:value-type="float" office:value="2142" calcext:value-type="float">
            <text:p>2142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32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E7]" office:value-type="float" office:value="3053" calcext:value-type="float">
            <text:p>3053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I32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E7]" office:value-type="float" office:value="3053" calcext:value-type="float">
            <text:p>3053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N32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F8]" office:value-type="float" office:value="2054" calcext:value-type="float">
            <text:p>2054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33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E8]" office:value-type="float" office:value="2687" calcext:value-type="float">
            <text:p>2687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I33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E8]" office:value-type="float" office:value="2687" calcext:value-type="float">
            <text:p>2687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N33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F9]" office:value-type="float" office:value="996" calcext:value-type="float">
            <text:p>99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34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E9]" office:value-type="float" office:value="2037" calcext:value-type="float">
            <text:p>2037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I34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E9]" office:value-type="float" office:value="2037" calcext:value-type="float">
            <text:p>2037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N34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38];[.D38])+MIN([.B39];[.D39])+MIN([.B40];[.D40])+MIN([.B41];[.D41])+MIN([.B42];[.D42])+MIN([.B43];[.D43])+MIN([.B44];[.D44])+MIN([.B45];[.D45])+MIN([.B46];[.D46])" office:value-type="float" office:value="8952" calcext:value-type="float" table:number-columns-spanned="2" table:number-rows-spanned="1">
            <text:p>8952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38];[.I38])+MIN([.G39];[.I39])+MIN([.G40];[.I40])+MIN([.G41];[.I41])+MIN([.G42];[.I42])+MIN([.G43];[.I43])+MIN([.G44];[.I44])+MIN([.G45];[.I45])+MIN([.G46];[.I46])" office:value-type="float" office:value="11548" calcext:value-type="float" table:number-columns-spanned="2" table:number-rows-spanned="1">
            <text:p>1154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38];[.N38])+MIN([.L39];[.N39])+MIN([.L40];[.N40])+MIN([.L41];[.N41])+MIN([.L42];[.N42])+MIN([.L43];[.N43])+MIN([.L44];[.N44])+MIN([.L45];[.N45])+MIN([.L46];[.N46])" office:value-type="float" office:value="11063" calcext:value-type="float" table:number-columns-spanned="2" table:number-rows-spanned="1">
            <text:p>11063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/5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4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4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G1]" office:value-type="float" office:value="2976" calcext:value-type="float">
            <text:p>2976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D38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F1]" office:value-type="float" office:value="963" calcext:value-type="float">
            <text:p>963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I38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F1]" office:value-type="float" office:value="963" calcext:value-type="float">
            <text:p>963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N38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G2]" office:value-type="float" office:value="2915" calcext:value-type="float">
            <text:p>2915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39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F2]" office:value-type="float" office:value="802" calcext:value-type="float">
            <text:p>802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I39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F2]" office:value-type="float" office:value="802" calcext:value-type="float">
            <text:p>802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N39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G3]" office:value-type="float" office:value="2684" calcext:value-type="float">
            <text:p>2684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D40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F3]" office:value-type="float" office:value="671" calcext:value-type="float">
            <text:p>67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I40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F3]" office:value-type="float" office:value="671" calcext:value-type="float">
            <text:p>67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N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G4]" office:value-type="float" office:value="3273" calcext:value-type="float">
            <text:p>327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D41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F4]" office:value-type="float" office:value="1329" calcext:value-type="float">
            <text:p>1329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I41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F4]" office:value-type="float" office:value="1329" calcext:value-type="float">
            <text:p>1329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N41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G5]" office:value-type="float" office:value="2013" calcext:value-type="float">
            <text:p>201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42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F5]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I42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F5]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N42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G6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D43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F6]" office:value-type="float" office:value="2013" calcext:value-type="float">
            <text:p>201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I43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F6]" office:value-type="float" office:value="2013" calcext:value-type="float">
            <text:p>2013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N43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G7]" office:value-type="float" office:value="808" calcext:value-type="float">
            <text:p>808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44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F7]" office:value-type="float" office:value="2142" calcext:value-type="float">
            <text:p>2142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I44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F7]" office:value-type="float" office:value="2142" calcext:value-type="float">
            <text:p>2142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N44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G8]" office:value-type="float" office:value="1131" calcext:value-type="float">
            <text:p>1131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45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F8]" office:value-type="float" office:value="2054" calcext:value-type="float">
            <text:p>2054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I45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F8]" office:value-type="float" office:value="2054" calcext:value-type="float">
            <text:p>2054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N45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G9]" office:value-type="float" office:value="1307" calcext:value-type="float">
            <text:p>1307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46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F9]" office:value-type="float" office:value="996" calcext:value-type="float">
            <text:p>99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I46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F9]" office:value-type="float" office:value="996" calcext:value-type="float">
            <text:p>99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N46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50];[.D50])+MIN([.B51];[.D51])+MIN([.B52];[.D52])+MIN([.B53];[.D53])+MIN([.B54];[.D54])+MIN([.B55];[.D55])+MIN([.B56];[.D56])+MIN([.B57];[.D57])+MIN([.B58];[.D58])" office:value-type="float" office:value="5795" calcext:value-type="float" table:number-columns-spanned="2" table:number-rows-spanned="1">
            <text:p>5795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50];[.I50])+MIN([.G51];[.I51])+MIN([.G52];[.I52])+MIN([.G53];[.I53])+MIN([.G54];[.I54])+MIN([.G55];[.I55])+MIN([.G56];[.I56])+MIN([.G57];[.I57])+MIN([.G58];[.I58])" office:value-type="float" office:value="8952" calcext:value-type="float" table:number-columns-spanned="2" table:number-rows-spanned="1">
            <text:p>8952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50];[.N50])+MIN([.L51];[.N51])+MIN([.L52];[.N52])+MIN([.L53];[.N53])+MIN([.L54];[.N54])+MIN([.L55];[.N55])+MIN([.L56];[.N56])+MIN([.L57];[.N57])+MIN([.L58];[.N58])" office:value-type="float" office:value="8942" calcext:value-type="float" table:number-columns-spanned="2" table:number-rows-spanned="1">
            <text:p>894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" table:number-rows-spanned="1">
            <text:p>Medoid 0/6</text:p>
          </table:table-cell>
          <table:covered-table-cell table:style-name="ce18"/>
          <table:table-cell table:style-name="ce14" office:value-type="string" calcext:value-type="string" table:number-columns-spanned="2" table:number-rows-spanned="1">
            <text:p>Medoid 1</text:p>
          </table:table-cell>
          <table:covered-table-cell table:style-name="ce18"/>
          <table:table-cell/>
          <table:table-cell table:style-name="ce19" office:value-type="string" calcext:value-type="string" table:number-columns-spanned="2" table:number-rows-spanned="1">
            <text:p>Medoid 6/5</text:p>
          </table:table-cell>
          <table:covered-table-cell table:style-name="ce23"/>
          <table:table-cell table:style-name="ce19" office:value-type="string" calcext:value-type="string" table:number-columns-spanned="2" table:number-rows-spanned="1">
            <text:p>Medoid 1</text:p>
          </table:table-cell>
          <table:covered-table-cell table:style-name="ce23"/>
          <table:table-cell/>
          <table:table-cell table:style-name="ce19" office:value-type="string" calcext:value-type="string" table:number-columns-spanned="2" table:number-rows-spanned="1">
            <text:p>Medoid 6/5</text:p>
          </table:table-cell>
          <table:covered-table-cell table:style-name="ce23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23"/>
          <table:table-cell table:number-columns-repeated="101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8" table:formula="of:=['Distance Matrix'.H1]" office:value-type="float" office:value="3095" calcext:value-type="float">
            <text:p>3095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formula="of:=[.D50]" office:value-type="float" office:value="206" calcext:value-type="float">
            <text:p>206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3" table:formula="of:=['Distance Matrix'.G1]" office:value-type="float" office:value="2976" calcext:value-type="float">
            <text:p>297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[.I50]" office:value-type="float" office:value="206" calcext:value-type="float">
            <text:p>206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3" table:formula="of:=['Distance Matrix'.G1]" office:value-type="float" office:value="2976" calcext:value-type="float">
            <text:p>297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[.N50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table:formula="of:=['Distance Matrix'.H2]" office:value-type="float" office:value="2934" calcext:value-type="float">
            <text:p>293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[.D51]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table:formula="of:=['Distance Matrix'.G2]" office:value-type="float" office:value="2915" calcext:value-type="float">
            <text:p>2915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[.I51]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table:formula="of:=['Distance Matrix'.G2]" office:value-type="float" office:value="2915" calcext:value-type="float">
            <text:p>2915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[.N51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table:formula="of:=['Distance Matrix'.H3]" office:value-type="float" office:value="2799" calcext:value-type="float">
            <text:p>2799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[.D52]" office:value-type="float" office:value="233" calcext:value-type="float">
            <text:p>23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3" table:formula="of:=['Distance Matrix'.G3]" office:value-type="float" office:value="2684" calcext:value-type="float">
            <text:p>2684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[.I52]" office:value-type="float" office:value="233" calcext:value-type="float">
            <text:p>23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3" table:formula="of:=['Distance Matrix'.G3]" office:value-type="float" office:value="2684" calcext:value-type="float">
            <text:p>2684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[.N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table:formula="of:=['Distance Matrix'.H4]" office:value-type="float" office:value="3053" calcext:value-type="float">
            <text:p>3053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[.D53]" office:value-type="float" office:value="1308" calcext:value-type="float">
            <text:p>1308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3" table:formula="of:=['Distance Matrix'.G4]" office:value-type="float" office:value="3273" calcext:value-type="float">
            <text:p>3273</text:p>
          </table:table-cell>
          <table:table-cell table:style-name="ce20" office:value-type="float" office:value="3" calcext:value-type="float">
            <text:p>3</text:p>
          </table:table-cell>
          <table:table-cell table:style-name="ce23" table:formula="of:=[.I53]" office:value-type="float" office:value="1308" calcext:value-type="float">
            <text:p>1308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3" table:formula="of:=['Distance Matrix'.G4]" office:value-type="float" office:value="3273" calcext:value-type="float">
            <text:p>3273</text:p>
          </table:table-cell>
          <table:table-cell table:style-name="ce20" office:value-type="float" office:value="3" calcext:value-type="float">
            <text:p>3</text:p>
          </table:table-cell>
          <table:table-cell table:style-name="ce23" table:formula="of:=[.N53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table:formula="of:=['Distance Matrix'.H5]" office:value-type="float" office:value="2142" calcext:value-type="float">
            <text:p>2142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[.D54]" office:value-type="float" office:value="802" calcext:value-type="float">
            <text:p>80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3" table:formula="of:=['Distance Matrix'.G5]" office:value-type="float" office:value="2013" calcext:value-type="float">
            <text:p>2013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[.I54]" office:value-type="float" office:value="802" calcext:value-type="float">
            <text:p>80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3" table:formula="of:=['Distance Matrix'.G5]" office:value-type="float" office:value="2013" calcext:value-type="float">
            <text:p>2013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[.N54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8" table:formula="of:=['Distance Matrix'.H6]" office:value-type="float" office:value="808" calcext:value-type="float">
            <text:p>808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[.D55]" office:value-type="float" office:value="2915" calcext:value-type="float">
            <text:p>2915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3" table:formula="of:=['Distance Matrix'.G6]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[.I55]" office:value-type="float" office:value="2915" calcext:value-type="float">
            <text:p>2915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3" table:formula="of:=['Distance Matrix'.G6]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[.N55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table:formula="of:=['Distance Matrix'.H7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formula="of:=[.D56]" office:value-type="float" office:value="2934" calcext:value-type="float">
            <text:p>293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3" table:formula="of:=['Distance Matrix'.G7]" office:value-type="float" office:value="808" calcext:value-type="float">
            <text:p>808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[.I56]" office:value-type="float" office:value="2934" calcext:value-type="float">
            <text:p>293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3" table:formula="of:=['Distance Matrix'.G7]" office:value-type="float" office:value="808" calcext:value-type="float">
            <text:p>808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[.N56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table:formula="of:=['Distance Matrix'.H8]" office:value-type="float" office:value="379" calcext:value-type="float">
            <text:p>379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formula="of:=[.D57]" office:value-type="float" office:value="2786" calcext:value-type="float">
            <text:p>2786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3" table:formula="of:=['Distance Matrix'.G8]" office:value-type="float" office:value="1131" calcext:value-type="float">
            <text:p>1131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[.I57]" office:value-type="float" office:value="2786" calcext:value-type="float">
            <text:p>2786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3" table:formula="of:=['Distance Matrix'.G8]" office:value-type="float" office:value="1131" calcext:value-type="float">
            <text:p>1131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[.N57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8" table:formula="of:=['Distance Matrix'.H9]" office:value-type="float" office:value="1235" calcext:value-type="float">
            <text:p>123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[.D58]" office:value-type="float" office:value="1771" calcext:value-type="float">
            <text:p>1771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3" table:formula="of:=['Distance Matrix'.G9]" office:value-type="float" office:value="1307" calcext:value-type="float">
            <text:p>1307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[.I58]" office:value-type="float" office:value="1771" calcext:value-type="float">
            <text:p>1771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3" table:formula="of:=['Distance Matrix'.G9]" office:value-type="float" office:value="1307" calcext:value-type="float">
            <text:p>1307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[.N58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 table:number-columns-spanned="2" table:number-rows-spanned="1">
            <text:p>Koszt</text:p>
          </table:table-cell>
          <table:covered-table-cell table:style-name="ce18"/>
          <table:table-cell table:style-name="ce14" table:formula="of:=MIN([.B62];[.D62])+MIN([.B63];[.D63])+MIN([.B64];[.D64])+MIN([.B65];[.D65])+MIN([.B66];[.D66])+MIN([.B67];[.D67])+MIN([.B68];[.D68])+MIN([.B69];[.D69])+MIN([.B70];[.D70])" office:value-type="float" office:value="4971" calcext:value-type="float" table:number-columns-spanned="2" table:number-rows-spanned="1">
            <text:p>4971</text:p>
          </table:table-cell>
          <table:covered-table-cell table:style-name="ce18"/>
          <table:table-cell/>
          <table:table-cell table:style-name="ce19" office:value-type="string" calcext:value-type="string" table:number-columns-spanned="2" table:number-rows-spanned="1">
            <text:p>Koszt</text:p>
          </table:table-cell>
          <table:covered-table-cell table:style-name="ce23"/>
          <table:table-cell table:style-name="ce19" table:formula="of:=MIN([.G62];[.I62])+MIN([.G63];[.I63])+MIN([.G64];[.I64])+MIN([.G65];[.I65])+MIN([.G66];[.I66])+MIN([.G67];[.I67])+MIN([.G68];[.I68])+MIN([.G69];[.I69])+MIN([.G70];[.I70])" office:value-type="float" office:value="5795" calcext:value-type="float" table:number-columns-spanned="2" table:number-rows-spanned="1">
            <text:p>5795</text:p>
          </table:table-cell>
          <table:covered-table-cell table:style-name="ce23"/>
          <table:table-cell/>
          <table:table-cell table:style-name="ce19" office:value-type="string" calcext:value-type="string" table:number-columns-spanned="2" table:number-rows-spanned="1">
            <text:p>Koszt</text:p>
          </table:table-cell>
          <table:covered-table-cell table:style-name="ce23"/>
          <table:table-cell table:style-name="ce19" table:formula="of:=MIN([.L62];[.N62])+MIN([.L63];[.N63])+MIN([.L64];[.N64])+MIN([.L65];[.N65])+MIN([.L66];[.N66])+MIN([.L67];[.N67])+MIN([.L68];[.N68])+MIN([.L69];[.N69])+MIN([.L70];[.N70])" office:value-type="float" office:value="5654" calcext:value-type="float" table:number-columns-spanned="2" table:number-rows-spanned="1">
            <text:p>5654</text:p>
          </table:table-cell>
          <table:covered-table-cell table:style-name="ce2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/7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7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7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I1]" office:value-type="float" office:value="2979" calcext:value-type="float">
            <text:p>297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D62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I1]" office:value-type="float" office:value="2979" calcext:value-type="float">
            <text:p>297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I62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I1]" office:value-type="float" office:value="2979" calcext:value-type="float">
            <text:p>297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N62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I2]" office:value-type="float" office:value="2786" calcext:value-type="float">
            <text:p>278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63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I2]" office:value-type="float" office:value="2786" calcext:value-type="float">
            <text:p>278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I63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I2]" office:value-type="float" office:value="2786" calcext:value-type="float">
            <text:p>278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N63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I3]" office:value-type="float" office:value="2631" calcext:value-type="float">
            <text:p>263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D64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I3]" office:value-type="float" office:value="2631" calcext:value-type="float">
            <text:p>263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I64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I3]" office:value-type="float" office:value="2631" calcext:value-type="float">
            <text:p>2631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N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I4]" office:value-type="float" office:value="2687" calcext:value-type="float">
            <text:p>2687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D65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I4]" office:value-type="float" office:value="2687" calcext:value-type="float">
            <text:p>2687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I65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I4]" office:value-type="float" office:value="2687" calcext:value-type="float">
            <text:p>2687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N65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I5]" office:value-type="float" office:value="2054" calcext:value-type="float">
            <text:p>2054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66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I5]" office:value-type="float" office:value="2054" calcext:value-type="float">
            <text:p>2054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I66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I5]" office:value-type="float" office:value="2054" calcext:value-type="float">
            <text:p>2054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N66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I6]" office:value-type="float" office:value="1131" calcext:value-type="float">
            <text:p>1131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D67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I6]" office:value-type="float" office:value="1131" calcext:value-type="float">
            <text:p>1131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I67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I6]" office:value-type="float" office:value="1131" calcext:value-type="float">
            <text:p>1131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N67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I7]" office:value-type="float" office:value="379" calcext:value-type="float">
            <text:p>379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68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I7]" office:value-type="float" office:value="379" calcext:value-type="float">
            <text:p>379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I68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I7]" office:value-type="float" office:value="379" calcext:value-type="float">
            <text:p>379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N68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I8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69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I8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I69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I8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N69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I9]" office:value-type="float" office:value="1059" calcext:value-type="float">
            <text:p>105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70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I9]" office:value-type="float" office:value="1059" calcext:value-type="float">
            <text:p>105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I70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I9]" office:value-type="float" office:value="1059" calcext:value-type="float">
            <text:p>105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N70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74];[.D74])+MIN([.B75];[.D75])+MIN([.B76];[.D76])+MIN([.B77];[.D77])+MIN([.B78];[.D78])+MIN([.B79];[.D79])+MIN([.B80];[.D80])+MIN([.B81];[.D81])+MIN([.B82];[.D82])" office:value-type="float" office:value="5118" calcext:value-type="float" table:number-columns-spanned="2" table:number-rows-spanned="1">
            <text:p>511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74];[.I74])+MIN([.G75];[.I75])+MIN([.G76];[.I76])+MIN([.G77];[.I77])+MIN([.G78];[.I78])+MIN([.G79];[.I79])+MIN([.G80];[.I80])+MIN([.G81];[.I81])+MIN([.G82];[.I82])" office:value-type="float" office:value="5118" calcext:value-type="float" table:number-columns-spanned="2" table:number-rows-spanned="1">
            <text:p>511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74];[.N74])+MIN([.L75];[.N75])+MIN([.L76];[.N76])+MIN([.L77];[.N77])+MIN([.L78];[.N78])+MIN([.L79];[.N79])+MIN([.L80];[.N80])+MIN([.L81];[.N81])+MIN([.L82];[.N82])" office:value-type="float" office:value="4977" calcext:value-type="float" table:number-columns-spanned="2" table:number-rows-spanned="1">
            <text:p>4977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/8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8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/8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J1]" office:value-type="float" office:value="1949" calcext:value-type="float">
            <text:p>194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D74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J1]" office:value-type="float" office:value="1949" calcext:value-type="float">
            <text:p>194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I74]" office:value-type="float" office:value="206" calcext:value-type="float">
            <text:p>20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J1]" office:value-type="float" office:value="1949" calcext:value-type="float">
            <text:p>194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.N74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J2]" office:value-type="float" office:value="1771" calcext:value-type="float">
            <text:p>1771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D75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J2]" office:value-type="float" office:value="1771" calcext:value-type="float">
            <text:p>1771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I75]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J2]" office:value-type="float" office:value="1771" calcext:value-type="float">
            <text:p>1771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.N75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J3]" office:value-type="float" office:value="1616" calcext:value-type="float">
            <text:p>1616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D76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J3]" office:value-type="float" office:value="1616" calcext:value-type="float">
            <text:p>1616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I76]" office:value-type="float" office:value="233" calcext:value-type="float">
            <text:p>2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J3]" office:value-type="float" office:value="1616" calcext:value-type="float">
            <text:p>1616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.N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J4]" office:value-type="float" office:value="2037" calcext:value-type="float">
            <text:p>2037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D77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J4]" office:value-type="float" office:value="2037" calcext:value-type="float">
            <text:p>2037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I77]" office:value-type="float" office:value="1308" calcext:value-type="float">
            <text:p>1308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J4]" office:value-type="float" office:value="2037" calcext:value-type="float">
            <text:p>2037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N77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J5]" office:value-type="float" office:value="996" calcext:value-type="float">
            <text:p>996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D78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J5]" office:value-type="float" office:value="996" calcext:value-type="float">
            <text:p>996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I78]" office:value-type="float" office:value="802" calcext:value-type="float">
            <text:p>80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J5]" office:value-type="float" office:value="996" calcext:value-type="float">
            <text:p>996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.N78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J6]" office:value-type="float" office:value="1307" calcext:value-type="float">
            <text:p>1307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D79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J6]" office:value-type="float" office:value="1307" calcext:value-type="float">
            <text:p>1307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I79]" office:value-type="float" office:value="2915" calcext:value-type="float">
            <text:p>291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J6]" office:value-type="float" office:value="1307" calcext:value-type="float">
            <text:p>1307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.N79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J7]" office:value-type="float" office:value="1235" calcext:value-type="float">
            <text:p>123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D80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J7]" office:value-type="float" office:value="1235" calcext:value-type="float">
            <text:p>123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I80]" office:value-type="float" office:value="2934" calcext:value-type="float">
            <text:p>293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J7]" office:value-type="float" office:value="1235" calcext:value-type="float">
            <text:p>123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.N80]" office:value-type="float" office:value="2799" calcext:value-type="float">
            <text:p>279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J8]" office:value-type="float" office:value="1059" calcext:value-type="float">
            <text:p>105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D81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J8]" office:value-type="float" office:value="1059" calcext:value-type="float">
            <text:p>105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I81]" office:value-type="float" office:value="2786" calcext:value-type="float">
            <text:p>278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J8]" office:value-type="float" office:value="1059" calcext:value-type="float">
            <text:p>105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.N81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J9]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D82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J9]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I82]" office:value-type="float" office:value="1771" calcext:value-type="float">
            <text:p>177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J9]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.N82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86];[.D86])+MIN([.B87];[.D87])+MIN([.B88];[.D88])+MIN([.B89];[.D89])+MIN([.B90];[.D90])+MIN([.B91];[.D91])+MIN([.B92];[.D92])+MIN([.B93];[.D93])+MIN([.B94];[.D94])" office:value-type="float" office:value="6150" calcext:value-type="float" table:number-columns-spanned="2" table:number-rows-spanned="1">
            <text:p>6150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86];[.I86])+MIN([.G87];[.I87])+MIN([.G88];[.I88])+MIN([.G89];[.I89])+MIN([.G90];[.I90])+MIN([.G91];[.I91])+MIN([.G92];[.I92])+MIN([.G93];[.I93])+MIN([.G94];[.I94])" office:value-type="float" office:value="6150" calcext:value-type="float" table:number-columns-spanned="2" table:number-rows-spanned="1">
            <text:p>6150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86];[.N86])+MIN([.L87];[.N87])+MIN([.L88];[.N88])+MIN([.L89];[.N89])+MIN([.L90];[.N90])+MIN([.L91];[.N91])+MIN([.L92];[.N92])+MIN([.L93];[.N93])+MIN([.L94];[.N94])" office:value-type="float" office:value="6009" calcext:value-type="float" table:number-columns-spanned="2" table:number-rows-spanned="1">
            <text:p>6009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2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0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0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'Distance Matrix'.B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D1]" office:value-type="float" office:value="429" calcext:value-type="float">
            <text:p>42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H1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B1]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'Distance Matrix'.H1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B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'Distance Matrix'.B2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D2]" office:value-type="float" office:value="233" calcext:value-type="float">
            <text:p>23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H2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B2]" office:value-type="float" office:value="206" calcext:value-type="float">
            <text:p>20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'Distance Matrix'.H2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B2]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'Distance Matrix'.B3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D3]" office:value-type="float" office:value="0" calcext:value-type="float">
            <text:p>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H3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B3]" office:value-type="float" office:value="429" calcext:value-type="float">
            <text:p>4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'Distance Matrix'.H3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B3]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'Distance Matrix'.B4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D4]" office:value-type="float" office:value="1075" calcext:value-type="float">
            <text:p>1075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H4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B4]" office:value-type="float" office:value="1504" calcext:value-type="float">
            <text:p>1504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'Distance Matrix'.H4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B4]" office:value-type="float" office:value="1504" calcext:value-type="float">
            <text:p>1504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'Distance Matrix'.B5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D5]" office:value-type="float" office:value="671" calcext:value-type="float">
            <text:p>671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H5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B5]" office:value-type="float" office:value="963" calcext:value-type="float">
            <text:p>963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'Distance Matrix'.H5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B5]" office:value-type="float" office:value="963" calcext:value-type="float">
            <text:p>963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'Distance Matrix'.B6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D6]" office:value-type="float" office:value="2684" calcext:value-type="float">
            <text:p>268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H6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B6]" office:value-type="float" office:value="2976" calcext:value-type="float">
            <text:p>2976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'Distance Matrix'.H6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B6]" office:value-type="float" office:value="2976" calcext:value-type="float">
            <text:p>2976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'Distance Matrix'.B7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D7]" office:value-type="float" office:value="2799" calcext:value-type="float">
            <text:p>279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H7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B7]" office:value-type="float" office:value="3095" calcext:value-type="float">
            <text:p>3095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'Distance Matrix'.H7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B7]" office:value-type="float" office:value="3095" calcext:value-type="float">
            <text:p>3095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'Distance Matrix'.B8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D8]" office:value-type="float" office:value="2631" calcext:value-type="float">
            <text:p>2631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H8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B8]" office:value-type="float" office:value="2979" calcext:value-type="float">
            <text:p>2979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'Distance Matrix'.H8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B8]" office:value-type="float" office:value="2979" calcext:value-type="float">
            <text:p>2979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'Distance Matrix'.B9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D9]" office:value-type="float" office:value="1616" calcext:value-type="float">
            <text:p>161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H9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B9]" office:value-type="float" office:value="1949" calcext:value-type="float">
            <text:p>1949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'Distance Matrix'.H9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B9]" office:value-type="float" office:value="1949" calcext:value-type="float">
            <text:p>1949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98];[.D98])+MIN([.B99];[.D99])+MIN([.B100];[.D100])+MIN([.B101];[.D101])+MIN([.B102];[.D102])+MIN([.B103];[.D103])+MIN([.B104];[.D104])+MIN([.B105];[.D105])+MIN([.B106];[.D106])" office:value-type="float" office:value="11682" calcext:value-type="float" table:number-columns-spanned="2" table:number-rows-spanned="1">
            <text:p>11682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98];[.I98])+MIN([.G99];[.I99])+MIN([.G100];[.I100])+MIN([.G101];[.I101])+MIN([.G102];[.I102])+MIN([.G103];[.I103])+MIN([.G104];[.I104])+MIN([.G105];[.I105])+MIN([.G106];[.I106])" office:value-type="float" office:value="5524" calcext:value-type="float" table:number-columns-spanned="2" table:number-rows-spanned="1">
            <text:p>5524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98];[.N98])+MIN([.L99];[.N99])+MIN([.L100];[.N100])+MIN([.L101];[.N101])+MIN([.L102];[.N102])+MIN([.L103];[.N103])+MIN([.L104];[.N104])+MIN([.L105];[.N105])+MIN([.L106];[.N106])" office:value-type="float" office:value="5524" calcext:value-type="float" table:number-columns-spanned="2" table:number-rows-spanned="1">
            <text:p>5524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3</text:p>
          </table:table-cell>
          <table:covered-table-cell table:style-name="ce16"/>
          <table:table-cell/>
          <table:table-cell table:style-name="ce21" office:value-type="string" calcext:value-type="string" table:number-columns-spanned="2" table:number-rows-spanned="1">
            <text:p>Medoid 6</text:p>
          </table:table-cell>
          <table:covered-table-cell table:style-name="ce24"/>
          <table:table-cell table:style-name="ce21" office:value-type="string" calcext:value-type="string" table:number-columns-spanned="2" table:number-rows-spanned="1">
            <text:p>Medoid 1/ 2</text:p>
          </table:table-cell>
          <table:covered-table-cell table:style-name="ce24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1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.B9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E1]" office:value-type="float" office:value="1504" calcext:value-type="float">
            <text:p>1504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24" table:formula="of:=[.G98]" office:value-type="float" office:value="3095" calcext:value-type="float">
            <text:p>3095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formula="of:=['Distance Matrix'.D1]" office:value-type="float" office:value="429" calcext:value-type="float">
            <text:p>42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L98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C1]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.B99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E2]" office:value-type="float" office:value="1308" calcext:value-type="float">
            <text:p>1308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4" table:formula="of:=[.G99]" office:value-type="float" office:value="2934" calcext:value-type="float">
            <text:p>2934</text:p>
          </table:table-cell>
          <table:table-cell table:style-name="ce22" office:value-type="float" office:value="1" calcext:value-type="float">
            <text:p>1</text:p>
          </table:table-cell>
          <table:table-cell table:style-name="ce24" table:formula="of:=['Distance Matrix'.D2]" office:value-type="float" office:value="233" calcext:value-type="float">
            <text:p>23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L99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C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.B100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E3]" office:value-type="float" office:value="1075" calcext:value-type="float">
            <text:p>1075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4" table:formula="of:=[.G100]" office:value-type="float" office:value="2799" calcext:value-type="float">
            <text:p>2799</text:p>
          </table:table-cell>
          <table:table-cell table:style-name="ce22" office:value-type="float" office:value="2" calcext:value-type="float">
            <text:p>2</text:p>
          </table:table-cell>
          <table:table-cell table:style-name="ce24" table:formula="of:=['Distance Matrix'.D3]" office:value-type="float" office:value="0" calcext:value-type="float">
            <text:p>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L100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C3]"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.B101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E4]" office:value-type="float" office:value="0" calcext:value-type="float">
            <text:p>0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4" table:formula="of:=[.G101]" office:value-type="float" office:value="3053" calcext:value-type="float">
            <text:p>3053</text:p>
          </table:table-cell>
          <table:table-cell table:style-name="ce22" office:value-type="float" office:value="3" calcext:value-type="float">
            <text:p>3</text:p>
          </table:table-cell>
          <table:table-cell table:style-name="ce24" table:formula="of:=['Distance Matrix'.D4]" office:value-type="float" office:value="1075" calcext:value-type="float">
            <text:p>1075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L101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C4]" office:value-type="float" office:value="1308" calcext:value-type="float">
            <text:p>1308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.B102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E5]" office:value-type="float" office:value="1329" calcext:value-type="float">
            <text:p>1329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4" table:formula="of:=[.G102]" office:value-type="float" office:value="2142" calcext:value-type="float">
            <text:p>2142</text:p>
          </table:table-cell>
          <table:table-cell table:style-name="ce22" office:value-type="float" office:value="4" calcext:value-type="float">
            <text:p>4</text:p>
          </table:table-cell>
          <table:table-cell table:style-name="ce24" table:formula="of:=['Distance Matrix'.D5]" office:value-type="float" office:value="671" calcext:value-type="float">
            <text:p>671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L102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C5]" office:value-type="float" office:value="802" calcext:value-type="float">
            <text:p>802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.B103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E6]" office:value-type="float" office:value="3273" calcext:value-type="float">
            <text:p>3273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4" table:formula="of:=[.G103]" office:value-type="float" office:value="808" calcext:value-type="float">
            <text:p>808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Distance Matrix'.D6]" office:value-type="float" office:value="2684" calcext:value-type="float">
            <text:p>268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L103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C6]" office:value-type="float" office:value="2915" calcext:value-type="float">
            <text:p>2915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.B104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E7]" office:value-type="float" office:value="3053" calcext:value-type="float">
            <text:p>3053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4" table:formula="of:=[.G104]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4" table:formula="of:=['Distance Matrix'.D7]" office:value-type="float" office:value="2799" calcext:value-type="float">
            <text:p>279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L104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C7]" office:value-type="float" office:value="2934" calcext:value-type="float">
            <text:p>2934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.B105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E8]" office:value-type="float" office:value="2687" calcext:value-type="float">
            <text:p>2687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4" table:formula="of:=[.G105]" office:value-type="float" office:value="379" calcext:value-type="float">
            <text:p>379</text:p>
          </table:table-cell>
          <table:table-cell table:style-name="ce22" office:value-type="float" office:value="7" calcext:value-type="float">
            <text:p>7</text:p>
          </table:table-cell>
          <table:table-cell table:style-name="ce24" table:formula="of:=['Distance Matrix'.D8]" office:value-type="float" office:value="2631" calcext:value-type="float">
            <text:p>2631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L105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C8]" office:value-type="float" office:value="2786" calcext:value-type="float">
            <text:p>2786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.B106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E9]" office:value-type="float" office:value="2037" calcext:value-type="float">
            <text:p>2037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4" table:formula="of:=[.G106]" office:value-type="float" office:value="1235" calcext:value-type="float">
            <text:p>1235</text:p>
          </table:table-cell>
          <table:table-cell table:style-name="ce22" office:value-type="float" office:value="8" calcext:value-type="float">
            <text:p>8</text:p>
          </table:table-cell>
          <table:table-cell table:style-name="ce24" table:formula="of:=['Distance Matrix'.D9]" office:value-type="float" office:value="1616" calcext:value-type="float">
            <text:p>161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L106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C9]" office:value-type="float" office:value="1771" calcext:value-type="float">
            <text:p>1771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10];[.D110])+MIN([.B111];[.D111])+MIN([.B112];[.D112])+MIN([.B113];[.D113])+MIN([.B114];[.D114])+MIN([.B115];[.D115])+MIN([.B116];[.D116])+MIN([.B117];[.D117])+MIN([.B118];[.D118])" office:value-type="float" office:value="12263" calcext:value-type="float" table:number-columns-spanned="2" table:number-rows-spanned="1">
            <text:p>12263</text:p>
          </table:table-cell>
          <table:covered-table-cell table:style-name="ce16"/>
          <table:table-cell/>
          <table:table-cell table:style-name="ce21" office:value-type="string" calcext:value-type="string" table:number-columns-spanned="2" table:number-rows-spanned="1">
            <text:p>Koszt</text:p>
          </table:table-cell>
          <table:covered-table-cell table:style-name="ce24"/>
          <table:table-cell table:style-name="ce21" table:formula="of:=MIN([.G110];[.I110])+MIN([.G111];[.I111])+MIN([.G112];[.I112])+MIN([.G113];[.I113])+MIN([.G114];[.I114])+MIN([.G115];[.I115])+MIN([.G116];[.I116])+MIN([.G117];[.I117])+MIN([.G118];[.I118])" office:value-type="float" office:value="4830" calcext:value-type="float" table:number-columns-spanned="2" table:number-rows-spanned="1">
            <text:p>4830</text:p>
          </table:table-cell>
          <table:covered-table-cell table:style-name="ce24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10];[.N110])+MIN([.L111];[.N111])+MIN([.L112];[.N112])+MIN([.L113];[.N113])+MIN([.L114];[.N114])+MIN([.L115];[.N115])+MIN([.L116];[.N116])+MIN([.L117];[.N117])+MIN([.L118];[.N118])" office:value-type="float" office:value="4971" calcext:value-type="float" table:number-columns-spanned="2" table:number-rows-spanned="1">
            <text:p>4971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 4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3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3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.B110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F1]" office:value-type="float" office:value="963" calcext:value-type="float">
            <text:p>96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G110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E1]" office:value-type="float" office:value="1504" calcext:value-type="float">
            <text:p>1504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L110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E1]" office:value-type="float" office:value="1504" calcext:value-type="float">
            <text:p>1504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.B111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F2]" office:value-type="float" office:value="802" calcext:value-type="float">
            <text:p>80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G111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E2]" office:value-type="float" office:value="1308" calcext:value-type="float">
            <text:p>1308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L111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E2]" office:value-type="float" office:value="1308" calcext:value-type="float">
            <text:p>1308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.B112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F3]" office:value-type="float" office:value="671" calcext:value-type="float">
            <text:p>67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G112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E3]" office:value-type="float" office:value="1075" calcext:value-type="float">
            <text:p>1075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L112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E3]" office:value-type="float" office:value="1075" calcext:value-type="float">
            <text:p>1075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.B113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F4]" office:value-type="float" office:value="1329" calcext:value-type="float">
            <text:p>1329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G113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E4]" office:value-type="float" office:value="0" calcext:value-type="float">
            <text:p>0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L113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E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.B114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F5]" office:value-type="float" office:value="0" calcext:value-type="float">
            <text:p>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G114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E5]" office:value-type="float" office:value="1329" calcext:value-type="float">
            <text:p>1329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L114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E5]" office:value-type="float" office:value="1329" calcext:value-type="float">
            <text:p>1329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.B115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F6]" office:value-type="float" office:value="2013" calcext:value-type="float">
            <text:p>2013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G115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E6]" office:value-type="float" office:value="3273" calcext:value-type="float">
            <text:p>3273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L115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E6]" office:value-type="float" office:value="3273" calcext:value-type="float">
            <text:p>3273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.B116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F7]" office:value-type="float" office:value="2142" calcext:value-type="float">
            <text:p>2142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G116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E7]" office:value-type="float" office:value="3053" calcext:value-type="float">
            <text:p>3053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L116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E7]" office:value-type="float" office:value="3053" calcext:value-type="float">
            <text:p>3053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.B117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F8]" office:value-type="float" office:value="2054" calcext:value-type="float">
            <text:p>2054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G117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E8]" office:value-type="float" office:value="2687" calcext:value-type="float">
            <text:p>2687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L117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E8]" office:value-type="float" office:value="2687" calcext:value-type="float">
            <text:p>2687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.B118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F9]" office:value-type="float" office:value="996" calcext:value-type="float">
            <text:p>99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G118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E9]" office:value-type="float" office:value="2037" calcext:value-type="float">
            <text:p>2037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L118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E9]" office:value-type="float" office:value="2037" calcext:value-type="float">
            <text:p>2037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22];[.D122])+MIN([.B123];[.D123])+MIN([.B124];[.D124])+MIN([.B125];[.D125])+MIN([.B126];[.D126])+MIN([.B127];[.D127])+MIN([.B128];[.D128])+MIN([.B129];[.D129])+MIN([.B130];[.D130])" office:value-type="float" office:value="9169" calcext:value-type="float" table:number-columns-spanned="2" table:number-rows-spanned="1">
            <text:p>9169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122];[.I122])+MIN([.G123];[.I123])+MIN([.G124];[.I124])+MIN([.G125];[.I125])+MIN([.G126];[.I126])+MIN([.G127];[.I127])+MIN([.G128];[.I128])+MIN([.G129];[.I129])+MIN([.G130];[.I130])" office:value-type="float" office:value="7638" calcext:value-type="float" table:number-columns-spanned="2" table:number-rows-spanned="1">
            <text:p>763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22];[.N122])+MIN([.L123];[.N123])+MIN([.L124];[.N124])+MIN([.L125];[.N125])+MIN([.L126];[.N126])+MIN([.L127];[.N127])+MIN([.L128];[.N128])+MIN([.L129];[.N129])+MIN([.L130];[.N130])" office:value-type="float" office:value="7638" calcext:value-type="float" table:number-columns-spanned="2" table:number-rows-spanned="1">
            <text:p>7638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5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 4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4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.B122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G1]" office:value-type="float" office:value="2976" calcext:value-type="float">
            <text:p>297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G122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F1]" office:value-type="float" office:value="963" calcext:value-type="float">
            <text:p>96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L122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F1]" office:value-type="float" office:value="963" calcext:value-type="float">
            <text:p>963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.B123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G2]" office:value-type="float" office:value="2915" calcext:value-type="float">
            <text:p>291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G123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F2]" office:value-type="float" office:value="802" calcext:value-type="float">
            <text:p>80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L123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F2]" office:value-type="float" office:value="802" calcext:value-type="float">
            <text:p>802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.B124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G3]" office:value-type="float" office:value="2684" calcext:value-type="float">
            <text:p>2684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G124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F3]" office:value-type="float" office:value="671" calcext:value-type="float">
            <text:p>67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L124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F3]" office:value-type="float" office:value="671" calcext:value-type="float">
            <text:p>671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.B125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G4]" office:value-type="float" office:value="3273" calcext:value-type="float">
            <text:p>327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G125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F4]" office:value-type="float" office:value="1329" calcext:value-type="float">
            <text:p>1329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L125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F4]" office:value-type="float" office:value="1329" calcext:value-type="float">
            <text:p>1329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.B126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G5]" office:value-type="float" office:value="2013" calcext:value-type="float">
            <text:p>2013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G126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F5]" office:value-type="float" office:value="0" calcext:value-type="float">
            <text:p>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L126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F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.B127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G6]" office:value-type="float" office:value="0" calcext:value-type="float">
            <text:p>0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G127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F6]" office:value-type="float" office:value="2013" calcext:value-type="float">
            <text:p>2013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L127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F6]"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.B128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G7]" office:value-type="float" office:value="808" calcext:value-type="float">
            <text:p>808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G128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F7]" office:value-type="float" office:value="2142" calcext:value-type="float">
            <text:p>2142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L128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F7]" office:value-type="float" office:value="2142" calcext:value-type="float">
            <text:p>2142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.B129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G8]" office:value-type="float" office:value="1131" calcext:value-type="float">
            <text:p>1131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G129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F8]" office:value-type="float" office:value="2054" calcext:value-type="float">
            <text:p>2054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L129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F8]" office:value-type="float" office:value="2054" calcext:value-type="float">
            <text:p>2054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.B130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G9]" office:value-type="float" office:value="1307" calcext:value-type="float">
            <text:p>1307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G130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F9]" office:value-type="float" office:value="996" calcext:value-type="float">
            <text:p>99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L130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F9]" office:value-type="float" office:value="996" calcext:value-type="float">
            <text:p>99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34];[.D134])+MIN([.B135];[.D135])+MIN([.B136];[.D136])+MIN([.B137];[.D137])+MIN([.B138];[.D138])+MIN([.B139];[.D139])+MIN([.B140];[.D140])+MIN([.B141];[.D141])+MIN([.B142];[.D142])" office:value-type="float" office:value="6348" calcext:value-type="float" table:number-columns-spanned="2" table:number-rows-spanned="1">
            <text:p>634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134];[.I134])+MIN([.G135];[.I135])+MIN([.G136];[.I136])+MIN([.G137];[.I137])+MIN([.G138];[.I138])+MIN([.G139];[.I139])+MIN([.G140];[.I140])+MIN([.G141];[.I141])+MIN([.G142];[.I142])" office:value-type="float" office:value="5948" calcext:value-type="float" table:number-columns-spanned="2" table:number-rows-spanned="1">
            <text:p>594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34];[.N134])+MIN([.L135];[.N135])+MIN([.L136];[.N136])+MIN([.L137];[.N137])+MIN([.L138];[.N138])+MIN([.L139];[.N139])+MIN([.L140];[.N140])+MIN([.L141];[.N141])+MIN([.L142];[.N142])" office:value-type="float" office:value="5948" calcext:value-type="float" table:number-columns-spanned="2" table:number-rows-spanned="1">
            <text:p>5948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6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5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5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.B13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H1]" office:value-type="float" office:value="3095" calcext:value-type="float">
            <text:p>309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G134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G1]" office:value-type="float" office:value="2976" calcext:value-type="float">
            <text:p>297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L134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G1]" office:value-type="float" office:value="2976" calcext:value-type="float">
            <text:p>2976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.B135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H2]" office:value-type="float" office:value="2934" calcext:value-type="float">
            <text:p>293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G135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G2]" office:value-type="float" office:value="2915" calcext:value-type="float">
            <text:p>291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L135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G2]" office:value-type="float" office:value="2915" calcext:value-type="float">
            <text:p>2915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.B136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H3]" office:value-type="float" office:value="2799" calcext:value-type="float">
            <text:p>279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G136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G3]" office:value-type="float" office:value="2684" calcext:value-type="float">
            <text:p>2684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L136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G3]" office:value-type="float" office:value="2684" calcext:value-type="float">
            <text:p>2684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.B137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H4]" office:value-type="float" office:value="3053" calcext:value-type="float">
            <text:p>305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G137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G4]" office:value-type="float" office:value="3273" calcext:value-type="float">
            <text:p>327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L137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G4]" office:value-type="float" office:value="3273" calcext:value-type="float">
            <text:p>3273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.B138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H5]" office:value-type="float" office:value="2142" calcext:value-type="float">
            <text:p>214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G138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G5]" office:value-type="float" office:value="2013" calcext:value-type="float">
            <text:p>2013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L138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G5]"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.B139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H6]" office:value-type="float" office:value="808" calcext:value-type="float">
            <text:p>808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G139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G6]" office:value-type="float" office:value="0" calcext:value-type="float">
            <text:p>0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L139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G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.B140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H7]" office:value-type="float" office:value="0" calcext:value-type="float">
            <text:p>0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G140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G7]" office:value-type="float" office:value="808" calcext:value-type="float">
            <text:p>808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L140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G7]" office:value-type="float" office:value="808" calcext:value-type="float">
            <text:p>808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.B141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H8]" office:value-type="float" office:value="379" calcext:value-type="float">
            <text:p>379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G141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G8]" office:value-type="float" office:value="1131" calcext:value-type="float">
            <text:p>1131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L141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G8]" office:value-type="float" office:value="1131" calcext:value-type="float">
            <text:p>1131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.B142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H9]" office:value-type="float" office:value="1235" calcext:value-type="float">
            <text:p>1235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G142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G9]" office:value-type="float" office:value="1307" calcext:value-type="float">
            <text:p>1307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L142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G9]" office:value-type="float" office:value="1307" calcext:value-type="float">
            <text:p>1307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46];[.D146])+MIN([.B147];[.D147])+MIN([.B148];[.D148])+MIN([.B149];[.D149])+MIN([.B150];[.D150])+MIN([.B151];[.D151])+MIN([.B152];[.D152])+MIN([.B153];[.D153])+MIN([.B154];[.D154])" office:value-type="float" office:value="5524" calcext:value-type="float" table:number-columns-spanned="2" table:number-rows-spanned="1">
            <text:p>5524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146];[.I146])+MIN([.G147];[.I147])+MIN([.G148];[.I148])+MIN([.G149];[.I149])+MIN([.G150];[.I150])+MIN([.G151];[.I151])+MIN([.G152];[.I152])+MIN([.G153];[.I153])+MIN([.G154];[.I154])" office:value-type="float" office:value="15255" calcext:value-type="float" table:number-columns-spanned="2" table:number-rows-spanned="1">
            <text:p>15255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46];[.N146])+MIN([.L147];[.N147])+MIN([.L148];[.N148])+MIN([.L149];[.N149])+MIN([.L150];[.N150])+MIN([.L151];[.N151])+MIN([.L152];[.N152])+MIN([.L153];[.N153])+MIN([.L154];[.N154])" office:value-type="float" office:value="15255" calcext:value-type="float" table:number-columns-spanned="2" table:number-rows-spanned="1">
            <text:p>15255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7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7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7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.B14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I1]" office:value-type="float" office:value="2979" calcext:value-type="float">
            <text:p>297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G146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I1]" office:value-type="float" office:value="2979" calcext:value-type="float">
            <text:p>297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L146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I1]" office:value-type="float" office:value="2979" calcext:value-type="float">
            <text:p>297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.B147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I2]" office:value-type="float" office:value="2786" calcext:value-type="float">
            <text:p>278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G147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I2]" office:value-type="float" office:value="2786" calcext:value-type="float">
            <text:p>278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L147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I2]" office:value-type="float" office:value="2786" calcext:value-type="float">
            <text:p>2786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.B148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I3]" office:value-type="float" office:value="2631" calcext:value-type="float">
            <text:p>263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G148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I3]" office:value-type="float" office:value="2631" calcext:value-type="float">
            <text:p>263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L148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I3]" office:value-type="float" office:value="2631" calcext:value-type="float">
            <text:p>2631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.B149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I4]" office:value-type="float" office:value="2687" calcext:value-type="float">
            <text:p>2687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G149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I4]" office:value-type="float" office:value="2687" calcext:value-type="float">
            <text:p>2687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L149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I4]" office:value-type="float" office:value="2687" calcext:value-type="float">
            <text:p>2687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.B150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I5]" office:value-type="float" office:value="2054" calcext:value-type="float">
            <text:p>205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G150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I5]" office:value-type="float" office:value="2054" calcext:value-type="float">
            <text:p>205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L150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I5]" office:value-type="float" office:value="2054" calcext:value-type="float">
            <text:p>2054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.B151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I6]" office:value-type="float" office:value="1131" calcext:value-type="float">
            <text:p>1131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G151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I6]" office:value-type="float" office:value="1131" calcext:value-type="float">
            <text:p>1131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L151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I6]" office:value-type="float" office:value="1131" calcext:value-type="float">
            <text:p>1131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.B152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I7]" office:value-type="float" office:value="379" calcext:value-type="float">
            <text:p>37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G152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I7]" office:value-type="float" office:value="379" calcext:value-type="float">
            <text:p>37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L152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I7]" office:value-type="float" office:value="379" calcext:value-type="float">
            <text:p>379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.B153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I8]" office:value-type="float" office:value="0" calcext:value-type="float">
            <text:p>0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G153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I8]" office:value-type="float" office:value="0" calcext:value-type="float">
            <text:p>0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L153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I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.B154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I9]" office:value-type="float" office:value="1059" calcext:value-type="float">
            <text:p>1059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G154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I9]" office:value-type="float" office:value="1059" calcext:value-type="float">
            <text:p>1059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L154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I9]" office:value-type="float" office:value="1059" calcext:value-type="float">
            <text:p>1059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58];[.D158])+MIN([.B159];[.D159])+MIN([.B160];[.D160])+MIN([.B161];[.D161])+MIN([.B162];[.D162])+MIN([.B163];[.D163])+MIN([.B164];[.D164])+MIN([.B165];[.D165])+MIN([.B166];[.D166])" office:value-type="float" office:value="5671" calcext:value-type="float" table:number-columns-spanned="2" table:number-rows-spanned="1">
            <text:p>5671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158];[.I158])+MIN([.G159];[.I159])+MIN([.G160];[.I160])+MIN([.G161];[.I161])+MIN([.G162];[.I162])+MIN([.G163];[.I163])+MIN([.G164];[.I164])+MIN([.G165];[.I165])+MIN([.G166];[.I166])" office:value-type="float" office:value="15004" calcext:value-type="float" table:number-columns-spanned="2" table:number-rows-spanned="1">
            <text:p>15004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58];[.N158])+MIN([.L159];[.N159])+MIN([.L160];[.N160])+MIN([.L161];[.N161])+MIN([.L162];[.N162])+MIN([.L163];[.N163])+MIN([.L164];[.N164])+MIN([.L165];[.N165])+MIN([.L166];[.N166])" office:value-type="float" office:value="15004" calcext:value-type="float" table:number-columns-spanned="2" table:number-rows-spanned="1">
            <text:p>15004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edoid 0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1/8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Medoid 6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doid 2/8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table:formula="of:=[.B15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J1]" office:value-type="float" office:value="1949" calcext:value-type="float">
            <text:p>194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G158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J1]" office:value-type="float" office:value="1949" calcext:value-type="float">
            <text:p>194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table:formula="of:=[.L158]" office:value-type="float" office:value="3095" calcext:value-type="float">
            <text:p>309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['Distance Matrix'.J1]" office:value-type="float" office:value="1949" calcext:value-type="float">
            <text:p>1949</text:p>
          </table:table-cell>
          <table:table-cell table:number-columns-repeated="101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table:formula="of:=[.B159]" office:value-type="float" office:value="206" calcext:value-type="float">
            <text:p>206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J2]" office:value-type="float" office:value="1771" calcext:value-type="float">
            <text:p>177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G159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J2]" office:value-type="float" office:value="1771" calcext:value-type="float">
            <text:p>177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table:formula="of:=[.L159]" office:value-type="float" office:value="2934" calcext:value-type="float">
            <text:p>2934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['Distance Matrix'.J2]" office:value-type="float" office:value="1771" calcext:value-type="float">
            <text:p>1771</text:p>
          </table:table-cell>
          <table:table-cell table:number-columns-repeated="101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table:formula="of:=[.B160]" office:value-type="float" office:value="429" calcext:value-type="float">
            <text:p>42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J3]" office:value-type="float" office:value="1616" calcext:value-type="float">
            <text:p>1616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G160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J3]" office:value-type="float" office:value="1616" calcext:value-type="float">
            <text:p>1616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6" table:formula="of:=[.L160]" office:value-type="float" office:value="2799" calcext:value-type="float">
            <text:p>2799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formula="of:=['Distance Matrix'.J3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 table:formula="of:=[.B161]" office:value-type="float" office:value="1504" calcext:value-type="float">
            <text:p>1504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J4]" office:value-type="float" office:value="2037" calcext:value-type="float">
            <text:p>2037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G161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J4]" office:value-type="float" office:value="2037" calcext:value-type="float">
            <text:p>2037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6" table:formula="of:=[.L161]" office:value-type="float" office:value="3053" calcext:value-type="float">
            <text:p>3053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'Distance Matrix'.J4]" office:value-type="float" office:value="2037" calcext:value-type="float">
            <text:p>2037</text:p>
          </table:table-cell>
          <table:table-cell table:number-columns-repeated="101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6" table:formula="of:=[.B162]" office:value-type="float" office:value="963" calcext:value-type="float">
            <text:p>963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J5]" office:value-type="float" office:value="996" calcext:value-type="float">
            <text:p>996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G162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J5]" office:value-type="float" office:value="996" calcext:value-type="float">
            <text:p>996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6" table:formula="of:=[.L162]" office:value-type="float" office:value="2142" calcext:value-type="float">
            <text:p>2142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['Distance Matrix'.J5]" office:value-type="float" office:value="996" calcext:value-type="float">
            <text:p>996</text:p>
          </table:table-cell>
          <table:table-cell table:number-columns-repeated="101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6" table:formula="of:=[.B163]" office:value-type="float" office:value="2976" calcext:value-type="float">
            <text:p>2976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J6]" office:value-type="float" office:value="1307" calcext:value-type="float">
            <text:p>1307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G163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J6]" office:value-type="float" office:value="1307" calcext:value-type="float">
            <text:p>1307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6" table:formula="of:=[.L163]" office:value-type="float" office:value="808" calcext:value-type="float">
            <text:p>808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Distance Matrix'.J6]" office:value-type="float" office:value="1307" calcext:value-type="float">
            <text:p>1307</text:p>
          </table:table-cell>
          <table:table-cell table:number-columns-repeated="101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6" table:formula="of:=[.B164]" office:value-type="float" office:value="3095" calcext:value-type="float">
            <text:p>3095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J7]" office:value-type="float" office:value="1235" calcext:value-type="float">
            <text:p>1235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G164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J7]" office:value-type="float" office:value="1235" calcext:value-type="float">
            <text:p>1235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6" table:formula="of:=[.L164]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formula="of:=['Distance Matrix'.J7]" office:value-type="float" office:value="1235" calcext:value-type="float">
            <text:p>1235</text:p>
          </table:table-cell>
          <table:table-cell table:number-columns-repeated="101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6" table:formula="of:=[.B165]" office:value-type="float" office:value="2979" calcext:value-type="float">
            <text:p>29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J8]" office:value-type="float" office:value="1059" calcext:value-type="float">
            <text:p>1059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G165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J8]" office:value-type="float" office:value="1059" calcext:value-type="float">
            <text:p>1059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6" table:formula="of:=[.L165]" office:value-type="float" office:value="379" calcext:value-type="float">
            <text:p>379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formula="of:=['Distance Matrix'.J8]" office:value-type="float" office:value="1059" calcext:value-type="float">
            <text:p>1059</text:p>
          </table:table-cell>
          <table:table-cell table:number-columns-repeated="101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6" table:formula="of:=[.B166]" office:value-type="float" office:value="1949" calcext:value-type="float">
            <text:p>1949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J9]" office:value-type="float" office:value="0" calcext:value-type="float">
            <text:p>0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G166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J9]" office:value-type="float" office:value="0" calcext:value-type="float">
            <text:p>0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6" table:formula="of:=[.L166]" office:value-type="float" office:value="1235" calcext:value-type="float">
            <text:p>1235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['Distance Matrix'.J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B170];[.D170])+MIN([.B171];[.D171])+MIN([.B172];[.D172])+MIN([.B173];[.D173])+MIN([.B174];[.D174])+MIN([.B175];[.D175])+MIN([.B176];[.D176])+MIN([.B177];[.D177])+MIN([.B178];[.D178])" office:value-type="float" office:value="6703" calcext:value-type="float" table:number-columns-spanned="2" table:number-rows-spanned="1">
            <text:p>6703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G170];[.I170])+MIN([.G171];[.I171])+MIN([.G172];[.I172])+MIN([.G173];[.I173])+MIN([.G174];[.I174])+MIN([.G175];[.I175])+MIN([.G176];[.I176])+MIN([.G177];[.I177])+MIN([.G178];[.I178])" office:value-type="float" office:value="9556" calcext:value-type="float" table:number-columns-spanned="2" table:number-rows-spanned="1">
            <text:p>9556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6"/>
          <table:table-cell table:style-name="ce11" table:formula="of:=MIN([.L170];[.N170])+MIN([.L171];[.N171])+MIN([.L172];[.N172])+MIN([.L173];[.N173])+MIN([.L174];[.N174])+MIN([.L175];[.N175])+MIN([.L176];[.N176])+MIN([.L177];[.N177])+MIN([.L178];[.N178])" office:value-type="float" office:value="9556" calcext:value-type="float" table:number-columns-spanned="2" table:number-rows-spanned="1">
            <text:p>9556</text:p>
          </table:table-cell>
          <table:covered-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MINIMUM</text:p>
          </table:table-cell>
          <table:covered-table-cell table:style-name="ce8"/>
          <table:table-cell table:style-name="ce8" table:formula="of:=MIN([.C179];[.C167];[.C155];[.C143];[.C131];[.C119];[.C107];[.C95];[.C83];[.C71];[.C59];[.C47];[.C35];[.C23];[.C11])" office:value-type="float" office:value="4971" calcext:value-type="float" table:number-columns-spanned="2" table:number-rows-spanned="1">
            <text:p>4971</text:p>
          </table:table-cell>
          <table:covered-table-cell table:style-name="ce8"/>
          <table:table-cell table:style-name="ce8"/>
          <table:table-cell table:style-name="ce8" office:value-type="string" calcext:value-type="string" table:number-columns-spanned="2" table:number-rows-spanned="1">
            <text:p>MINIMUM</text:p>
          </table:table-cell>
          <table:covered-table-cell table:style-name="ce8"/>
          <table:table-cell table:style-name="ce8" table:formula="of:=MIN([.H179];[.H167];[.H155];[.H143];[.H131];[.H119];[.H107];[.H95];[.H83];[.H71];[.H59];[.H47];[.H35];[.H23];[.H11])" office:value-type="float" office:value="4830" calcext:value-type="float" table:number-columns-spanned="2" table:number-rows-spanned="1">
            <text:p>4830</text:p>
          </table:table-cell>
          <table:covered-table-cell table:style-name="ce8"/>
          <table:table-cell table:style-name="ce8"/>
          <table:table-cell table:style-name="ce8" office:value-type="string" calcext:value-type="string" table:number-columns-spanned="2" table:number-rows-spanned="1">
            <text:p>MINIMUM</text:p>
          </table:table-cell>
          <table:covered-table-cell table:style-name="ce8"/>
          <table:table-cell table:style-name="ce8" table:formula="of:=MIN([.M179];[.M167];[.M155];[.M143];[.M131];[.M119];[.M107];[.M95];[.M83];[.M71];[.M59];[.M47];[.M35];[.M23];[.M11])" office:value-type="float" office:value="4830" calcext:value-type="float" table:number-columns-spanned="2" table:number-rows-spanned="1">
            <text:p>4830</text:p>
          </table:table-cell>
          <table:covered-table-cell table:style-name="ce8"/>
          <table:table-cell table:style-name="ce8" table:number-columns-repeated="101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-medoids (k=3)" table:style-name="ta1">
        <table:table-column table:style-name="co1" table:number-columns-repeated="1022" table:default-cell-style-name="ce13"/>
        <table:table-column table:style-name="co1" table:number-columns-repeated="2" table:default-cell-style-name="Default"/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style-name="ce8"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style-name="ce8"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in</text:p>
          </table:table-cell>
          <table:table-cell table:style-name="ce8"/>
          <table:table-cell table:style-name="ce11" office:value-type="string" calcext:value-type="string">
            <text:p>a(i)</text:p>
          </table:table-cell>
          <table:table-cell table:style-name="ce11" office:value-type="string" calcext:value-type="string">
            <text:p>b(i)</text:p>
          </table:table-cell>
          <table:table-cell table:style-name="ce11" office:value-type="string" calcext:value-type="string">
            <text:p>s(i)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]+1;[.$A2]+1;1)" office:value-type="float" office:value="0" calcext:value-type="float">
            <text:p>0</text:p>
          </table:table-cell>
          <table:table-cell table:style-name="ce16" table:formula="of:=INDEX(['Distance Matrix'.$B$1:.$J$9];[.C1]+1;[.$A2]+1;1)" office:value-type="float" office:value="206" calcext:value-type="float">
            <text:p>206</text:p>
          </table:table-cell>
          <table:table-cell table:style-name="ce16" table:formula="of:=INDEX(['Distance Matrix'.$B$1:.$J$9];[.D1]+1;[.$A2]+1;1)" office:value-type="float" office:value="429" calcext:value-type="float">
            <text:p>429</text:p>
          </table:table-cell>
          <table:table-cell table:style-name="ce11" table:formula="of:=MIN([.B2];[.C2];[.D2])" office:value-type="float" office:value="0" calcext:value-type="float">
            <text:p>0</text:p>
          </table:table-cell>
          <table:table-cell table:style-name="ce8"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]+1;[.$A2]+1;1)" office:value-type="float" office:value="0" calcext:value-type="float">
            <text:p>0</text:p>
          </table:table-cell>
          <table:table-cell table:style-name="ce16" table:formula="of:=INDEX(['Distance Matrix'.$B$1:.$J$9];[.I1]+1;[.$A2]+1;1)" office:value-type="float" office:value="3095" calcext:value-type="float">
            <text:p>3095</text:p>
          </table:table-cell>
          <table:table-cell table:style-name="ce16" table:formula="of:=INDEX(['Distance Matrix'.$B$1:.$J$9];[.J1]+1;[.$A2]+1;1)" office:value-type="float" office:value="429" calcext:value-type="float">
            <text:p>429</text:p>
          </table:table-cell>
          <table:table-cell table:style-name="ce11" table:formula="of:=MIN([.H2];[.I2];[.J2])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</text:p>
          </table:table-cell>
          <table:table-cell table:style-name="ce18" table:formula="of:=INDEX(['Distance Matrix'.$B$1:.$J$9];[.N1]+1;[.$A2]+1;1)" office:value-type="float" office:value="1949" calcext:value-type="float">
            <text:p>1949</text:p>
          </table:table-cell>
          <table:table-cell table:style-name="ce18" table:formula="of:=INDEX(['Distance Matrix'.$B$1:.$J$9];[.O1]+1;[.$A2]+1;1)" office:value-type="float" office:value="3095" calcext:value-type="float">
            <text:p>3095</text:p>
          </table:table-cell>
          <table:table-cell table:style-name="ce14" table:formula="of:=INDEX(['Distance Matrix'.$B$1:.$J$9];[.P1]+1;[.$A2]+1;1)" office:value-type="float" office:value="429" calcext:value-type="float">
            <text:p>429</text:p>
          </table:table-cell>
          <table:table-cell table:style-name="ce14" table:formula="of:=MIN([.N2];[.O2];[.P2])" office:value-type="float" office:value="429" calcext:value-type="float">
            <text:p>429</text:p>
          </table:table-cell>
          <table:table-cell table:style-name="ce8"/>
          <table:table-cell table:style-name="ce12" table:formula="of:=AVERAGE(['Distance Matrix'.B1:.F1])" office:value-type="float" office:value="620.4" calcext:value-type="float">
            <text:p>620,4</text:p>
          </table:table-cell>
          <table:table-cell table:style-name="ce12" table:formula="of:=MIN([.N2];AVERAGE(['Distance Matrix'.G1:.I1]))" office:value-type="float" office:value="1949" calcext:value-type="float">
            <text:p>1949</text:p>
          </table:table-cell>
          <table:table-cell table:style-name="ce12" table:formula="of:=([.T2]-[.S2])/MAX([.S2];[.T2])" office:value-type="float" office:value="0.681682914315033" calcext:value-type="float">
            <text:p>0,6816829143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]+1;[.$A3]+1;1)" office:value-type="float" office:value="206" calcext:value-type="float">
            <text:p>206</text:p>
          </table:table-cell>
          <table:table-cell table:style-name="ce16" table:formula="of:=INDEX(['Distance Matrix'.$B$1:.$J$9];[.C1]+1;[.$A3]+1;1)" office:value-type="float" office:value="0" calcext:value-type="float">
            <text:p>0</text:p>
          </table:table-cell>
          <table:table-cell table:style-name="ce16" table:formula="of:=INDEX(['Distance Matrix'.$B$1:.$J$9];[.D1]+1;[.$A3]+1;1)" office:value-type="float" office:value="233" calcext:value-type="float">
            <text:p>233</text:p>
          </table:table-cell>
          <table:table-cell table:style-name="ce11" table:formula="of:=MIN([.B3];[.C3];[.D3])" office:value-type="float" office:value="0" calcext:value-type="float">
            <text:p>0</text:p>
          </table:table-cell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]+1;[.$A3]+1;1)" office:value-type="float" office:value="206" calcext:value-type="float">
            <text:p>206</text:p>
          </table:table-cell>
          <table:table-cell table:style-name="ce16" table:formula="of:=INDEX(['Distance Matrix'.$B$1:.$J$9];[.I1]+1;[.$A3]+1;1)" office:value-type="float" office:value="2934" calcext:value-type="float">
            <text:p>2934</text:p>
          </table:table-cell>
          <table:table-cell table:style-name="ce16" table:formula="of:=INDEX(['Distance Matrix'.$B$1:.$J$9];[.J1]+1;[.$A3]+1;1)" office:value-type="float" office:value="233" calcext:value-type="float">
            <text:p>233</text:p>
          </table:table-cell>
          <table:table-cell table:style-name="ce11" table:formula="of:=MIN([.H3];[.I3];[.J3])" office:value-type="float" office:value="206" calcext:value-type="float">
            <text:p>206</text:p>
          </table:table-cell>
          <table:table-cell table:style-name="ce8"/>
          <table:table-cell table:style-name="ce14" office:value-type="float" office:value="1" calcext:value-type="float">
            <text:p>1</text:p>
          </table:table-cell>
          <table:table-cell table:style-name="ce18" table:formula="of:=INDEX(['Distance Matrix'.$B$1:.$J$9];[.N1]+1;[.$A3]+1;1)" office:value-type="float" office:value="1771" calcext:value-type="float">
            <text:p>1771</text:p>
          </table:table-cell>
          <table:table-cell table:style-name="ce18" table:formula="of:=INDEX(['Distance Matrix'.$B$1:.$J$9];[.O1]+1;[.$A3]+1;1)" office:value-type="float" office:value="2934" calcext:value-type="float">
            <text:p>2934</text:p>
          </table:table-cell>
          <table:table-cell table:style-name="ce14" table:formula="of:=INDEX(['Distance Matrix'.$B$1:.$J$9];[.P1]+1;[.$A3]+1;1)" office:value-type="float" office:value="233" calcext:value-type="float">
            <text:p>233</text:p>
          </table:table-cell>
          <table:table-cell table:style-name="ce14" table:formula="of:=MIN([.N3];[.O3];[.P3])" office:value-type="float" office:value="233" calcext:value-type="float">
            <text:p>233</text:p>
          </table:table-cell>
          <table:table-cell table:style-name="ce8"/>
          <table:table-cell table:style-name="ce12" table:formula="of:=AVERAGE(['Distance Matrix'.B2:.F2])" office:value-type="float" office:value="509.8" calcext:value-type="float">
            <text:p>509,8</text:p>
          </table:table-cell>
          <table:table-cell table:style-name="ce12" table:formula="of:=MIN([.N3];AVERAGE(['Distance Matrix'.G2:.I2]))" office:value-type="float" office:value="1771" calcext:value-type="float">
            <text:p>1771</text:p>
          </table:table-cell>
          <table:table-cell table:style-name="ce12" table:formula="of:=([.T3]-[.S3])/MAX([.S3];[.T3])" office:value-type="float" office:value="0.712140033879164" calcext:value-type="float">
            <text:p>0,7121400339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]+1;[.$A4]+1;1)" office:value-type="float" office:value="429" calcext:value-type="float">
            <text:p>429</text:p>
          </table:table-cell>
          <table:table-cell table:style-name="ce16" table:formula="of:=INDEX(['Distance Matrix'.$B$1:.$J$9];[.C1]+1;[.$A4]+1;1)" office:value-type="float" office:value="233" calcext:value-type="float">
            <text:p>233</text:p>
          </table:table-cell>
          <table:table-cell table:style-name="ce16" table:formula="of:=INDEX(['Distance Matrix'.$B$1:.$J$9];[.D1]+1;[.$A4]+1;1)" office:value-type="float" office:value="0" calcext:value-type="float">
            <text:p>0</text:p>
          </table:table-cell>
          <table:table-cell table:style-name="ce11" table:formula="of:=MIN([.B4];[.C4];[.D4])" office:value-type="float" office:value="0" calcext:value-type="float">
            <text:p>0</text:p>
          </table:table-cell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]+1;[.$A4]+1;1)" office:value-type="float" office:value="429" calcext:value-type="float">
            <text:p>429</text:p>
          </table:table-cell>
          <table:table-cell table:style-name="ce16" table:formula="of:=INDEX(['Distance Matrix'.$B$1:.$J$9];[.I1]+1;[.$A4]+1;1)" office:value-type="float" office:value="2799" calcext:value-type="float">
            <text:p>2799</text:p>
          </table:table-cell>
          <table:table-cell table:style-name="ce16" table:formula="of:=INDEX(['Distance Matrix'.$B$1:.$J$9];[.J1]+1;[.$A4]+1;1)" office:value-type="float" office:value="0" calcext:value-type="float">
            <text:p>0</text:p>
          </table:table-cell>
          <table:table-cell table:style-name="ce11" table:formula="of:=MIN([.H4];[.I4];[.J4])" office:value-type="float" office:value="0" calcext:value-type="float">
            <text:p>0</text:p>
          </table:table-cell>
          <table:table-cell table:style-name="ce8"/>
          <table:table-cell table:style-name="ce14" office:value-type="float" office:value="2" calcext:value-type="float">
            <text:p>2</text:p>
          </table:table-cell>
          <table:table-cell table:style-name="ce18" table:formula="of:=INDEX(['Distance Matrix'.$B$1:.$J$9];[.N1]+1;[.$A4]+1;1)" office:value-type="float" office:value="1616" calcext:value-type="float">
            <text:p>1616</text:p>
          </table:table-cell>
          <table:table-cell table:style-name="ce18" table:formula="of:=INDEX(['Distance Matrix'.$B$1:.$J$9];[.O1]+1;[.$A4]+1;1)" office:value-type="float" office:value="2799" calcext:value-type="float">
            <text:p>2799</text:p>
          </table:table-cell>
          <table:table-cell table:style-name="ce14" table:formula="of:=INDEX(['Distance Matrix'.$B$1:.$J$9];[.P1]+1;[.$A4]+1;1)" office:value-type="float" office:value="0" calcext:value-type="float">
            <text:p>0</text:p>
          </table:table-cell>
          <table:table-cell table:style-name="ce14" table:formula="of:=MIN([.N4];[.O4];[.P4])" office:value-type="float" office:value="0" calcext:value-type="float">
            <text:p>0</text:p>
          </table:table-cell>
          <table:table-cell table:style-name="ce8"/>
          <table:table-cell table:style-name="ce12" table:formula="of:=AVERAGE(['Distance Matrix'.B3:.F3])" office:value-type="float" office:value="481.6" calcext:value-type="float">
            <text:p>481,6</text:p>
          </table:table-cell>
          <table:table-cell table:style-name="ce12" table:formula="of:=MIN([.N4];AVERAGE(['Distance Matrix'.G3:.I3]))" office:value-type="float" office:value="1616" calcext:value-type="float">
            <text:p>1616</text:p>
          </table:table-cell>
          <table:table-cell table:style-name="ce12" table:formula="of:=([.T4]-[.S4])/MAX([.S4];[.T4])" office:value-type="float" office:value="0.701980198019802" calcext:value-type="float">
            <text:p>0,701980198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]+1;[.$A5]+1;1)" office:value-type="float" office:value="1504" calcext:value-type="float">
            <text:p>1504</text:p>
          </table:table-cell>
          <table:table-cell table:style-name="ce16" table:formula="of:=INDEX(['Distance Matrix'.$B$1:.$J$9];[.C1]+1;[.$A5]+1;1)" office:value-type="float" office:value="1308" calcext:value-type="float">
            <text:p>1308</text:p>
          </table:table-cell>
          <table:table-cell table:style-name="ce16" table:formula="of:=INDEX(['Distance Matrix'.$B$1:.$J$9];[.D1]+1;[.$A5]+1;1)" office:value-type="float" office:value="1075" calcext:value-type="float">
            <text:p>1075</text:p>
          </table:table-cell>
          <table:table-cell table:style-name="ce11" table:formula="of:=MIN([.B5];[.C5];[.D5])" office:value-type="float" office:value="1075" calcext:value-type="float">
            <text:p>1075</text:p>
          </table:table-cell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]+1;[.$A5]+1;1)" office:value-type="float" office:value="1504" calcext:value-type="float">
            <text:p>1504</text:p>
          </table:table-cell>
          <table:table-cell table:style-name="ce16" table:formula="of:=INDEX(['Distance Matrix'.$B$1:.$J$9];[.I1]+1;[.$A5]+1;1)" office:value-type="float" office:value="3053" calcext:value-type="float">
            <text:p>3053</text:p>
          </table:table-cell>
          <table:table-cell table:style-name="ce16" table:formula="of:=INDEX(['Distance Matrix'.$B$1:.$J$9];[.J1]+1;[.$A5]+1;1)" office:value-type="float" office:value="1075" calcext:value-type="float">
            <text:p>1075</text:p>
          </table:table-cell>
          <table:table-cell table:style-name="ce11" table:formula="of:=MIN([.H5];[.I5];[.J5])" office:value-type="float" office:value="1075" calcext:value-type="float">
            <text:p>1075</text:p>
          </table:table-cell>
          <table:table-cell table:style-name="ce8"/>
          <table:table-cell table:style-name="ce14" office:value-type="float" office:value="3" calcext:value-type="float">
            <text:p>3</text:p>
          </table:table-cell>
          <table:table-cell table:style-name="ce18" table:formula="of:=INDEX(['Distance Matrix'.$B$1:.$J$9];[.N1]+1;[.$A5]+1;1)" office:value-type="float" office:value="2037" calcext:value-type="float">
            <text:p>2037</text:p>
          </table:table-cell>
          <table:table-cell table:style-name="ce18" table:formula="of:=INDEX(['Distance Matrix'.$B$1:.$J$9];[.O1]+1;[.$A5]+1;1)" office:value-type="float" office:value="3053" calcext:value-type="float">
            <text:p>3053</text:p>
          </table:table-cell>
          <table:table-cell table:style-name="ce14" table:formula="of:=INDEX(['Distance Matrix'.$B$1:.$J$9];[.P1]+1;[.$A5]+1;1)" office:value-type="float" office:value="1075" calcext:value-type="float">
            <text:p>1075</text:p>
          </table:table-cell>
          <table:table-cell table:style-name="ce14" table:formula="of:=MIN([.N5];[.O5];[.P5])" office:value-type="float" office:value="1075" calcext:value-type="float">
            <text:p>1075</text:p>
          </table:table-cell>
          <table:table-cell table:style-name="ce8"/>
          <table:table-cell table:style-name="ce12" table:formula="of:=AVERAGE(['Distance Matrix'.B4:.F4])" office:value-type="float" office:value="1043.2" calcext:value-type="float">
            <text:p>1043,2</text:p>
          </table:table-cell>
          <table:table-cell table:style-name="ce12" table:formula="of:=MIN([.N5];AVERAGE(['Distance Matrix'.G4:.I4]))" office:value-type="float" office:value="2037" calcext:value-type="float">
            <text:p>2037</text:p>
          </table:table-cell>
          <table:table-cell table:style-name="ce12" table:formula="of:=([.T5]-[.S5])/MAX([.S5];[.T5])" office:value-type="float" office:value="0.487874324987727" calcext:value-type="float">
            <text:p>0,487874325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]+1;[.$A6]+1;1)" office:value-type="float" office:value="963" calcext:value-type="float">
            <text:p>963</text:p>
          </table:table-cell>
          <table:table-cell table:style-name="ce16" table:formula="of:=INDEX(['Distance Matrix'.$B$1:.$J$9];[.C1]+1;[.$A6]+1;1)" office:value-type="float" office:value="802" calcext:value-type="float">
            <text:p>802</text:p>
          </table:table-cell>
          <table:table-cell table:style-name="ce16" table:formula="of:=INDEX(['Distance Matrix'.$B$1:.$J$9];[.D1]+1;[.$A6]+1;1)" office:value-type="float" office:value="671" calcext:value-type="float">
            <text:p>671</text:p>
          </table:table-cell>
          <table:table-cell table:style-name="ce11" table:formula="of:=MIN([.B6];[.C6];[.D6])" office:value-type="float" office:value="671" calcext:value-type="float">
            <text:p>671</text:p>
          </table:table-cell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]+1;[.$A6]+1;1)" office:value-type="float" office:value="963" calcext:value-type="float">
            <text:p>963</text:p>
          </table:table-cell>
          <table:table-cell table:style-name="ce16" table:formula="of:=INDEX(['Distance Matrix'.$B$1:.$J$9];[.I1]+1;[.$A6]+1;1)" office:value-type="float" office:value="2142" calcext:value-type="float">
            <text:p>2142</text:p>
          </table:table-cell>
          <table:table-cell table:style-name="ce16" table:formula="of:=INDEX(['Distance Matrix'.$B$1:.$J$9];[.J1]+1;[.$A6]+1;1)" office:value-type="float" office:value="671" calcext:value-type="float">
            <text:p>671</text:p>
          </table:table-cell>
          <table:table-cell table:style-name="ce11" table:formula="of:=MIN([.H6];[.I6];[.J6])" office:value-type="float" office:value="671" calcext:value-type="float">
            <text:p>671</text:p>
          </table:table-cell>
          <table:table-cell table:style-name="ce8"/>
          <table:table-cell table:style-name="ce14" office:value-type="float" office:value="4" calcext:value-type="float">
            <text:p>4</text:p>
          </table:table-cell>
          <table:table-cell table:style-name="ce18" table:formula="of:=INDEX(['Distance Matrix'.$B$1:.$J$9];[.N1]+1;[.$A6]+1;1)" office:value-type="float" office:value="996" calcext:value-type="float">
            <text:p>996</text:p>
          </table:table-cell>
          <table:table-cell table:style-name="ce18" table:formula="of:=INDEX(['Distance Matrix'.$B$1:.$J$9];[.O1]+1;[.$A6]+1;1)" office:value-type="float" office:value="2142" calcext:value-type="float">
            <text:p>2142</text:p>
          </table:table-cell>
          <table:table-cell table:style-name="ce14" table:formula="of:=INDEX(['Distance Matrix'.$B$1:.$J$9];[.P1]+1;[.$A6]+1;1)" office:value-type="float" office:value="671" calcext:value-type="float">
            <text:p>671</text:p>
          </table:table-cell>
          <table:table-cell table:style-name="ce14" table:formula="of:=MIN([.N6];[.O6];[.P6])" office:value-type="float" office:value="671" calcext:value-type="float">
            <text:p>671</text:p>
          </table:table-cell>
          <table:table-cell table:style-name="ce8"/>
          <table:table-cell table:style-name="ce12" table:formula="of:=AVERAGE(['Distance Matrix'.B5:.F5])" office:value-type="float" office:value="753" calcext:value-type="float">
            <text:p>753</text:p>
          </table:table-cell>
          <table:table-cell table:style-name="ce12" table:formula="of:=MIN([.N6];AVERAGE(['Distance Matrix'.G5:.I5]))" office:value-type="float" office:value="996" calcext:value-type="float">
            <text:p>996</text:p>
          </table:table-cell>
          <table:table-cell table:style-name="ce12" table:formula="of:=([.T6]-[.S6])/MAX([.S6];[.T6])" office:value-type="float" office:value="0.243975903614458" calcext:value-type="float">
            <text:p>0,2439759036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]+1;[.$A7]+1;1)" office:value-type="float" office:value="2976" calcext:value-type="float">
            <text:p>2976</text:p>
          </table:table-cell>
          <table:table-cell table:style-name="ce16" table:formula="of:=INDEX(['Distance Matrix'.$B$1:.$J$9];[.C1]+1;[.$A7]+1;1)" office:value-type="float" office:value="2915" calcext:value-type="float">
            <text:p>2915</text:p>
          </table:table-cell>
          <table:table-cell table:style-name="ce16" table:formula="of:=INDEX(['Distance Matrix'.$B$1:.$J$9];[.D1]+1;[.$A7]+1;1)" office:value-type="float" office:value="2684" calcext:value-type="float">
            <text:p>2684</text:p>
          </table:table-cell>
          <table:table-cell table:style-name="ce11" table:formula="of:=MIN([.B7];[.C7];[.D7])" office:value-type="float" office:value="2684" calcext:value-type="float">
            <text:p>2684</text:p>
          </table:table-cell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]+1;[.$A7]+1;1)" office:value-type="float" office:value="2976" calcext:value-type="float">
            <text:p>2976</text:p>
          </table:table-cell>
          <table:table-cell table:style-name="ce16" table:formula="of:=INDEX(['Distance Matrix'.$B$1:.$J$9];[.I1]+1;[.$A7]+1;1)" office:value-type="float" office:value="808" calcext:value-type="float">
            <text:p>808</text:p>
          </table:table-cell>
          <table:table-cell table:style-name="ce16" table:formula="of:=INDEX(['Distance Matrix'.$B$1:.$J$9];[.J1]+1;[.$A7]+1;1)" office:value-type="float" office:value="2684" calcext:value-type="float">
            <text:p>2684</text:p>
          </table:table-cell>
          <table:table-cell table:style-name="ce11" table:formula="of:=MIN([.H7];[.I7];[.J7])" office:value-type="float" office:value="808" calcext:value-type="float">
            <text:p>808</text:p>
          </table:table-cell>
          <table:table-cell table:style-name="ce8"/>
          <table:table-cell table:style-name="ce14" office:value-type="float" office:value="5" calcext:value-type="float">
            <text:p>5</text:p>
          </table:table-cell>
          <table:table-cell table:style-name="ce18" table:formula="of:=INDEX(['Distance Matrix'.$B$1:.$J$9];[.N1]+1;[.$A7]+1;1)" office:value-type="float" office:value="1307" calcext:value-type="float">
            <text:p>1307</text:p>
          </table:table-cell>
          <table:table-cell table:style-name="ce14" table:formula="of:=INDEX(['Distance Matrix'.$B$1:.$J$9];[.O1]+1;[.$A7]+1;1)" office:value-type="float" office:value="808" calcext:value-type="float">
            <text:p>808</text:p>
          </table:table-cell>
          <table:table-cell table:style-name="ce18" table:formula="of:=INDEX(['Distance Matrix'.$B$1:.$J$9];[.P1]+1;[.$A7]+1;1)" office:value-type="float" office:value="2684" calcext:value-type="float">
            <text:p>2684</text:p>
          </table:table-cell>
          <table:table-cell table:style-name="ce14" table:formula="of:=MIN([.N7];[.O7];[.P7])" office:value-type="float" office:value="808" calcext:value-type="float">
            <text:p>808</text:p>
          </table:table-cell>
          <table:table-cell table:style-name="ce8"/>
          <table:table-cell table:style-name="ce12" table:formula="of:=AVERAGE(['Distance Matrix'.G6:.I6])" office:value-type="float" office:value="646.333333333333" calcext:value-type="float">
            <text:p>646,3333333333</text:p>
          </table:table-cell>
          <table:table-cell table:style-name="ce12" table:formula="of:=MIN([.N7];AVERAGE(['Distance Matrix'.B6:.F6]))" office:value-type="float" office:value="1307" calcext:value-type="float">
            <text:p>1307</text:p>
          </table:table-cell>
          <table:table-cell table:style-name="ce12" table:formula="of:=([.T7]-[.S7])/MAX([.S7];[.T7])" office:value-type="float" office:value="0.505483295077786" calcext:value-type="float">
            <text:p>0,5054832951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]+1;[.$A8]+1;1)" office:value-type="float" office:value="3095" calcext:value-type="float">
            <text:p>3095</text:p>
          </table:table-cell>
          <table:table-cell table:style-name="ce16" table:formula="of:=INDEX(['Distance Matrix'.$B$1:.$J$9];[.C1]+1;[.$A8]+1;1)" office:value-type="float" office:value="2934" calcext:value-type="float">
            <text:p>2934</text:p>
          </table:table-cell>
          <table:table-cell table:style-name="ce16" table:formula="of:=INDEX(['Distance Matrix'.$B$1:.$J$9];[.D1]+1;[.$A8]+1;1)" office:value-type="float" office:value="2799" calcext:value-type="float">
            <text:p>2799</text:p>
          </table:table-cell>
          <table:table-cell table:style-name="ce11" table:formula="of:=MIN([.B8];[.C8];[.D8])" office:value-type="float" office:value="2799" calcext:value-type="float">
            <text:p>2799</text:p>
          </table:table-cell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]+1;[.$A8]+1;1)" office:value-type="float" office:value="3095" calcext:value-type="float">
            <text:p>3095</text:p>
          </table:table-cell>
          <table:table-cell table:style-name="ce16" table:formula="of:=INDEX(['Distance Matrix'.$B$1:.$J$9];[.I1]+1;[.$A8]+1;1)" office:value-type="float" office:value="0" calcext:value-type="float">
            <text:p>0</text:p>
          </table:table-cell>
          <table:table-cell table:style-name="ce16" table:formula="of:=INDEX(['Distance Matrix'.$B$1:.$J$9];[.J1]+1;[.$A8]+1;1)" office:value-type="float" office:value="2799" calcext:value-type="float">
            <text:p>2799</text:p>
          </table:table-cell>
          <table:table-cell table:style-name="ce11" table:formula="of:=MIN([.H8];[.I8];[.J8])" office:value-type="float" office:value="0" calcext:value-type="float">
            <text:p>0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8" table:formula="of:=INDEX(['Distance Matrix'.$B$1:.$J$9];[.N1]+1;[.$A8]+1;1)" office:value-type="float" office:value="1235" calcext:value-type="float">
            <text:p>1235</text:p>
          </table:table-cell>
          <table:table-cell table:style-name="ce14" table:formula="of:=INDEX(['Distance Matrix'.$B$1:.$J$9];[.O1]+1;[.$A8]+1;1)" office:value-type="float" office:value="0" calcext:value-type="float">
            <text:p>0</text:p>
          </table:table-cell>
          <table:table-cell table:style-name="ce18" table:formula="of:=INDEX(['Distance Matrix'.$B$1:.$J$9];[.P1]+1;[.$A8]+1;1)" office:value-type="float" office:value="2799" calcext:value-type="float">
            <text:p>2799</text:p>
          </table:table-cell>
          <table:table-cell table:style-name="ce14" table:formula="of:=MIN([.N8];[.O8];[.P8])" office:value-type="float" office:value="0" calcext:value-type="float">
            <text:p>0</text:p>
          </table:table-cell>
          <table:table-cell table:style-name="ce8"/>
          <table:table-cell table:style-name="ce12" table:formula="of:=AVERAGE(['Distance Matrix'.G7:.I7])" office:value-type="float" office:value="395.666666666667" calcext:value-type="float">
            <text:p>395,6666666667</text:p>
          </table:table-cell>
          <table:table-cell table:style-name="ce12" table:formula="of:=MIN([.N8];AVERAGE(['Distance Matrix'.B7:.F7]))" office:value-type="float" office:value="1235" calcext:value-type="float">
            <text:p>1235</text:p>
          </table:table-cell>
          <table:table-cell table:style-name="ce12" table:formula="of:=([.T8]-[.S8])/MAX([.S8];[.T8])" office:value-type="float" office:value="0.679622132253711" calcext:value-type="float">
            <text:p>0,6796221323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]+1;[.$A9]+1;1)" office:value-type="float" office:value="2979" calcext:value-type="float">
            <text:p>2979</text:p>
          </table:table-cell>
          <table:table-cell table:style-name="ce16" table:formula="of:=INDEX(['Distance Matrix'.$B$1:.$J$9];[.C1]+1;[.$A9]+1;1)" office:value-type="float" office:value="2786" calcext:value-type="float">
            <text:p>2786</text:p>
          </table:table-cell>
          <table:table-cell table:style-name="ce16" table:formula="of:=INDEX(['Distance Matrix'.$B$1:.$J$9];[.D1]+1;[.$A9]+1;1)" office:value-type="float" office:value="2631" calcext:value-type="float">
            <text:p>2631</text:p>
          </table:table-cell>
          <table:table-cell table:style-name="ce11" table:formula="of:=MIN([.B9];[.C9];[.D9])" office:value-type="float" office:value="2631" calcext:value-type="float">
            <text:p>2631</text:p>
          </table:table-cell>
          <table:table-cell table:style-name="ce8"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]+1;[.$A9]+1;1)" office:value-type="float" office:value="2979" calcext:value-type="float">
            <text:p>2979</text:p>
          </table:table-cell>
          <table:table-cell table:style-name="ce16" table:formula="of:=INDEX(['Distance Matrix'.$B$1:.$J$9];[.I1]+1;[.$A9]+1;1)" office:value-type="float" office:value="379" calcext:value-type="float">
            <text:p>379</text:p>
          </table:table-cell>
          <table:table-cell table:style-name="ce16" table:formula="of:=INDEX(['Distance Matrix'.$B$1:.$J$9];[.J1]+1;[.$A9]+1;1)" office:value-type="float" office:value="2631" calcext:value-type="float">
            <text:p>2631</text:p>
          </table:table-cell>
          <table:table-cell table:style-name="ce11" table:formula="of:=MIN([.H9];[.I9];[.J9])" office:value-type="float" office:value="379" calcext:value-type="float">
            <text:p>379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8" table:formula="of:=INDEX(['Distance Matrix'.$B$1:.$J$9];[.N1]+1;[.$A9]+1;1)" office:value-type="float" office:value="1059" calcext:value-type="float">
            <text:p>1059</text:p>
          </table:table-cell>
          <table:table-cell table:style-name="ce14" table:formula="of:=INDEX(['Distance Matrix'.$B$1:.$J$9];[.O1]+1;[.$A9]+1;1)" office:value-type="float" office:value="379" calcext:value-type="float">
            <text:p>379</text:p>
          </table:table-cell>
          <table:table-cell table:style-name="ce18" table:formula="of:=INDEX(['Distance Matrix'.$B$1:.$J$9];[.P1]+1;[.$A9]+1;1)" office:value-type="float" office:value="2631" calcext:value-type="float">
            <text:p>2631</text:p>
          </table:table-cell>
          <table:table-cell table:style-name="ce14" table:formula="of:=MIN([.N9];[.O9];[.P9])" office:value-type="float" office:value="379" calcext:value-type="float">
            <text:p>379</text:p>
          </table:table-cell>
          <table:table-cell table:style-name="ce8"/>
          <table:table-cell table:style-name="ce12" table:formula="of:=AVERAGE(['Distance Matrix'.G8:.I8])" office:value-type="float" office:value="503.333333333333" calcext:value-type="float">
            <text:p>503,3333333333</text:p>
          </table:table-cell>
          <table:table-cell table:style-name="ce12" table:formula="of:=MIN([.N9];AVERAGE(['Distance Matrix'.B8:.F8]))" office:value-type="float" office:value="1059" calcext:value-type="float">
            <text:p>1059</text:p>
          </table:table-cell>
          <table:table-cell table:style-name="ce12" table:formula="of:=([.T9]-[.S9])/MAX([.S9];[.T9])" office:value-type="float" office:value="0.524708844822159" calcext:value-type="float">
            <text:p>0,5247088448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]+1;[.$A10]+1;1)" office:value-type="float" office:value="1949" calcext:value-type="float">
            <text:p>1949</text:p>
          </table:table-cell>
          <table:table-cell table:style-name="ce16" table:formula="of:=INDEX(['Distance Matrix'.$B$1:.$J$9];[.C1]+1;[.$A10]+1;1)" office:value-type="float" office:value="1771" calcext:value-type="float">
            <text:p>1771</text:p>
          </table:table-cell>
          <table:table-cell table:style-name="ce16" table:formula="of:=INDEX(['Distance Matrix'.$B$1:.$J$9];[.D1]+1;[.$A10]+1;1)" office:value-type="float" office:value="1616" calcext:value-type="float">
            <text:p>1616</text:p>
          </table:table-cell>
          <table:table-cell table:style-name="ce11" table:formula="of:=MIN([.B10];[.C10];[.D10])" office:value-type="float" office:value="1616" calcext:value-type="float">
            <text:p>1616</text:p>
          </table:table-cell>
          <table:table-cell table:style-name="ce8"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]+1;[.$A10]+1;1)" office:value-type="float" office:value="1949" calcext:value-type="float">
            <text:p>1949</text:p>
          </table:table-cell>
          <table:table-cell table:style-name="ce16" table:formula="of:=INDEX(['Distance Matrix'.$B$1:.$J$9];[.I1]+1;[.$A10]+1;1)" office:value-type="float" office:value="1235" calcext:value-type="float">
            <text:p>1235</text:p>
          </table:table-cell>
          <table:table-cell table:style-name="ce16" table:formula="of:=INDEX(['Distance Matrix'.$B$1:.$J$9];[.J1]+1;[.$A10]+1;1)" office:value-type="float" office:value="1616" calcext:value-type="float">
            <text:p>1616</text:p>
          </table:table-cell>
          <table:table-cell table:style-name="ce11" table:formula="of:=MIN([.H10];[.I10];[.J10])" office:value-type="float" office:value="1235" calcext:value-type="float">
            <text:p>1235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table:formula="of:=INDEX(['Distance Matrix'.$B$1:.$J$9];[.N1]+1;[.$A10]+1;1)" office:value-type="float" office:value="0" calcext:value-type="float">
            <text:p>0</text:p>
          </table:table-cell>
          <table:table-cell table:style-name="ce18" table:formula="of:=INDEX(['Distance Matrix'.$B$1:.$J$9];[.O1]+1;[.$A10]+1;1)" office:value-type="float" office:value="1235" calcext:value-type="float">
            <text:p>1235</text:p>
          </table:table-cell>
          <table:table-cell table:style-name="ce18" table:formula="of:=INDEX(['Distance Matrix'.$B$1:.$J$9];[.P1]+1;[.$A10]+1;1)" office:value-type="float" office:value="1616" calcext:value-type="float">
            <text:p>1616</text:p>
          </table:table-cell>
          <table:table-cell table:style-name="ce14" table:formula="of:=MIN([.N10];[.O10];[.P10])" office:value-type="float" office:value="0" calcext:value-type="float">
            <text:p>0</text:p>
          </table:table-cell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12" table:formula="of:=MIN(AVERAGE(['Distance Matrix'.B9:.F9]);AVERAGE(['Distance Matrix'.G9:.I9]))" office:value-type="float" office:value="1200.33333333333" calcext:value-type="float">
            <text:p>1200,3333333333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2:.E10])" office:value-type="float" office:value="11476" calcext:value-type="float" table:number-columns-spanned="3" table:number-rows-spanned="1">
            <text:p>11476</text:p>
          </table:table-cell>
          <table:covered-table-cell table:number-columns-repeated="2" table:style-name="ce11"/>
          <table:table-cell table:style-name="ce8"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2:.K10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1"/>
          <table:table-cell table:style-name="ce8"/>
          <table:table-cell table:style-name="ce14" office:value-type="string" calcext:value-type="string" table:number-columns-spanned="2" table:number-rows-spanned="1">
            <text:p>Koszt</text:p>
          </table:table-cell>
          <table:covered-table-cell table:style-name="ce14"/>
          <table:table-cell table:style-name="ce14" table:formula="of:=SUM([.Q2:.Q10])" office:value-type="float" office:value="3595" calcext:value-type="float" table:number-columns-spanned="3" table:number-rows-spanned="1">
            <text:p>3595</text:p>
          </table:table-cell>
          <table:covered-table-cell table:number-columns-repeated="2" table:style-name="ce14"/>
          <table:table-cell table:style-name="ce8"/>
          <table:table-cell table:style-name="ce11" office:value-type="string" calcext:value-type="string" table:number-columns-spanned="2" table:number-rows-spanned="1">
            <text:p>SUMA</text:p>
          </table:table-cell>
          <table:covered-table-cell table:style-name="ce11"/>
          <table:table-cell table:style-name="ce11" table:formula="of:=SUM([.U2:.U10])" office:value-type="float" office:value="4.53746764696984" calcext:value-type="float">
            <text:p>4,537467647</text:p>
          </table:table-cell>
          <table:table-cell table:style-name="ce8" table:number-columns-repeated="1001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3]+1;[.$A14]+1;1)" office:value-type="float" office:value="1504" calcext:value-type="float">
            <text:p>1504</text:p>
          </table:table-cell>
          <table:table-cell table:style-name="ce16" table:formula="of:=INDEX(['Distance Matrix'.$B$1:.$J$9];[.C13]+1;[.$A14]+1;1)" office:value-type="float" office:value="206" calcext:value-type="float">
            <text:p>206</text:p>
          </table:table-cell>
          <table:table-cell table:style-name="ce16" table:formula="of:=INDEX(['Distance Matrix'.$B$1:.$J$9];[.D13]+1;[.$A14]+1;1)" office:value-type="float" office:value="429" calcext:value-type="float">
            <text:p>429</text:p>
          </table:table-cell>
          <table:table-cell table:style-name="ce11" table:formula="of:=MIN([.B14];[.C14];[.D14])" office:value-type="float" office:value="206" calcext:value-type="float">
            <text:p>20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3]+1;[.$A14]+1;1)" office:value-type="float" office:value="206" calcext:value-type="float">
            <text:p>206</text:p>
          </table:table-cell>
          <table:table-cell table:style-name="ce16" table:formula="of:=INDEX(['Distance Matrix'.$B$1:.$J$9];[.I13]+1;[.$A14]+1;1)" office:value-type="float" office:value="3095" calcext:value-type="float">
            <text:p>3095</text:p>
          </table:table-cell>
          <table:table-cell table:style-name="ce16" table:formula="of:=INDEX(['Distance Matrix'.$B$1:.$J$9];[.J13]+1;[.$A14]+1;1)" office:value-type="float" office:value="429" calcext:value-type="float">
            <text:p>429</text:p>
          </table:table-cell>
          <table:table-cell table:style-name="ce11" table:formula="of:=MIN([.H14];[.I14];[.J14])" office:value-type="float" office:value="206" calcext:value-type="float">
            <text:p>20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3]+1;[.$A14]+1;1)" office:value-type="float" office:value="0" calcext:value-type="float">
            <text:p>0</text:p>
          </table:table-cell>
          <table:table-cell table:style-name="ce16" table:formula="of:=INDEX(['Distance Matrix'.$B$1:.$J$9];[.O13]+1;[.$A14]+1;1)" office:value-type="float" office:value="3095" calcext:value-type="float">
            <text:p>3095</text:p>
          </table:table-cell>
          <table:table-cell table:style-name="ce16" table:formula="of:=INDEX(['Distance Matrix'.$B$1:.$J$9];[.P13]+1;[.$A14]+1;1)" office:value-type="float" office:value="429" calcext:value-type="float">
            <text:p>429</text:p>
          </table:table-cell>
          <table:table-cell table:style-name="ce11" table:formula="of:=MIN([.N14];[.O14];[.P1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3]+1;[.$A15]+1;1)" office:value-type="float" office:value="1308" calcext:value-type="float">
            <text:p>1308</text:p>
          </table:table-cell>
          <table:table-cell table:style-name="ce16" table:formula="of:=INDEX(['Distance Matrix'.$B$1:.$J$9];[.C13]+1;[.$A15]+1;1)" office:value-type="float" office:value="0" calcext:value-type="float">
            <text:p>0</text:p>
          </table:table-cell>
          <table:table-cell table:style-name="ce16" table:formula="of:=INDEX(['Distance Matrix'.$B$1:.$J$9];[.D13]+1;[.$A15]+1;1)" office:value-type="float" office:value="233" calcext:value-type="float">
            <text:p>233</text:p>
          </table:table-cell>
          <table:table-cell table:style-name="ce11" table:formula="of:=MIN([.B15];[.C15];[.D15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3]+1;[.$A15]+1;1)" office:value-type="float" office:value="0" calcext:value-type="float">
            <text:p>0</text:p>
          </table:table-cell>
          <table:table-cell table:style-name="ce16" table:formula="of:=INDEX(['Distance Matrix'.$B$1:.$J$9];[.I13]+1;[.$A15]+1;1)" office:value-type="float" office:value="2934" calcext:value-type="float">
            <text:p>2934</text:p>
          </table:table-cell>
          <table:table-cell table:style-name="ce16" table:formula="of:=INDEX(['Distance Matrix'.$B$1:.$J$9];[.J13]+1;[.$A15]+1;1)" office:value-type="float" office:value="233" calcext:value-type="float">
            <text:p>233</text:p>
          </table:table-cell>
          <table:table-cell table:style-name="ce11" table:formula="of:=MIN([.H15];[.I15];[.J15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3]+1;[.$A15]+1;1)" office:value-type="float" office:value="206" calcext:value-type="float">
            <text:p>206</text:p>
          </table:table-cell>
          <table:table-cell table:style-name="ce16" table:formula="of:=INDEX(['Distance Matrix'.$B$1:.$J$9];[.O13]+1;[.$A15]+1;1)" office:value-type="float" office:value="2934" calcext:value-type="float">
            <text:p>2934</text:p>
          </table:table-cell>
          <table:table-cell table:style-name="ce16" table:formula="of:=INDEX(['Distance Matrix'.$B$1:.$J$9];[.P13]+1;[.$A15]+1;1)" office:value-type="float" office:value="233" calcext:value-type="float">
            <text:p>233</text:p>
          </table:table-cell>
          <table:table-cell table:style-name="ce11" table:formula="of:=MIN([.N15];[.O15];[.P15])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3]+1;[.$A16]+1;1)" office:value-type="float" office:value="1075" calcext:value-type="float">
            <text:p>1075</text:p>
          </table:table-cell>
          <table:table-cell table:style-name="ce16" table:formula="of:=INDEX(['Distance Matrix'.$B$1:.$J$9];[.C13]+1;[.$A16]+1;1)" office:value-type="float" office:value="233" calcext:value-type="float">
            <text:p>233</text:p>
          </table:table-cell>
          <table:table-cell table:style-name="ce16" table:formula="of:=INDEX(['Distance Matrix'.$B$1:.$J$9];[.D13]+1;[.$A16]+1;1)" office:value-type="float" office:value="0" calcext:value-type="float">
            <text:p>0</text:p>
          </table:table-cell>
          <table:table-cell table:style-name="ce11" table:formula="of:=MIN([.B16];[.C16];[.D16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3]+1;[.$A16]+1;1)" office:value-type="float" office:value="233" calcext:value-type="float">
            <text:p>233</text:p>
          </table:table-cell>
          <table:table-cell table:style-name="ce16" table:formula="of:=INDEX(['Distance Matrix'.$B$1:.$J$9];[.I13]+1;[.$A16]+1;1)" office:value-type="float" office:value="2799" calcext:value-type="float">
            <text:p>2799</text:p>
          </table:table-cell>
          <table:table-cell table:style-name="ce16" table:formula="of:=INDEX(['Distance Matrix'.$B$1:.$J$9];[.J13]+1;[.$A16]+1;1)" office:value-type="float" office:value="0" calcext:value-type="float">
            <text:p>0</text:p>
          </table:table-cell>
          <table:table-cell table:style-name="ce11" table:formula="of:=MIN([.H16];[.I16];[.J16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3]+1;[.$A16]+1;1)" office:value-type="float" office:value="429" calcext:value-type="float">
            <text:p>429</text:p>
          </table:table-cell>
          <table:table-cell table:style-name="ce16" table:formula="of:=INDEX(['Distance Matrix'.$B$1:.$J$9];[.O13]+1;[.$A16]+1;1)" office:value-type="float" office:value="2799" calcext:value-type="float">
            <text:p>2799</text:p>
          </table:table-cell>
          <table:table-cell table:style-name="ce16" table:formula="of:=INDEX(['Distance Matrix'.$B$1:.$J$9];[.P13]+1;[.$A16]+1;1)" office:value-type="float" office:value="0" calcext:value-type="float">
            <text:p>0</text:p>
          </table:table-cell>
          <table:table-cell table:style-name="ce11" table:formula="of:=MIN([.N16];[.O16];[.P1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3]+1;[.$A17]+1;1)" office:value-type="float" office:value="0" calcext:value-type="float">
            <text:p>0</text:p>
          </table:table-cell>
          <table:table-cell table:style-name="ce16" table:formula="of:=INDEX(['Distance Matrix'.$B$1:.$J$9];[.C13]+1;[.$A17]+1;1)" office:value-type="float" office:value="1308" calcext:value-type="float">
            <text:p>1308</text:p>
          </table:table-cell>
          <table:table-cell table:style-name="ce16" table:formula="of:=INDEX(['Distance Matrix'.$B$1:.$J$9];[.D13]+1;[.$A17]+1;1)" office:value-type="float" office:value="1075" calcext:value-type="float">
            <text:p>1075</text:p>
          </table:table-cell>
          <table:table-cell table:style-name="ce11" table:formula="of:=MIN([.B17];[.C17];[.D17])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3]+1;[.$A17]+1;1)" office:value-type="float" office:value="1308" calcext:value-type="float">
            <text:p>1308</text:p>
          </table:table-cell>
          <table:table-cell table:style-name="ce16" table:formula="of:=INDEX(['Distance Matrix'.$B$1:.$J$9];[.I13]+1;[.$A17]+1;1)" office:value-type="float" office:value="3053" calcext:value-type="float">
            <text:p>3053</text:p>
          </table:table-cell>
          <table:table-cell table:style-name="ce16" table:formula="of:=INDEX(['Distance Matrix'.$B$1:.$J$9];[.J13]+1;[.$A17]+1;1)" office:value-type="float" office:value="1075" calcext:value-type="float">
            <text:p>1075</text:p>
          </table:table-cell>
          <table:table-cell table:style-name="ce11" table:formula="of:=MIN([.H17];[.I17];[.J17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3]+1;[.$A17]+1;1)" office:value-type="float" office:value="1504" calcext:value-type="float">
            <text:p>1504</text:p>
          </table:table-cell>
          <table:table-cell table:style-name="ce16" table:formula="of:=INDEX(['Distance Matrix'.$B$1:.$J$9];[.O13]+1;[.$A17]+1;1)" office:value-type="float" office:value="3053" calcext:value-type="float">
            <text:p>3053</text:p>
          </table:table-cell>
          <table:table-cell table:style-name="ce16" table:formula="of:=INDEX(['Distance Matrix'.$B$1:.$J$9];[.P13]+1;[.$A17]+1;1)" office:value-type="float" office:value="1075" calcext:value-type="float">
            <text:p>1075</text:p>
          </table:table-cell>
          <table:table-cell table:style-name="ce11" table:formula="of:=MIN([.N17];[.O17];[.P17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3]+1;[.$A18]+1;1)" office:value-type="float" office:value="1329" calcext:value-type="float">
            <text:p>1329</text:p>
          </table:table-cell>
          <table:table-cell table:style-name="ce16" table:formula="of:=INDEX(['Distance Matrix'.$B$1:.$J$9];[.C13]+1;[.$A18]+1;1)" office:value-type="float" office:value="802" calcext:value-type="float">
            <text:p>802</text:p>
          </table:table-cell>
          <table:table-cell table:style-name="ce16" table:formula="of:=INDEX(['Distance Matrix'.$B$1:.$J$9];[.D13]+1;[.$A18]+1;1)" office:value-type="float" office:value="671" calcext:value-type="float">
            <text:p>671</text:p>
          </table:table-cell>
          <table:table-cell table:style-name="ce11" table:formula="of:=MIN([.B18];[.C18];[.D18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3]+1;[.$A18]+1;1)" office:value-type="float" office:value="802" calcext:value-type="float">
            <text:p>802</text:p>
          </table:table-cell>
          <table:table-cell table:style-name="ce16" table:formula="of:=INDEX(['Distance Matrix'.$B$1:.$J$9];[.I13]+1;[.$A18]+1;1)" office:value-type="float" office:value="2142" calcext:value-type="float">
            <text:p>2142</text:p>
          </table:table-cell>
          <table:table-cell table:style-name="ce16" table:formula="of:=INDEX(['Distance Matrix'.$B$1:.$J$9];[.J13]+1;[.$A18]+1;1)" office:value-type="float" office:value="671" calcext:value-type="float">
            <text:p>671</text:p>
          </table:table-cell>
          <table:table-cell table:style-name="ce11" table:formula="of:=MIN([.H18];[.I18];[.J18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3]+1;[.$A18]+1;1)" office:value-type="float" office:value="963" calcext:value-type="float">
            <text:p>963</text:p>
          </table:table-cell>
          <table:table-cell table:style-name="ce16" table:formula="of:=INDEX(['Distance Matrix'.$B$1:.$J$9];[.O13]+1;[.$A18]+1;1)" office:value-type="float" office:value="2142" calcext:value-type="float">
            <text:p>2142</text:p>
          </table:table-cell>
          <table:table-cell table:style-name="ce16" table:formula="of:=INDEX(['Distance Matrix'.$B$1:.$J$9];[.P13]+1;[.$A18]+1;1)" office:value-type="float" office:value="671" calcext:value-type="float">
            <text:p>671</text:p>
          </table:table-cell>
          <table:table-cell table:style-name="ce11" table:formula="of:=MIN([.N18];[.O18];[.P18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3]+1;[.$A19]+1;1)" office:value-type="float" office:value="3273" calcext:value-type="float">
            <text:p>3273</text:p>
          </table:table-cell>
          <table:table-cell table:style-name="ce16" table:formula="of:=INDEX(['Distance Matrix'.$B$1:.$J$9];[.C13]+1;[.$A19]+1;1)" office:value-type="float" office:value="2915" calcext:value-type="float">
            <text:p>2915</text:p>
          </table:table-cell>
          <table:table-cell table:style-name="ce16" table:formula="of:=INDEX(['Distance Matrix'.$B$1:.$J$9];[.D13]+1;[.$A19]+1;1)" office:value-type="float" office:value="2684" calcext:value-type="float">
            <text:p>2684</text:p>
          </table:table-cell>
          <table:table-cell table:style-name="ce11" table:formula="of:=MIN([.B19];[.C19];[.D19])" office:value-type="float" office:value="2684" calcext:value-type="float">
            <text:p>2684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3]+1;[.$A19]+1;1)" office:value-type="float" office:value="2915" calcext:value-type="float">
            <text:p>2915</text:p>
          </table:table-cell>
          <table:table-cell table:style-name="ce16" table:formula="of:=INDEX(['Distance Matrix'.$B$1:.$J$9];[.I13]+1;[.$A19]+1;1)" office:value-type="float" office:value="808" calcext:value-type="float">
            <text:p>808</text:p>
          </table:table-cell>
          <table:table-cell table:style-name="ce16" table:formula="of:=INDEX(['Distance Matrix'.$B$1:.$J$9];[.J13]+1;[.$A19]+1;1)" office:value-type="float" office:value="2684" calcext:value-type="float">
            <text:p>2684</text:p>
          </table:table-cell>
          <table:table-cell table:style-name="ce11" table:formula="of:=MIN([.H19];[.I19];[.J19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3]+1;[.$A19]+1;1)" office:value-type="float" office:value="2976" calcext:value-type="float">
            <text:p>2976</text:p>
          </table:table-cell>
          <table:table-cell table:style-name="ce16" table:formula="of:=INDEX(['Distance Matrix'.$B$1:.$J$9];[.O13]+1;[.$A19]+1;1)" office:value-type="float" office:value="808" calcext:value-type="float">
            <text:p>808</text:p>
          </table:table-cell>
          <table:table-cell table:style-name="ce16" table:formula="of:=INDEX(['Distance Matrix'.$B$1:.$J$9];[.P13]+1;[.$A19]+1;1)" office:value-type="float" office:value="2684" calcext:value-type="float">
            <text:p>2684</text:p>
          </table:table-cell>
          <table:table-cell table:style-name="ce11" table:formula="of:=MIN([.N19];[.O19];[.P19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3]+1;[.$A20]+1;1)" office:value-type="float" office:value="3053" calcext:value-type="float">
            <text:p>3053</text:p>
          </table:table-cell>
          <table:table-cell table:style-name="ce16" table:formula="of:=INDEX(['Distance Matrix'.$B$1:.$J$9];[.C13]+1;[.$A20]+1;1)" office:value-type="float" office:value="2934" calcext:value-type="float">
            <text:p>2934</text:p>
          </table:table-cell>
          <table:table-cell table:style-name="ce16" table:formula="of:=INDEX(['Distance Matrix'.$B$1:.$J$9];[.D13]+1;[.$A20]+1;1)" office:value-type="float" office:value="2799" calcext:value-type="float">
            <text:p>2799</text:p>
          </table:table-cell>
          <table:table-cell table:style-name="ce11" table:formula="of:=MIN([.B20];[.C20];[.D20])" office:value-type="float" office:value="2799" calcext:value-type="float">
            <text:p>279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3]+1;[.$A20]+1;1)" office:value-type="float" office:value="2934" calcext:value-type="float">
            <text:p>2934</text:p>
          </table:table-cell>
          <table:table-cell table:style-name="ce16" table:formula="of:=INDEX(['Distance Matrix'.$B$1:.$J$9];[.I13]+1;[.$A20]+1;1)" office:value-type="float" office:value="0" calcext:value-type="float">
            <text:p>0</text:p>
          </table:table-cell>
          <table:table-cell table:style-name="ce16" table:formula="of:=INDEX(['Distance Matrix'.$B$1:.$J$9];[.J13]+1;[.$A20]+1;1)" office:value-type="float" office:value="2799" calcext:value-type="float">
            <text:p>2799</text:p>
          </table:table-cell>
          <table:table-cell table:style-name="ce11" table:formula="of:=MIN([.H20];[.I20];[.J20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3]+1;[.$A20]+1;1)" office:value-type="float" office:value="3095" calcext:value-type="float">
            <text:p>3095</text:p>
          </table:table-cell>
          <table:table-cell table:style-name="ce16" table:formula="of:=INDEX(['Distance Matrix'.$B$1:.$J$9];[.O13]+1;[.$A20]+1;1)" office:value-type="float" office:value="0" calcext:value-type="float">
            <text:p>0</text:p>
          </table:table-cell>
          <table:table-cell table:style-name="ce16" table:formula="of:=INDEX(['Distance Matrix'.$B$1:.$J$9];[.P13]+1;[.$A20]+1;1)" office:value-type="float" office:value="2799" calcext:value-type="float">
            <text:p>2799</text:p>
          </table:table-cell>
          <table:table-cell table:style-name="ce11" table:formula="of:=MIN([.N20];[.O20];[.P2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3]+1;[.$A21]+1;1)" office:value-type="float" office:value="2687" calcext:value-type="float">
            <text:p>2687</text:p>
          </table:table-cell>
          <table:table-cell table:style-name="ce16" table:formula="of:=INDEX(['Distance Matrix'.$B$1:.$J$9];[.C13]+1;[.$A21]+1;1)" office:value-type="float" office:value="2786" calcext:value-type="float">
            <text:p>2786</text:p>
          </table:table-cell>
          <table:table-cell table:style-name="ce16" table:formula="of:=INDEX(['Distance Matrix'.$B$1:.$J$9];[.D13]+1;[.$A21]+1;1)" office:value-type="float" office:value="2631" calcext:value-type="float">
            <text:p>2631</text:p>
          </table:table-cell>
          <table:table-cell table:style-name="ce11" table:formula="of:=MIN([.B21];[.C21];[.D21])" office:value-type="float" office:value="2631" calcext:value-type="float">
            <text:p>26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3]+1;[.$A21]+1;1)" office:value-type="float" office:value="2786" calcext:value-type="float">
            <text:p>2786</text:p>
          </table:table-cell>
          <table:table-cell table:style-name="ce16" table:formula="of:=INDEX(['Distance Matrix'.$B$1:.$J$9];[.I13]+1;[.$A21]+1;1)" office:value-type="float" office:value="379" calcext:value-type="float">
            <text:p>379</text:p>
          </table:table-cell>
          <table:table-cell table:style-name="ce16" table:formula="of:=INDEX(['Distance Matrix'.$B$1:.$J$9];[.J13]+1;[.$A21]+1;1)" office:value-type="float" office:value="2631" calcext:value-type="float">
            <text:p>2631</text:p>
          </table:table-cell>
          <table:table-cell table:style-name="ce11" table:formula="of:=MIN([.H21];[.I21];[.J21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3]+1;[.$A21]+1;1)" office:value-type="float" office:value="2979" calcext:value-type="float">
            <text:p>2979</text:p>
          </table:table-cell>
          <table:table-cell table:style-name="ce16" table:formula="of:=INDEX(['Distance Matrix'.$B$1:.$J$9];[.O13]+1;[.$A21]+1;1)" office:value-type="float" office:value="379" calcext:value-type="float">
            <text:p>379</text:p>
          </table:table-cell>
          <table:table-cell table:style-name="ce16" table:formula="of:=INDEX(['Distance Matrix'.$B$1:.$J$9];[.P13]+1;[.$A21]+1;1)" office:value-type="float" office:value="2631" calcext:value-type="float">
            <text:p>2631</text:p>
          </table:table-cell>
          <table:table-cell table:style-name="ce11" table:formula="of:=MIN([.N21];[.O21];[.P21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3]+1;[.$A22]+1;1)" office:value-type="float" office:value="2037" calcext:value-type="float">
            <text:p>2037</text:p>
          </table:table-cell>
          <table:table-cell table:style-name="ce16" table:formula="of:=INDEX(['Distance Matrix'.$B$1:.$J$9];[.C13]+1;[.$A22]+1;1)" office:value-type="float" office:value="1771" calcext:value-type="float">
            <text:p>1771</text:p>
          </table:table-cell>
          <table:table-cell table:style-name="ce16" table:formula="of:=INDEX(['Distance Matrix'.$B$1:.$J$9];[.D13]+1;[.$A22]+1;1)" office:value-type="float" office:value="1616" calcext:value-type="float">
            <text:p>1616</text:p>
          </table:table-cell>
          <table:table-cell table:style-name="ce11" table:formula="of:=MIN([.B22];[.C22];[.D22])" office:value-type="float" office:value="1616" calcext:value-type="float">
            <text:p>161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3]+1;[.$A22]+1;1)" office:value-type="float" office:value="1771" calcext:value-type="float">
            <text:p>1771</text:p>
          </table:table-cell>
          <table:table-cell table:style-name="ce16" table:formula="of:=INDEX(['Distance Matrix'.$B$1:.$J$9];[.I13]+1;[.$A22]+1;1)" office:value-type="float" office:value="1235" calcext:value-type="float">
            <text:p>1235</text:p>
          </table:table-cell>
          <table:table-cell table:style-name="ce16" table:formula="of:=INDEX(['Distance Matrix'.$B$1:.$J$9];[.J13]+1;[.$A22]+1;1)" office:value-type="float" office:value="1616" calcext:value-type="float">
            <text:p>1616</text:p>
          </table:table-cell>
          <table:table-cell table:style-name="ce11" table:formula="of:=MIN([.H22];[.I22];[.J22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3]+1;[.$A22]+1;1)" office:value-type="float" office:value="1949" calcext:value-type="float">
            <text:p>1949</text:p>
          </table:table-cell>
          <table:table-cell table:style-name="ce16" table:formula="of:=INDEX(['Distance Matrix'.$B$1:.$J$9];[.O13]+1;[.$A22]+1;1)" office:value-type="float" office:value="1235" calcext:value-type="float">
            <text:p>1235</text:p>
          </table:table-cell>
          <table:table-cell table:style-name="ce16" table:formula="of:=INDEX(['Distance Matrix'.$B$1:.$J$9];[.P13]+1;[.$A22]+1;1)" office:value-type="float" office:value="1616" calcext:value-type="float">
            <text:p>1616</text:p>
          </table:table-cell>
          <table:table-cell table:style-name="ce11" table:formula="of:=MIN([.N22];[.O22];[.P22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4:.E22])" office:value-type="float" office:value="10607" calcext:value-type="float" table:number-columns-spanned="3" table:number-rows-spanned="1">
            <text:p>10607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4:.K22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4:.Q22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25]+1;[.$A26]+1;1)" office:value-type="float" office:value="963" calcext:value-type="float">
            <text:p>963</text:p>
          </table:table-cell>
          <table:table-cell table:style-name="ce16" table:formula="of:=INDEX(['Distance Matrix'.$B$1:.$J$9];[.C25]+1;[.$A26]+1;1)" office:value-type="float" office:value="206" calcext:value-type="float">
            <text:p>206</text:p>
          </table:table-cell>
          <table:table-cell table:style-name="ce16" table:formula="of:=INDEX(['Distance Matrix'.$B$1:.$J$9];[.D25]+1;[.$A26]+1;1)" office:value-type="float" office:value="429" calcext:value-type="float">
            <text:p>429</text:p>
          </table:table-cell>
          <table:table-cell table:style-name="ce11" table:formula="of:=MIN([.B26];[.C26];[.D26])" office:value-type="float" office:value="206" calcext:value-type="float">
            <text:p>20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25]+1;[.$A26]+1;1)" office:value-type="float" office:value="1504" calcext:value-type="float">
            <text:p>1504</text:p>
          </table:table-cell>
          <table:table-cell table:style-name="ce16" table:formula="of:=INDEX(['Distance Matrix'.$B$1:.$J$9];[.I25]+1;[.$A26]+1;1)" office:value-type="float" office:value="3095" calcext:value-type="float">
            <text:p>3095</text:p>
          </table:table-cell>
          <table:table-cell table:style-name="ce16" table:formula="of:=INDEX(['Distance Matrix'.$B$1:.$J$9];[.J25]+1;[.$A26]+1;1)" office:value-type="float" office:value="429" calcext:value-type="float">
            <text:p>429</text:p>
          </table:table-cell>
          <table:table-cell table:style-name="ce11" table:formula="of:=MIN([.H26];[.I26];[.J26])" office:value-type="float" office:value="429" calcext:value-type="float">
            <text:p>429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25]+1;[.$A26]+1;1)" office:value-type="float" office:value="206" calcext:value-type="float">
            <text:p>206</text:p>
          </table:table-cell>
          <table:table-cell table:style-name="ce16" table:formula="of:=INDEX(['Distance Matrix'.$B$1:.$J$9];[.O25]+1;[.$A26]+1;1)" office:value-type="float" office:value="3095" calcext:value-type="float">
            <text:p>3095</text:p>
          </table:table-cell>
          <table:table-cell table:style-name="ce16" table:formula="of:=INDEX(['Distance Matrix'.$B$1:.$J$9];[.P25]+1;[.$A26]+1;1)" office:value-type="float" office:value="429" calcext:value-type="float">
            <text:p>429</text:p>
          </table:table-cell>
          <table:table-cell table:style-name="ce11" table:formula="of:=MIN([.N26];[.O26];[.P26])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25]+1;[.$A27]+1;1)" office:value-type="float" office:value="802" calcext:value-type="float">
            <text:p>802</text:p>
          </table:table-cell>
          <table:table-cell table:style-name="ce16" table:formula="of:=INDEX(['Distance Matrix'.$B$1:.$J$9];[.C25]+1;[.$A27]+1;1)" office:value-type="float" office:value="0" calcext:value-type="float">
            <text:p>0</text:p>
          </table:table-cell>
          <table:table-cell table:style-name="ce16" table:formula="of:=INDEX(['Distance Matrix'.$B$1:.$J$9];[.D25]+1;[.$A27]+1;1)" office:value-type="float" office:value="233" calcext:value-type="float">
            <text:p>233</text:p>
          </table:table-cell>
          <table:table-cell table:style-name="ce11" table:formula="of:=MIN([.B27];[.C27];[.D27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25]+1;[.$A27]+1;1)" office:value-type="float" office:value="1308" calcext:value-type="float">
            <text:p>1308</text:p>
          </table:table-cell>
          <table:table-cell table:style-name="ce16" table:formula="of:=INDEX(['Distance Matrix'.$B$1:.$J$9];[.I25]+1;[.$A27]+1;1)" office:value-type="float" office:value="2934" calcext:value-type="float">
            <text:p>2934</text:p>
          </table:table-cell>
          <table:table-cell table:style-name="ce16" table:formula="of:=INDEX(['Distance Matrix'.$B$1:.$J$9];[.J25]+1;[.$A27]+1;1)" office:value-type="float" office:value="233" calcext:value-type="float">
            <text:p>233</text:p>
          </table:table-cell>
          <table:table-cell table:style-name="ce11" table:formula="of:=MIN([.H27];[.I27];[.J27])" office:value-type="float" office:value="233" calcext:value-type="float">
            <text:p>23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25]+1;[.$A27]+1;1)" office:value-type="float" office:value="0" calcext:value-type="float">
            <text:p>0</text:p>
          </table:table-cell>
          <table:table-cell table:style-name="ce16" table:formula="of:=INDEX(['Distance Matrix'.$B$1:.$J$9];[.O25]+1;[.$A27]+1;1)" office:value-type="float" office:value="2934" calcext:value-type="float">
            <text:p>2934</text:p>
          </table:table-cell>
          <table:table-cell table:style-name="ce16" table:formula="of:=INDEX(['Distance Matrix'.$B$1:.$J$9];[.P25]+1;[.$A27]+1;1)" office:value-type="float" office:value="233" calcext:value-type="float">
            <text:p>233</text:p>
          </table:table-cell>
          <table:table-cell table:style-name="ce11" table:formula="of:=MIN([.N27];[.O27];[.P27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25]+1;[.$A28]+1;1)" office:value-type="float" office:value="671" calcext:value-type="float">
            <text:p>671</text:p>
          </table:table-cell>
          <table:table-cell table:style-name="ce16" table:formula="of:=INDEX(['Distance Matrix'.$B$1:.$J$9];[.C25]+1;[.$A28]+1;1)" office:value-type="float" office:value="233" calcext:value-type="float">
            <text:p>233</text:p>
          </table:table-cell>
          <table:table-cell table:style-name="ce16" table:formula="of:=INDEX(['Distance Matrix'.$B$1:.$J$9];[.D25]+1;[.$A28]+1;1)" office:value-type="float" office:value="0" calcext:value-type="float">
            <text:p>0</text:p>
          </table:table-cell>
          <table:table-cell table:style-name="ce11" table:formula="of:=MIN([.B28];[.C28];[.D28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25]+1;[.$A28]+1;1)" office:value-type="float" office:value="1075" calcext:value-type="float">
            <text:p>1075</text:p>
          </table:table-cell>
          <table:table-cell table:style-name="ce16" table:formula="of:=INDEX(['Distance Matrix'.$B$1:.$J$9];[.I25]+1;[.$A28]+1;1)" office:value-type="float" office:value="2799" calcext:value-type="float">
            <text:p>2799</text:p>
          </table:table-cell>
          <table:table-cell table:style-name="ce16" table:formula="of:=INDEX(['Distance Matrix'.$B$1:.$J$9];[.J25]+1;[.$A28]+1;1)" office:value-type="float" office:value="0" calcext:value-type="float">
            <text:p>0</text:p>
          </table:table-cell>
          <table:table-cell table:style-name="ce11" table:formula="of:=MIN([.H28];[.I28];[.J28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25]+1;[.$A28]+1;1)" office:value-type="float" office:value="233" calcext:value-type="float">
            <text:p>233</text:p>
          </table:table-cell>
          <table:table-cell table:style-name="ce16" table:formula="of:=INDEX(['Distance Matrix'.$B$1:.$J$9];[.O25]+1;[.$A28]+1;1)" office:value-type="float" office:value="2799" calcext:value-type="float">
            <text:p>2799</text:p>
          </table:table-cell>
          <table:table-cell table:style-name="ce16" table:formula="of:=INDEX(['Distance Matrix'.$B$1:.$J$9];[.P25]+1;[.$A28]+1;1)" office:value-type="float" office:value="0" calcext:value-type="float">
            <text:p>0</text:p>
          </table:table-cell>
          <table:table-cell table:style-name="ce11" table:formula="of:=MIN([.N28];[.O28];[.P2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25]+1;[.$A29]+1;1)" office:value-type="float" office:value="1329" calcext:value-type="float">
            <text:p>1329</text:p>
          </table:table-cell>
          <table:table-cell table:style-name="ce16" table:formula="of:=INDEX(['Distance Matrix'.$B$1:.$J$9];[.C25]+1;[.$A29]+1;1)" office:value-type="float" office:value="1308" calcext:value-type="float">
            <text:p>1308</text:p>
          </table:table-cell>
          <table:table-cell table:style-name="ce16" table:formula="of:=INDEX(['Distance Matrix'.$B$1:.$J$9];[.D25]+1;[.$A29]+1;1)" office:value-type="float" office:value="1075" calcext:value-type="float">
            <text:p>1075</text:p>
          </table:table-cell>
          <table:table-cell table:style-name="ce11" table:formula="of:=MIN([.B29];[.C29];[.D29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25]+1;[.$A29]+1;1)" office:value-type="float" office:value="0" calcext:value-type="float">
            <text:p>0</text:p>
          </table:table-cell>
          <table:table-cell table:style-name="ce16" table:formula="of:=INDEX(['Distance Matrix'.$B$1:.$J$9];[.I25]+1;[.$A29]+1;1)" office:value-type="float" office:value="3053" calcext:value-type="float">
            <text:p>3053</text:p>
          </table:table-cell>
          <table:table-cell table:style-name="ce16" table:formula="of:=INDEX(['Distance Matrix'.$B$1:.$J$9];[.J25]+1;[.$A29]+1;1)" office:value-type="float" office:value="1075" calcext:value-type="float">
            <text:p>1075</text:p>
          </table:table-cell>
          <table:table-cell table:style-name="ce11" table:formula="of:=MIN([.H29];[.I29];[.J29])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25]+1;[.$A29]+1;1)" office:value-type="float" office:value="1308" calcext:value-type="float">
            <text:p>1308</text:p>
          </table:table-cell>
          <table:table-cell table:style-name="ce16" table:formula="of:=INDEX(['Distance Matrix'.$B$1:.$J$9];[.O25]+1;[.$A29]+1;1)" office:value-type="float" office:value="3053" calcext:value-type="float">
            <text:p>3053</text:p>
          </table:table-cell>
          <table:table-cell table:style-name="ce16" table:formula="of:=INDEX(['Distance Matrix'.$B$1:.$J$9];[.P25]+1;[.$A29]+1;1)" office:value-type="float" office:value="1075" calcext:value-type="float">
            <text:p>1075</text:p>
          </table:table-cell>
          <table:table-cell table:style-name="ce11" table:formula="of:=MIN([.N29];[.O29];[.P29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25]+1;[.$A30]+1;1)" office:value-type="float" office:value="0" calcext:value-type="float">
            <text:p>0</text:p>
          </table:table-cell>
          <table:table-cell table:style-name="ce16" table:formula="of:=INDEX(['Distance Matrix'.$B$1:.$J$9];[.C25]+1;[.$A30]+1;1)" office:value-type="float" office:value="802" calcext:value-type="float">
            <text:p>802</text:p>
          </table:table-cell>
          <table:table-cell table:style-name="ce16" table:formula="of:=INDEX(['Distance Matrix'.$B$1:.$J$9];[.D25]+1;[.$A30]+1;1)" office:value-type="float" office:value="671" calcext:value-type="float">
            <text:p>671</text:p>
          </table:table-cell>
          <table:table-cell table:style-name="ce11" table:formula="of:=MIN([.B30];[.C30];[.D30])"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25]+1;[.$A30]+1;1)" office:value-type="float" office:value="1329" calcext:value-type="float">
            <text:p>1329</text:p>
          </table:table-cell>
          <table:table-cell table:style-name="ce16" table:formula="of:=INDEX(['Distance Matrix'.$B$1:.$J$9];[.I25]+1;[.$A30]+1;1)" office:value-type="float" office:value="2142" calcext:value-type="float">
            <text:p>2142</text:p>
          </table:table-cell>
          <table:table-cell table:style-name="ce16" table:formula="of:=INDEX(['Distance Matrix'.$B$1:.$J$9];[.J25]+1;[.$A30]+1;1)" office:value-type="float" office:value="671" calcext:value-type="float">
            <text:p>671</text:p>
          </table:table-cell>
          <table:table-cell table:style-name="ce11" table:formula="of:=MIN([.H30];[.I30];[.J30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25]+1;[.$A30]+1;1)" office:value-type="float" office:value="802" calcext:value-type="float">
            <text:p>802</text:p>
          </table:table-cell>
          <table:table-cell table:style-name="ce16" table:formula="of:=INDEX(['Distance Matrix'.$B$1:.$J$9];[.O25]+1;[.$A30]+1;1)" office:value-type="float" office:value="2142" calcext:value-type="float">
            <text:p>2142</text:p>
          </table:table-cell>
          <table:table-cell table:style-name="ce16" table:formula="of:=INDEX(['Distance Matrix'.$B$1:.$J$9];[.P25]+1;[.$A30]+1;1)" office:value-type="float" office:value="671" calcext:value-type="float">
            <text:p>671</text:p>
          </table:table-cell>
          <table:table-cell table:style-name="ce11" table:formula="of:=MIN([.N30];[.O30];[.P30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25]+1;[.$A31]+1;1)" office:value-type="float" office:value="2013" calcext:value-type="float">
            <text:p>2013</text:p>
          </table:table-cell>
          <table:table-cell table:style-name="ce16" table:formula="of:=INDEX(['Distance Matrix'.$B$1:.$J$9];[.C25]+1;[.$A31]+1;1)" office:value-type="float" office:value="2915" calcext:value-type="float">
            <text:p>2915</text:p>
          </table:table-cell>
          <table:table-cell table:style-name="ce16" table:formula="of:=INDEX(['Distance Matrix'.$B$1:.$J$9];[.D25]+1;[.$A31]+1;1)" office:value-type="float" office:value="2684" calcext:value-type="float">
            <text:p>2684</text:p>
          </table:table-cell>
          <table:table-cell table:style-name="ce11" table:formula="of:=MIN([.B31];[.C31];[.D31])" office:value-type="float" office:value="2013" calcext:value-type="float">
            <text:p>2013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25]+1;[.$A31]+1;1)" office:value-type="float" office:value="3273" calcext:value-type="float">
            <text:p>3273</text:p>
          </table:table-cell>
          <table:table-cell table:style-name="ce16" table:formula="of:=INDEX(['Distance Matrix'.$B$1:.$J$9];[.I25]+1;[.$A31]+1;1)" office:value-type="float" office:value="808" calcext:value-type="float">
            <text:p>808</text:p>
          </table:table-cell>
          <table:table-cell table:style-name="ce16" table:formula="of:=INDEX(['Distance Matrix'.$B$1:.$J$9];[.J25]+1;[.$A31]+1;1)" office:value-type="float" office:value="2684" calcext:value-type="float">
            <text:p>2684</text:p>
          </table:table-cell>
          <table:table-cell table:style-name="ce11" table:formula="of:=MIN([.H31];[.I31];[.J31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25]+1;[.$A31]+1;1)" office:value-type="float" office:value="2915" calcext:value-type="float">
            <text:p>2915</text:p>
          </table:table-cell>
          <table:table-cell table:style-name="ce16" table:formula="of:=INDEX(['Distance Matrix'.$B$1:.$J$9];[.O25]+1;[.$A31]+1;1)" office:value-type="float" office:value="808" calcext:value-type="float">
            <text:p>808</text:p>
          </table:table-cell>
          <table:table-cell table:style-name="ce16" table:formula="of:=INDEX(['Distance Matrix'.$B$1:.$J$9];[.P25]+1;[.$A31]+1;1)" office:value-type="float" office:value="2684" calcext:value-type="float">
            <text:p>2684</text:p>
          </table:table-cell>
          <table:table-cell table:style-name="ce11" table:formula="of:=MIN([.N31];[.O31];[.P31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25]+1;[.$A32]+1;1)" office:value-type="float" office:value="2142" calcext:value-type="float">
            <text:p>2142</text:p>
          </table:table-cell>
          <table:table-cell table:style-name="ce16" table:formula="of:=INDEX(['Distance Matrix'.$B$1:.$J$9];[.C25]+1;[.$A32]+1;1)" office:value-type="float" office:value="2934" calcext:value-type="float">
            <text:p>2934</text:p>
          </table:table-cell>
          <table:table-cell table:style-name="ce16" table:formula="of:=INDEX(['Distance Matrix'.$B$1:.$J$9];[.D25]+1;[.$A32]+1;1)" office:value-type="float" office:value="2799" calcext:value-type="float">
            <text:p>2799</text:p>
          </table:table-cell>
          <table:table-cell table:style-name="ce11" table:formula="of:=MIN([.B32];[.C32];[.D32])" office:value-type="float" office:value="2142" calcext:value-type="float">
            <text:p>214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25]+1;[.$A32]+1;1)" office:value-type="float" office:value="3053" calcext:value-type="float">
            <text:p>3053</text:p>
          </table:table-cell>
          <table:table-cell table:style-name="ce16" table:formula="of:=INDEX(['Distance Matrix'.$B$1:.$J$9];[.I25]+1;[.$A32]+1;1)" office:value-type="float" office:value="0" calcext:value-type="float">
            <text:p>0</text:p>
          </table:table-cell>
          <table:table-cell table:style-name="ce16" table:formula="of:=INDEX(['Distance Matrix'.$B$1:.$J$9];[.J25]+1;[.$A32]+1;1)" office:value-type="float" office:value="2799" calcext:value-type="float">
            <text:p>2799</text:p>
          </table:table-cell>
          <table:table-cell table:style-name="ce11" table:formula="of:=MIN([.H32];[.I32];[.J32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25]+1;[.$A32]+1;1)" office:value-type="float" office:value="2934" calcext:value-type="float">
            <text:p>2934</text:p>
          </table:table-cell>
          <table:table-cell table:style-name="ce16" table:formula="of:=INDEX(['Distance Matrix'.$B$1:.$J$9];[.O25]+1;[.$A32]+1;1)" office:value-type="float" office:value="0" calcext:value-type="float">
            <text:p>0</text:p>
          </table:table-cell>
          <table:table-cell table:style-name="ce16" table:formula="of:=INDEX(['Distance Matrix'.$B$1:.$J$9];[.P25]+1;[.$A32]+1;1)" office:value-type="float" office:value="2799" calcext:value-type="float">
            <text:p>2799</text:p>
          </table:table-cell>
          <table:table-cell table:style-name="ce11" table:formula="of:=MIN([.N32];[.O32];[.P3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25]+1;[.$A33]+1;1)" office:value-type="float" office:value="2054" calcext:value-type="float">
            <text:p>2054</text:p>
          </table:table-cell>
          <table:table-cell table:style-name="ce16" table:formula="of:=INDEX(['Distance Matrix'.$B$1:.$J$9];[.C25]+1;[.$A33]+1;1)" office:value-type="float" office:value="2786" calcext:value-type="float">
            <text:p>2786</text:p>
          </table:table-cell>
          <table:table-cell table:style-name="ce16" table:formula="of:=INDEX(['Distance Matrix'.$B$1:.$J$9];[.D25]+1;[.$A33]+1;1)" office:value-type="float" office:value="2631" calcext:value-type="float">
            <text:p>2631</text:p>
          </table:table-cell>
          <table:table-cell table:style-name="ce11" table:formula="of:=MIN([.B33];[.C33];[.D33])" office:value-type="float" office:value="2054" calcext:value-type="float">
            <text:p>2054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25]+1;[.$A33]+1;1)" office:value-type="float" office:value="2687" calcext:value-type="float">
            <text:p>2687</text:p>
          </table:table-cell>
          <table:table-cell table:style-name="ce16" table:formula="of:=INDEX(['Distance Matrix'.$B$1:.$J$9];[.I25]+1;[.$A33]+1;1)" office:value-type="float" office:value="379" calcext:value-type="float">
            <text:p>379</text:p>
          </table:table-cell>
          <table:table-cell table:style-name="ce16" table:formula="of:=INDEX(['Distance Matrix'.$B$1:.$J$9];[.J25]+1;[.$A33]+1;1)" office:value-type="float" office:value="2631" calcext:value-type="float">
            <text:p>2631</text:p>
          </table:table-cell>
          <table:table-cell table:style-name="ce11" table:formula="of:=MIN([.H33];[.I33];[.J33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25]+1;[.$A33]+1;1)" office:value-type="float" office:value="2786" calcext:value-type="float">
            <text:p>2786</text:p>
          </table:table-cell>
          <table:table-cell table:style-name="ce16" table:formula="of:=INDEX(['Distance Matrix'.$B$1:.$J$9];[.O25]+1;[.$A33]+1;1)" office:value-type="float" office:value="379" calcext:value-type="float">
            <text:p>379</text:p>
          </table:table-cell>
          <table:table-cell table:style-name="ce16" table:formula="of:=INDEX(['Distance Matrix'.$B$1:.$J$9];[.P25]+1;[.$A33]+1;1)" office:value-type="float" office:value="2631" calcext:value-type="float">
            <text:p>2631</text:p>
          </table:table-cell>
          <table:table-cell table:style-name="ce11" table:formula="of:=MIN([.N33];[.O33];[.P33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25]+1;[.$A34]+1;1)" office:value-type="float" office:value="996" calcext:value-type="float">
            <text:p>996</text:p>
          </table:table-cell>
          <table:table-cell table:style-name="ce16" table:formula="of:=INDEX(['Distance Matrix'.$B$1:.$J$9];[.C25]+1;[.$A34]+1;1)" office:value-type="float" office:value="1771" calcext:value-type="float">
            <text:p>1771</text:p>
          </table:table-cell>
          <table:table-cell table:style-name="ce16" table:formula="of:=INDEX(['Distance Matrix'.$B$1:.$J$9];[.D25]+1;[.$A34]+1;1)" office:value-type="float" office:value="1616" calcext:value-type="float">
            <text:p>1616</text:p>
          </table:table-cell>
          <table:table-cell table:style-name="ce11" table:formula="of:=MIN([.B34];[.C34];[.D34])" office:value-type="float" office:value="996" calcext:value-type="float">
            <text:p>99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25]+1;[.$A34]+1;1)" office:value-type="float" office:value="2037" calcext:value-type="float">
            <text:p>2037</text:p>
          </table:table-cell>
          <table:table-cell table:style-name="ce16" table:formula="of:=INDEX(['Distance Matrix'.$B$1:.$J$9];[.I25]+1;[.$A34]+1;1)" office:value-type="float" office:value="1235" calcext:value-type="float">
            <text:p>1235</text:p>
          </table:table-cell>
          <table:table-cell table:style-name="ce16" table:formula="of:=INDEX(['Distance Matrix'.$B$1:.$J$9];[.J25]+1;[.$A34]+1;1)" office:value-type="float" office:value="1616" calcext:value-type="float">
            <text:p>1616</text:p>
          </table:table-cell>
          <table:table-cell table:style-name="ce11" table:formula="of:=MIN([.H34];[.I34];[.J34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25]+1;[.$A34]+1;1)" office:value-type="float" office:value="1771" calcext:value-type="float">
            <text:p>1771</text:p>
          </table:table-cell>
          <table:table-cell table:style-name="ce16" table:formula="of:=INDEX(['Distance Matrix'.$B$1:.$J$9];[.O25]+1;[.$A34]+1;1)" office:value-type="float" office:value="1235" calcext:value-type="float">
            <text:p>1235</text:p>
          </table:table-cell>
          <table:table-cell table:style-name="ce16" table:formula="of:=INDEX(['Distance Matrix'.$B$1:.$J$9];[.P25]+1;[.$A34]+1;1)" office:value-type="float" office:value="1616" calcext:value-type="float">
            <text:p>1616</text:p>
          </table:table-cell>
          <table:table-cell table:style-name="ce11" table:formula="of:=MIN([.N34];[.O34];[.P34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26:.E34])" office:value-type="float" office:value="8486" calcext:value-type="float" table:number-columns-spanned="3" table:number-rows-spanned="1">
            <text:p>8486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26:.K34])" office:value-type="float" office:value="3755" calcext:value-type="float" table:number-columns-spanned="3" table:number-rows-spanned="1">
            <text:p>3755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26:.Q34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37]+1;[.$A38]+1;1)" office:value-type="float" office:value="2976" calcext:value-type="float">
            <text:p>2976</text:p>
          </table:table-cell>
          <table:table-cell table:style-name="ce16" table:formula="of:=INDEX(['Distance Matrix'.$B$1:.$J$9];[.C37]+1;[.$A38]+1;1)" office:value-type="float" office:value="206" calcext:value-type="float">
            <text:p>206</text:p>
          </table:table-cell>
          <table:table-cell table:style-name="ce16" table:formula="of:=INDEX(['Distance Matrix'.$B$1:.$J$9];[.D37]+1;[.$A38]+1;1)" office:value-type="float" office:value="429" calcext:value-type="float">
            <text:p>429</text:p>
          </table:table-cell>
          <table:table-cell table:style-name="ce11" table:formula="of:=MIN([.B38];[.C38];[.D38])" office:value-type="float" office:value="206" calcext:value-type="float">
            <text:p>20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37]+1;[.$A38]+1;1)" office:value-type="float" office:value="963" calcext:value-type="float">
            <text:p>963</text:p>
          </table:table-cell>
          <table:table-cell table:style-name="ce16" table:formula="of:=INDEX(['Distance Matrix'.$B$1:.$J$9];[.I37]+1;[.$A38]+1;1)" office:value-type="float" office:value="3095" calcext:value-type="float">
            <text:p>3095</text:p>
          </table:table-cell>
          <table:table-cell table:style-name="ce16" table:formula="of:=INDEX(['Distance Matrix'.$B$1:.$J$9];[.J37]+1;[.$A38]+1;1)" office:value-type="float" office:value="429" calcext:value-type="float">
            <text:p>429</text:p>
          </table:table-cell>
          <table:table-cell table:style-name="ce11" table:formula="of:=MIN([.H38];[.I38];[.J38])" office:value-type="float" office:value="429" calcext:value-type="float">
            <text:p>429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37]+1;[.$A38]+1;1)" office:value-type="float" office:value="1504" calcext:value-type="float">
            <text:p>1504</text:p>
          </table:table-cell>
          <table:table-cell table:style-name="ce16" table:formula="of:=INDEX(['Distance Matrix'.$B$1:.$J$9];[.O37]+1;[.$A38]+1;1)" office:value-type="float" office:value="3095" calcext:value-type="float">
            <text:p>3095</text:p>
          </table:table-cell>
          <table:table-cell table:style-name="ce16" table:formula="of:=INDEX(['Distance Matrix'.$B$1:.$J$9];[.P37]+1;[.$A38]+1;1)" office:value-type="float" office:value="429" calcext:value-type="float">
            <text:p>429</text:p>
          </table:table-cell>
          <table:table-cell table:style-name="ce11" table:formula="of:=MIN([.N38];[.O38];[.P38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37]+1;[.$A39]+1;1)" office:value-type="float" office:value="2915" calcext:value-type="float">
            <text:p>2915</text:p>
          </table:table-cell>
          <table:table-cell table:style-name="ce16" table:formula="of:=INDEX(['Distance Matrix'.$B$1:.$J$9];[.C37]+1;[.$A39]+1;1)" office:value-type="float" office:value="0" calcext:value-type="float">
            <text:p>0</text:p>
          </table:table-cell>
          <table:table-cell table:style-name="ce16" table:formula="of:=INDEX(['Distance Matrix'.$B$1:.$J$9];[.D37]+1;[.$A39]+1;1)" office:value-type="float" office:value="233" calcext:value-type="float">
            <text:p>233</text:p>
          </table:table-cell>
          <table:table-cell table:style-name="ce11" table:formula="of:=MIN([.B39];[.C39];[.D39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37]+1;[.$A39]+1;1)" office:value-type="float" office:value="802" calcext:value-type="float">
            <text:p>802</text:p>
          </table:table-cell>
          <table:table-cell table:style-name="ce16" table:formula="of:=INDEX(['Distance Matrix'.$B$1:.$J$9];[.I37]+1;[.$A39]+1;1)" office:value-type="float" office:value="2934" calcext:value-type="float">
            <text:p>2934</text:p>
          </table:table-cell>
          <table:table-cell table:style-name="ce16" table:formula="of:=INDEX(['Distance Matrix'.$B$1:.$J$9];[.J37]+1;[.$A39]+1;1)" office:value-type="float" office:value="233" calcext:value-type="float">
            <text:p>233</text:p>
          </table:table-cell>
          <table:table-cell table:style-name="ce11" table:formula="of:=MIN([.H39];[.I39];[.J39])" office:value-type="float" office:value="233" calcext:value-type="float">
            <text:p>23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37]+1;[.$A39]+1;1)" office:value-type="float" office:value="1308" calcext:value-type="float">
            <text:p>1308</text:p>
          </table:table-cell>
          <table:table-cell table:style-name="ce16" table:formula="of:=INDEX(['Distance Matrix'.$B$1:.$J$9];[.O37]+1;[.$A39]+1;1)" office:value-type="float" office:value="2934" calcext:value-type="float">
            <text:p>2934</text:p>
          </table:table-cell>
          <table:table-cell table:style-name="ce16" table:formula="of:=INDEX(['Distance Matrix'.$B$1:.$J$9];[.P37]+1;[.$A39]+1;1)" office:value-type="float" office:value="233" calcext:value-type="float">
            <text:p>233</text:p>
          </table:table-cell>
          <table:table-cell table:style-name="ce11" table:formula="of:=MIN([.N39];[.O39];[.P39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37]+1;[.$A40]+1;1)" office:value-type="float" office:value="2684" calcext:value-type="float">
            <text:p>2684</text:p>
          </table:table-cell>
          <table:table-cell table:style-name="ce16" table:formula="of:=INDEX(['Distance Matrix'.$B$1:.$J$9];[.C37]+1;[.$A40]+1;1)" office:value-type="float" office:value="233" calcext:value-type="float">
            <text:p>233</text:p>
          </table:table-cell>
          <table:table-cell table:style-name="ce16" table:formula="of:=INDEX(['Distance Matrix'.$B$1:.$J$9];[.D37]+1;[.$A40]+1;1)" office:value-type="float" office:value="0" calcext:value-type="float">
            <text:p>0</text:p>
          </table:table-cell>
          <table:table-cell table:style-name="ce11" table:formula="of:=MIN([.B40];[.C40];[.D40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37]+1;[.$A40]+1;1)" office:value-type="float" office:value="671" calcext:value-type="float">
            <text:p>671</text:p>
          </table:table-cell>
          <table:table-cell table:style-name="ce16" table:formula="of:=INDEX(['Distance Matrix'.$B$1:.$J$9];[.I37]+1;[.$A40]+1;1)" office:value-type="float" office:value="2799" calcext:value-type="float">
            <text:p>2799</text:p>
          </table:table-cell>
          <table:table-cell table:style-name="ce16" table:formula="of:=INDEX(['Distance Matrix'.$B$1:.$J$9];[.J37]+1;[.$A40]+1;1)" office:value-type="float" office:value="0" calcext:value-type="float">
            <text:p>0</text:p>
          </table:table-cell>
          <table:table-cell table:style-name="ce11" table:formula="of:=MIN([.H40];[.I40];[.J40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37]+1;[.$A40]+1;1)" office:value-type="float" office:value="1075" calcext:value-type="float">
            <text:p>1075</text:p>
          </table:table-cell>
          <table:table-cell table:style-name="ce16" table:formula="of:=INDEX(['Distance Matrix'.$B$1:.$J$9];[.O37]+1;[.$A40]+1;1)" office:value-type="float" office:value="2799" calcext:value-type="float">
            <text:p>2799</text:p>
          </table:table-cell>
          <table:table-cell table:style-name="ce16" table:formula="of:=INDEX(['Distance Matrix'.$B$1:.$J$9];[.P37]+1;[.$A40]+1;1)" office:value-type="float" office:value="0" calcext:value-type="float">
            <text:p>0</text:p>
          </table:table-cell>
          <table:table-cell table:style-name="ce11" table:formula="of:=MIN([.N40];[.O40];[.P4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37]+1;[.$A41]+1;1)" office:value-type="float" office:value="3273" calcext:value-type="float">
            <text:p>3273</text:p>
          </table:table-cell>
          <table:table-cell table:style-name="ce16" table:formula="of:=INDEX(['Distance Matrix'.$B$1:.$J$9];[.C37]+1;[.$A41]+1;1)" office:value-type="float" office:value="1308" calcext:value-type="float">
            <text:p>1308</text:p>
          </table:table-cell>
          <table:table-cell table:style-name="ce16" table:formula="of:=INDEX(['Distance Matrix'.$B$1:.$J$9];[.D37]+1;[.$A41]+1;1)" office:value-type="float" office:value="1075" calcext:value-type="float">
            <text:p>1075</text:p>
          </table:table-cell>
          <table:table-cell table:style-name="ce11" table:formula="of:=MIN([.B41];[.C41];[.D41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37]+1;[.$A41]+1;1)" office:value-type="float" office:value="1329" calcext:value-type="float">
            <text:p>1329</text:p>
          </table:table-cell>
          <table:table-cell table:style-name="ce16" table:formula="of:=INDEX(['Distance Matrix'.$B$1:.$J$9];[.I37]+1;[.$A41]+1;1)" office:value-type="float" office:value="3053" calcext:value-type="float">
            <text:p>3053</text:p>
          </table:table-cell>
          <table:table-cell table:style-name="ce16" table:formula="of:=INDEX(['Distance Matrix'.$B$1:.$J$9];[.J37]+1;[.$A41]+1;1)" office:value-type="float" office:value="1075" calcext:value-type="float">
            <text:p>1075</text:p>
          </table:table-cell>
          <table:table-cell table:style-name="ce11" table:formula="of:=MIN([.H41];[.I41];[.J41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37]+1;[.$A41]+1;1)" office:value-type="float" office:value="0" calcext:value-type="float">
            <text:p>0</text:p>
          </table:table-cell>
          <table:table-cell table:style-name="ce16" table:formula="of:=INDEX(['Distance Matrix'.$B$1:.$J$9];[.O37]+1;[.$A41]+1;1)" office:value-type="float" office:value="3053" calcext:value-type="float">
            <text:p>3053</text:p>
          </table:table-cell>
          <table:table-cell table:style-name="ce16" table:formula="of:=INDEX(['Distance Matrix'.$B$1:.$J$9];[.P37]+1;[.$A41]+1;1)" office:value-type="float" office:value="1075" calcext:value-type="float">
            <text:p>1075</text:p>
          </table:table-cell>
          <table:table-cell table:style-name="ce11" table:formula="of:=MIN([.N41];[.O41];[.P41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37]+1;[.$A42]+1;1)" office:value-type="float" office:value="2013" calcext:value-type="float">
            <text:p>2013</text:p>
          </table:table-cell>
          <table:table-cell table:style-name="ce16" table:formula="of:=INDEX(['Distance Matrix'.$B$1:.$J$9];[.C37]+1;[.$A42]+1;1)" office:value-type="float" office:value="802" calcext:value-type="float">
            <text:p>802</text:p>
          </table:table-cell>
          <table:table-cell table:style-name="ce16" table:formula="of:=INDEX(['Distance Matrix'.$B$1:.$J$9];[.D37]+1;[.$A42]+1;1)" office:value-type="float" office:value="671" calcext:value-type="float">
            <text:p>671</text:p>
          </table:table-cell>
          <table:table-cell table:style-name="ce11" table:formula="of:=MIN([.B42];[.C42];[.D42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37]+1;[.$A42]+1;1)" office:value-type="float" office:value="0" calcext:value-type="float">
            <text:p>0</text:p>
          </table:table-cell>
          <table:table-cell table:style-name="ce16" table:formula="of:=INDEX(['Distance Matrix'.$B$1:.$J$9];[.I37]+1;[.$A42]+1;1)" office:value-type="float" office:value="2142" calcext:value-type="float">
            <text:p>2142</text:p>
          </table:table-cell>
          <table:table-cell table:style-name="ce16" table:formula="of:=INDEX(['Distance Matrix'.$B$1:.$J$9];[.J37]+1;[.$A42]+1;1)" office:value-type="float" office:value="671" calcext:value-type="float">
            <text:p>671</text:p>
          </table:table-cell>
          <table:table-cell table:style-name="ce11" table:formula="of:=MIN([.H42];[.I42];[.J42])"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37]+1;[.$A42]+1;1)" office:value-type="float" office:value="1329" calcext:value-type="float">
            <text:p>1329</text:p>
          </table:table-cell>
          <table:table-cell table:style-name="ce16" table:formula="of:=INDEX(['Distance Matrix'.$B$1:.$J$9];[.O37]+1;[.$A42]+1;1)" office:value-type="float" office:value="2142" calcext:value-type="float">
            <text:p>2142</text:p>
          </table:table-cell>
          <table:table-cell table:style-name="ce16" table:formula="of:=INDEX(['Distance Matrix'.$B$1:.$J$9];[.P37]+1;[.$A42]+1;1)" office:value-type="float" office:value="671" calcext:value-type="float">
            <text:p>671</text:p>
          </table:table-cell>
          <table:table-cell table:style-name="ce11" table:formula="of:=MIN([.N42];[.O42];[.P42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37]+1;[.$A43]+1;1)" office:value-type="float" office:value="0" calcext:value-type="float">
            <text:p>0</text:p>
          </table:table-cell>
          <table:table-cell table:style-name="ce16" table:formula="of:=INDEX(['Distance Matrix'.$B$1:.$J$9];[.C37]+1;[.$A43]+1;1)" office:value-type="float" office:value="2915" calcext:value-type="float">
            <text:p>2915</text:p>
          </table:table-cell>
          <table:table-cell table:style-name="ce16" table:formula="of:=INDEX(['Distance Matrix'.$B$1:.$J$9];[.D37]+1;[.$A43]+1;1)" office:value-type="float" office:value="2684" calcext:value-type="float">
            <text:p>2684</text:p>
          </table:table-cell>
          <table:table-cell table:style-name="ce11" table:formula="of:=MIN([.B43];[.C43];[.D43])"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37]+1;[.$A43]+1;1)" office:value-type="float" office:value="2013" calcext:value-type="float">
            <text:p>2013</text:p>
          </table:table-cell>
          <table:table-cell table:style-name="ce16" table:formula="of:=INDEX(['Distance Matrix'.$B$1:.$J$9];[.I37]+1;[.$A43]+1;1)" office:value-type="float" office:value="808" calcext:value-type="float">
            <text:p>808</text:p>
          </table:table-cell>
          <table:table-cell table:style-name="ce16" table:formula="of:=INDEX(['Distance Matrix'.$B$1:.$J$9];[.J37]+1;[.$A43]+1;1)" office:value-type="float" office:value="2684" calcext:value-type="float">
            <text:p>2684</text:p>
          </table:table-cell>
          <table:table-cell table:style-name="ce11" table:formula="of:=MIN([.H43];[.I43];[.J43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37]+1;[.$A43]+1;1)" office:value-type="float" office:value="3273" calcext:value-type="float">
            <text:p>3273</text:p>
          </table:table-cell>
          <table:table-cell table:style-name="ce16" table:formula="of:=INDEX(['Distance Matrix'.$B$1:.$J$9];[.O37]+1;[.$A43]+1;1)" office:value-type="float" office:value="808" calcext:value-type="float">
            <text:p>808</text:p>
          </table:table-cell>
          <table:table-cell table:style-name="ce16" table:formula="of:=INDEX(['Distance Matrix'.$B$1:.$J$9];[.P37]+1;[.$A43]+1;1)" office:value-type="float" office:value="2684" calcext:value-type="float">
            <text:p>2684</text:p>
          </table:table-cell>
          <table:table-cell table:style-name="ce11" table:formula="of:=MIN([.N43];[.O43];[.P43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37]+1;[.$A44]+1;1)" office:value-type="float" office:value="808" calcext:value-type="float">
            <text:p>808</text:p>
          </table:table-cell>
          <table:table-cell table:style-name="ce16" table:formula="of:=INDEX(['Distance Matrix'.$B$1:.$J$9];[.C37]+1;[.$A44]+1;1)" office:value-type="float" office:value="2934" calcext:value-type="float">
            <text:p>2934</text:p>
          </table:table-cell>
          <table:table-cell table:style-name="ce16" table:formula="of:=INDEX(['Distance Matrix'.$B$1:.$J$9];[.D37]+1;[.$A44]+1;1)" office:value-type="float" office:value="2799" calcext:value-type="float">
            <text:p>2799</text:p>
          </table:table-cell>
          <table:table-cell table:style-name="ce11" table:formula="of:=MIN([.B44];[.C44];[.D44])" office:value-type="float" office:value="808" calcext:value-type="float">
            <text:p>80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37]+1;[.$A44]+1;1)" office:value-type="float" office:value="2142" calcext:value-type="float">
            <text:p>2142</text:p>
          </table:table-cell>
          <table:table-cell table:style-name="ce16" table:formula="of:=INDEX(['Distance Matrix'.$B$1:.$J$9];[.I37]+1;[.$A44]+1;1)" office:value-type="float" office:value="0" calcext:value-type="float">
            <text:p>0</text:p>
          </table:table-cell>
          <table:table-cell table:style-name="ce16" table:formula="of:=INDEX(['Distance Matrix'.$B$1:.$J$9];[.J37]+1;[.$A44]+1;1)" office:value-type="float" office:value="2799" calcext:value-type="float">
            <text:p>2799</text:p>
          </table:table-cell>
          <table:table-cell table:style-name="ce11" table:formula="of:=MIN([.H44];[.I44];[.J44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37]+1;[.$A44]+1;1)" office:value-type="float" office:value="3053" calcext:value-type="float">
            <text:p>3053</text:p>
          </table:table-cell>
          <table:table-cell table:style-name="ce16" table:formula="of:=INDEX(['Distance Matrix'.$B$1:.$J$9];[.O37]+1;[.$A44]+1;1)" office:value-type="float" office:value="0" calcext:value-type="float">
            <text:p>0</text:p>
          </table:table-cell>
          <table:table-cell table:style-name="ce16" table:formula="of:=INDEX(['Distance Matrix'.$B$1:.$J$9];[.P37]+1;[.$A44]+1;1)" office:value-type="float" office:value="2799" calcext:value-type="float">
            <text:p>2799</text:p>
          </table:table-cell>
          <table:table-cell table:style-name="ce11" table:formula="of:=MIN([.N44];[.O44];[.P4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37]+1;[.$A45]+1;1)" office:value-type="float" office:value="1131" calcext:value-type="float">
            <text:p>1131</text:p>
          </table:table-cell>
          <table:table-cell table:style-name="ce16" table:formula="of:=INDEX(['Distance Matrix'.$B$1:.$J$9];[.C37]+1;[.$A45]+1;1)" office:value-type="float" office:value="2786" calcext:value-type="float">
            <text:p>2786</text:p>
          </table:table-cell>
          <table:table-cell table:style-name="ce16" table:formula="of:=INDEX(['Distance Matrix'.$B$1:.$J$9];[.D37]+1;[.$A45]+1;1)" office:value-type="float" office:value="2631" calcext:value-type="float">
            <text:p>2631</text:p>
          </table:table-cell>
          <table:table-cell table:style-name="ce11" table:formula="of:=MIN([.B45];[.C45];[.D45])" office:value-type="float" office:value="1131" calcext:value-type="float">
            <text:p>11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37]+1;[.$A45]+1;1)" office:value-type="float" office:value="2054" calcext:value-type="float">
            <text:p>2054</text:p>
          </table:table-cell>
          <table:table-cell table:style-name="ce16" table:formula="of:=INDEX(['Distance Matrix'.$B$1:.$J$9];[.I37]+1;[.$A45]+1;1)" office:value-type="float" office:value="379" calcext:value-type="float">
            <text:p>379</text:p>
          </table:table-cell>
          <table:table-cell table:style-name="ce16" table:formula="of:=INDEX(['Distance Matrix'.$B$1:.$J$9];[.J37]+1;[.$A45]+1;1)" office:value-type="float" office:value="2631" calcext:value-type="float">
            <text:p>2631</text:p>
          </table:table-cell>
          <table:table-cell table:style-name="ce11" table:formula="of:=MIN([.H45];[.I45];[.J45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37]+1;[.$A45]+1;1)" office:value-type="float" office:value="2687" calcext:value-type="float">
            <text:p>2687</text:p>
          </table:table-cell>
          <table:table-cell table:style-name="ce16" table:formula="of:=INDEX(['Distance Matrix'.$B$1:.$J$9];[.O37]+1;[.$A45]+1;1)" office:value-type="float" office:value="379" calcext:value-type="float">
            <text:p>379</text:p>
          </table:table-cell>
          <table:table-cell table:style-name="ce16" table:formula="of:=INDEX(['Distance Matrix'.$B$1:.$J$9];[.P37]+1;[.$A45]+1;1)" office:value-type="float" office:value="2631" calcext:value-type="float">
            <text:p>2631</text:p>
          </table:table-cell>
          <table:table-cell table:style-name="ce11" table:formula="of:=MIN([.N45];[.O45];[.P45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37]+1;[.$A46]+1;1)" office:value-type="float" office:value="1307" calcext:value-type="float">
            <text:p>1307</text:p>
          </table:table-cell>
          <table:table-cell table:style-name="ce16" table:formula="of:=INDEX(['Distance Matrix'.$B$1:.$J$9];[.C37]+1;[.$A46]+1;1)" office:value-type="float" office:value="1771" calcext:value-type="float">
            <text:p>1771</text:p>
          </table:table-cell>
          <table:table-cell table:style-name="ce16" table:formula="of:=INDEX(['Distance Matrix'.$B$1:.$J$9];[.D37]+1;[.$A46]+1;1)" office:value-type="float" office:value="1616" calcext:value-type="float">
            <text:p>1616</text:p>
          </table:table-cell>
          <table:table-cell table:style-name="ce11" table:formula="of:=MIN([.B46];[.C46];[.D46])" office:value-type="float" office:value="1307" calcext:value-type="float">
            <text:p>1307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37]+1;[.$A46]+1;1)" office:value-type="float" office:value="996" calcext:value-type="float">
            <text:p>996</text:p>
          </table:table-cell>
          <table:table-cell table:style-name="ce16" table:formula="of:=INDEX(['Distance Matrix'.$B$1:.$J$9];[.I37]+1;[.$A46]+1;1)" office:value-type="float" office:value="1235" calcext:value-type="float">
            <text:p>1235</text:p>
          </table:table-cell>
          <table:table-cell table:style-name="ce16" table:formula="of:=INDEX(['Distance Matrix'.$B$1:.$J$9];[.J37]+1;[.$A46]+1;1)" office:value-type="float" office:value="1616" calcext:value-type="float">
            <text:p>1616</text:p>
          </table:table-cell>
          <table:table-cell table:style-name="ce11" table:formula="of:=MIN([.H46];[.I46];[.J46])" office:value-type="float" office:value="996" calcext:value-type="float">
            <text:p>99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37]+1;[.$A46]+1;1)" office:value-type="float" office:value="2037" calcext:value-type="float">
            <text:p>2037</text:p>
          </table:table-cell>
          <table:table-cell table:style-name="ce16" table:formula="of:=INDEX(['Distance Matrix'.$B$1:.$J$9];[.O37]+1;[.$A46]+1;1)" office:value-type="float" office:value="1235" calcext:value-type="float">
            <text:p>1235</text:p>
          </table:table-cell>
          <table:table-cell table:style-name="ce16" table:formula="of:=INDEX(['Distance Matrix'.$B$1:.$J$9];[.P37]+1;[.$A46]+1;1)" office:value-type="float" office:value="1616" calcext:value-type="float">
            <text:p>1616</text:p>
          </table:table-cell>
          <table:table-cell table:style-name="ce11" table:formula="of:=MIN([.N46];[.O46];[.P46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38:.E46])" office:value-type="float" office:value="5198" calcext:value-type="float" table:number-columns-spanned="3" table:number-rows-spanned="1">
            <text:p>5198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38:.K46])" office:value-type="float" office:value="3920" calcext:value-type="float" table:number-columns-spanned="3" table:number-rows-spanned="1">
            <text:p>3920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38:.Q46])" office:value-type="float" office:value="3755" calcext:value-type="float" table:number-columns-spanned="3" table:number-rows-spanned="1">
            <text:p>3755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49]+1;[.$A50]+1;1)" office:value-type="float" office:value="3095" calcext:value-type="float">
            <text:p>3095</text:p>
          </table:table-cell>
          <table:table-cell table:style-name="ce16" table:formula="of:=INDEX(['Distance Matrix'.$B$1:.$J$9];[.C49]+1;[.$A50]+1;1)" office:value-type="float" office:value="206" calcext:value-type="float">
            <text:p>206</text:p>
          </table:table-cell>
          <table:table-cell table:style-name="ce16" table:formula="of:=INDEX(['Distance Matrix'.$B$1:.$J$9];[.D49]+1;[.$A50]+1;1)" office:value-type="float" office:value="429" calcext:value-type="float">
            <text:p>429</text:p>
          </table:table-cell>
          <table:table-cell table:style-name="ce11" table:formula="of:=MIN([.B50];[.C50];[.D50])" office:value-type="float" office:value="206" calcext:value-type="float">
            <text:p>20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49]+1;[.$A50]+1;1)" office:value-type="float" office:value="2976" calcext:value-type="float">
            <text:p>2976</text:p>
          </table:table-cell>
          <table:table-cell table:style-name="ce16" table:formula="of:=INDEX(['Distance Matrix'.$B$1:.$J$9];[.I49]+1;[.$A50]+1;1)" office:value-type="float" office:value="3095" calcext:value-type="float">
            <text:p>3095</text:p>
          </table:table-cell>
          <table:table-cell table:style-name="ce16" table:formula="of:=INDEX(['Distance Matrix'.$B$1:.$J$9];[.J49]+1;[.$A50]+1;1)" office:value-type="float" office:value="429" calcext:value-type="float">
            <text:p>429</text:p>
          </table:table-cell>
          <table:table-cell table:style-name="ce11" table:formula="of:=MIN([.H50];[.I50];[.J50])" office:value-type="float" office:value="429" calcext:value-type="float">
            <text:p>429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49]+1;[.$A50]+1;1)" office:value-type="float" office:value="963" calcext:value-type="float">
            <text:p>963</text:p>
          </table:table-cell>
          <table:table-cell table:style-name="ce16" table:formula="of:=INDEX(['Distance Matrix'.$B$1:.$J$9];[.O49]+1;[.$A50]+1;1)" office:value-type="float" office:value="3095" calcext:value-type="float">
            <text:p>3095</text:p>
          </table:table-cell>
          <table:table-cell table:style-name="ce16" table:formula="of:=INDEX(['Distance Matrix'.$B$1:.$J$9];[.P49]+1;[.$A50]+1;1)" office:value-type="float" office:value="429" calcext:value-type="float">
            <text:p>429</text:p>
          </table:table-cell>
          <table:table-cell table:style-name="ce11" table:formula="of:=MIN([.N50];[.O50];[.P50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49]+1;[.$A51]+1;1)" office:value-type="float" office:value="2934" calcext:value-type="float">
            <text:p>2934</text:p>
          </table:table-cell>
          <table:table-cell table:style-name="ce16" table:formula="of:=INDEX(['Distance Matrix'.$B$1:.$J$9];[.C49]+1;[.$A51]+1;1)" office:value-type="float" office:value="0" calcext:value-type="float">
            <text:p>0</text:p>
          </table:table-cell>
          <table:table-cell table:style-name="ce16" table:formula="of:=INDEX(['Distance Matrix'.$B$1:.$J$9];[.D49]+1;[.$A51]+1;1)" office:value-type="float" office:value="233" calcext:value-type="float">
            <text:p>233</text:p>
          </table:table-cell>
          <table:table-cell table:style-name="ce11" table:formula="of:=MIN([.B51];[.C51];[.D51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49]+1;[.$A51]+1;1)" office:value-type="float" office:value="2915" calcext:value-type="float">
            <text:p>2915</text:p>
          </table:table-cell>
          <table:table-cell table:style-name="ce16" table:formula="of:=INDEX(['Distance Matrix'.$B$1:.$J$9];[.I49]+1;[.$A51]+1;1)" office:value-type="float" office:value="2934" calcext:value-type="float">
            <text:p>2934</text:p>
          </table:table-cell>
          <table:table-cell table:style-name="ce16" table:formula="of:=INDEX(['Distance Matrix'.$B$1:.$J$9];[.J49]+1;[.$A51]+1;1)" office:value-type="float" office:value="233" calcext:value-type="float">
            <text:p>233</text:p>
          </table:table-cell>
          <table:table-cell table:style-name="ce11" table:formula="of:=MIN([.H51];[.I51];[.J51])" office:value-type="float" office:value="233" calcext:value-type="float">
            <text:p>23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49]+1;[.$A51]+1;1)" office:value-type="float" office:value="802" calcext:value-type="float">
            <text:p>802</text:p>
          </table:table-cell>
          <table:table-cell table:style-name="ce16" table:formula="of:=INDEX(['Distance Matrix'.$B$1:.$J$9];[.O49]+1;[.$A51]+1;1)" office:value-type="float" office:value="2934" calcext:value-type="float">
            <text:p>2934</text:p>
          </table:table-cell>
          <table:table-cell table:style-name="ce16" table:formula="of:=INDEX(['Distance Matrix'.$B$1:.$J$9];[.P49]+1;[.$A51]+1;1)" office:value-type="float" office:value="233" calcext:value-type="float">
            <text:p>233</text:p>
          </table:table-cell>
          <table:table-cell table:style-name="ce11" table:formula="of:=MIN([.N51];[.O51];[.P51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49]+1;[.$A52]+1;1)" office:value-type="float" office:value="2799" calcext:value-type="float">
            <text:p>2799</text:p>
          </table:table-cell>
          <table:table-cell table:style-name="ce16" table:formula="of:=INDEX(['Distance Matrix'.$B$1:.$J$9];[.C49]+1;[.$A52]+1;1)" office:value-type="float" office:value="233" calcext:value-type="float">
            <text:p>233</text:p>
          </table:table-cell>
          <table:table-cell table:style-name="ce16" table:formula="of:=INDEX(['Distance Matrix'.$B$1:.$J$9];[.D49]+1;[.$A52]+1;1)" office:value-type="float" office:value="0" calcext:value-type="float">
            <text:p>0</text:p>
          </table:table-cell>
          <table:table-cell table:style-name="ce11" table:formula="of:=MIN([.B52];[.C52];[.D52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49]+1;[.$A52]+1;1)" office:value-type="float" office:value="2684" calcext:value-type="float">
            <text:p>2684</text:p>
          </table:table-cell>
          <table:table-cell table:style-name="ce16" table:formula="of:=INDEX(['Distance Matrix'.$B$1:.$J$9];[.I49]+1;[.$A52]+1;1)" office:value-type="float" office:value="2799" calcext:value-type="float">
            <text:p>2799</text:p>
          </table:table-cell>
          <table:table-cell table:style-name="ce16" table:formula="of:=INDEX(['Distance Matrix'.$B$1:.$J$9];[.J49]+1;[.$A52]+1;1)" office:value-type="float" office:value="0" calcext:value-type="float">
            <text:p>0</text:p>
          </table:table-cell>
          <table:table-cell table:style-name="ce11" table:formula="of:=MIN([.H52];[.I52];[.J52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49]+1;[.$A52]+1;1)" office:value-type="float" office:value="671" calcext:value-type="float">
            <text:p>671</text:p>
          </table:table-cell>
          <table:table-cell table:style-name="ce16" table:formula="of:=INDEX(['Distance Matrix'.$B$1:.$J$9];[.O49]+1;[.$A52]+1;1)" office:value-type="float" office:value="2799" calcext:value-type="float">
            <text:p>2799</text:p>
          </table:table-cell>
          <table:table-cell table:style-name="ce16" table:formula="of:=INDEX(['Distance Matrix'.$B$1:.$J$9];[.P49]+1;[.$A52]+1;1)" office:value-type="float" office:value="0" calcext:value-type="float">
            <text:p>0</text:p>
          </table:table-cell>
          <table:table-cell table:style-name="ce11" table:formula="of:=MIN([.N52];[.O52];[.P5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49]+1;[.$A53]+1;1)" office:value-type="float" office:value="3053" calcext:value-type="float">
            <text:p>3053</text:p>
          </table:table-cell>
          <table:table-cell table:style-name="ce16" table:formula="of:=INDEX(['Distance Matrix'.$B$1:.$J$9];[.C49]+1;[.$A53]+1;1)" office:value-type="float" office:value="1308" calcext:value-type="float">
            <text:p>1308</text:p>
          </table:table-cell>
          <table:table-cell table:style-name="ce16" table:formula="of:=INDEX(['Distance Matrix'.$B$1:.$J$9];[.D49]+1;[.$A53]+1;1)" office:value-type="float" office:value="1075" calcext:value-type="float">
            <text:p>1075</text:p>
          </table:table-cell>
          <table:table-cell table:style-name="ce11" table:formula="of:=MIN([.B53];[.C53];[.D53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49]+1;[.$A53]+1;1)" office:value-type="float" office:value="3273" calcext:value-type="float">
            <text:p>3273</text:p>
          </table:table-cell>
          <table:table-cell table:style-name="ce16" table:formula="of:=INDEX(['Distance Matrix'.$B$1:.$J$9];[.I49]+1;[.$A53]+1;1)" office:value-type="float" office:value="3053" calcext:value-type="float">
            <text:p>3053</text:p>
          </table:table-cell>
          <table:table-cell table:style-name="ce16" table:formula="of:=INDEX(['Distance Matrix'.$B$1:.$J$9];[.J49]+1;[.$A53]+1;1)" office:value-type="float" office:value="1075" calcext:value-type="float">
            <text:p>1075</text:p>
          </table:table-cell>
          <table:table-cell table:style-name="ce11" table:formula="of:=MIN([.H53];[.I53];[.J53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49]+1;[.$A53]+1;1)" office:value-type="float" office:value="1329" calcext:value-type="float">
            <text:p>1329</text:p>
          </table:table-cell>
          <table:table-cell table:style-name="ce16" table:formula="of:=INDEX(['Distance Matrix'.$B$1:.$J$9];[.O49]+1;[.$A53]+1;1)" office:value-type="float" office:value="3053" calcext:value-type="float">
            <text:p>3053</text:p>
          </table:table-cell>
          <table:table-cell table:style-name="ce16" table:formula="of:=INDEX(['Distance Matrix'.$B$1:.$J$9];[.P49]+1;[.$A53]+1;1)" office:value-type="float" office:value="1075" calcext:value-type="float">
            <text:p>1075</text:p>
          </table:table-cell>
          <table:table-cell table:style-name="ce11" table:formula="of:=MIN([.N53];[.O53];[.P53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49]+1;[.$A54]+1;1)" office:value-type="float" office:value="2142" calcext:value-type="float">
            <text:p>2142</text:p>
          </table:table-cell>
          <table:table-cell table:style-name="ce16" table:formula="of:=INDEX(['Distance Matrix'.$B$1:.$J$9];[.C49]+1;[.$A54]+1;1)" office:value-type="float" office:value="802" calcext:value-type="float">
            <text:p>802</text:p>
          </table:table-cell>
          <table:table-cell table:style-name="ce16" table:formula="of:=INDEX(['Distance Matrix'.$B$1:.$J$9];[.D49]+1;[.$A54]+1;1)" office:value-type="float" office:value="671" calcext:value-type="float">
            <text:p>671</text:p>
          </table:table-cell>
          <table:table-cell table:style-name="ce11" table:formula="of:=MIN([.B54];[.C54];[.D54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49]+1;[.$A54]+1;1)" office:value-type="float" office:value="2013" calcext:value-type="float">
            <text:p>2013</text:p>
          </table:table-cell>
          <table:table-cell table:style-name="ce16" table:formula="of:=INDEX(['Distance Matrix'.$B$1:.$J$9];[.I49]+1;[.$A54]+1;1)" office:value-type="float" office:value="2142" calcext:value-type="float">
            <text:p>2142</text:p>
          </table:table-cell>
          <table:table-cell table:style-name="ce16" table:formula="of:=INDEX(['Distance Matrix'.$B$1:.$J$9];[.J49]+1;[.$A54]+1;1)" office:value-type="float" office:value="671" calcext:value-type="float">
            <text:p>671</text:p>
          </table:table-cell>
          <table:table-cell table:style-name="ce11" table:formula="of:=MIN([.H54];[.I54];[.J54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49]+1;[.$A54]+1;1)" office:value-type="float" office:value="0" calcext:value-type="float">
            <text:p>0</text:p>
          </table:table-cell>
          <table:table-cell table:style-name="ce16" table:formula="of:=INDEX(['Distance Matrix'.$B$1:.$J$9];[.O49]+1;[.$A54]+1;1)" office:value-type="float" office:value="2142" calcext:value-type="float">
            <text:p>2142</text:p>
          </table:table-cell>
          <table:table-cell table:style-name="ce16" table:formula="of:=INDEX(['Distance Matrix'.$B$1:.$J$9];[.P49]+1;[.$A54]+1;1)" office:value-type="float" office:value="671" calcext:value-type="float">
            <text:p>671</text:p>
          </table:table-cell>
          <table:table-cell table:style-name="ce11" table:formula="of:=MIN([.N54];[.O54];[.P5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49]+1;[.$A55]+1;1)" office:value-type="float" office:value="808" calcext:value-type="float">
            <text:p>808</text:p>
          </table:table-cell>
          <table:table-cell table:style-name="ce16" table:formula="of:=INDEX(['Distance Matrix'.$B$1:.$J$9];[.C49]+1;[.$A55]+1;1)" office:value-type="float" office:value="2915" calcext:value-type="float">
            <text:p>2915</text:p>
          </table:table-cell>
          <table:table-cell table:style-name="ce16" table:formula="of:=INDEX(['Distance Matrix'.$B$1:.$J$9];[.D49]+1;[.$A55]+1;1)" office:value-type="float" office:value="2684" calcext:value-type="float">
            <text:p>2684</text:p>
          </table:table-cell>
          <table:table-cell table:style-name="ce11" table:formula="of:=MIN([.B55];[.C55];[.D55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49]+1;[.$A55]+1;1)" office:value-type="float" office:value="0" calcext:value-type="float">
            <text:p>0</text:p>
          </table:table-cell>
          <table:table-cell table:style-name="ce16" table:formula="of:=INDEX(['Distance Matrix'.$B$1:.$J$9];[.I49]+1;[.$A55]+1;1)" office:value-type="float" office:value="808" calcext:value-type="float">
            <text:p>808</text:p>
          </table:table-cell>
          <table:table-cell table:style-name="ce16" table:formula="of:=INDEX(['Distance Matrix'.$B$1:.$J$9];[.J49]+1;[.$A55]+1;1)" office:value-type="float" office:value="2684" calcext:value-type="float">
            <text:p>2684</text:p>
          </table:table-cell>
          <table:table-cell table:style-name="ce11" table:formula="of:=MIN([.H55];[.I55];[.J55])"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49]+1;[.$A55]+1;1)" office:value-type="float" office:value="2013" calcext:value-type="float">
            <text:p>2013</text:p>
          </table:table-cell>
          <table:table-cell table:style-name="ce16" table:formula="of:=INDEX(['Distance Matrix'.$B$1:.$J$9];[.O49]+1;[.$A55]+1;1)" office:value-type="float" office:value="808" calcext:value-type="float">
            <text:p>808</text:p>
          </table:table-cell>
          <table:table-cell table:style-name="ce16" table:formula="of:=INDEX(['Distance Matrix'.$B$1:.$J$9];[.P49]+1;[.$A55]+1;1)" office:value-type="float" office:value="2684" calcext:value-type="float">
            <text:p>2684</text:p>
          </table:table-cell>
          <table:table-cell table:style-name="ce11" table:formula="of:=MIN([.N55];[.O55];[.P55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49]+1;[.$A56]+1;1)" office:value-type="float" office:value="0" calcext:value-type="float">
            <text:p>0</text:p>
          </table:table-cell>
          <table:table-cell table:style-name="ce16" table:formula="of:=INDEX(['Distance Matrix'.$B$1:.$J$9];[.C49]+1;[.$A56]+1;1)" office:value-type="float" office:value="2934" calcext:value-type="float">
            <text:p>2934</text:p>
          </table:table-cell>
          <table:table-cell table:style-name="ce16" table:formula="of:=INDEX(['Distance Matrix'.$B$1:.$J$9];[.D49]+1;[.$A56]+1;1)" office:value-type="float" office:value="2799" calcext:value-type="float">
            <text:p>2799</text:p>
          </table:table-cell>
          <table:table-cell table:style-name="ce11" table:formula="of:=MIN([.B56];[.C56];[.D56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49]+1;[.$A56]+1;1)" office:value-type="float" office:value="808" calcext:value-type="float">
            <text:p>808</text:p>
          </table:table-cell>
          <table:table-cell table:style-name="ce16" table:formula="of:=INDEX(['Distance Matrix'.$B$1:.$J$9];[.I49]+1;[.$A56]+1;1)" office:value-type="float" office:value="0" calcext:value-type="float">
            <text:p>0</text:p>
          </table:table-cell>
          <table:table-cell table:style-name="ce16" table:formula="of:=INDEX(['Distance Matrix'.$B$1:.$J$9];[.J49]+1;[.$A56]+1;1)" office:value-type="float" office:value="2799" calcext:value-type="float">
            <text:p>2799</text:p>
          </table:table-cell>
          <table:table-cell table:style-name="ce11" table:formula="of:=MIN([.H56];[.I56];[.J56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49]+1;[.$A56]+1;1)" office:value-type="float" office:value="2142" calcext:value-type="float">
            <text:p>2142</text:p>
          </table:table-cell>
          <table:table-cell table:style-name="ce16" table:formula="of:=INDEX(['Distance Matrix'.$B$1:.$J$9];[.O49]+1;[.$A56]+1;1)" office:value-type="float" office:value="0" calcext:value-type="float">
            <text:p>0</text:p>
          </table:table-cell>
          <table:table-cell table:style-name="ce16" table:formula="of:=INDEX(['Distance Matrix'.$B$1:.$J$9];[.P49]+1;[.$A56]+1;1)" office:value-type="float" office:value="2799" calcext:value-type="float">
            <text:p>2799</text:p>
          </table:table-cell>
          <table:table-cell table:style-name="ce11" table:formula="of:=MIN([.N56];[.O56];[.P5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49]+1;[.$A57]+1;1)" office:value-type="float" office:value="379" calcext:value-type="float">
            <text:p>379</text:p>
          </table:table-cell>
          <table:table-cell table:style-name="ce16" table:formula="of:=INDEX(['Distance Matrix'.$B$1:.$J$9];[.C49]+1;[.$A57]+1;1)" office:value-type="float" office:value="2786" calcext:value-type="float">
            <text:p>2786</text:p>
          </table:table-cell>
          <table:table-cell table:style-name="ce16" table:formula="of:=INDEX(['Distance Matrix'.$B$1:.$J$9];[.D49]+1;[.$A57]+1;1)" office:value-type="float" office:value="2631" calcext:value-type="float">
            <text:p>2631</text:p>
          </table:table-cell>
          <table:table-cell table:style-name="ce11" table:formula="of:=MIN([.B57];[.C57];[.D57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49]+1;[.$A57]+1;1)" office:value-type="float" office:value="1131" calcext:value-type="float">
            <text:p>1131</text:p>
          </table:table-cell>
          <table:table-cell table:style-name="ce16" table:formula="of:=INDEX(['Distance Matrix'.$B$1:.$J$9];[.I49]+1;[.$A57]+1;1)" office:value-type="float" office:value="379" calcext:value-type="float">
            <text:p>379</text:p>
          </table:table-cell>
          <table:table-cell table:style-name="ce16" table:formula="of:=INDEX(['Distance Matrix'.$B$1:.$J$9];[.J49]+1;[.$A57]+1;1)" office:value-type="float" office:value="2631" calcext:value-type="float">
            <text:p>2631</text:p>
          </table:table-cell>
          <table:table-cell table:style-name="ce11" table:formula="of:=MIN([.H57];[.I57];[.J57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49]+1;[.$A57]+1;1)" office:value-type="float" office:value="2054" calcext:value-type="float">
            <text:p>2054</text:p>
          </table:table-cell>
          <table:table-cell table:style-name="ce16" table:formula="of:=INDEX(['Distance Matrix'.$B$1:.$J$9];[.O49]+1;[.$A57]+1;1)" office:value-type="float" office:value="379" calcext:value-type="float">
            <text:p>379</text:p>
          </table:table-cell>
          <table:table-cell table:style-name="ce16" table:formula="of:=INDEX(['Distance Matrix'.$B$1:.$J$9];[.P49]+1;[.$A57]+1;1)" office:value-type="float" office:value="2631" calcext:value-type="float">
            <text:p>2631</text:p>
          </table:table-cell>
          <table:table-cell table:style-name="ce11" table:formula="of:=MIN([.N57];[.O57];[.P57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49]+1;[.$A58]+1;1)" office:value-type="float" office:value="1235" calcext:value-type="float">
            <text:p>1235</text:p>
          </table:table-cell>
          <table:table-cell table:style-name="ce16" table:formula="of:=INDEX(['Distance Matrix'.$B$1:.$J$9];[.C49]+1;[.$A58]+1;1)" office:value-type="float" office:value="1771" calcext:value-type="float">
            <text:p>1771</text:p>
          </table:table-cell>
          <table:table-cell table:style-name="ce16" table:formula="of:=INDEX(['Distance Matrix'.$B$1:.$J$9];[.D49]+1;[.$A58]+1;1)" office:value-type="float" office:value="1616" calcext:value-type="float">
            <text:p>1616</text:p>
          </table:table-cell>
          <table:table-cell table:style-name="ce11" table:formula="of:=MIN([.B58];[.C58];[.D58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49]+1;[.$A58]+1;1)" office:value-type="float" office:value="1307" calcext:value-type="float">
            <text:p>1307</text:p>
          </table:table-cell>
          <table:table-cell table:style-name="ce16" table:formula="of:=INDEX(['Distance Matrix'.$B$1:.$J$9];[.I49]+1;[.$A58]+1;1)" office:value-type="float" office:value="1235" calcext:value-type="float">
            <text:p>1235</text:p>
          </table:table-cell>
          <table:table-cell table:style-name="ce16" table:formula="of:=INDEX(['Distance Matrix'.$B$1:.$J$9];[.J49]+1;[.$A58]+1;1)" office:value-type="float" office:value="1616" calcext:value-type="float">
            <text:p>1616</text:p>
          </table:table-cell>
          <table:table-cell table:style-name="ce11" table:formula="of:=MIN([.H58];[.I58];[.J58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49]+1;[.$A58]+1;1)" office:value-type="float" office:value="996" calcext:value-type="float">
            <text:p>996</text:p>
          </table:table-cell>
          <table:table-cell table:style-name="ce16" table:formula="of:=INDEX(['Distance Matrix'.$B$1:.$J$9];[.O49]+1;[.$A58]+1;1)" office:value-type="float" office:value="1235" calcext:value-type="float">
            <text:p>1235</text:p>
          </table:table-cell>
          <table:table-cell table:style-name="ce16" table:formula="of:=INDEX(['Distance Matrix'.$B$1:.$J$9];[.P49]+1;[.$A58]+1;1)" office:value-type="float" office:value="1616" calcext:value-type="float">
            <text:p>1616</text:p>
          </table:table-cell>
          <table:table-cell table:style-name="ce11" table:formula="of:=MIN([.N58];[.O58];[.P58])" office:value-type="float" office:value="996" calcext:value-type="float">
            <text:p>996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50:.E58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50:.K58])" office:value-type="float" office:value="4022" calcext:value-type="float" table:number-columns-spanned="3" table:number-rows-spanned="1">
            <text:p>4022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50:.Q58])" office:value-type="float" office:value="3920" calcext:value-type="float" table:number-columns-spanned="3" table:number-rows-spanned="1">
            <text:p>3920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61]+1;[.$A62]+1;1)" office:value-type="float" office:value="2979" calcext:value-type="float">
            <text:p>2979</text:p>
          </table:table-cell>
          <table:table-cell table:style-name="ce16" table:formula="of:=INDEX(['Distance Matrix'.$B$1:.$J$9];[.C61]+1;[.$A62]+1;1)" office:value-type="float" office:value="206" calcext:value-type="float">
            <text:p>206</text:p>
          </table:table-cell>
          <table:table-cell table:style-name="ce16" table:formula="of:=INDEX(['Distance Matrix'.$B$1:.$J$9];[.D61]+1;[.$A62]+1;1)" office:value-type="float" office:value="429" calcext:value-type="float">
            <text:p>429</text:p>
          </table:table-cell>
          <table:table-cell table:style-name="ce11" table:formula="of:=MIN([.B62];[.C62];[.D62])" office:value-type="float" office:value="206" calcext:value-type="float">
            <text:p>206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61]+1;[.$A62]+1;1)" office:value-type="float" office:value="2979" calcext:value-type="float">
            <text:p>2979</text:p>
          </table:table-cell>
          <table:table-cell table:style-name="ce16" table:formula="of:=INDEX(['Distance Matrix'.$B$1:.$J$9];[.I61]+1;[.$A62]+1;1)" office:value-type="float" office:value="3095" calcext:value-type="float">
            <text:p>3095</text:p>
          </table:table-cell>
          <table:table-cell table:style-name="ce16" table:formula="of:=INDEX(['Distance Matrix'.$B$1:.$J$9];[.J61]+1;[.$A62]+1;1)" office:value-type="float" office:value="429" calcext:value-type="float">
            <text:p>429</text:p>
          </table:table-cell>
          <table:table-cell table:style-name="ce11" table:formula="of:=MIN([.H62];[.I62];[.J62])" office:value-type="float" office:value="429" calcext:value-type="float">
            <text:p>429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61]+1;[.$A62]+1;1)" office:value-type="float" office:value="2976" calcext:value-type="float">
            <text:p>2976</text:p>
          </table:table-cell>
          <table:table-cell table:style-name="ce16" table:formula="of:=INDEX(['Distance Matrix'.$B$1:.$J$9];[.O61]+1;[.$A62]+1;1)" office:value-type="float" office:value="3095" calcext:value-type="float">
            <text:p>3095</text:p>
          </table:table-cell>
          <table:table-cell table:style-name="ce16" table:formula="of:=INDEX(['Distance Matrix'.$B$1:.$J$9];[.P61]+1;[.$A62]+1;1)" office:value-type="float" office:value="429" calcext:value-type="float">
            <text:p>429</text:p>
          </table:table-cell>
          <table:table-cell table:style-name="ce11" table:formula="of:=MIN([.N62];[.O62];[.P62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61]+1;[.$A63]+1;1)" office:value-type="float" office:value="2786" calcext:value-type="float">
            <text:p>2786</text:p>
          </table:table-cell>
          <table:table-cell table:style-name="ce16" table:formula="of:=INDEX(['Distance Matrix'.$B$1:.$J$9];[.C61]+1;[.$A63]+1;1)" office:value-type="float" office:value="0" calcext:value-type="float">
            <text:p>0</text:p>
          </table:table-cell>
          <table:table-cell table:style-name="ce16" table:formula="of:=INDEX(['Distance Matrix'.$B$1:.$J$9];[.D61]+1;[.$A63]+1;1)" office:value-type="float" office:value="233" calcext:value-type="float">
            <text:p>233</text:p>
          </table:table-cell>
          <table:table-cell table:style-name="ce11" table:formula="of:=MIN([.B63];[.C63];[.D63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61]+1;[.$A63]+1;1)" office:value-type="float" office:value="2786" calcext:value-type="float">
            <text:p>2786</text:p>
          </table:table-cell>
          <table:table-cell table:style-name="ce16" table:formula="of:=INDEX(['Distance Matrix'.$B$1:.$J$9];[.I61]+1;[.$A63]+1;1)" office:value-type="float" office:value="2934" calcext:value-type="float">
            <text:p>2934</text:p>
          </table:table-cell>
          <table:table-cell table:style-name="ce16" table:formula="of:=INDEX(['Distance Matrix'.$B$1:.$J$9];[.J61]+1;[.$A63]+1;1)" office:value-type="float" office:value="233" calcext:value-type="float">
            <text:p>233</text:p>
          </table:table-cell>
          <table:table-cell table:style-name="ce11" table:formula="of:=MIN([.H63];[.I63];[.J63])" office:value-type="float" office:value="233" calcext:value-type="float">
            <text:p>23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61]+1;[.$A63]+1;1)" office:value-type="float" office:value="2915" calcext:value-type="float">
            <text:p>2915</text:p>
          </table:table-cell>
          <table:table-cell table:style-name="ce16" table:formula="of:=INDEX(['Distance Matrix'.$B$1:.$J$9];[.O61]+1;[.$A63]+1;1)" office:value-type="float" office:value="2934" calcext:value-type="float">
            <text:p>2934</text:p>
          </table:table-cell>
          <table:table-cell table:style-name="ce16" table:formula="of:=INDEX(['Distance Matrix'.$B$1:.$J$9];[.P61]+1;[.$A63]+1;1)" office:value-type="float" office:value="233" calcext:value-type="float">
            <text:p>233</text:p>
          </table:table-cell>
          <table:table-cell table:style-name="ce11" table:formula="of:=MIN([.N63];[.O63];[.P63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61]+1;[.$A64]+1;1)" office:value-type="float" office:value="2631" calcext:value-type="float">
            <text:p>2631</text:p>
          </table:table-cell>
          <table:table-cell table:style-name="ce16" table:formula="of:=INDEX(['Distance Matrix'.$B$1:.$J$9];[.C61]+1;[.$A64]+1;1)" office:value-type="float" office:value="233" calcext:value-type="float">
            <text:p>233</text:p>
          </table:table-cell>
          <table:table-cell table:style-name="ce16" table:formula="of:=INDEX(['Distance Matrix'.$B$1:.$J$9];[.D61]+1;[.$A64]+1;1)" office:value-type="float" office:value="0" calcext:value-type="float">
            <text:p>0</text:p>
          </table:table-cell>
          <table:table-cell table:style-name="ce11" table:formula="of:=MIN([.B64];[.C64];[.D64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61]+1;[.$A64]+1;1)" office:value-type="float" office:value="2631" calcext:value-type="float">
            <text:p>2631</text:p>
          </table:table-cell>
          <table:table-cell table:style-name="ce16" table:formula="of:=INDEX(['Distance Matrix'.$B$1:.$J$9];[.I61]+1;[.$A64]+1;1)" office:value-type="float" office:value="2799" calcext:value-type="float">
            <text:p>2799</text:p>
          </table:table-cell>
          <table:table-cell table:style-name="ce16" table:formula="of:=INDEX(['Distance Matrix'.$B$1:.$J$9];[.J61]+1;[.$A64]+1;1)" office:value-type="float" office:value="0" calcext:value-type="float">
            <text:p>0</text:p>
          </table:table-cell>
          <table:table-cell table:style-name="ce11" table:formula="of:=MIN([.H64];[.I64];[.J64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61]+1;[.$A64]+1;1)" office:value-type="float" office:value="2684" calcext:value-type="float">
            <text:p>2684</text:p>
          </table:table-cell>
          <table:table-cell table:style-name="ce16" table:formula="of:=INDEX(['Distance Matrix'.$B$1:.$J$9];[.O61]+1;[.$A64]+1;1)" office:value-type="float" office:value="2799" calcext:value-type="float">
            <text:p>2799</text:p>
          </table:table-cell>
          <table:table-cell table:style-name="ce16" table:formula="of:=INDEX(['Distance Matrix'.$B$1:.$J$9];[.P61]+1;[.$A64]+1;1)" office:value-type="float" office:value="0" calcext:value-type="float">
            <text:p>0</text:p>
          </table:table-cell>
          <table:table-cell table:style-name="ce11" table:formula="of:=MIN([.N64];[.O64];[.P6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61]+1;[.$A65]+1;1)" office:value-type="float" office:value="2687" calcext:value-type="float">
            <text:p>2687</text:p>
          </table:table-cell>
          <table:table-cell table:style-name="ce16" table:formula="of:=INDEX(['Distance Matrix'.$B$1:.$J$9];[.C61]+1;[.$A65]+1;1)" office:value-type="float" office:value="1308" calcext:value-type="float">
            <text:p>1308</text:p>
          </table:table-cell>
          <table:table-cell table:style-name="ce16" table:formula="of:=INDEX(['Distance Matrix'.$B$1:.$J$9];[.D61]+1;[.$A65]+1;1)" office:value-type="float" office:value="1075" calcext:value-type="float">
            <text:p>1075</text:p>
          </table:table-cell>
          <table:table-cell table:style-name="ce11" table:formula="of:=MIN([.B65];[.C65];[.D65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61]+1;[.$A65]+1;1)" office:value-type="float" office:value="2687" calcext:value-type="float">
            <text:p>2687</text:p>
          </table:table-cell>
          <table:table-cell table:style-name="ce16" table:formula="of:=INDEX(['Distance Matrix'.$B$1:.$J$9];[.I61]+1;[.$A65]+1;1)" office:value-type="float" office:value="3053" calcext:value-type="float">
            <text:p>3053</text:p>
          </table:table-cell>
          <table:table-cell table:style-name="ce16" table:formula="of:=INDEX(['Distance Matrix'.$B$1:.$J$9];[.J61]+1;[.$A65]+1;1)" office:value-type="float" office:value="1075" calcext:value-type="float">
            <text:p>1075</text:p>
          </table:table-cell>
          <table:table-cell table:style-name="ce11" table:formula="of:=MIN([.H65];[.I65];[.J65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61]+1;[.$A65]+1;1)" office:value-type="float" office:value="3273" calcext:value-type="float">
            <text:p>3273</text:p>
          </table:table-cell>
          <table:table-cell table:style-name="ce16" table:formula="of:=INDEX(['Distance Matrix'.$B$1:.$J$9];[.O61]+1;[.$A65]+1;1)" office:value-type="float" office:value="3053" calcext:value-type="float">
            <text:p>3053</text:p>
          </table:table-cell>
          <table:table-cell table:style-name="ce16" table:formula="of:=INDEX(['Distance Matrix'.$B$1:.$J$9];[.P61]+1;[.$A65]+1;1)" office:value-type="float" office:value="1075" calcext:value-type="float">
            <text:p>1075</text:p>
          </table:table-cell>
          <table:table-cell table:style-name="ce11" table:formula="of:=MIN([.N65];[.O65];[.P65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61]+1;[.$A66]+1;1)" office:value-type="float" office:value="2054" calcext:value-type="float">
            <text:p>2054</text:p>
          </table:table-cell>
          <table:table-cell table:style-name="ce16" table:formula="of:=INDEX(['Distance Matrix'.$B$1:.$J$9];[.C61]+1;[.$A66]+1;1)" office:value-type="float" office:value="802" calcext:value-type="float">
            <text:p>802</text:p>
          </table:table-cell>
          <table:table-cell table:style-name="ce16" table:formula="of:=INDEX(['Distance Matrix'.$B$1:.$J$9];[.D61]+1;[.$A66]+1;1)" office:value-type="float" office:value="671" calcext:value-type="float">
            <text:p>671</text:p>
          </table:table-cell>
          <table:table-cell table:style-name="ce11" table:formula="of:=MIN([.B66];[.C66];[.D66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61]+1;[.$A66]+1;1)" office:value-type="float" office:value="2054" calcext:value-type="float">
            <text:p>2054</text:p>
          </table:table-cell>
          <table:table-cell table:style-name="ce16" table:formula="of:=INDEX(['Distance Matrix'.$B$1:.$J$9];[.I61]+1;[.$A66]+1;1)" office:value-type="float" office:value="2142" calcext:value-type="float">
            <text:p>2142</text:p>
          </table:table-cell>
          <table:table-cell table:style-name="ce16" table:formula="of:=INDEX(['Distance Matrix'.$B$1:.$J$9];[.J61]+1;[.$A66]+1;1)" office:value-type="float" office:value="671" calcext:value-type="float">
            <text:p>671</text:p>
          </table:table-cell>
          <table:table-cell table:style-name="ce11" table:formula="of:=MIN([.H66];[.I66];[.J66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61]+1;[.$A66]+1;1)" office:value-type="float" office:value="2013" calcext:value-type="float">
            <text:p>2013</text:p>
          </table:table-cell>
          <table:table-cell table:style-name="ce16" table:formula="of:=INDEX(['Distance Matrix'.$B$1:.$J$9];[.O61]+1;[.$A66]+1;1)" office:value-type="float" office:value="2142" calcext:value-type="float">
            <text:p>2142</text:p>
          </table:table-cell>
          <table:table-cell table:style-name="ce16" table:formula="of:=INDEX(['Distance Matrix'.$B$1:.$J$9];[.P61]+1;[.$A66]+1;1)" office:value-type="float" office:value="671" calcext:value-type="float">
            <text:p>671</text:p>
          </table:table-cell>
          <table:table-cell table:style-name="ce11" table:formula="of:=MIN([.N66];[.O66];[.P66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61]+1;[.$A67]+1;1)" office:value-type="float" office:value="1131" calcext:value-type="float">
            <text:p>1131</text:p>
          </table:table-cell>
          <table:table-cell table:style-name="ce16" table:formula="of:=INDEX(['Distance Matrix'.$B$1:.$J$9];[.C61]+1;[.$A67]+1;1)" office:value-type="float" office:value="2915" calcext:value-type="float">
            <text:p>2915</text:p>
          </table:table-cell>
          <table:table-cell table:style-name="ce16" table:formula="of:=INDEX(['Distance Matrix'.$B$1:.$J$9];[.D61]+1;[.$A67]+1;1)" office:value-type="float" office:value="2684" calcext:value-type="float">
            <text:p>2684</text:p>
          </table:table-cell>
          <table:table-cell table:style-name="ce11" table:formula="of:=MIN([.B67];[.C67];[.D67])" office:value-type="float" office:value="1131" calcext:value-type="float">
            <text:p>113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61]+1;[.$A67]+1;1)" office:value-type="float" office:value="1131" calcext:value-type="float">
            <text:p>1131</text:p>
          </table:table-cell>
          <table:table-cell table:style-name="ce16" table:formula="of:=INDEX(['Distance Matrix'.$B$1:.$J$9];[.I61]+1;[.$A67]+1;1)" office:value-type="float" office:value="808" calcext:value-type="float">
            <text:p>808</text:p>
          </table:table-cell>
          <table:table-cell table:style-name="ce16" table:formula="of:=INDEX(['Distance Matrix'.$B$1:.$J$9];[.J61]+1;[.$A67]+1;1)" office:value-type="float" office:value="2684" calcext:value-type="float">
            <text:p>2684</text:p>
          </table:table-cell>
          <table:table-cell table:style-name="ce11" table:formula="of:=MIN([.H67];[.I67];[.J67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61]+1;[.$A67]+1;1)" office:value-type="float" office:value="0" calcext:value-type="float">
            <text:p>0</text:p>
          </table:table-cell>
          <table:table-cell table:style-name="ce16" table:formula="of:=INDEX(['Distance Matrix'.$B$1:.$J$9];[.O61]+1;[.$A67]+1;1)" office:value-type="float" office:value="808" calcext:value-type="float">
            <text:p>808</text:p>
          </table:table-cell>
          <table:table-cell table:style-name="ce16" table:formula="of:=INDEX(['Distance Matrix'.$B$1:.$J$9];[.P61]+1;[.$A67]+1;1)" office:value-type="float" office:value="2684" calcext:value-type="float">
            <text:p>2684</text:p>
          </table:table-cell>
          <table:table-cell table:style-name="ce11" table:formula="of:=MIN([.N67];[.O67];[.P67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61]+1;[.$A68]+1;1)" office:value-type="float" office:value="379" calcext:value-type="float">
            <text:p>379</text:p>
          </table:table-cell>
          <table:table-cell table:style-name="ce16" table:formula="of:=INDEX(['Distance Matrix'.$B$1:.$J$9];[.C61]+1;[.$A68]+1;1)" office:value-type="float" office:value="2934" calcext:value-type="float">
            <text:p>2934</text:p>
          </table:table-cell>
          <table:table-cell table:style-name="ce16" table:formula="of:=INDEX(['Distance Matrix'.$B$1:.$J$9];[.D61]+1;[.$A68]+1;1)" office:value-type="float" office:value="2799" calcext:value-type="float">
            <text:p>2799</text:p>
          </table:table-cell>
          <table:table-cell table:style-name="ce11" table:formula="of:=MIN([.B68];[.C68];[.D68])" office:value-type="float" office:value="379" calcext:value-type="float">
            <text:p>37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61]+1;[.$A68]+1;1)" office:value-type="float" office:value="379" calcext:value-type="float">
            <text:p>379</text:p>
          </table:table-cell>
          <table:table-cell table:style-name="ce16" table:formula="of:=INDEX(['Distance Matrix'.$B$1:.$J$9];[.I61]+1;[.$A68]+1;1)" office:value-type="float" office:value="0" calcext:value-type="float">
            <text:p>0</text:p>
          </table:table-cell>
          <table:table-cell table:style-name="ce16" table:formula="of:=INDEX(['Distance Matrix'.$B$1:.$J$9];[.J61]+1;[.$A68]+1;1)" office:value-type="float" office:value="2799" calcext:value-type="float">
            <text:p>2799</text:p>
          </table:table-cell>
          <table:table-cell table:style-name="ce11" table:formula="of:=MIN([.H68];[.I68];[.J68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61]+1;[.$A68]+1;1)" office:value-type="float" office:value="808" calcext:value-type="float">
            <text:p>808</text:p>
          </table:table-cell>
          <table:table-cell table:style-name="ce16" table:formula="of:=INDEX(['Distance Matrix'.$B$1:.$J$9];[.O61]+1;[.$A68]+1;1)" office:value-type="float" office:value="0" calcext:value-type="float">
            <text:p>0</text:p>
          </table:table-cell>
          <table:table-cell table:style-name="ce16" table:formula="of:=INDEX(['Distance Matrix'.$B$1:.$J$9];[.P61]+1;[.$A68]+1;1)" office:value-type="float" office:value="2799" calcext:value-type="float">
            <text:p>2799</text:p>
          </table:table-cell>
          <table:table-cell table:style-name="ce11" table:formula="of:=MIN([.N68];[.O68];[.P6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61]+1;[.$A69]+1;1)" office:value-type="float" office:value="0" calcext:value-type="float">
            <text:p>0</text:p>
          </table:table-cell>
          <table:table-cell table:style-name="ce16" table:formula="of:=INDEX(['Distance Matrix'.$B$1:.$J$9];[.C61]+1;[.$A69]+1;1)" office:value-type="float" office:value="2786" calcext:value-type="float">
            <text:p>2786</text:p>
          </table:table-cell>
          <table:table-cell table:style-name="ce16" table:formula="of:=INDEX(['Distance Matrix'.$B$1:.$J$9];[.D61]+1;[.$A69]+1;1)" office:value-type="float" office:value="2631" calcext:value-type="float">
            <text:p>2631</text:p>
          </table:table-cell>
          <table:table-cell table:style-name="ce11" table:formula="of:=MIN([.B69];[.C69];[.D69])"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61]+1;[.$A69]+1;1)" office:value-type="float" office:value="0" calcext:value-type="float">
            <text:p>0</text:p>
          </table:table-cell>
          <table:table-cell table:style-name="ce16" table:formula="of:=INDEX(['Distance Matrix'.$B$1:.$J$9];[.I61]+1;[.$A69]+1;1)" office:value-type="float" office:value="379" calcext:value-type="float">
            <text:p>379</text:p>
          </table:table-cell>
          <table:table-cell table:style-name="ce16" table:formula="of:=INDEX(['Distance Matrix'.$B$1:.$J$9];[.J61]+1;[.$A69]+1;1)" office:value-type="float" office:value="2631" calcext:value-type="float">
            <text:p>2631</text:p>
          </table:table-cell>
          <table:table-cell table:style-name="ce11" table:formula="of:=MIN([.H69];[.I69];[.J69])"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61]+1;[.$A69]+1;1)" office:value-type="float" office:value="1131" calcext:value-type="float">
            <text:p>1131</text:p>
          </table:table-cell>
          <table:table-cell table:style-name="ce16" table:formula="of:=INDEX(['Distance Matrix'.$B$1:.$J$9];[.O61]+1;[.$A69]+1;1)" office:value-type="float" office:value="379" calcext:value-type="float">
            <text:p>379</text:p>
          </table:table-cell>
          <table:table-cell table:style-name="ce16" table:formula="of:=INDEX(['Distance Matrix'.$B$1:.$J$9];[.P61]+1;[.$A69]+1;1)" office:value-type="float" office:value="2631" calcext:value-type="float">
            <text:p>2631</text:p>
          </table:table-cell>
          <table:table-cell table:style-name="ce11" table:formula="of:=MIN([.N69];[.O69];[.P69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61]+1;[.$A70]+1;1)" office:value-type="float" office:value="1059" calcext:value-type="float">
            <text:p>1059</text:p>
          </table:table-cell>
          <table:table-cell table:style-name="ce16" table:formula="of:=INDEX(['Distance Matrix'.$B$1:.$J$9];[.C61]+1;[.$A70]+1;1)" office:value-type="float" office:value="1771" calcext:value-type="float">
            <text:p>1771</text:p>
          </table:table-cell>
          <table:table-cell table:style-name="ce16" table:formula="of:=INDEX(['Distance Matrix'.$B$1:.$J$9];[.D61]+1;[.$A70]+1;1)" office:value-type="float" office:value="1616" calcext:value-type="float">
            <text:p>1616</text:p>
          </table:table-cell>
          <table:table-cell table:style-name="ce11" table:formula="of:=MIN([.B70];[.C70];[.D70])" office:value-type="float" office:value="1059" calcext:value-type="float">
            <text:p>105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61]+1;[.$A70]+1;1)" office:value-type="float" office:value="1059" calcext:value-type="float">
            <text:p>1059</text:p>
          </table:table-cell>
          <table:table-cell table:style-name="ce16" table:formula="of:=INDEX(['Distance Matrix'.$B$1:.$J$9];[.I61]+1;[.$A70]+1;1)" office:value-type="float" office:value="1235" calcext:value-type="float">
            <text:p>1235</text:p>
          </table:table-cell>
          <table:table-cell table:style-name="ce16" table:formula="of:=INDEX(['Distance Matrix'.$B$1:.$J$9];[.J61]+1;[.$A70]+1;1)" office:value-type="float" office:value="1616" calcext:value-type="float">
            <text:p>1616</text:p>
          </table:table-cell>
          <table:table-cell table:style-name="ce11" table:formula="of:=MIN([.H70];[.I70];[.J70])" office:value-type="float" office:value="1059" calcext:value-type="float">
            <text:p>105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61]+1;[.$A70]+1;1)" office:value-type="float" office:value="1307" calcext:value-type="float">
            <text:p>1307</text:p>
          </table:table-cell>
          <table:table-cell table:style-name="ce16" table:formula="of:=INDEX(['Distance Matrix'.$B$1:.$J$9];[.O61]+1;[.$A70]+1;1)" office:value-type="float" office:value="1235" calcext:value-type="float">
            <text:p>1235</text:p>
          </table:table-cell>
          <table:table-cell table:style-name="ce16" table:formula="of:=INDEX(['Distance Matrix'.$B$1:.$J$9];[.P61]+1;[.$A70]+1;1)" office:value-type="float" office:value="1616" calcext:value-type="float">
            <text:p>1616</text:p>
          </table:table-cell>
          <table:table-cell table:style-name="ce11" table:formula="of:=MIN([.N70];[.O70];[.P70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62:.E70])" office:value-type="float" office:value="4521" calcext:value-type="float" table:number-columns-spanned="3" table:number-rows-spanned="1">
            <text:p>4521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62:.K70])" office:value-type="float" office:value="4275" calcext:value-type="float" table:number-columns-spanned="3" table:number-rows-spanned="1">
            <text:p>4275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62:.Q70])" office:value-type="float" office:value="4022" calcext:value-type="float" table:number-columns-spanned="3" table:number-rows-spanned="1">
            <text:p>4022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73]+1;[.$A74]+1;1)" office:value-type="float" office:value="1949" calcext:value-type="float">
            <text:p>1949</text:p>
          </table:table-cell>
          <table:table-cell table:style-name="ce16" table:formula="of:=INDEX(['Distance Matrix'.$B$1:.$J$9];[.C73]+1;[.$A74]+1;1)" office:value-type="float" office:value="206" calcext:value-type="float">
            <text:p>206</text:p>
          </table:table-cell>
          <table:table-cell table:style-name="ce16" table:formula="of:=INDEX(['Distance Matrix'.$B$1:.$J$9];[.D73]+1;[.$A74]+1;1)" office:value-type="float" office:value="429" calcext:value-type="float">
            <text:p>429</text:p>
          </table:table-cell>
          <table:table-cell table:style-name="ce11" table:formula="of:=MIN([.B74];[.C74];[.D74])" office:value-type="float" office:value="206" calcext:value-type="float">
            <text:p>206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8" table:formula="of:=INDEX(['Distance Matrix'.$B$1:.$J$9];[.H73]+1;[.$A74]+1;1)" office:value-type="float" office:value="1949" calcext:value-type="float">
            <text:p>1949</text:p>
          </table:table-cell>
          <table:table-cell table:style-name="ce18" table:formula="of:=INDEX(['Distance Matrix'.$B$1:.$J$9];[.I73]+1;[.$A74]+1;1)" office:value-type="float" office:value="3095" calcext:value-type="float">
            <text:p>3095</text:p>
          </table:table-cell>
          <table:table-cell table:style-name="ce18" table:formula="of:=INDEX(['Distance Matrix'.$B$1:.$J$9];[.J73]+1;[.$A74]+1;1)" office:value-type="float" office:value="429" calcext:value-type="float">
            <text:p>429</text:p>
          </table:table-cell>
          <table:table-cell table:style-name="ce14" table:formula="of:=MIN([.H74];[.I74];[.J74])" office:value-type="float" office:value="429" calcext:value-type="float">
            <text:p>429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73]+1;[.$A74]+1;1)" office:value-type="float" office:value="2979" calcext:value-type="float">
            <text:p>2979</text:p>
          </table:table-cell>
          <table:table-cell table:style-name="ce16" table:formula="of:=INDEX(['Distance Matrix'.$B$1:.$J$9];[.O73]+1;[.$A74]+1;1)" office:value-type="float" office:value="3095" calcext:value-type="float">
            <text:p>3095</text:p>
          </table:table-cell>
          <table:table-cell table:style-name="ce16" table:formula="of:=INDEX(['Distance Matrix'.$B$1:.$J$9];[.P73]+1;[.$A74]+1;1)" office:value-type="float" office:value="429" calcext:value-type="float">
            <text:p>429</text:p>
          </table:table-cell>
          <table:table-cell table:style-name="ce11" table:formula="of:=MIN([.N74];[.O74];[.P74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73]+1;[.$A75]+1;1)" office:value-type="float" office:value="1771" calcext:value-type="float">
            <text:p>1771</text:p>
          </table:table-cell>
          <table:table-cell table:style-name="ce16" table:formula="of:=INDEX(['Distance Matrix'.$B$1:.$J$9];[.C73]+1;[.$A75]+1;1)" office:value-type="float" office:value="0" calcext:value-type="float">
            <text:p>0</text:p>
          </table:table-cell>
          <table:table-cell table:style-name="ce16" table:formula="of:=INDEX(['Distance Matrix'.$B$1:.$J$9];[.D73]+1;[.$A75]+1;1)" office:value-type="float" office:value="233" calcext:value-type="float">
            <text:p>233</text:p>
          </table:table-cell>
          <table:table-cell table:style-name="ce11" table:formula="of:=MIN([.B75];[.C75];[.D75])" office:value-type="float" office:value="0" calcext:value-type="float">
            <text:p>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8" table:formula="of:=INDEX(['Distance Matrix'.$B$1:.$J$9];[.H73]+1;[.$A75]+1;1)" office:value-type="float" office:value="1771" calcext:value-type="float">
            <text:p>1771</text:p>
          </table:table-cell>
          <table:table-cell table:style-name="ce18" table:formula="of:=INDEX(['Distance Matrix'.$B$1:.$J$9];[.I73]+1;[.$A75]+1;1)" office:value-type="float" office:value="2934" calcext:value-type="float">
            <text:p>2934</text:p>
          </table:table-cell>
          <table:table-cell table:style-name="ce18" table:formula="of:=INDEX(['Distance Matrix'.$B$1:.$J$9];[.J73]+1;[.$A75]+1;1)" office:value-type="float" office:value="233" calcext:value-type="float">
            <text:p>233</text:p>
          </table:table-cell>
          <table:table-cell table:style-name="ce14" table:formula="of:=MIN([.H75];[.I75];[.J75])" office:value-type="float" office:value="233" calcext:value-type="float">
            <text:p>233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73]+1;[.$A75]+1;1)" office:value-type="float" office:value="2786" calcext:value-type="float">
            <text:p>2786</text:p>
          </table:table-cell>
          <table:table-cell table:style-name="ce16" table:formula="of:=INDEX(['Distance Matrix'.$B$1:.$J$9];[.O73]+1;[.$A75]+1;1)" office:value-type="float" office:value="2934" calcext:value-type="float">
            <text:p>2934</text:p>
          </table:table-cell>
          <table:table-cell table:style-name="ce16" table:formula="of:=INDEX(['Distance Matrix'.$B$1:.$J$9];[.P73]+1;[.$A75]+1;1)" office:value-type="float" office:value="233" calcext:value-type="float">
            <text:p>233</text:p>
          </table:table-cell>
          <table:table-cell table:style-name="ce11" table:formula="of:=MIN([.N75];[.O75];[.P75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73]+1;[.$A76]+1;1)" office:value-type="float" office:value="1616" calcext:value-type="float">
            <text:p>1616</text:p>
          </table:table-cell>
          <table:table-cell table:style-name="ce16" table:formula="of:=INDEX(['Distance Matrix'.$B$1:.$J$9];[.C73]+1;[.$A76]+1;1)" office:value-type="float" office:value="233" calcext:value-type="float">
            <text:p>233</text:p>
          </table:table-cell>
          <table:table-cell table:style-name="ce16" table:formula="of:=INDEX(['Distance Matrix'.$B$1:.$J$9];[.D73]+1;[.$A76]+1;1)" office:value-type="float" office:value="0" calcext:value-type="float">
            <text:p>0</text:p>
          </table:table-cell>
          <table:table-cell table:style-name="ce11" table:formula="of:=MIN([.B76];[.C76];[.D76])" office:value-type="float" office:value="0" calcext:value-type="float">
            <text:p>0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8" table:formula="of:=INDEX(['Distance Matrix'.$B$1:.$J$9];[.H73]+1;[.$A76]+1;1)" office:value-type="float" office:value="1616" calcext:value-type="float">
            <text:p>1616</text:p>
          </table:table-cell>
          <table:table-cell table:style-name="ce18" table:formula="of:=INDEX(['Distance Matrix'.$B$1:.$J$9];[.I73]+1;[.$A76]+1;1)" office:value-type="float" office:value="2799" calcext:value-type="float">
            <text:p>2799</text:p>
          </table:table-cell>
          <table:table-cell table:style-name="ce18" table:formula="of:=INDEX(['Distance Matrix'.$B$1:.$J$9];[.J73]+1;[.$A76]+1;1)" office:value-type="float" office:value="0" calcext:value-type="float">
            <text:p>0</text:p>
          </table:table-cell>
          <table:table-cell table:style-name="ce14" table:formula="of:=MIN([.H76];[.I76];[.J76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73]+1;[.$A76]+1;1)" office:value-type="float" office:value="2631" calcext:value-type="float">
            <text:p>2631</text:p>
          </table:table-cell>
          <table:table-cell table:style-name="ce16" table:formula="of:=INDEX(['Distance Matrix'.$B$1:.$J$9];[.O73]+1;[.$A76]+1;1)" office:value-type="float" office:value="2799" calcext:value-type="float">
            <text:p>2799</text:p>
          </table:table-cell>
          <table:table-cell table:style-name="ce16" table:formula="of:=INDEX(['Distance Matrix'.$B$1:.$J$9];[.P73]+1;[.$A76]+1;1)" office:value-type="float" office:value="0" calcext:value-type="float">
            <text:p>0</text:p>
          </table:table-cell>
          <table:table-cell table:style-name="ce11" table:formula="of:=MIN([.N76];[.O76];[.P7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73]+1;[.$A77]+1;1)" office:value-type="float" office:value="2037" calcext:value-type="float">
            <text:p>2037</text:p>
          </table:table-cell>
          <table:table-cell table:style-name="ce16" table:formula="of:=INDEX(['Distance Matrix'.$B$1:.$J$9];[.C73]+1;[.$A77]+1;1)" office:value-type="float" office:value="1308" calcext:value-type="float">
            <text:p>1308</text:p>
          </table:table-cell>
          <table:table-cell table:style-name="ce16" table:formula="of:=INDEX(['Distance Matrix'.$B$1:.$J$9];[.D73]+1;[.$A77]+1;1)" office:value-type="float" office:value="1075" calcext:value-type="float">
            <text:p>1075</text:p>
          </table:table-cell>
          <table:table-cell table:style-name="ce11" table:formula="of:=MIN([.B77];[.C77];[.D77])" office:value-type="float" office:value="1075" calcext:value-type="float">
            <text:p>1075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8" table:formula="of:=INDEX(['Distance Matrix'.$B$1:.$J$9];[.H73]+1;[.$A77]+1;1)" office:value-type="float" office:value="2037" calcext:value-type="float">
            <text:p>2037</text:p>
          </table:table-cell>
          <table:table-cell table:style-name="ce18" table:formula="of:=INDEX(['Distance Matrix'.$B$1:.$J$9];[.I73]+1;[.$A77]+1;1)" office:value-type="float" office:value="3053" calcext:value-type="float">
            <text:p>3053</text:p>
          </table:table-cell>
          <table:table-cell table:style-name="ce18" table:formula="of:=INDEX(['Distance Matrix'.$B$1:.$J$9];[.J73]+1;[.$A77]+1;1)" office:value-type="float" office:value="1075" calcext:value-type="float">
            <text:p>1075</text:p>
          </table:table-cell>
          <table:table-cell table:style-name="ce14" table:formula="of:=MIN([.H77];[.I77];[.J77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73]+1;[.$A77]+1;1)" office:value-type="float" office:value="2687" calcext:value-type="float">
            <text:p>2687</text:p>
          </table:table-cell>
          <table:table-cell table:style-name="ce16" table:formula="of:=INDEX(['Distance Matrix'.$B$1:.$J$9];[.O73]+1;[.$A77]+1;1)" office:value-type="float" office:value="3053" calcext:value-type="float">
            <text:p>3053</text:p>
          </table:table-cell>
          <table:table-cell table:style-name="ce16" table:formula="of:=INDEX(['Distance Matrix'.$B$1:.$J$9];[.P73]+1;[.$A77]+1;1)" office:value-type="float" office:value="1075" calcext:value-type="float">
            <text:p>1075</text:p>
          </table:table-cell>
          <table:table-cell table:style-name="ce11" table:formula="of:=MIN([.N77];[.O77];[.P77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73]+1;[.$A78]+1;1)" office:value-type="float" office:value="996" calcext:value-type="float">
            <text:p>996</text:p>
          </table:table-cell>
          <table:table-cell table:style-name="ce16" table:formula="of:=INDEX(['Distance Matrix'.$B$1:.$J$9];[.C73]+1;[.$A78]+1;1)" office:value-type="float" office:value="802" calcext:value-type="float">
            <text:p>802</text:p>
          </table:table-cell>
          <table:table-cell table:style-name="ce16" table:formula="of:=INDEX(['Distance Matrix'.$B$1:.$J$9];[.D73]+1;[.$A78]+1;1)" office:value-type="float" office:value="671" calcext:value-type="float">
            <text:p>671</text:p>
          </table:table-cell>
          <table:table-cell table:style-name="ce11" table:formula="of:=MIN([.B78];[.C78];[.D78])" office:value-type="float" office:value="671" calcext:value-type="float">
            <text:p>671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8" table:formula="of:=INDEX(['Distance Matrix'.$B$1:.$J$9];[.H73]+1;[.$A78]+1;1)" office:value-type="float" office:value="996" calcext:value-type="float">
            <text:p>996</text:p>
          </table:table-cell>
          <table:table-cell table:style-name="ce18" table:formula="of:=INDEX(['Distance Matrix'.$B$1:.$J$9];[.I73]+1;[.$A78]+1;1)" office:value-type="float" office:value="2142" calcext:value-type="float">
            <text:p>2142</text:p>
          </table:table-cell>
          <table:table-cell table:style-name="ce18" table:formula="of:=INDEX(['Distance Matrix'.$B$1:.$J$9];[.J73]+1;[.$A78]+1;1)" office:value-type="float" office:value="671" calcext:value-type="float">
            <text:p>671</text:p>
          </table:table-cell>
          <table:table-cell table:style-name="ce14" table:formula="of:=MIN([.H78];[.I78];[.J78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73]+1;[.$A78]+1;1)" office:value-type="float" office:value="2054" calcext:value-type="float">
            <text:p>2054</text:p>
          </table:table-cell>
          <table:table-cell table:style-name="ce16" table:formula="of:=INDEX(['Distance Matrix'.$B$1:.$J$9];[.O73]+1;[.$A78]+1;1)" office:value-type="float" office:value="2142" calcext:value-type="float">
            <text:p>2142</text:p>
          </table:table-cell>
          <table:table-cell table:style-name="ce16" table:formula="of:=INDEX(['Distance Matrix'.$B$1:.$J$9];[.P73]+1;[.$A78]+1;1)" office:value-type="float" office:value="671" calcext:value-type="float">
            <text:p>671</text:p>
          </table:table-cell>
          <table:table-cell table:style-name="ce11" table:formula="of:=MIN([.N78];[.O78];[.P78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73]+1;[.$A79]+1;1)" office:value-type="float" office:value="1307" calcext:value-type="float">
            <text:p>1307</text:p>
          </table:table-cell>
          <table:table-cell table:style-name="ce16" table:formula="of:=INDEX(['Distance Matrix'.$B$1:.$J$9];[.C73]+1;[.$A79]+1;1)" office:value-type="float" office:value="2915" calcext:value-type="float">
            <text:p>2915</text:p>
          </table:table-cell>
          <table:table-cell table:style-name="ce16" table:formula="of:=INDEX(['Distance Matrix'.$B$1:.$J$9];[.D73]+1;[.$A79]+1;1)" office:value-type="float" office:value="2684" calcext:value-type="float">
            <text:p>2684</text:p>
          </table:table-cell>
          <table:table-cell table:style-name="ce11" table:formula="of:=MIN([.B79];[.C79];[.D79])" office:value-type="float" office:value="1307" calcext:value-type="float">
            <text:p>1307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8" table:formula="of:=INDEX(['Distance Matrix'.$B$1:.$J$9];[.H73]+1;[.$A79]+1;1)" office:value-type="float" office:value="1307" calcext:value-type="float">
            <text:p>1307</text:p>
          </table:table-cell>
          <table:table-cell table:style-name="ce18" table:formula="of:=INDEX(['Distance Matrix'.$B$1:.$J$9];[.I73]+1;[.$A79]+1;1)" office:value-type="float" office:value="808" calcext:value-type="float">
            <text:p>808</text:p>
          </table:table-cell>
          <table:table-cell table:style-name="ce18" table:formula="of:=INDEX(['Distance Matrix'.$B$1:.$J$9];[.J73]+1;[.$A79]+1;1)" office:value-type="float" office:value="2684" calcext:value-type="float">
            <text:p>2684</text:p>
          </table:table-cell>
          <table:table-cell table:style-name="ce14" table:formula="of:=MIN([.H79];[.I79];[.J79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73]+1;[.$A79]+1;1)" office:value-type="float" office:value="1131" calcext:value-type="float">
            <text:p>1131</text:p>
          </table:table-cell>
          <table:table-cell table:style-name="ce16" table:formula="of:=INDEX(['Distance Matrix'.$B$1:.$J$9];[.O73]+1;[.$A79]+1;1)" office:value-type="float" office:value="808" calcext:value-type="float">
            <text:p>808</text:p>
          </table:table-cell>
          <table:table-cell table:style-name="ce16" table:formula="of:=INDEX(['Distance Matrix'.$B$1:.$J$9];[.P73]+1;[.$A79]+1;1)" office:value-type="float" office:value="2684" calcext:value-type="float">
            <text:p>2684</text:p>
          </table:table-cell>
          <table:table-cell table:style-name="ce11" table:formula="of:=MIN([.N79];[.O79];[.P79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73]+1;[.$A80]+1;1)" office:value-type="float" office:value="1235" calcext:value-type="float">
            <text:p>1235</text:p>
          </table:table-cell>
          <table:table-cell table:style-name="ce16" table:formula="of:=INDEX(['Distance Matrix'.$B$1:.$J$9];[.C73]+1;[.$A80]+1;1)" office:value-type="float" office:value="2934" calcext:value-type="float">
            <text:p>2934</text:p>
          </table:table-cell>
          <table:table-cell table:style-name="ce16" table:formula="of:=INDEX(['Distance Matrix'.$B$1:.$J$9];[.D73]+1;[.$A80]+1;1)" office:value-type="float" office:value="2799" calcext:value-type="float">
            <text:p>2799</text:p>
          </table:table-cell>
          <table:table-cell table:style-name="ce11" table:formula="of:=MIN([.B80];[.C80];[.D80])" office:value-type="float" office:value="1235" calcext:value-type="float">
            <text:p>1235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8" table:formula="of:=INDEX(['Distance Matrix'.$B$1:.$J$9];[.H73]+1;[.$A80]+1;1)" office:value-type="float" office:value="1235" calcext:value-type="float">
            <text:p>1235</text:p>
          </table:table-cell>
          <table:table-cell table:style-name="ce18" table:formula="of:=INDEX(['Distance Matrix'.$B$1:.$J$9];[.I73]+1;[.$A80]+1;1)" office:value-type="float" office:value="0" calcext:value-type="float">
            <text:p>0</text:p>
          </table:table-cell>
          <table:table-cell table:style-name="ce18" table:formula="of:=INDEX(['Distance Matrix'.$B$1:.$J$9];[.J73]+1;[.$A80]+1;1)" office:value-type="float" office:value="2799" calcext:value-type="float">
            <text:p>2799</text:p>
          </table:table-cell>
          <table:table-cell table:style-name="ce14" table:formula="of:=MIN([.H80];[.I80];[.J80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73]+1;[.$A80]+1;1)" office:value-type="float" office:value="379" calcext:value-type="float">
            <text:p>379</text:p>
          </table:table-cell>
          <table:table-cell table:style-name="ce16" table:formula="of:=INDEX(['Distance Matrix'.$B$1:.$J$9];[.O73]+1;[.$A80]+1;1)" office:value-type="float" office:value="0" calcext:value-type="float">
            <text:p>0</text:p>
          </table:table-cell>
          <table:table-cell table:style-name="ce16" table:formula="of:=INDEX(['Distance Matrix'.$B$1:.$J$9];[.P73]+1;[.$A80]+1;1)" office:value-type="float" office:value="2799" calcext:value-type="float">
            <text:p>2799</text:p>
          </table:table-cell>
          <table:table-cell table:style-name="ce11" table:formula="of:=MIN([.N80];[.O80];[.P8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73]+1;[.$A81]+1;1)" office:value-type="float" office:value="1059" calcext:value-type="float">
            <text:p>1059</text:p>
          </table:table-cell>
          <table:table-cell table:style-name="ce16" table:formula="of:=INDEX(['Distance Matrix'.$B$1:.$J$9];[.C73]+1;[.$A81]+1;1)" office:value-type="float" office:value="2786" calcext:value-type="float">
            <text:p>2786</text:p>
          </table:table-cell>
          <table:table-cell table:style-name="ce16" table:formula="of:=INDEX(['Distance Matrix'.$B$1:.$J$9];[.D73]+1;[.$A81]+1;1)" office:value-type="float" office:value="2631" calcext:value-type="float">
            <text:p>2631</text:p>
          </table:table-cell>
          <table:table-cell table:style-name="ce11" table:formula="of:=MIN([.B81];[.C81];[.D81])" office:value-type="float" office:value="1059" calcext:value-type="float">
            <text:p>1059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8" table:formula="of:=INDEX(['Distance Matrix'.$B$1:.$J$9];[.H73]+1;[.$A81]+1;1)" office:value-type="float" office:value="1059" calcext:value-type="float">
            <text:p>1059</text:p>
          </table:table-cell>
          <table:table-cell table:style-name="ce18" table:formula="of:=INDEX(['Distance Matrix'.$B$1:.$J$9];[.I73]+1;[.$A81]+1;1)" office:value-type="float" office:value="379" calcext:value-type="float">
            <text:p>379</text:p>
          </table:table-cell>
          <table:table-cell table:style-name="ce18" table:formula="of:=INDEX(['Distance Matrix'.$B$1:.$J$9];[.J73]+1;[.$A81]+1;1)" office:value-type="float" office:value="2631" calcext:value-type="float">
            <text:p>2631</text:p>
          </table:table-cell>
          <table:table-cell table:style-name="ce14" table:formula="of:=MIN([.H81];[.I81];[.J81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73]+1;[.$A81]+1;1)" office:value-type="float" office:value="0" calcext:value-type="float">
            <text:p>0</text:p>
          </table:table-cell>
          <table:table-cell table:style-name="ce16" table:formula="of:=INDEX(['Distance Matrix'.$B$1:.$J$9];[.O73]+1;[.$A81]+1;1)" office:value-type="float" office:value="379" calcext:value-type="float">
            <text:p>379</text:p>
          </table:table-cell>
          <table:table-cell table:style-name="ce16" table:formula="of:=INDEX(['Distance Matrix'.$B$1:.$J$9];[.P73]+1;[.$A81]+1;1)" office:value-type="float" office:value="2631" calcext:value-type="float">
            <text:p>2631</text:p>
          </table:table-cell>
          <table:table-cell table:style-name="ce11" table:formula="of:=MIN([.N81];[.O81];[.P81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73]+1;[.$A82]+1;1)" office:value-type="float" office:value="0" calcext:value-type="float">
            <text:p>0</text:p>
          </table:table-cell>
          <table:table-cell table:style-name="ce16" table:formula="of:=INDEX(['Distance Matrix'.$B$1:.$J$9];[.C73]+1;[.$A82]+1;1)" office:value-type="float" office:value="1771" calcext:value-type="float">
            <text:p>1771</text:p>
          </table:table-cell>
          <table:table-cell table:style-name="ce16" table:formula="of:=INDEX(['Distance Matrix'.$B$1:.$J$9];[.D73]+1;[.$A82]+1;1)" office:value-type="float" office:value="1616" calcext:value-type="float">
            <text:p>1616</text:p>
          </table:table-cell>
          <table:table-cell table:style-name="ce11" table:formula="of:=MIN([.B82];[.C82];[.D82])" office:value-type="float" office:value="0" calcext:value-type="float">
            <text:p>0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8" table:formula="of:=INDEX(['Distance Matrix'.$B$1:.$J$9];[.H73]+1;[.$A82]+1;1)" office:value-type="float" office:value="0" calcext:value-type="float">
            <text:p>0</text:p>
          </table:table-cell>
          <table:table-cell table:style-name="ce18" table:formula="of:=INDEX(['Distance Matrix'.$B$1:.$J$9];[.I73]+1;[.$A82]+1;1)" office:value-type="float" office:value="1235" calcext:value-type="float">
            <text:p>1235</text:p>
          </table:table-cell>
          <table:table-cell table:style-name="ce18" table:formula="of:=INDEX(['Distance Matrix'.$B$1:.$J$9];[.J73]+1;[.$A82]+1;1)" office:value-type="float" office:value="1616" calcext:value-type="float">
            <text:p>1616</text:p>
          </table:table-cell>
          <table:table-cell table:style-name="ce14" table:formula="of:=MIN([.H82];[.I82];[.J82])" office:value-type="float" office:value="0" calcext:value-type="float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73]+1;[.$A82]+1;1)" office:value-type="float" office:value="1059" calcext:value-type="float">
            <text:p>1059</text:p>
          </table:table-cell>
          <table:table-cell table:style-name="ce16" table:formula="of:=INDEX(['Distance Matrix'.$B$1:.$J$9];[.O73]+1;[.$A82]+1;1)" office:value-type="float" office:value="1235" calcext:value-type="float">
            <text:p>1235</text:p>
          </table:table-cell>
          <table:table-cell table:style-name="ce16" table:formula="of:=INDEX(['Distance Matrix'.$B$1:.$J$9];[.P73]+1;[.$A82]+1;1)" office:value-type="float" office:value="1616" calcext:value-type="float">
            <text:p>1616</text:p>
          </table:table-cell>
          <table:table-cell table:style-name="ce11" table:formula="of:=MIN([.N82];[.O82];[.P82])"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74:.E82])" office:value-type="float" office:value="5553" calcext:value-type="float" table:number-columns-spanned="3" table:number-rows-spanned="1">
            <text:p>5553</text:p>
          </table:table-cell>
          <table:covered-table-cell table:number-columns-repeated="2" table:style-name="ce11"/>
          <table:table-cell/>
          <table:table-cell table:style-name="ce14" office:value-type="string" calcext:value-type="string" table:number-columns-spanned="2" table:number-rows-spanned="1">
            <text:p>Koszt</text:p>
          </table:table-cell>
          <table:covered-table-cell table:style-name="ce14"/>
          <table:table-cell table:style-name="ce14" table:formula="of:=SUM([.K74:.K82])" office:value-type="float" office:value="3595" calcext:value-type="float" table:number-columns-spanned="3" table:number-rows-spanned="1">
            <text:p>3595</text:p>
          </table:table-cell>
          <table:covered-table-cell table:number-columns-repeated="2" table:style-name="ce14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74:.Q82])" office:value-type="float" office:value="4275" calcext:value-type="float" table:number-columns-spanned="3" table:number-rows-spanned="1">
            <text:p>4275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85]+1;[.$A86]+1;1)" office:value-type="float" office:value="0" calcext:value-type="float">
            <text:p>0</text:p>
          </table:table-cell>
          <table:table-cell table:style-name="ce16" table:formula="of:=INDEX(['Distance Matrix'.$B$1:.$J$9];[.C85]+1;[.$A86]+1;1)" office:value-type="float" office:value="1504" calcext:value-type="float">
            <text:p>1504</text:p>
          </table:table-cell>
          <table:table-cell table:style-name="ce16" table:formula="of:=INDEX(['Distance Matrix'.$B$1:.$J$9];[.D85]+1;[.$A86]+1;1)" office:value-type="float" office:value="429" calcext:value-type="float">
            <text:p>429</text:p>
          </table:table-cell>
          <table:table-cell table:style-name="ce11" table:formula="of:=MIN([.B86];[.C86];[.D86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85]+1;[.$A86]+1;1)" office:value-type="float" office:value="0" calcext:value-type="float">
            <text:p>0</text:p>
          </table:table-cell>
          <table:table-cell table:style-name="ce16" table:formula="of:=INDEX(['Distance Matrix'.$B$1:.$J$9];[.I85]+1;[.$A86]+1;1)" office:value-type="float" office:value="206" calcext:value-type="float">
            <text:p>206</text:p>
          </table:table-cell>
          <table:table-cell table:style-name="ce16" table:formula="of:=INDEX(['Distance Matrix'.$B$1:.$J$9];[.J85]+1;[.$A86]+1;1)" office:value-type="float" office:value="429" calcext:value-type="float">
            <text:p>429</text:p>
          </table:table-cell>
          <table:table-cell table:style-name="ce11" table:formula="of:=MIN([.H86];[.I86];[.J86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85]+1;[.$A86]+1;1)" office:value-type="float" office:value="1949" calcext:value-type="float">
            <text:p>1949</text:p>
          </table:table-cell>
          <table:table-cell table:style-name="ce16" table:formula="of:=INDEX(['Distance Matrix'.$B$1:.$J$9];[.O85]+1;[.$A86]+1;1)" office:value-type="float" office:value="0" calcext:value-type="float">
            <text:p>0</text:p>
          </table:table-cell>
          <table:table-cell table:style-name="ce16" table:formula="of:=INDEX(['Distance Matrix'.$B$1:.$J$9];[.P85]+1;[.$A86]+1;1)" office:value-type="float" office:value="429" calcext:value-type="float">
            <text:p>429</text:p>
          </table:table-cell>
          <table:table-cell table:style-name="ce11" table:formula="of:=MIN([.N86];[.O86];[.P8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85]+1;[.$A87]+1;1)" office:value-type="float" office:value="206" calcext:value-type="float">
            <text:p>206</text:p>
          </table:table-cell>
          <table:table-cell table:style-name="ce16" table:formula="of:=INDEX(['Distance Matrix'.$B$1:.$J$9];[.C85]+1;[.$A87]+1;1)" office:value-type="float" office:value="1308" calcext:value-type="float">
            <text:p>1308</text:p>
          </table:table-cell>
          <table:table-cell table:style-name="ce16" table:formula="of:=INDEX(['Distance Matrix'.$B$1:.$J$9];[.D85]+1;[.$A87]+1;1)" office:value-type="float" office:value="233" calcext:value-type="float">
            <text:p>233</text:p>
          </table:table-cell>
          <table:table-cell table:style-name="ce11" table:formula="of:=MIN([.B87];[.C87];[.D87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85]+1;[.$A87]+1;1)" office:value-type="float" office:value="206" calcext:value-type="float">
            <text:p>206</text:p>
          </table:table-cell>
          <table:table-cell table:style-name="ce16" table:formula="of:=INDEX(['Distance Matrix'.$B$1:.$J$9];[.I85]+1;[.$A87]+1;1)" office:value-type="float" office:value="0" calcext:value-type="float">
            <text:p>0</text:p>
          </table:table-cell>
          <table:table-cell table:style-name="ce16" table:formula="of:=INDEX(['Distance Matrix'.$B$1:.$J$9];[.J85]+1;[.$A87]+1;1)" office:value-type="float" office:value="233" calcext:value-type="float">
            <text:p>233</text:p>
          </table:table-cell>
          <table:table-cell table:style-name="ce11" table:formula="of:=MIN([.H87];[.I87];[.J87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85]+1;[.$A87]+1;1)" office:value-type="float" office:value="1771" calcext:value-type="float">
            <text:p>1771</text:p>
          </table:table-cell>
          <table:table-cell table:style-name="ce16" table:formula="of:=INDEX(['Distance Matrix'.$B$1:.$J$9];[.O85]+1;[.$A87]+1;1)" office:value-type="float" office:value="206" calcext:value-type="float">
            <text:p>206</text:p>
          </table:table-cell>
          <table:table-cell table:style-name="ce16" table:formula="of:=INDEX(['Distance Matrix'.$B$1:.$J$9];[.P85]+1;[.$A87]+1;1)" office:value-type="float" office:value="233" calcext:value-type="float">
            <text:p>233</text:p>
          </table:table-cell>
          <table:table-cell table:style-name="ce11" table:formula="of:=MIN([.N87];[.O87];[.P87])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85]+1;[.$A88]+1;1)" office:value-type="float" office:value="429" calcext:value-type="float">
            <text:p>429</text:p>
          </table:table-cell>
          <table:table-cell table:style-name="ce16" table:formula="of:=INDEX(['Distance Matrix'.$B$1:.$J$9];[.C85]+1;[.$A88]+1;1)" office:value-type="float" office:value="1075" calcext:value-type="float">
            <text:p>1075</text:p>
          </table:table-cell>
          <table:table-cell table:style-name="ce16" table:formula="of:=INDEX(['Distance Matrix'.$B$1:.$J$9];[.D85]+1;[.$A88]+1;1)" office:value-type="float" office:value="0" calcext:value-type="float">
            <text:p>0</text:p>
          </table:table-cell>
          <table:table-cell table:style-name="ce11" table:formula="of:=MIN([.B88];[.C88];[.D88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85]+1;[.$A88]+1;1)" office:value-type="float" office:value="429" calcext:value-type="float">
            <text:p>429</text:p>
          </table:table-cell>
          <table:table-cell table:style-name="ce16" table:formula="of:=INDEX(['Distance Matrix'.$B$1:.$J$9];[.I85]+1;[.$A88]+1;1)" office:value-type="float" office:value="233" calcext:value-type="float">
            <text:p>233</text:p>
          </table:table-cell>
          <table:table-cell table:style-name="ce16" table:formula="of:=INDEX(['Distance Matrix'.$B$1:.$J$9];[.J85]+1;[.$A88]+1;1)" office:value-type="float" office:value="0" calcext:value-type="float">
            <text:p>0</text:p>
          </table:table-cell>
          <table:table-cell table:style-name="ce11" table:formula="of:=MIN([.H88];[.I88];[.J88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85]+1;[.$A88]+1;1)" office:value-type="float" office:value="1616" calcext:value-type="float">
            <text:p>1616</text:p>
          </table:table-cell>
          <table:table-cell table:style-name="ce16" table:formula="of:=INDEX(['Distance Matrix'.$B$1:.$J$9];[.O85]+1;[.$A88]+1;1)" office:value-type="float" office:value="429" calcext:value-type="float">
            <text:p>429</text:p>
          </table:table-cell>
          <table:table-cell table:style-name="ce16" table:formula="of:=INDEX(['Distance Matrix'.$B$1:.$J$9];[.P85]+1;[.$A88]+1;1)" office:value-type="float" office:value="0" calcext:value-type="float">
            <text:p>0</text:p>
          </table:table-cell>
          <table:table-cell table:style-name="ce11" table:formula="of:=MIN([.N88];[.O88];[.P8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85]+1;[.$A89]+1;1)" office:value-type="float" office:value="1504" calcext:value-type="float">
            <text:p>1504</text:p>
          </table:table-cell>
          <table:table-cell table:style-name="ce16" table:formula="of:=INDEX(['Distance Matrix'.$B$1:.$J$9];[.C85]+1;[.$A89]+1;1)" office:value-type="float" office:value="0" calcext:value-type="float">
            <text:p>0</text:p>
          </table:table-cell>
          <table:table-cell table:style-name="ce16" table:formula="of:=INDEX(['Distance Matrix'.$B$1:.$J$9];[.D85]+1;[.$A89]+1;1)" office:value-type="float" office:value="1075" calcext:value-type="float">
            <text:p>1075</text:p>
          </table:table-cell>
          <table:table-cell table:style-name="ce11" table:formula="of:=MIN([.B89];[.C89];[.D89])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85]+1;[.$A89]+1;1)" office:value-type="float" office:value="1504" calcext:value-type="float">
            <text:p>1504</text:p>
          </table:table-cell>
          <table:table-cell table:style-name="ce16" table:formula="of:=INDEX(['Distance Matrix'.$B$1:.$J$9];[.I85]+1;[.$A89]+1;1)" office:value-type="float" office:value="1308" calcext:value-type="float">
            <text:p>1308</text:p>
          </table:table-cell>
          <table:table-cell table:style-name="ce16" table:formula="of:=INDEX(['Distance Matrix'.$B$1:.$J$9];[.J85]+1;[.$A89]+1;1)" office:value-type="float" office:value="1075" calcext:value-type="float">
            <text:p>1075</text:p>
          </table:table-cell>
          <table:table-cell table:style-name="ce11" table:formula="of:=MIN([.H89];[.I89];[.J89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85]+1;[.$A89]+1;1)" office:value-type="float" office:value="2037" calcext:value-type="float">
            <text:p>2037</text:p>
          </table:table-cell>
          <table:table-cell table:style-name="ce16" table:formula="of:=INDEX(['Distance Matrix'.$B$1:.$J$9];[.O85]+1;[.$A89]+1;1)" office:value-type="float" office:value="1504" calcext:value-type="float">
            <text:p>1504</text:p>
          </table:table-cell>
          <table:table-cell table:style-name="ce16" table:formula="of:=INDEX(['Distance Matrix'.$B$1:.$J$9];[.P85]+1;[.$A89]+1;1)" office:value-type="float" office:value="1075" calcext:value-type="float">
            <text:p>1075</text:p>
          </table:table-cell>
          <table:table-cell table:style-name="ce11" table:formula="of:=MIN([.N89];[.O89];[.P89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85]+1;[.$A90]+1;1)" office:value-type="float" office:value="963" calcext:value-type="float">
            <text:p>963</text:p>
          </table:table-cell>
          <table:table-cell table:style-name="ce16" table:formula="of:=INDEX(['Distance Matrix'.$B$1:.$J$9];[.C85]+1;[.$A90]+1;1)" office:value-type="float" office:value="1329" calcext:value-type="float">
            <text:p>1329</text:p>
          </table:table-cell>
          <table:table-cell table:style-name="ce16" table:formula="of:=INDEX(['Distance Matrix'.$B$1:.$J$9];[.D85]+1;[.$A90]+1;1)" office:value-type="float" office:value="671" calcext:value-type="float">
            <text:p>671</text:p>
          </table:table-cell>
          <table:table-cell table:style-name="ce11" table:formula="of:=MIN([.B90];[.C90];[.D90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85]+1;[.$A90]+1;1)" office:value-type="float" office:value="963" calcext:value-type="float">
            <text:p>963</text:p>
          </table:table-cell>
          <table:table-cell table:style-name="ce16" table:formula="of:=INDEX(['Distance Matrix'.$B$1:.$J$9];[.I85]+1;[.$A90]+1;1)" office:value-type="float" office:value="802" calcext:value-type="float">
            <text:p>802</text:p>
          </table:table-cell>
          <table:table-cell table:style-name="ce16" table:formula="of:=INDEX(['Distance Matrix'.$B$1:.$J$9];[.J85]+1;[.$A90]+1;1)" office:value-type="float" office:value="671" calcext:value-type="float">
            <text:p>671</text:p>
          </table:table-cell>
          <table:table-cell table:style-name="ce11" table:formula="of:=MIN([.H90];[.I90];[.J90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85]+1;[.$A90]+1;1)" office:value-type="float" office:value="996" calcext:value-type="float">
            <text:p>996</text:p>
          </table:table-cell>
          <table:table-cell table:style-name="ce16" table:formula="of:=INDEX(['Distance Matrix'.$B$1:.$J$9];[.O85]+1;[.$A90]+1;1)" office:value-type="float" office:value="963" calcext:value-type="float">
            <text:p>963</text:p>
          </table:table-cell>
          <table:table-cell table:style-name="ce16" table:formula="of:=INDEX(['Distance Matrix'.$B$1:.$J$9];[.P85]+1;[.$A90]+1;1)" office:value-type="float" office:value="671" calcext:value-type="float">
            <text:p>671</text:p>
          </table:table-cell>
          <table:table-cell table:style-name="ce11" table:formula="of:=MIN([.N90];[.O90];[.P90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85]+1;[.$A91]+1;1)" office:value-type="float" office:value="2976" calcext:value-type="float">
            <text:p>2976</text:p>
          </table:table-cell>
          <table:table-cell table:style-name="ce16" table:formula="of:=INDEX(['Distance Matrix'.$B$1:.$J$9];[.C85]+1;[.$A91]+1;1)" office:value-type="float" office:value="3273" calcext:value-type="float">
            <text:p>3273</text:p>
          </table:table-cell>
          <table:table-cell table:style-name="ce16" table:formula="of:=INDEX(['Distance Matrix'.$B$1:.$J$9];[.D85]+1;[.$A91]+1;1)" office:value-type="float" office:value="2684" calcext:value-type="float">
            <text:p>2684</text:p>
          </table:table-cell>
          <table:table-cell table:style-name="ce11" table:formula="of:=MIN([.B91];[.C91];[.D91])" office:value-type="float" office:value="2684" calcext:value-type="float">
            <text:p>2684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85]+1;[.$A91]+1;1)" office:value-type="float" office:value="2976" calcext:value-type="float">
            <text:p>2976</text:p>
          </table:table-cell>
          <table:table-cell table:style-name="ce16" table:formula="of:=INDEX(['Distance Matrix'.$B$1:.$J$9];[.I85]+1;[.$A91]+1;1)" office:value-type="float" office:value="2915" calcext:value-type="float">
            <text:p>2915</text:p>
          </table:table-cell>
          <table:table-cell table:style-name="ce16" table:formula="of:=INDEX(['Distance Matrix'.$B$1:.$J$9];[.J85]+1;[.$A91]+1;1)" office:value-type="float" office:value="2684" calcext:value-type="float">
            <text:p>2684</text:p>
          </table:table-cell>
          <table:table-cell table:style-name="ce11" table:formula="of:=MIN([.H91];[.I91];[.J91])" office:value-type="float" office:value="2684" calcext:value-type="float">
            <text:p>2684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85]+1;[.$A91]+1;1)" office:value-type="float" office:value="1307" calcext:value-type="float">
            <text:p>1307</text:p>
          </table:table-cell>
          <table:table-cell table:style-name="ce16" table:formula="of:=INDEX(['Distance Matrix'.$B$1:.$J$9];[.O85]+1;[.$A91]+1;1)" office:value-type="float" office:value="2976" calcext:value-type="float">
            <text:p>2976</text:p>
          </table:table-cell>
          <table:table-cell table:style-name="ce16" table:formula="of:=INDEX(['Distance Matrix'.$B$1:.$J$9];[.P85]+1;[.$A91]+1;1)" office:value-type="float" office:value="2684" calcext:value-type="float">
            <text:p>2684</text:p>
          </table:table-cell>
          <table:table-cell table:style-name="ce11" table:formula="of:=MIN([.N91];[.O91];[.P91])" office:value-type="float" office:value="1307" calcext:value-type="float">
            <text:p>1307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85]+1;[.$A92]+1;1)" office:value-type="float" office:value="3095" calcext:value-type="float">
            <text:p>3095</text:p>
          </table:table-cell>
          <table:table-cell table:style-name="ce16" table:formula="of:=INDEX(['Distance Matrix'.$B$1:.$J$9];[.C85]+1;[.$A92]+1;1)" office:value-type="float" office:value="3053" calcext:value-type="float">
            <text:p>3053</text:p>
          </table:table-cell>
          <table:table-cell table:style-name="ce16" table:formula="of:=INDEX(['Distance Matrix'.$B$1:.$J$9];[.D85]+1;[.$A92]+1;1)" office:value-type="float" office:value="2799" calcext:value-type="float">
            <text:p>2799</text:p>
          </table:table-cell>
          <table:table-cell table:style-name="ce11" table:formula="of:=MIN([.B92];[.C92];[.D92])" office:value-type="float" office:value="2799" calcext:value-type="float">
            <text:p>279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85]+1;[.$A92]+1;1)" office:value-type="float" office:value="3095" calcext:value-type="float">
            <text:p>3095</text:p>
          </table:table-cell>
          <table:table-cell table:style-name="ce16" table:formula="of:=INDEX(['Distance Matrix'.$B$1:.$J$9];[.I85]+1;[.$A92]+1;1)" office:value-type="float" office:value="2934" calcext:value-type="float">
            <text:p>2934</text:p>
          </table:table-cell>
          <table:table-cell table:style-name="ce16" table:formula="of:=INDEX(['Distance Matrix'.$B$1:.$J$9];[.J85]+1;[.$A92]+1;1)" office:value-type="float" office:value="2799" calcext:value-type="float">
            <text:p>2799</text:p>
          </table:table-cell>
          <table:table-cell table:style-name="ce11" table:formula="of:=MIN([.H92];[.I92];[.J92])" office:value-type="float" office:value="2799" calcext:value-type="float">
            <text:p>279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85]+1;[.$A92]+1;1)" office:value-type="float" office:value="1235" calcext:value-type="float">
            <text:p>1235</text:p>
          </table:table-cell>
          <table:table-cell table:style-name="ce16" table:formula="of:=INDEX(['Distance Matrix'.$B$1:.$J$9];[.O85]+1;[.$A92]+1;1)" office:value-type="float" office:value="3095" calcext:value-type="float">
            <text:p>3095</text:p>
          </table:table-cell>
          <table:table-cell table:style-name="ce16" table:formula="of:=INDEX(['Distance Matrix'.$B$1:.$J$9];[.P85]+1;[.$A92]+1;1)" office:value-type="float" office:value="2799" calcext:value-type="float">
            <text:p>2799</text:p>
          </table:table-cell>
          <table:table-cell table:style-name="ce11" table:formula="of:=MIN([.N92];[.O92];[.P92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85]+1;[.$A93]+1;1)" office:value-type="float" office:value="2979" calcext:value-type="float">
            <text:p>2979</text:p>
          </table:table-cell>
          <table:table-cell table:style-name="ce16" table:formula="of:=INDEX(['Distance Matrix'.$B$1:.$J$9];[.C85]+1;[.$A93]+1;1)" office:value-type="float" office:value="2687" calcext:value-type="float">
            <text:p>2687</text:p>
          </table:table-cell>
          <table:table-cell table:style-name="ce16" table:formula="of:=INDEX(['Distance Matrix'.$B$1:.$J$9];[.D85]+1;[.$A93]+1;1)" office:value-type="float" office:value="2631" calcext:value-type="float">
            <text:p>2631</text:p>
          </table:table-cell>
          <table:table-cell table:style-name="ce11" table:formula="of:=MIN([.B93];[.C93];[.D93])" office:value-type="float" office:value="2631" calcext:value-type="float">
            <text:p>26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85]+1;[.$A93]+1;1)" office:value-type="float" office:value="2979" calcext:value-type="float">
            <text:p>2979</text:p>
          </table:table-cell>
          <table:table-cell table:style-name="ce16" table:formula="of:=INDEX(['Distance Matrix'.$B$1:.$J$9];[.I85]+1;[.$A93]+1;1)" office:value-type="float" office:value="2786" calcext:value-type="float">
            <text:p>2786</text:p>
          </table:table-cell>
          <table:table-cell table:style-name="ce16" table:formula="of:=INDEX(['Distance Matrix'.$B$1:.$J$9];[.J85]+1;[.$A93]+1;1)" office:value-type="float" office:value="2631" calcext:value-type="float">
            <text:p>2631</text:p>
          </table:table-cell>
          <table:table-cell table:style-name="ce11" table:formula="of:=MIN([.H93];[.I93];[.J93])" office:value-type="float" office:value="2631" calcext:value-type="float">
            <text:p>26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85]+1;[.$A93]+1;1)" office:value-type="float" office:value="1059" calcext:value-type="float">
            <text:p>1059</text:p>
          </table:table-cell>
          <table:table-cell table:style-name="ce16" table:formula="of:=INDEX(['Distance Matrix'.$B$1:.$J$9];[.O85]+1;[.$A93]+1;1)" office:value-type="float" office:value="2979" calcext:value-type="float">
            <text:p>2979</text:p>
          </table:table-cell>
          <table:table-cell table:style-name="ce16" table:formula="of:=INDEX(['Distance Matrix'.$B$1:.$J$9];[.P85]+1;[.$A93]+1;1)" office:value-type="float" office:value="2631" calcext:value-type="float">
            <text:p>2631</text:p>
          </table:table-cell>
          <table:table-cell table:style-name="ce11" table:formula="of:=MIN([.N93];[.O93];[.P93])"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85]+1;[.$A94]+1;1)" office:value-type="float" office:value="1949" calcext:value-type="float">
            <text:p>1949</text:p>
          </table:table-cell>
          <table:table-cell table:style-name="ce16" table:formula="of:=INDEX(['Distance Matrix'.$B$1:.$J$9];[.C85]+1;[.$A94]+1;1)" office:value-type="float" office:value="2037" calcext:value-type="float">
            <text:p>2037</text:p>
          </table:table-cell>
          <table:table-cell table:style-name="ce16" table:formula="of:=INDEX(['Distance Matrix'.$B$1:.$J$9];[.D85]+1;[.$A94]+1;1)" office:value-type="float" office:value="1616" calcext:value-type="float">
            <text:p>1616</text:p>
          </table:table-cell>
          <table:table-cell table:style-name="ce11" table:formula="of:=MIN([.B94];[.C94];[.D94])" office:value-type="float" office:value="1616" calcext:value-type="float">
            <text:p>161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85]+1;[.$A94]+1;1)" office:value-type="float" office:value="1949" calcext:value-type="float">
            <text:p>1949</text:p>
          </table:table-cell>
          <table:table-cell table:style-name="ce16" table:formula="of:=INDEX(['Distance Matrix'.$B$1:.$J$9];[.I85]+1;[.$A94]+1;1)" office:value-type="float" office:value="1771" calcext:value-type="float">
            <text:p>1771</text:p>
          </table:table-cell>
          <table:table-cell table:style-name="ce16" table:formula="of:=INDEX(['Distance Matrix'.$B$1:.$J$9];[.J85]+1;[.$A94]+1;1)" office:value-type="float" office:value="1616" calcext:value-type="float">
            <text:p>1616</text:p>
          </table:table-cell>
          <table:table-cell table:style-name="ce11" table:formula="of:=MIN([.H94];[.I94];[.J94])" office:value-type="float" office:value="1616" calcext:value-type="float">
            <text:p>161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85]+1;[.$A94]+1;1)" office:value-type="float" office:value="0" calcext:value-type="float">
            <text:p>0</text:p>
          </table:table-cell>
          <table:table-cell table:style-name="ce16" table:formula="of:=INDEX(['Distance Matrix'.$B$1:.$J$9];[.O85]+1;[.$A94]+1;1)" office:value-type="float" office:value="1949" calcext:value-type="float">
            <text:p>1949</text:p>
          </table:table-cell>
          <table:table-cell table:style-name="ce16" table:formula="of:=INDEX(['Distance Matrix'.$B$1:.$J$9];[.P85]+1;[.$A94]+1;1)" office:value-type="float" office:value="1616" calcext:value-type="float">
            <text:p>1616</text:p>
          </table:table-cell>
          <table:table-cell table:style-name="ce11" table:formula="of:=MIN([.N94];[.O94];[.P9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86:.E94])" office:value-type="float" office:value="10607" calcext:value-type="float" table:number-columns-spanned="3" table:number-rows-spanned="1">
            <text:p>10607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86:.K94])" office:value-type="float" office:value="11476" calcext:value-type="float" table:number-columns-spanned="3" table:number-rows-spanned="1">
            <text:p>11476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86:.Q94])" office:value-type="float" office:value="5553" calcext:value-type="float" table:number-columns-spanned="3" table:number-rows-spanned="1">
            <text:p>5553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97]+1;[.$A98]+1;1)" office:value-type="float" office:value="0" calcext:value-type="float">
            <text:p>0</text:p>
          </table:table-cell>
          <table:table-cell table:style-name="ce16" table:formula="of:=INDEX(['Distance Matrix'.$B$1:.$J$9];[.C97]+1;[.$A98]+1;1)" office:value-type="float" office:value="963" calcext:value-type="float">
            <text:p>963</text:p>
          </table:table-cell>
          <table:table-cell table:style-name="ce16" table:formula="of:=INDEX(['Distance Matrix'.$B$1:.$J$9];[.D97]+1;[.$A98]+1;1)" office:value-type="float" office:value="429" calcext:value-type="float">
            <text:p>429</text:p>
          </table:table-cell>
          <table:table-cell table:style-name="ce11" table:formula="of:=MIN([.B98];[.C98];[.D98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97]+1;[.$A98]+1;1)" office:value-type="float" office:value="0" calcext:value-type="float">
            <text:p>0</text:p>
          </table:table-cell>
          <table:table-cell table:style-name="ce16" table:formula="of:=INDEX(['Distance Matrix'.$B$1:.$J$9];[.I97]+1;[.$A98]+1;1)" office:value-type="float" office:value="1504" calcext:value-type="float">
            <text:p>1504</text:p>
          </table:table-cell>
          <table:table-cell table:style-name="ce16" table:formula="of:=INDEX(['Distance Matrix'.$B$1:.$J$9];[.J97]+1;[.$A98]+1;1)" office:value-type="float" office:value="429" calcext:value-type="float">
            <text:p>429</text:p>
          </table:table-cell>
          <table:table-cell table:style-name="ce11" table:formula="of:=MIN([.H98];[.I98];[.J98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97]+1;[.$A98]+1;1)" office:value-type="float" office:value="1949" calcext:value-type="float">
            <text:p>1949</text:p>
          </table:table-cell>
          <table:table-cell table:style-name="ce16" table:formula="of:=INDEX(['Distance Matrix'.$B$1:.$J$9];[.O97]+1;[.$A98]+1;1)" office:value-type="float" office:value="206" calcext:value-type="float">
            <text:p>206</text:p>
          </table:table-cell>
          <table:table-cell table:style-name="ce16" table:formula="of:=INDEX(['Distance Matrix'.$B$1:.$J$9];[.P97]+1;[.$A98]+1;1)" office:value-type="float" office:value="429" calcext:value-type="float">
            <text:p>429</text:p>
          </table:table-cell>
          <table:table-cell table:style-name="ce11" table:formula="of:=MIN([.N98];[.O98];[.P98])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97]+1;[.$A99]+1;1)" office:value-type="float" office:value="206" calcext:value-type="float">
            <text:p>206</text:p>
          </table:table-cell>
          <table:table-cell table:style-name="ce16" table:formula="of:=INDEX(['Distance Matrix'.$B$1:.$J$9];[.C97]+1;[.$A99]+1;1)" office:value-type="float" office:value="802" calcext:value-type="float">
            <text:p>802</text:p>
          </table:table-cell>
          <table:table-cell table:style-name="ce16" table:formula="of:=INDEX(['Distance Matrix'.$B$1:.$J$9];[.D97]+1;[.$A99]+1;1)" office:value-type="float" office:value="233" calcext:value-type="float">
            <text:p>233</text:p>
          </table:table-cell>
          <table:table-cell table:style-name="ce11" table:formula="of:=MIN([.B99];[.C99];[.D99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97]+1;[.$A99]+1;1)" office:value-type="float" office:value="206" calcext:value-type="float">
            <text:p>206</text:p>
          </table:table-cell>
          <table:table-cell table:style-name="ce16" table:formula="of:=INDEX(['Distance Matrix'.$B$1:.$J$9];[.I97]+1;[.$A99]+1;1)" office:value-type="float" office:value="1308" calcext:value-type="float">
            <text:p>1308</text:p>
          </table:table-cell>
          <table:table-cell table:style-name="ce16" table:formula="of:=INDEX(['Distance Matrix'.$B$1:.$J$9];[.J97]+1;[.$A99]+1;1)" office:value-type="float" office:value="233" calcext:value-type="float">
            <text:p>233</text:p>
          </table:table-cell>
          <table:table-cell table:style-name="ce11" table:formula="of:=MIN([.H99];[.I99];[.J99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97]+1;[.$A99]+1;1)" office:value-type="float" office:value="1771" calcext:value-type="float">
            <text:p>1771</text:p>
          </table:table-cell>
          <table:table-cell table:style-name="ce16" table:formula="of:=INDEX(['Distance Matrix'.$B$1:.$J$9];[.O97]+1;[.$A99]+1;1)" office:value-type="float" office:value="0" calcext:value-type="float">
            <text:p>0</text:p>
          </table:table-cell>
          <table:table-cell table:style-name="ce16" table:formula="of:=INDEX(['Distance Matrix'.$B$1:.$J$9];[.P97]+1;[.$A99]+1;1)" office:value-type="float" office:value="233" calcext:value-type="float">
            <text:p>233</text:p>
          </table:table-cell>
          <table:table-cell table:style-name="ce11" table:formula="of:=MIN([.N99];[.O99];[.P99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97]+1;[.$A100]+1;1)" office:value-type="float" office:value="429" calcext:value-type="float">
            <text:p>429</text:p>
          </table:table-cell>
          <table:table-cell table:style-name="ce16" table:formula="of:=INDEX(['Distance Matrix'.$B$1:.$J$9];[.C97]+1;[.$A100]+1;1)" office:value-type="float" office:value="671" calcext:value-type="float">
            <text:p>671</text:p>
          </table:table-cell>
          <table:table-cell table:style-name="ce16" table:formula="of:=INDEX(['Distance Matrix'.$B$1:.$J$9];[.D97]+1;[.$A100]+1;1)" office:value-type="float" office:value="0" calcext:value-type="float">
            <text:p>0</text:p>
          </table:table-cell>
          <table:table-cell table:style-name="ce11" table:formula="of:=MIN([.B100];[.C100];[.D100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97]+1;[.$A100]+1;1)" office:value-type="float" office:value="429" calcext:value-type="float">
            <text:p>429</text:p>
          </table:table-cell>
          <table:table-cell table:style-name="ce16" table:formula="of:=INDEX(['Distance Matrix'.$B$1:.$J$9];[.I97]+1;[.$A100]+1;1)" office:value-type="float" office:value="1075" calcext:value-type="float">
            <text:p>1075</text:p>
          </table:table-cell>
          <table:table-cell table:style-name="ce16" table:formula="of:=INDEX(['Distance Matrix'.$B$1:.$J$9];[.J97]+1;[.$A100]+1;1)" office:value-type="float" office:value="0" calcext:value-type="float">
            <text:p>0</text:p>
          </table:table-cell>
          <table:table-cell table:style-name="ce11" table:formula="of:=MIN([.H100];[.I100];[.J100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97]+1;[.$A100]+1;1)" office:value-type="float" office:value="1616" calcext:value-type="float">
            <text:p>1616</text:p>
          </table:table-cell>
          <table:table-cell table:style-name="ce16" table:formula="of:=INDEX(['Distance Matrix'.$B$1:.$J$9];[.O97]+1;[.$A100]+1;1)" office:value-type="float" office:value="233" calcext:value-type="float">
            <text:p>233</text:p>
          </table:table-cell>
          <table:table-cell table:style-name="ce16" table:formula="of:=INDEX(['Distance Matrix'.$B$1:.$J$9];[.P97]+1;[.$A100]+1;1)" office:value-type="float" office:value="0" calcext:value-type="float">
            <text:p>0</text:p>
          </table:table-cell>
          <table:table-cell table:style-name="ce11" table:formula="of:=MIN([.N100];[.O100];[.P10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97]+1;[.$A101]+1;1)" office:value-type="float" office:value="1504" calcext:value-type="float">
            <text:p>1504</text:p>
          </table:table-cell>
          <table:table-cell table:style-name="ce16" table:formula="of:=INDEX(['Distance Matrix'.$B$1:.$J$9];[.C97]+1;[.$A101]+1;1)" office:value-type="float" office:value="1329" calcext:value-type="float">
            <text:p>1329</text:p>
          </table:table-cell>
          <table:table-cell table:style-name="ce16" table:formula="of:=INDEX(['Distance Matrix'.$B$1:.$J$9];[.D97]+1;[.$A101]+1;1)" office:value-type="float" office:value="1075" calcext:value-type="float">
            <text:p>1075</text:p>
          </table:table-cell>
          <table:table-cell table:style-name="ce11" table:formula="of:=MIN([.B101];[.C101];[.D101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97]+1;[.$A101]+1;1)" office:value-type="float" office:value="1504" calcext:value-type="float">
            <text:p>1504</text:p>
          </table:table-cell>
          <table:table-cell table:style-name="ce16" table:formula="of:=INDEX(['Distance Matrix'.$B$1:.$J$9];[.I97]+1;[.$A101]+1;1)" office:value-type="float" office:value="0" calcext:value-type="float">
            <text:p>0</text:p>
          </table:table-cell>
          <table:table-cell table:style-name="ce16" table:formula="of:=INDEX(['Distance Matrix'.$B$1:.$J$9];[.J97]+1;[.$A101]+1;1)" office:value-type="float" office:value="1075" calcext:value-type="float">
            <text:p>1075</text:p>
          </table:table-cell>
          <table:table-cell table:style-name="ce11" table:formula="of:=MIN([.H101];[.I101];[.J101])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97]+1;[.$A101]+1;1)" office:value-type="float" office:value="2037" calcext:value-type="float">
            <text:p>2037</text:p>
          </table:table-cell>
          <table:table-cell table:style-name="ce16" table:formula="of:=INDEX(['Distance Matrix'.$B$1:.$J$9];[.O97]+1;[.$A101]+1;1)" office:value-type="float" office:value="1308" calcext:value-type="float">
            <text:p>1308</text:p>
          </table:table-cell>
          <table:table-cell table:style-name="ce16" table:formula="of:=INDEX(['Distance Matrix'.$B$1:.$J$9];[.P97]+1;[.$A101]+1;1)" office:value-type="float" office:value="1075" calcext:value-type="float">
            <text:p>1075</text:p>
          </table:table-cell>
          <table:table-cell table:style-name="ce11" table:formula="of:=MIN([.N101];[.O101];[.P101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97]+1;[.$A102]+1;1)" office:value-type="float" office:value="963" calcext:value-type="float">
            <text:p>963</text:p>
          </table:table-cell>
          <table:table-cell table:style-name="ce16" table:formula="of:=INDEX(['Distance Matrix'.$B$1:.$J$9];[.C97]+1;[.$A102]+1;1)" office:value-type="float" office:value="0" calcext:value-type="float">
            <text:p>0</text:p>
          </table:table-cell>
          <table:table-cell table:style-name="ce16" table:formula="of:=INDEX(['Distance Matrix'.$B$1:.$J$9];[.D97]+1;[.$A102]+1;1)" office:value-type="float" office:value="671" calcext:value-type="float">
            <text:p>671</text:p>
          </table:table-cell>
          <table:table-cell table:style-name="ce11" table:formula="of:=MIN([.B102];[.C102];[.D102])"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97]+1;[.$A102]+1;1)" office:value-type="float" office:value="963" calcext:value-type="float">
            <text:p>963</text:p>
          </table:table-cell>
          <table:table-cell table:style-name="ce16" table:formula="of:=INDEX(['Distance Matrix'.$B$1:.$J$9];[.I97]+1;[.$A102]+1;1)" office:value-type="float" office:value="1329" calcext:value-type="float">
            <text:p>1329</text:p>
          </table:table-cell>
          <table:table-cell table:style-name="ce16" table:formula="of:=INDEX(['Distance Matrix'.$B$1:.$J$9];[.J97]+1;[.$A102]+1;1)" office:value-type="float" office:value="671" calcext:value-type="float">
            <text:p>671</text:p>
          </table:table-cell>
          <table:table-cell table:style-name="ce11" table:formula="of:=MIN([.H102];[.I102];[.J102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97]+1;[.$A102]+1;1)" office:value-type="float" office:value="996" calcext:value-type="float">
            <text:p>996</text:p>
          </table:table-cell>
          <table:table-cell table:style-name="ce16" table:formula="of:=INDEX(['Distance Matrix'.$B$1:.$J$9];[.O97]+1;[.$A102]+1;1)" office:value-type="float" office:value="802" calcext:value-type="float">
            <text:p>802</text:p>
          </table:table-cell>
          <table:table-cell table:style-name="ce16" table:formula="of:=INDEX(['Distance Matrix'.$B$1:.$J$9];[.P97]+1;[.$A102]+1;1)" office:value-type="float" office:value="671" calcext:value-type="float">
            <text:p>671</text:p>
          </table:table-cell>
          <table:table-cell table:style-name="ce11" table:formula="of:=MIN([.N102];[.O102];[.P102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97]+1;[.$A103]+1;1)" office:value-type="float" office:value="2976" calcext:value-type="float">
            <text:p>2976</text:p>
          </table:table-cell>
          <table:table-cell table:style-name="ce16" table:formula="of:=INDEX(['Distance Matrix'.$B$1:.$J$9];[.C97]+1;[.$A103]+1;1)" office:value-type="float" office:value="2013" calcext:value-type="float">
            <text:p>2013</text:p>
          </table:table-cell>
          <table:table-cell table:style-name="ce16" table:formula="of:=INDEX(['Distance Matrix'.$B$1:.$J$9];[.D97]+1;[.$A103]+1;1)" office:value-type="float" office:value="2684" calcext:value-type="float">
            <text:p>2684</text:p>
          </table:table-cell>
          <table:table-cell table:style-name="ce11" table:formula="of:=MIN([.B103];[.C103];[.D103])" office:value-type="float" office:value="2013" calcext:value-type="float">
            <text:p>2013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97]+1;[.$A103]+1;1)" office:value-type="float" office:value="2976" calcext:value-type="float">
            <text:p>2976</text:p>
          </table:table-cell>
          <table:table-cell table:style-name="ce16" table:formula="of:=INDEX(['Distance Matrix'.$B$1:.$J$9];[.I97]+1;[.$A103]+1;1)" office:value-type="float" office:value="3273" calcext:value-type="float">
            <text:p>3273</text:p>
          </table:table-cell>
          <table:table-cell table:style-name="ce16" table:formula="of:=INDEX(['Distance Matrix'.$B$1:.$J$9];[.J97]+1;[.$A103]+1;1)" office:value-type="float" office:value="2684" calcext:value-type="float">
            <text:p>2684</text:p>
          </table:table-cell>
          <table:table-cell table:style-name="ce11" table:formula="of:=MIN([.H103];[.I103];[.J103])" office:value-type="float" office:value="2684" calcext:value-type="float">
            <text:p>2684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97]+1;[.$A103]+1;1)" office:value-type="float" office:value="1307" calcext:value-type="float">
            <text:p>1307</text:p>
          </table:table-cell>
          <table:table-cell table:style-name="ce16" table:formula="of:=INDEX(['Distance Matrix'.$B$1:.$J$9];[.O97]+1;[.$A103]+1;1)" office:value-type="float" office:value="2915" calcext:value-type="float">
            <text:p>2915</text:p>
          </table:table-cell>
          <table:table-cell table:style-name="ce16" table:formula="of:=INDEX(['Distance Matrix'.$B$1:.$J$9];[.P97]+1;[.$A103]+1;1)" office:value-type="float" office:value="2684" calcext:value-type="float">
            <text:p>2684</text:p>
          </table:table-cell>
          <table:table-cell table:style-name="ce11" table:formula="of:=MIN([.N103];[.O103];[.P103])" office:value-type="float" office:value="1307" calcext:value-type="float">
            <text:p>1307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97]+1;[.$A104]+1;1)" office:value-type="float" office:value="3095" calcext:value-type="float">
            <text:p>3095</text:p>
          </table:table-cell>
          <table:table-cell table:style-name="ce16" table:formula="of:=INDEX(['Distance Matrix'.$B$1:.$J$9];[.C97]+1;[.$A104]+1;1)" office:value-type="float" office:value="2142" calcext:value-type="float">
            <text:p>2142</text:p>
          </table:table-cell>
          <table:table-cell table:style-name="ce16" table:formula="of:=INDEX(['Distance Matrix'.$B$1:.$J$9];[.D97]+1;[.$A104]+1;1)" office:value-type="float" office:value="2799" calcext:value-type="float">
            <text:p>2799</text:p>
          </table:table-cell>
          <table:table-cell table:style-name="ce11" table:formula="of:=MIN([.B104];[.C104];[.D104])" office:value-type="float" office:value="2142" calcext:value-type="float">
            <text:p>214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97]+1;[.$A104]+1;1)" office:value-type="float" office:value="3095" calcext:value-type="float">
            <text:p>3095</text:p>
          </table:table-cell>
          <table:table-cell table:style-name="ce16" table:formula="of:=INDEX(['Distance Matrix'.$B$1:.$J$9];[.I97]+1;[.$A104]+1;1)" office:value-type="float" office:value="3053" calcext:value-type="float">
            <text:p>3053</text:p>
          </table:table-cell>
          <table:table-cell table:style-name="ce16" table:formula="of:=INDEX(['Distance Matrix'.$B$1:.$J$9];[.J97]+1;[.$A104]+1;1)" office:value-type="float" office:value="2799" calcext:value-type="float">
            <text:p>2799</text:p>
          </table:table-cell>
          <table:table-cell table:style-name="ce11" table:formula="of:=MIN([.H104];[.I104];[.J104])" office:value-type="float" office:value="2799" calcext:value-type="float">
            <text:p>279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97]+1;[.$A104]+1;1)" office:value-type="float" office:value="1235" calcext:value-type="float">
            <text:p>1235</text:p>
          </table:table-cell>
          <table:table-cell table:style-name="ce16" table:formula="of:=INDEX(['Distance Matrix'.$B$1:.$J$9];[.O97]+1;[.$A104]+1;1)" office:value-type="float" office:value="2934" calcext:value-type="float">
            <text:p>2934</text:p>
          </table:table-cell>
          <table:table-cell table:style-name="ce16" table:formula="of:=INDEX(['Distance Matrix'.$B$1:.$J$9];[.P97]+1;[.$A104]+1;1)" office:value-type="float" office:value="2799" calcext:value-type="float">
            <text:p>2799</text:p>
          </table:table-cell>
          <table:table-cell table:style-name="ce11" table:formula="of:=MIN([.N104];[.O104];[.P104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97]+1;[.$A105]+1;1)" office:value-type="float" office:value="2979" calcext:value-type="float">
            <text:p>2979</text:p>
          </table:table-cell>
          <table:table-cell table:style-name="ce16" table:formula="of:=INDEX(['Distance Matrix'.$B$1:.$J$9];[.C97]+1;[.$A105]+1;1)" office:value-type="float" office:value="2054" calcext:value-type="float">
            <text:p>2054</text:p>
          </table:table-cell>
          <table:table-cell table:style-name="ce16" table:formula="of:=INDEX(['Distance Matrix'.$B$1:.$J$9];[.D97]+1;[.$A105]+1;1)" office:value-type="float" office:value="2631" calcext:value-type="float">
            <text:p>2631</text:p>
          </table:table-cell>
          <table:table-cell table:style-name="ce11" table:formula="of:=MIN([.B105];[.C105];[.D105])" office:value-type="float" office:value="2054" calcext:value-type="float">
            <text:p>2054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97]+1;[.$A105]+1;1)" office:value-type="float" office:value="2979" calcext:value-type="float">
            <text:p>2979</text:p>
          </table:table-cell>
          <table:table-cell table:style-name="ce16" table:formula="of:=INDEX(['Distance Matrix'.$B$1:.$J$9];[.I97]+1;[.$A105]+1;1)" office:value-type="float" office:value="2687" calcext:value-type="float">
            <text:p>2687</text:p>
          </table:table-cell>
          <table:table-cell table:style-name="ce16" table:formula="of:=INDEX(['Distance Matrix'.$B$1:.$J$9];[.J97]+1;[.$A105]+1;1)" office:value-type="float" office:value="2631" calcext:value-type="float">
            <text:p>2631</text:p>
          </table:table-cell>
          <table:table-cell table:style-name="ce11" table:formula="of:=MIN([.H105];[.I105];[.J105])" office:value-type="float" office:value="2631" calcext:value-type="float">
            <text:p>26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97]+1;[.$A105]+1;1)" office:value-type="float" office:value="1059" calcext:value-type="float">
            <text:p>1059</text:p>
          </table:table-cell>
          <table:table-cell table:style-name="ce16" table:formula="of:=INDEX(['Distance Matrix'.$B$1:.$J$9];[.O97]+1;[.$A105]+1;1)" office:value-type="float" office:value="2786" calcext:value-type="float">
            <text:p>2786</text:p>
          </table:table-cell>
          <table:table-cell table:style-name="ce16" table:formula="of:=INDEX(['Distance Matrix'.$B$1:.$J$9];[.P97]+1;[.$A105]+1;1)" office:value-type="float" office:value="2631" calcext:value-type="float">
            <text:p>2631</text:p>
          </table:table-cell>
          <table:table-cell table:style-name="ce11" table:formula="of:=MIN([.N105];[.O105];[.P105])"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97]+1;[.$A106]+1;1)" office:value-type="float" office:value="1949" calcext:value-type="float">
            <text:p>1949</text:p>
          </table:table-cell>
          <table:table-cell table:style-name="ce16" table:formula="of:=INDEX(['Distance Matrix'.$B$1:.$J$9];[.C97]+1;[.$A106]+1;1)" office:value-type="float" office:value="996" calcext:value-type="float">
            <text:p>996</text:p>
          </table:table-cell>
          <table:table-cell table:style-name="ce16" table:formula="of:=INDEX(['Distance Matrix'.$B$1:.$J$9];[.D97]+1;[.$A106]+1;1)" office:value-type="float" office:value="1616" calcext:value-type="float">
            <text:p>1616</text:p>
          </table:table-cell>
          <table:table-cell table:style-name="ce11" table:formula="of:=MIN([.B106];[.C106];[.D106])" office:value-type="float" office:value="996" calcext:value-type="float">
            <text:p>99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97]+1;[.$A106]+1;1)" office:value-type="float" office:value="1949" calcext:value-type="float">
            <text:p>1949</text:p>
          </table:table-cell>
          <table:table-cell table:style-name="ce16" table:formula="of:=INDEX(['Distance Matrix'.$B$1:.$J$9];[.I97]+1;[.$A106]+1;1)" office:value-type="float" office:value="2037" calcext:value-type="float">
            <text:p>2037</text:p>
          </table:table-cell>
          <table:table-cell table:style-name="ce16" table:formula="of:=INDEX(['Distance Matrix'.$B$1:.$J$9];[.J97]+1;[.$A106]+1;1)" office:value-type="float" office:value="1616" calcext:value-type="float">
            <text:p>1616</text:p>
          </table:table-cell>
          <table:table-cell table:style-name="ce11" table:formula="of:=MIN([.H106];[.I106];[.J106])" office:value-type="float" office:value="1616" calcext:value-type="float">
            <text:p>161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97]+1;[.$A106]+1;1)" office:value-type="float" office:value="0" calcext:value-type="float">
            <text:p>0</text:p>
          </table:table-cell>
          <table:table-cell table:style-name="ce16" table:formula="of:=INDEX(['Distance Matrix'.$B$1:.$J$9];[.O97]+1;[.$A106]+1;1)" office:value-type="float" office:value="1771" calcext:value-type="float">
            <text:p>1771</text:p>
          </table:table-cell>
          <table:table-cell table:style-name="ce16" table:formula="of:=INDEX(['Distance Matrix'.$B$1:.$J$9];[.P97]+1;[.$A106]+1;1)" office:value-type="float" office:value="1616" calcext:value-type="float">
            <text:p>1616</text:p>
          </table:table-cell>
          <table:table-cell table:style-name="ce11" table:formula="of:=MIN([.N106];[.O106];[.P10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98:.E106])" office:value-type="float" office:value="8486" calcext:value-type="float" table:number-columns-spanned="3" table:number-rows-spanned="1">
            <text:p>8486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98:.K106])" office:value-type="float" office:value="10607" calcext:value-type="float" table:number-columns-spanned="3" table:number-rows-spanned="1">
            <text:p>10607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98:.Q106])" office:value-type="float" office:value="5553" calcext:value-type="float" table:number-columns-spanned="3" table:number-rows-spanned="1">
            <text:p>5553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09]+1;[.$A110]+1;1)" office:value-type="float" office:value="0" calcext:value-type="float">
            <text:p>0</text:p>
          </table:table-cell>
          <table:table-cell table:style-name="ce16" table:formula="of:=INDEX(['Distance Matrix'.$B$1:.$J$9];[.C109]+1;[.$A110]+1;1)" office:value-type="float" office:value="2976" calcext:value-type="float">
            <text:p>2976</text:p>
          </table:table-cell>
          <table:table-cell table:style-name="ce16" table:formula="of:=INDEX(['Distance Matrix'.$B$1:.$J$9];[.D109]+1;[.$A110]+1;1)" office:value-type="float" office:value="429" calcext:value-type="float">
            <text:p>429</text:p>
          </table:table-cell>
          <table:table-cell table:style-name="ce11" table:formula="of:=MIN([.B110];[.C110];[.D110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09]+1;[.$A110]+1;1)" office:value-type="float" office:value="0" calcext:value-type="float">
            <text:p>0</text:p>
          </table:table-cell>
          <table:table-cell table:style-name="ce16" table:formula="of:=INDEX(['Distance Matrix'.$B$1:.$J$9];[.I109]+1;[.$A110]+1;1)" office:value-type="float" office:value="963" calcext:value-type="float">
            <text:p>963</text:p>
          </table:table-cell>
          <table:table-cell table:style-name="ce16" table:formula="of:=INDEX(['Distance Matrix'.$B$1:.$J$9];[.J109]+1;[.$A110]+1;1)" office:value-type="float" office:value="429" calcext:value-type="float">
            <text:p>429</text:p>
          </table:table-cell>
          <table:table-cell table:style-name="ce11" table:formula="of:=MIN([.H110];[.I110];[.J110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09]+1;[.$A110]+1;1)" office:value-type="float" office:value="1949" calcext:value-type="float">
            <text:p>1949</text:p>
          </table:table-cell>
          <table:table-cell table:style-name="ce16" table:formula="of:=INDEX(['Distance Matrix'.$B$1:.$J$9];[.O109]+1;[.$A110]+1;1)" office:value-type="float" office:value="1504" calcext:value-type="float">
            <text:p>1504</text:p>
          </table:table-cell>
          <table:table-cell table:style-name="ce16" table:formula="of:=INDEX(['Distance Matrix'.$B$1:.$J$9];[.P109]+1;[.$A110]+1;1)" office:value-type="float" office:value="429" calcext:value-type="float">
            <text:p>429</text:p>
          </table:table-cell>
          <table:table-cell table:style-name="ce11" table:formula="of:=MIN([.N110];[.O110];[.P110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09]+1;[.$A111]+1;1)" office:value-type="float" office:value="206" calcext:value-type="float">
            <text:p>206</text:p>
          </table:table-cell>
          <table:table-cell table:style-name="ce16" table:formula="of:=INDEX(['Distance Matrix'.$B$1:.$J$9];[.C109]+1;[.$A111]+1;1)" office:value-type="float" office:value="2915" calcext:value-type="float">
            <text:p>2915</text:p>
          </table:table-cell>
          <table:table-cell table:style-name="ce16" table:formula="of:=INDEX(['Distance Matrix'.$B$1:.$J$9];[.D109]+1;[.$A111]+1;1)" office:value-type="float" office:value="233" calcext:value-type="float">
            <text:p>233</text:p>
          </table:table-cell>
          <table:table-cell table:style-name="ce11" table:formula="of:=MIN([.B111];[.C111];[.D111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09]+1;[.$A111]+1;1)" office:value-type="float" office:value="206" calcext:value-type="float">
            <text:p>206</text:p>
          </table:table-cell>
          <table:table-cell table:style-name="ce16" table:formula="of:=INDEX(['Distance Matrix'.$B$1:.$J$9];[.I109]+1;[.$A111]+1;1)" office:value-type="float" office:value="802" calcext:value-type="float">
            <text:p>802</text:p>
          </table:table-cell>
          <table:table-cell table:style-name="ce16" table:formula="of:=INDEX(['Distance Matrix'.$B$1:.$J$9];[.J109]+1;[.$A111]+1;1)" office:value-type="float" office:value="233" calcext:value-type="float">
            <text:p>233</text:p>
          </table:table-cell>
          <table:table-cell table:style-name="ce11" table:formula="of:=MIN([.H111];[.I111];[.J111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09]+1;[.$A111]+1;1)" office:value-type="float" office:value="1771" calcext:value-type="float">
            <text:p>1771</text:p>
          </table:table-cell>
          <table:table-cell table:style-name="ce16" table:formula="of:=INDEX(['Distance Matrix'.$B$1:.$J$9];[.O109]+1;[.$A111]+1;1)" office:value-type="float" office:value="1308" calcext:value-type="float">
            <text:p>1308</text:p>
          </table:table-cell>
          <table:table-cell table:style-name="ce16" table:formula="of:=INDEX(['Distance Matrix'.$B$1:.$J$9];[.P109]+1;[.$A111]+1;1)" office:value-type="float" office:value="233" calcext:value-type="float">
            <text:p>233</text:p>
          </table:table-cell>
          <table:table-cell table:style-name="ce11" table:formula="of:=MIN([.N111];[.O111];[.P111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09]+1;[.$A112]+1;1)" office:value-type="float" office:value="429" calcext:value-type="float">
            <text:p>429</text:p>
          </table:table-cell>
          <table:table-cell table:style-name="ce16" table:formula="of:=INDEX(['Distance Matrix'.$B$1:.$J$9];[.C109]+1;[.$A112]+1;1)" office:value-type="float" office:value="2684" calcext:value-type="float">
            <text:p>2684</text:p>
          </table:table-cell>
          <table:table-cell table:style-name="ce16" table:formula="of:=INDEX(['Distance Matrix'.$B$1:.$J$9];[.D109]+1;[.$A112]+1;1)" office:value-type="float" office:value="0" calcext:value-type="float">
            <text:p>0</text:p>
          </table:table-cell>
          <table:table-cell table:style-name="ce11" table:formula="of:=MIN([.B112];[.C112];[.D112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09]+1;[.$A112]+1;1)" office:value-type="float" office:value="429" calcext:value-type="float">
            <text:p>429</text:p>
          </table:table-cell>
          <table:table-cell table:style-name="ce16" table:formula="of:=INDEX(['Distance Matrix'.$B$1:.$J$9];[.I109]+1;[.$A112]+1;1)" office:value-type="float" office:value="671" calcext:value-type="float">
            <text:p>671</text:p>
          </table:table-cell>
          <table:table-cell table:style-name="ce16" table:formula="of:=INDEX(['Distance Matrix'.$B$1:.$J$9];[.J109]+1;[.$A112]+1;1)" office:value-type="float" office:value="0" calcext:value-type="float">
            <text:p>0</text:p>
          </table:table-cell>
          <table:table-cell table:style-name="ce11" table:formula="of:=MIN([.H112];[.I112];[.J112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09]+1;[.$A112]+1;1)" office:value-type="float" office:value="1616" calcext:value-type="float">
            <text:p>1616</text:p>
          </table:table-cell>
          <table:table-cell table:style-name="ce16" table:formula="of:=INDEX(['Distance Matrix'.$B$1:.$J$9];[.O109]+1;[.$A112]+1;1)" office:value-type="float" office:value="1075" calcext:value-type="float">
            <text:p>1075</text:p>
          </table:table-cell>
          <table:table-cell table:style-name="ce16" table:formula="of:=INDEX(['Distance Matrix'.$B$1:.$J$9];[.P109]+1;[.$A112]+1;1)" office:value-type="float" office:value="0" calcext:value-type="float">
            <text:p>0</text:p>
          </table:table-cell>
          <table:table-cell table:style-name="ce11" table:formula="of:=MIN([.N112];[.O112];[.P11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09]+1;[.$A113]+1;1)" office:value-type="float" office:value="1504" calcext:value-type="float">
            <text:p>1504</text:p>
          </table:table-cell>
          <table:table-cell table:style-name="ce16" table:formula="of:=INDEX(['Distance Matrix'.$B$1:.$J$9];[.C109]+1;[.$A113]+1;1)" office:value-type="float" office:value="3273" calcext:value-type="float">
            <text:p>3273</text:p>
          </table:table-cell>
          <table:table-cell table:style-name="ce16" table:formula="of:=INDEX(['Distance Matrix'.$B$1:.$J$9];[.D109]+1;[.$A113]+1;1)" office:value-type="float" office:value="1075" calcext:value-type="float">
            <text:p>1075</text:p>
          </table:table-cell>
          <table:table-cell table:style-name="ce11" table:formula="of:=MIN([.B113];[.C113];[.D113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09]+1;[.$A113]+1;1)" office:value-type="float" office:value="1504" calcext:value-type="float">
            <text:p>1504</text:p>
          </table:table-cell>
          <table:table-cell table:style-name="ce16" table:formula="of:=INDEX(['Distance Matrix'.$B$1:.$J$9];[.I109]+1;[.$A113]+1;1)" office:value-type="float" office:value="1329" calcext:value-type="float">
            <text:p>1329</text:p>
          </table:table-cell>
          <table:table-cell table:style-name="ce16" table:formula="of:=INDEX(['Distance Matrix'.$B$1:.$J$9];[.J109]+1;[.$A113]+1;1)" office:value-type="float" office:value="1075" calcext:value-type="float">
            <text:p>1075</text:p>
          </table:table-cell>
          <table:table-cell table:style-name="ce11" table:formula="of:=MIN([.H113];[.I113];[.J113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09]+1;[.$A113]+1;1)" office:value-type="float" office:value="2037" calcext:value-type="float">
            <text:p>2037</text:p>
          </table:table-cell>
          <table:table-cell table:style-name="ce16" table:formula="of:=INDEX(['Distance Matrix'.$B$1:.$J$9];[.O109]+1;[.$A113]+1;1)" office:value-type="float" office:value="0" calcext:value-type="float">
            <text:p>0</text:p>
          </table:table-cell>
          <table:table-cell table:style-name="ce16" table:formula="of:=INDEX(['Distance Matrix'.$B$1:.$J$9];[.P109]+1;[.$A113]+1;1)" office:value-type="float" office:value="1075" calcext:value-type="float">
            <text:p>1075</text:p>
          </table:table-cell>
          <table:table-cell table:style-name="ce11" table:formula="of:=MIN([.N113];[.O113];[.P113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09]+1;[.$A114]+1;1)" office:value-type="float" office:value="963" calcext:value-type="float">
            <text:p>963</text:p>
          </table:table-cell>
          <table:table-cell table:style-name="ce16" table:formula="of:=INDEX(['Distance Matrix'.$B$1:.$J$9];[.C109]+1;[.$A114]+1;1)" office:value-type="float" office:value="2013" calcext:value-type="float">
            <text:p>2013</text:p>
          </table:table-cell>
          <table:table-cell table:style-name="ce16" table:formula="of:=INDEX(['Distance Matrix'.$B$1:.$J$9];[.D109]+1;[.$A114]+1;1)" office:value-type="float" office:value="671" calcext:value-type="float">
            <text:p>671</text:p>
          </table:table-cell>
          <table:table-cell table:style-name="ce11" table:formula="of:=MIN([.B114];[.C114];[.D114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09]+1;[.$A114]+1;1)" office:value-type="float" office:value="963" calcext:value-type="float">
            <text:p>963</text:p>
          </table:table-cell>
          <table:table-cell table:style-name="ce16" table:formula="of:=INDEX(['Distance Matrix'.$B$1:.$J$9];[.I109]+1;[.$A114]+1;1)" office:value-type="float" office:value="0" calcext:value-type="float">
            <text:p>0</text:p>
          </table:table-cell>
          <table:table-cell table:style-name="ce16" table:formula="of:=INDEX(['Distance Matrix'.$B$1:.$J$9];[.J109]+1;[.$A114]+1;1)" office:value-type="float" office:value="671" calcext:value-type="float">
            <text:p>671</text:p>
          </table:table-cell>
          <table:table-cell table:style-name="ce11" table:formula="of:=MIN([.H114];[.I114];[.J114])"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09]+1;[.$A114]+1;1)" office:value-type="float" office:value="996" calcext:value-type="float">
            <text:p>996</text:p>
          </table:table-cell>
          <table:table-cell table:style-name="ce16" table:formula="of:=INDEX(['Distance Matrix'.$B$1:.$J$9];[.O109]+1;[.$A114]+1;1)" office:value-type="float" office:value="1329" calcext:value-type="float">
            <text:p>1329</text:p>
          </table:table-cell>
          <table:table-cell table:style-name="ce16" table:formula="of:=INDEX(['Distance Matrix'.$B$1:.$J$9];[.P109]+1;[.$A114]+1;1)" office:value-type="float" office:value="671" calcext:value-type="float">
            <text:p>671</text:p>
          </table:table-cell>
          <table:table-cell table:style-name="ce11" table:formula="of:=MIN([.N114];[.O114];[.P114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09]+1;[.$A115]+1;1)" office:value-type="float" office:value="2976" calcext:value-type="float">
            <text:p>2976</text:p>
          </table:table-cell>
          <table:table-cell table:style-name="ce16" table:formula="of:=INDEX(['Distance Matrix'.$B$1:.$J$9];[.C109]+1;[.$A115]+1;1)" office:value-type="float" office:value="0" calcext:value-type="float">
            <text:p>0</text:p>
          </table:table-cell>
          <table:table-cell table:style-name="ce16" table:formula="of:=INDEX(['Distance Matrix'.$B$1:.$J$9];[.D109]+1;[.$A115]+1;1)" office:value-type="float" office:value="2684" calcext:value-type="float">
            <text:p>2684</text:p>
          </table:table-cell>
          <table:table-cell table:style-name="ce11" table:formula="of:=MIN([.B115];[.C115];[.D115])"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09]+1;[.$A115]+1;1)" office:value-type="float" office:value="2976" calcext:value-type="float">
            <text:p>2976</text:p>
          </table:table-cell>
          <table:table-cell table:style-name="ce16" table:formula="of:=INDEX(['Distance Matrix'.$B$1:.$J$9];[.I109]+1;[.$A115]+1;1)" office:value-type="float" office:value="2013" calcext:value-type="float">
            <text:p>2013</text:p>
          </table:table-cell>
          <table:table-cell table:style-name="ce16" table:formula="of:=INDEX(['Distance Matrix'.$B$1:.$J$9];[.J109]+1;[.$A115]+1;1)" office:value-type="float" office:value="2684" calcext:value-type="float">
            <text:p>2684</text:p>
          </table:table-cell>
          <table:table-cell table:style-name="ce11" table:formula="of:=MIN([.H115];[.I115];[.J115])" office:value-type="float" office:value="2013" calcext:value-type="float">
            <text:p>2013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09]+1;[.$A115]+1;1)" office:value-type="float" office:value="1307" calcext:value-type="float">
            <text:p>1307</text:p>
          </table:table-cell>
          <table:table-cell table:style-name="ce16" table:formula="of:=INDEX(['Distance Matrix'.$B$1:.$J$9];[.O109]+1;[.$A115]+1;1)" office:value-type="float" office:value="3273" calcext:value-type="float">
            <text:p>3273</text:p>
          </table:table-cell>
          <table:table-cell table:style-name="ce16" table:formula="of:=INDEX(['Distance Matrix'.$B$1:.$J$9];[.P109]+1;[.$A115]+1;1)" office:value-type="float" office:value="2684" calcext:value-type="float">
            <text:p>2684</text:p>
          </table:table-cell>
          <table:table-cell table:style-name="ce11" table:formula="of:=MIN([.N115];[.O115];[.P115])" office:value-type="float" office:value="1307" calcext:value-type="float">
            <text:p>1307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09]+1;[.$A116]+1;1)" office:value-type="float" office:value="3095" calcext:value-type="float">
            <text:p>3095</text:p>
          </table:table-cell>
          <table:table-cell table:style-name="ce16" table:formula="of:=INDEX(['Distance Matrix'.$B$1:.$J$9];[.C109]+1;[.$A116]+1;1)" office:value-type="float" office:value="808" calcext:value-type="float">
            <text:p>808</text:p>
          </table:table-cell>
          <table:table-cell table:style-name="ce16" table:formula="of:=INDEX(['Distance Matrix'.$B$1:.$J$9];[.D109]+1;[.$A116]+1;1)" office:value-type="float" office:value="2799" calcext:value-type="float">
            <text:p>2799</text:p>
          </table:table-cell>
          <table:table-cell table:style-name="ce11" table:formula="of:=MIN([.B116];[.C116];[.D116])" office:value-type="float" office:value="808" calcext:value-type="float">
            <text:p>80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09]+1;[.$A116]+1;1)" office:value-type="float" office:value="3095" calcext:value-type="float">
            <text:p>3095</text:p>
          </table:table-cell>
          <table:table-cell table:style-name="ce16" table:formula="of:=INDEX(['Distance Matrix'.$B$1:.$J$9];[.I109]+1;[.$A116]+1;1)" office:value-type="float" office:value="2142" calcext:value-type="float">
            <text:p>2142</text:p>
          </table:table-cell>
          <table:table-cell table:style-name="ce16" table:formula="of:=INDEX(['Distance Matrix'.$B$1:.$J$9];[.J109]+1;[.$A116]+1;1)" office:value-type="float" office:value="2799" calcext:value-type="float">
            <text:p>2799</text:p>
          </table:table-cell>
          <table:table-cell table:style-name="ce11" table:formula="of:=MIN([.H116];[.I116];[.J116])" office:value-type="float" office:value="2142" calcext:value-type="float">
            <text:p>214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09]+1;[.$A116]+1;1)" office:value-type="float" office:value="1235" calcext:value-type="float">
            <text:p>1235</text:p>
          </table:table-cell>
          <table:table-cell table:style-name="ce16" table:formula="of:=INDEX(['Distance Matrix'.$B$1:.$J$9];[.O109]+1;[.$A116]+1;1)" office:value-type="float" office:value="3053" calcext:value-type="float">
            <text:p>3053</text:p>
          </table:table-cell>
          <table:table-cell table:style-name="ce16" table:formula="of:=INDEX(['Distance Matrix'.$B$1:.$J$9];[.P109]+1;[.$A116]+1;1)" office:value-type="float" office:value="2799" calcext:value-type="float">
            <text:p>2799</text:p>
          </table:table-cell>
          <table:table-cell table:style-name="ce11" table:formula="of:=MIN([.N116];[.O116];[.P116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09]+1;[.$A117]+1;1)" office:value-type="float" office:value="2979" calcext:value-type="float">
            <text:p>2979</text:p>
          </table:table-cell>
          <table:table-cell table:style-name="ce16" table:formula="of:=INDEX(['Distance Matrix'.$B$1:.$J$9];[.C109]+1;[.$A117]+1;1)" office:value-type="float" office:value="1131" calcext:value-type="float">
            <text:p>1131</text:p>
          </table:table-cell>
          <table:table-cell table:style-name="ce16" table:formula="of:=INDEX(['Distance Matrix'.$B$1:.$J$9];[.D109]+1;[.$A117]+1;1)" office:value-type="float" office:value="2631" calcext:value-type="float">
            <text:p>2631</text:p>
          </table:table-cell>
          <table:table-cell table:style-name="ce11" table:formula="of:=MIN([.B117];[.C117];[.D117])" office:value-type="float" office:value="1131" calcext:value-type="float">
            <text:p>11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09]+1;[.$A117]+1;1)" office:value-type="float" office:value="2979" calcext:value-type="float">
            <text:p>2979</text:p>
          </table:table-cell>
          <table:table-cell table:style-name="ce16" table:formula="of:=INDEX(['Distance Matrix'.$B$1:.$J$9];[.I109]+1;[.$A117]+1;1)" office:value-type="float" office:value="2054" calcext:value-type="float">
            <text:p>2054</text:p>
          </table:table-cell>
          <table:table-cell table:style-name="ce16" table:formula="of:=INDEX(['Distance Matrix'.$B$1:.$J$9];[.J109]+1;[.$A117]+1;1)" office:value-type="float" office:value="2631" calcext:value-type="float">
            <text:p>2631</text:p>
          </table:table-cell>
          <table:table-cell table:style-name="ce11" table:formula="of:=MIN([.H117];[.I117];[.J117])" office:value-type="float" office:value="2054" calcext:value-type="float">
            <text:p>2054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09]+1;[.$A117]+1;1)" office:value-type="float" office:value="1059" calcext:value-type="float">
            <text:p>1059</text:p>
          </table:table-cell>
          <table:table-cell table:style-name="ce16" table:formula="of:=INDEX(['Distance Matrix'.$B$1:.$J$9];[.O109]+1;[.$A117]+1;1)" office:value-type="float" office:value="2687" calcext:value-type="float">
            <text:p>2687</text:p>
          </table:table-cell>
          <table:table-cell table:style-name="ce16" table:formula="of:=INDEX(['Distance Matrix'.$B$1:.$J$9];[.P109]+1;[.$A117]+1;1)" office:value-type="float" office:value="2631" calcext:value-type="float">
            <text:p>2631</text:p>
          </table:table-cell>
          <table:table-cell table:style-name="ce11" table:formula="of:=MIN([.N117];[.O117];[.P117])"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09]+1;[.$A118]+1;1)" office:value-type="float" office:value="1949" calcext:value-type="float">
            <text:p>1949</text:p>
          </table:table-cell>
          <table:table-cell table:style-name="ce16" table:formula="of:=INDEX(['Distance Matrix'.$B$1:.$J$9];[.C109]+1;[.$A118]+1;1)" office:value-type="float" office:value="1307" calcext:value-type="float">
            <text:p>1307</text:p>
          </table:table-cell>
          <table:table-cell table:style-name="ce16" table:formula="of:=INDEX(['Distance Matrix'.$B$1:.$J$9];[.D109]+1;[.$A118]+1;1)" office:value-type="float" office:value="1616" calcext:value-type="float">
            <text:p>1616</text:p>
          </table:table-cell>
          <table:table-cell table:style-name="ce11" table:formula="of:=MIN([.B118];[.C118];[.D118])" office:value-type="float" office:value="1307" calcext:value-type="float">
            <text:p>1307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09]+1;[.$A118]+1;1)" office:value-type="float" office:value="1949" calcext:value-type="float">
            <text:p>1949</text:p>
          </table:table-cell>
          <table:table-cell table:style-name="ce16" table:formula="of:=INDEX(['Distance Matrix'.$B$1:.$J$9];[.I109]+1;[.$A118]+1;1)" office:value-type="float" office:value="996" calcext:value-type="float">
            <text:p>996</text:p>
          </table:table-cell>
          <table:table-cell table:style-name="ce16" table:formula="of:=INDEX(['Distance Matrix'.$B$1:.$J$9];[.J109]+1;[.$A118]+1;1)" office:value-type="float" office:value="1616" calcext:value-type="float">
            <text:p>1616</text:p>
          </table:table-cell>
          <table:table-cell table:style-name="ce11" table:formula="of:=MIN([.H118];[.I118];[.J118])" office:value-type="float" office:value="996" calcext:value-type="float">
            <text:p>99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09]+1;[.$A118]+1;1)" office:value-type="float" office:value="0" calcext:value-type="float">
            <text:p>0</text:p>
          </table:table-cell>
          <table:table-cell table:style-name="ce16" table:formula="of:=INDEX(['Distance Matrix'.$B$1:.$J$9];[.O109]+1;[.$A118]+1;1)" office:value-type="float" office:value="2037" calcext:value-type="float">
            <text:p>2037</text:p>
          </table:table-cell>
          <table:table-cell table:style-name="ce16" table:formula="of:=INDEX(['Distance Matrix'.$B$1:.$J$9];[.P109]+1;[.$A118]+1;1)" office:value-type="float" office:value="1616" calcext:value-type="float">
            <text:p>1616</text:p>
          </table:table-cell>
          <table:table-cell table:style-name="ce11" table:formula="of:=MIN([.N118];[.O118];[.P11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10:.E118])" office:value-type="float" office:value="5198" calcext:value-type="float" table:number-columns-spanned="3" table:number-rows-spanned="1">
            <text:p>5198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10:.K118])" office:value-type="float" office:value="8486" calcext:value-type="float" table:number-columns-spanned="3" table:number-rows-spanned="1">
            <text:p>8486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10:.Q118])" office:value-type="float" office:value="4934" calcext:value-type="float" table:number-columns-spanned="3" table:number-rows-spanned="1">
            <text:p>4934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8" table:formula="of:=INDEX(['Distance Matrix'.$B$1:.$J$9];[.B121]+1;[.$A122]+1;1)" office:value-type="float" office:value="0" calcext:value-type="float">
            <text:p>0</text:p>
          </table:table-cell>
          <table:table-cell table:style-name="ce18" table:formula="of:=INDEX(['Distance Matrix'.$B$1:.$J$9];[.C121]+1;[.$A122]+1;1)" office:value-type="float" office:value="3095" calcext:value-type="float">
            <text:p>3095</text:p>
          </table:table-cell>
          <table:table-cell table:style-name="ce18" table:formula="of:=INDEX(['Distance Matrix'.$B$1:.$J$9];[.D121]+1;[.$A122]+1;1)" office:value-type="float" office:value="429" calcext:value-type="float">
            <text:p>429</text:p>
          </table:table-cell>
          <table:table-cell table:style-name="ce14" table:formula="of:=MIN([.B122];[.C122];[.D122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21]+1;[.$A122]+1;1)" office:value-type="float" office:value="0" calcext:value-type="float">
            <text:p>0</text:p>
          </table:table-cell>
          <table:table-cell table:style-name="ce16" table:formula="of:=INDEX(['Distance Matrix'.$B$1:.$J$9];[.I121]+1;[.$A122]+1;1)" office:value-type="float" office:value="2976" calcext:value-type="float">
            <text:p>2976</text:p>
          </table:table-cell>
          <table:table-cell table:style-name="ce16" table:formula="of:=INDEX(['Distance Matrix'.$B$1:.$J$9];[.J121]+1;[.$A122]+1;1)" office:value-type="float" office:value="429" calcext:value-type="float">
            <text:p>429</text:p>
          </table:table-cell>
          <table:table-cell table:style-name="ce11" table:formula="of:=MIN([.H122];[.I122];[.J122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21]+1;[.$A122]+1;1)" office:value-type="float" office:value="1949" calcext:value-type="float">
            <text:p>1949</text:p>
          </table:table-cell>
          <table:table-cell table:style-name="ce16" table:formula="of:=INDEX(['Distance Matrix'.$B$1:.$J$9];[.O121]+1;[.$A122]+1;1)" office:value-type="float" office:value="963" calcext:value-type="float">
            <text:p>963</text:p>
          </table:table-cell>
          <table:table-cell table:style-name="ce16" table:formula="of:=INDEX(['Distance Matrix'.$B$1:.$J$9];[.P121]+1;[.$A122]+1;1)" office:value-type="float" office:value="429" calcext:value-type="float">
            <text:p>429</text:p>
          </table:table-cell>
          <table:table-cell table:style-name="ce11" table:formula="of:=MIN([.N122];[.O122];[.P122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8" table:formula="of:=INDEX(['Distance Matrix'.$B$1:.$J$9];[.B121]+1;[.$A123]+1;1)" office:value-type="float" office:value="206" calcext:value-type="float">
            <text:p>206</text:p>
          </table:table-cell>
          <table:table-cell table:style-name="ce18" table:formula="of:=INDEX(['Distance Matrix'.$B$1:.$J$9];[.C121]+1;[.$A123]+1;1)" office:value-type="float" office:value="2934" calcext:value-type="float">
            <text:p>2934</text:p>
          </table:table-cell>
          <table:table-cell table:style-name="ce18" table:formula="of:=INDEX(['Distance Matrix'.$B$1:.$J$9];[.D121]+1;[.$A123]+1;1)" office:value-type="float" office:value="233" calcext:value-type="float">
            <text:p>233</text:p>
          </table:table-cell>
          <table:table-cell table:style-name="ce14" table:formula="of:=MIN([.B123];[.C123];[.D123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21]+1;[.$A123]+1;1)" office:value-type="float" office:value="206" calcext:value-type="float">
            <text:p>206</text:p>
          </table:table-cell>
          <table:table-cell table:style-name="ce16" table:formula="of:=INDEX(['Distance Matrix'.$B$1:.$J$9];[.I121]+1;[.$A123]+1;1)" office:value-type="float" office:value="2915" calcext:value-type="float">
            <text:p>2915</text:p>
          </table:table-cell>
          <table:table-cell table:style-name="ce16" table:formula="of:=INDEX(['Distance Matrix'.$B$1:.$J$9];[.J121]+1;[.$A123]+1;1)" office:value-type="float" office:value="233" calcext:value-type="float">
            <text:p>233</text:p>
          </table:table-cell>
          <table:table-cell table:style-name="ce11" table:formula="of:=MIN([.H123];[.I123];[.J123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21]+1;[.$A123]+1;1)" office:value-type="float" office:value="1771" calcext:value-type="float">
            <text:p>1771</text:p>
          </table:table-cell>
          <table:table-cell table:style-name="ce16" table:formula="of:=INDEX(['Distance Matrix'.$B$1:.$J$9];[.O121]+1;[.$A123]+1;1)" office:value-type="float" office:value="802" calcext:value-type="float">
            <text:p>802</text:p>
          </table:table-cell>
          <table:table-cell table:style-name="ce16" table:formula="of:=INDEX(['Distance Matrix'.$B$1:.$J$9];[.P121]+1;[.$A123]+1;1)" office:value-type="float" office:value="233" calcext:value-type="float">
            <text:p>233</text:p>
          </table:table-cell>
          <table:table-cell table:style-name="ce11" table:formula="of:=MIN([.N123];[.O123];[.P123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8" table:formula="of:=INDEX(['Distance Matrix'.$B$1:.$J$9];[.B121]+1;[.$A124]+1;1)" office:value-type="float" office:value="429" calcext:value-type="float">
            <text:p>429</text:p>
          </table:table-cell>
          <table:table-cell table:style-name="ce18" table:formula="of:=INDEX(['Distance Matrix'.$B$1:.$J$9];[.C121]+1;[.$A124]+1;1)" office:value-type="float" office:value="2799" calcext:value-type="float">
            <text:p>2799</text:p>
          </table:table-cell>
          <table:table-cell table:style-name="ce18" table:formula="of:=INDEX(['Distance Matrix'.$B$1:.$J$9];[.D121]+1;[.$A124]+1;1)" office:value-type="float" office:value="0" calcext:value-type="float">
            <text:p>0</text:p>
          </table:table-cell>
          <table:table-cell table:style-name="ce14" table:formula="of:=MIN([.B124];[.C124];[.D124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21]+1;[.$A124]+1;1)" office:value-type="float" office:value="429" calcext:value-type="float">
            <text:p>429</text:p>
          </table:table-cell>
          <table:table-cell table:style-name="ce16" table:formula="of:=INDEX(['Distance Matrix'.$B$1:.$J$9];[.I121]+1;[.$A124]+1;1)" office:value-type="float" office:value="2684" calcext:value-type="float">
            <text:p>2684</text:p>
          </table:table-cell>
          <table:table-cell table:style-name="ce16" table:formula="of:=INDEX(['Distance Matrix'.$B$1:.$J$9];[.J121]+1;[.$A124]+1;1)" office:value-type="float" office:value="0" calcext:value-type="float">
            <text:p>0</text:p>
          </table:table-cell>
          <table:table-cell table:style-name="ce11" table:formula="of:=MIN([.H124];[.I124];[.J124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21]+1;[.$A124]+1;1)" office:value-type="float" office:value="1616" calcext:value-type="float">
            <text:p>1616</text:p>
          </table:table-cell>
          <table:table-cell table:style-name="ce16" table:formula="of:=INDEX(['Distance Matrix'.$B$1:.$J$9];[.O121]+1;[.$A124]+1;1)" office:value-type="float" office:value="671" calcext:value-type="float">
            <text:p>671</text:p>
          </table:table-cell>
          <table:table-cell table:style-name="ce16" table:formula="of:=INDEX(['Distance Matrix'.$B$1:.$J$9];[.P121]+1;[.$A124]+1;1)" office:value-type="float" office:value="0" calcext:value-type="float">
            <text:p>0</text:p>
          </table:table-cell>
          <table:table-cell table:style-name="ce11" table:formula="of:=MIN([.N124];[.O124];[.P12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8" table:formula="of:=INDEX(['Distance Matrix'.$B$1:.$J$9];[.B121]+1;[.$A125]+1;1)" office:value-type="float" office:value="1504" calcext:value-type="float">
            <text:p>1504</text:p>
          </table:table-cell>
          <table:table-cell table:style-name="ce18" table:formula="of:=INDEX(['Distance Matrix'.$B$1:.$J$9];[.C121]+1;[.$A125]+1;1)" office:value-type="float" office:value="3053" calcext:value-type="float">
            <text:p>3053</text:p>
          </table:table-cell>
          <table:table-cell table:style-name="ce18" table:formula="of:=INDEX(['Distance Matrix'.$B$1:.$J$9];[.D121]+1;[.$A125]+1;1)" office:value-type="float" office:value="1075" calcext:value-type="float">
            <text:p>1075</text:p>
          </table:table-cell>
          <table:table-cell table:style-name="ce14" table:formula="of:=MIN([.B125];[.C125];[.D125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21]+1;[.$A125]+1;1)" office:value-type="float" office:value="1504" calcext:value-type="float">
            <text:p>1504</text:p>
          </table:table-cell>
          <table:table-cell table:style-name="ce16" table:formula="of:=INDEX(['Distance Matrix'.$B$1:.$J$9];[.I121]+1;[.$A125]+1;1)" office:value-type="float" office:value="3273" calcext:value-type="float">
            <text:p>3273</text:p>
          </table:table-cell>
          <table:table-cell table:style-name="ce16" table:formula="of:=INDEX(['Distance Matrix'.$B$1:.$J$9];[.J121]+1;[.$A125]+1;1)" office:value-type="float" office:value="1075" calcext:value-type="float">
            <text:p>1075</text:p>
          </table:table-cell>
          <table:table-cell table:style-name="ce11" table:formula="of:=MIN([.H125];[.I125];[.J125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21]+1;[.$A125]+1;1)" office:value-type="float" office:value="2037" calcext:value-type="float">
            <text:p>2037</text:p>
          </table:table-cell>
          <table:table-cell table:style-name="ce16" table:formula="of:=INDEX(['Distance Matrix'.$B$1:.$J$9];[.O121]+1;[.$A125]+1;1)" office:value-type="float" office:value="1329" calcext:value-type="float">
            <text:p>1329</text:p>
          </table:table-cell>
          <table:table-cell table:style-name="ce16" table:formula="of:=INDEX(['Distance Matrix'.$B$1:.$J$9];[.P121]+1;[.$A125]+1;1)" office:value-type="float" office:value="1075" calcext:value-type="float">
            <text:p>1075</text:p>
          </table:table-cell>
          <table:table-cell table:style-name="ce11" table:formula="of:=MIN([.N125];[.O125];[.P125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8" table:formula="of:=INDEX(['Distance Matrix'.$B$1:.$J$9];[.B121]+1;[.$A126]+1;1)" office:value-type="float" office:value="963" calcext:value-type="float">
            <text:p>963</text:p>
          </table:table-cell>
          <table:table-cell table:style-name="ce18" table:formula="of:=INDEX(['Distance Matrix'.$B$1:.$J$9];[.C121]+1;[.$A126]+1;1)" office:value-type="float" office:value="2142" calcext:value-type="float">
            <text:p>2142</text:p>
          </table:table-cell>
          <table:table-cell table:style-name="ce18" table:formula="of:=INDEX(['Distance Matrix'.$B$1:.$J$9];[.D121]+1;[.$A126]+1;1)" office:value-type="float" office:value="671" calcext:value-type="float">
            <text:p>671</text:p>
          </table:table-cell>
          <table:table-cell table:style-name="ce14" table:formula="of:=MIN([.B126];[.C126];[.D126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21]+1;[.$A126]+1;1)" office:value-type="float" office:value="963" calcext:value-type="float">
            <text:p>963</text:p>
          </table:table-cell>
          <table:table-cell table:style-name="ce16" table:formula="of:=INDEX(['Distance Matrix'.$B$1:.$J$9];[.I121]+1;[.$A126]+1;1)" office:value-type="float" office:value="2013" calcext:value-type="float">
            <text:p>2013</text:p>
          </table:table-cell>
          <table:table-cell table:style-name="ce16" table:formula="of:=INDEX(['Distance Matrix'.$B$1:.$J$9];[.J121]+1;[.$A126]+1;1)" office:value-type="float" office:value="671" calcext:value-type="float">
            <text:p>671</text:p>
          </table:table-cell>
          <table:table-cell table:style-name="ce11" table:formula="of:=MIN([.H126];[.I126];[.J126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21]+1;[.$A126]+1;1)" office:value-type="float" office:value="996" calcext:value-type="float">
            <text:p>996</text:p>
          </table:table-cell>
          <table:table-cell table:style-name="ce16" table:formula="of:=INDEX(['Distance Matrix'.$B$1:.$J$9];[.O121]+1;[.$A126]+1;1)" office:value-type="float" office:value="0" calcext:value-type="float">
            <text:p>0</text:p>
          </table:table-cell>
          <table:table-cell table:style-name="ce16" table:formula="of:=INDEX(['Distance Matrix'.$B$1:.$J$9];[.P121]+1;[.$A126]+1;1)" office:value-type="float" office:value="671" calcext:value-type="float">
            <text:p>671</text:p>
          </table:table-cell>
          <table:table-cell table:style-name="ce11" table:formula="of:=MIN([.N126];[.O126];[.P12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8" table:formula="of:=INDEX(['Distance Matrix'.$B$1:.$J$9];[.B121]+1;[.$A127]+1;1)" office:value-type="float" office:value="2976" calcext:value-type="float">
            <text:p>2976</text:p>
          </table:table-cell>
          <table:table-cell table:style-name="ce18" table:formula="of:=INDEX(['Distance Matrix'.$B$1:.$J$9];[.C121]+1;[.$A127]+1;1)" office:value-type="float" office:value="808" calcext:value-type="float">
            <text:p>808</text:p>
          </table:table-cell>
          <table:table-cell table:style-name="ce18" table:formula="of:=INDEX(['Distance Matrix'.$B$1:.$J$9];[.D121]+1;[.$A127]+1;1)" office:value-type="float" office:value="2684" calcext:value-type="float">
            <text:p>2684</text:p>
          </table:table-cell>
          <table:table-cell table:style-name="ce14" table:formula="of:=MIN([.B127];[.C127];[.D127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21]+1;[.$A127]+1;1)" office:value-type="float" office:value="2976" calcext:value-type="float">
            <text:p>2976</text:p>
          </table:table-cell>
          <table:table-cell table:style-name="ce16" table:formula="of:=INDEX(['Distance Matrix'.$B$1:.$J$9];[.I121]+1;[.$A127]+1;1)" office:value-type="float" office:value="0" calcext:value-type="float">
            <text:p>0</text:p>
          </table:table-cell>
          <table:table-cell table:style-name="ce16" table:formula="of:=INDEX(['Distance Matrix'.$B$1:.$J$9];[.J121]+1;[.$A127]+1;1)" office:value-type="float" office:value="2684" calcext:value-type="float">
            <text:p>2684</text:p>
          </table:table-cell>
          <table:table-cell table:style-name="ce11" table:formula="of:=MIN([.H127];[.I127];[.J127])"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21]+1;[.$A127]+1;1)" office:value-type="float" office:value="1307" calcext:value-type="float">
            <text:p>1307</text:p>
          </table:table-cell>
          <table:table-cell table:style-name="ce16" table:formula="of:=INDEX(['Distance Matrix'.$B$1:.$J$9];[.O121]+1;[.$A127]+1;1)" office:value-type="float" office:value="2013" calcext:value-type="float">
            <text:p>2013</text:p>
          </table:table-cell>
          <table:table-cell table:style-name="ce16" table:formula="of:=INDEX(['Distance Matrix'.$B$1:.$J$9];[.P121]+1;[.$A127]+1;1)" office:value-type="float" office:value="2684" calcext:value-type="float">
            <text:p>2684</text:p>
          </table:table-cell>
          <table:table-cell table:style-name="ce11" table:formula="of:=MIN([.N127];[.O127];[.P127])" office:value-type="float" office:value="1307" calcext:value-type="float">
            <text:p>1307</text:p>
          </table:table-cell>
          <table:table-cell table:number-columns-repeated="100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8" table:formula="of:=INDEX(['Distance Matrix'.$B$1:.$J$9];[.B121]+1;[.$A128]+1;1)" office:value-type="float" office:value="3095" calcext:value-type="float">
            <text:p>3095</text:p>
          </table:table-cell>
          <table:table-cell table:style-name="ce18" table:formula="of:=INDEX(['Distance Matrix'.$B$1:.$J$9];[.C121]+1;[.$A128]+1;1)" office:value-type="float" office:value="0" calcext:value-type="float">
            <text:p>0</text:p>
          </table:table-cell>
          <table:table-cell table:style-name="ce18" table:formula="of:=INDEX(['Distance Matrix'.$B$1:.$J$9];[.D121]+1;[.$A128]+1;1)" office:value-type="float" office:value="2799" calcext:value-type="float">
            <text:p>2799</text:p>
          </table:table-cell>
          <table:table-cell table:style-name="ce14" table:formula="of:=MIN([.B128];[.C128];[.D128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21]+1;[.$A128]+1;1)" office:value-type="float" office:value="3095" calcext:value-type="float">
            <text:p>3095</text:p>
          </table:table-cell>
          <table:table-cell table:style-name="ce16" table:formula="of:=INDEX(['Distance Matrix'.$B$1:.$J$9];[.I121]+1;[.$A128]+1;1)" office:value-type="float" office:value="808" calcext:value-type="float">
            <text:p>808</text:p>
          </table:table-cell>
          <table:table-cell table:style-name="ce16" table:formula="of:=INDEX(['Distance Matrix'.$B$1:.$J$9];[.J121]+1;[.$A128]+1;1)" office:value-type="float" office:value="2799" calcext:value-type="float">
            <text:p>2799</text:p>
          </table:table-cell>
          <table:table-cell table:style-name="ce11" table:formula="of:=MIN([.H128];[.I128];[.J128])" office:value-type="float" office:value="808" calcext:value-type="float">
            <text:p>80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21]+1;[.$A128]+1;1)" office:value-type="float" office:value="1235" calcext:value-type="float">
            <text:p>1235</text:p>
          </table:table-cell>
          <table:table-cell table:style-name="ce16" table:formula="of:=INDEX(['Distance Matrix'.$B$1:.$J$9];[.O121]+1;[.$A128]+1;1)" office:value-type="float" office:value="2142" calcext:value-type="float">
            <text:p>2142</text:p>
          </table:table-cell>
          <table:table-cell table:style-name="ce16" table:formula="of:=INDEX(['Distance Matrix'.$B$1:.$J$9];[.P121]+1;[.$A128]+1;1)" office:value-type="float" office:value="2799" calcext:value-type="float">
            <text:p>2799</text:p>
          </table:table-cell>
          <table:table-cell table:style-name="ce11" table:formula="of:=MIN([.N128];[.O128];[.P128])" office:value-type="float" office:value="1235" calcext:value-type="float">
            <text:p>1235</text:p>
          </table:table-cell>
          <table:table-cell table:number-columns-repeated="100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8" table:formula="of:=INDEX(['Distance Matrix'.$B$1:.$J$9];[.B121]+1;[.$A129]+1;1)" office:value-type="float" office:value="2979" calcext:value-type="float">
            <text:p>2979</text:p>
          </table:table-cell>
          <table:table-cell table:style-name="ce18" table:formula="of:=INDEX(['Distance Matrix'.$B$1:.$J$9];[.C121]+1;[.$A129]+1;1)" office:value-type="float" office:value="379" calcext:value-type="float">
            <text:p>379</text:p>
          </table:table-cell>
          <table:table-cell table:style-name="ce18" table:formula="of:=INDEX(['Distance Matrix'.$B$1:.$J$9];[.D121]+1;[.$A129]+1;1)" office:value-type="float" office:value="2631" calcext:value-type="float">
            <text:p>2631</text:p>
          </table:table-cell>
          <table:table-cell table:style-name="ce14" table:formula="of:=MIN([.B129];[.C129];[.D129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21]+1;[.$A129]+1;1)" office:value-type="float" office:value="2979" calcext:value-type="float">
            <text:p>2979</text:p>
          </table:table-cell>
          <table:table-cell table:style-name="ce16" table:formula="of:=INDEX(['Distance Matrix'.$B$1:.$J$9];[.I121]+1;[.$A129]+1;1)" office:value-type="float" office:value="1131" calcext:value-type="float">
            <text:p>1131</text:p>
          </table:table-cell>
          <table:table-cell table:style-name="ce16" table:formula="of:=INDEX(['Distance Matrix'.$B$1:.$J$9];[.J121]+1;[.$A129]+1;1)" office:value-type="float" office:value="2631" calcext:value-type="float">
            <text:p>2631</text:p>
          </table:table-cell>
          <table:table-cell table:style-name="ce11" table:formula="of:=MIN([.H129];[.I129];[.J129])" office:value-type="float" office:value="1131" calcext:value-type="float">
            <text:p>11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21]+1;[.$A129]+1;1)" office:value-type="float" office:value="1059" calcext:value-type="float">
            <text:p>1059</text:p>
          </table:table-cell>
          <table:table-cell table:style-name="ce16" table:formula="of:=INDEX(['Distance Matrix'.$B$1:.$J$9];[.O121]+1;[.$A129]+1;1)" office:value-type="float" office:value="2054" calcext:value-type="float">
            <text:p>2054</text:p>
          </table:table-cell>
          <table:table-cell table:style-name="ce16" table:formula="of:=INDEX(['Distance Matrix'.$B$1:.$J$9];[.P121]+1;[.$A129]+1;1)" office:value-type="float" office:value="2631" calcext:value-type="float">
            <text:p>2631</text:p>
          </table:table-cell>
          <table:table-cell table:style-name="ce11" table:formula="of:=MIN([.N129];[.O129];[.P129])"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8" table:formula="of:=INDEX(['Distance Matrix'.$B$1:.$J$9];[.B121]+1;[.$A130]+1;1)" office:value-type="float" office:value="1949" calcext:value-type="float">
            <text:p>1949</text:p>
          </table:table-cell>
          <table:table-cell table:style-name="ce18" table:formula="of:=INDEX(['Distance Matrix'.$B$1:.$J$9];[.C121]+1;[.$A130]+1;1)" office:value-type="float" office:value="1235" calcext:value-type="float">
            <text:p>1235</text:p>
          </table:table-cell>
          <table:table-cell table:style-name="ce18" table:formula="of:=INDEX(['Distance Matrix'.$B$1:.$J$9];[.D121]+1;[.$A130]+1;1)" office:value-type="float" office:value="1616" calcext:value-type="float">
            <text:p>1616</text:p>
          </table:table-cell>
          <table:table-cell table:style-name="ce14" table:formula="of:=MIN([.B130];[.C130];[.D130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21]+1;[.$A130]+1;1)" office:value-type="float" office:value="1949" calcext:value-type="float">
            <text:p>1949</text:p>
          </table:table-cell>
          <table:table-cell table:style-name="ce16" table:formula="of:=INDEX(['Distance Matrix'.$B$1:.$J$9];[.I121]+1;[.$A130]+1;1)" office:value-type="float" office:value="1307" calcext:value-type="float">
            <text:p>1307</text:p>
          </table:table-cell>
          <table:table-cell table:style-name="ce16" table:formula="of:=INDEX(['Distance Matrix'.$B$1:.$J$9];[.J121]+1;[.$A130]+1;1)" office:value-type="float" office:value="1616" calcext:value-type="float">
            <text:p>1616</text:p>
          </table:table-cell>
          <table:table-cell table:style-name="ce11" table:formula="of:=MIN([.H130];[.I130];[.J130])" office:value-type="float" office:value="1307" calcext:value-type="float">
            <text:p>1307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21]+1;[.$A130]+1;1)" office:value-type="float" office:value="0" calcext:value-type="float">
            <text:p>0</text:p>
          </table:table-cell>
          <table:table-cell table:style-name="ce16" table:formula="of:=INDEX(['Distance Matrix'.$B$1:.$J$9];[.O121]+1;[.$A130]+1;1)" office:value-type="float" office:value="996" calcext:value-type="float">
            <text:p>996</text:p>
          </table:table-cell>
          <table:table-cell table:style-name="ce16" table:formula="of:=INDEX(['Distance Matrix'.$B$1:.$J$9];[.P121]+1;[.$A130]+1;1)" office:value-type="float" office:value="1616" calcext:value-type="float">
            <text:p>1616</text:p>
          </table:table-cell>
          <table:table-cell table:style-name="ce11" table:formula="of:=MIN([.N130];[.O130];[.P13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 table:number-columns-spanned="2" table:number-rows-spanned="1">
            <text:p>Koszt</text:p>
          </table:table-cell>
          <table:covered-table-cell table:style-name="ce14"/>
          <table:table-cell table:style-name="ce14" table:formula="of:=SUM([.E122:.E130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4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22:.K130])" office:value-type="float" office:value="5198" calcext:value-type="float" table:number-columns-spanned="3" table:number-rows-spanned="1">
            <text:p>5198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22:.Q130])" office:value-type="float" office:value="5338" calcext:value-type="float" table:number-columns-spanned="3" table:number-rows-spanned="1">
            <text:p>5338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33]+1;[.$A134]+1;1)" office:value-type="float" office:value="0" calcext:value-type="float">
            <text:p>0</text:p>
          </table:table-cell>
          <table:table-cell table:style-name="ce16" table:formula="of:=INDEX(['Distance Matrix'.$B$1:.$J$9];[.C133]+1;[.$A134]+1;1)" office:value-type="float" office:value="2979" calcext:value-type="float">
            <text:p>2979</text:p>
          </table:table-cell>
          <table:table-cell table:style-name="ce16" table:formula="of:=INDEX(['Distance Matrix'.$B$1:.$J$9];[.D133]+1;[.$A134]+1;1)" office:value-type="float" office:value="429" calcext:value-type="float">
            <text:p>429</text:p>
          </table:table-cell>
          <table:table-cell table:style-name="ce11" table:formula="of:=MIN([.B134];[.C134];[.D134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33]+1;[.$A134]+1;1)" office:value-type="float" office:value="0" calcext:value-type="float">
            <text:p>0</text:p>
          </table:table-cell>
          <table:table-cell table:style-name="ce16" table:formula="of:=INDEX(['Distance Matrix'.$B$1:.$J$9];[.I133]+1;[.$A134]+1;1)" office:value-type="float" office:value="2979" calcext:value-type="float">
            <text:p>2979</text:p>
          </table:table-cell>
          <table:table-cell table:style-name="ce16" table:formula="of:=INDEX(['Distance Matrix'.$B$1:.$J$9];[.J133]+1;[.$A134]+1;1)" office:value-type="float" office:value="429" calcext:value-type="float">
            <text:p>429</text:p>
          </table:table-cell>
          <table:table-cell table:style-name="ce11" table:formula="of:=MIN([.H134];[.I134];[.J134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33]+1;[.$A134]+1;1)" office:value-type="float" office:value="1949" calcext:value-type="float">
            <text:p>1949</text:p>
          </table:table-cell>
          <table:table-cell table:style-name="ce16" table:formula="of:=INDEX(['Distance Matrix'.$B$1:.$J$9];[.O133]+1;[.$A134]+1;1)" office:value-type="float" office:value="2976" calcext:value-type="float">
            <text:p>2976</text:p>
          </table:table-cell>
          <table:table-cell table:style-name="ce16" table:formula="of:=INDEX(['Distance Matrix'.$B$1:.$J$9];[.P133]+1;[.$A134]+1;1)" office:value-type="float" office:value="429" calcext:value-type="float">
            <text:p>429</text:p>
          </table:table-cell>
          <table:table-cell table:style-name="ce11" table:formula="of:=MIN([.N134];[.O134];[.P134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33]+1;[.$A135]+1;1)" office:value-type="float" office:value="206" calcext:value-type="float">
            <text:p>206</text:p>
          </table:table-cell>
          <table:table-cell table:style-name="ce16" table:formula="of:=INDEX(['Distance Matrix'.$B$1:.$J$9];[.C133]+1;[.$A135]+1;1)" office:value-type="float" office:value="2786" calcext:value-type="float">
            <text:p>2786</text:p>
          </table:table-cell>
          <table:table-cell table:style-name="ce16" table:formula="of:=INDEX(['Distance Matrix'.$B$1:.$J$9];[.D133]+1;[.$A135]+1;1)" office:value-type="float" office:value="233" calcext:value-type="float">
            <text:p>233</text:p>
          </table:table-cell>
          <table:table-cell table:style-name="ce11" table:formula="of:=MIN([.B135];[.C135];[.D135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33]+1;[.$A135]+1;1)" office:value-type="float" office:value="206" calcext:value-type="float">
            <text:p>206</text:p>
          </table:table-cell>
          <table:table-cell table:style-name="ce16" table:formula="of:=INDEX(['Distance Matrix'.$B$1:.$J$9];[.I133]+1;[.$A135]+1;1)" office:value-type="float" office:value="2786" calcext:value-type="float">
            <text:p>2786</text:p>
          </table:table-cell>
          <table:table-cell table:style-name="ce16" table:formula="of:=INDEX(['Distance Matrix'.$B$1:.$J$9];[.J133]+1;[.$A135]+1;1)" office:value-type="float" office:value="233" calcext:value-type="float">
            <text:p>233</text:p>
          </table:table-cell>
          <table:table-cell table:style-name="ce11" table:formula="of:=MIN([.H135];[.I135];[.J135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33]+1;[.$A135]+1;1)" office:value-type="float" office:value="1771" calcext:value-type="float">
            <text:p>1771</text:p>
          </table:table-cell>
          <table:table-cell table:style-name="ce16" table:formula="of:=INDEX(['Distance Matrix'.$B$1:.$J$9];[.O133]+1;[.$A135]+1;1)" office:value-type="float" office:value="2915" calcext:value-type="float">
            <text:p>2915</text:p>
          </table:table-cell>
          <table:table-cell table:style-name="ce16" table:formula="of:=INDEX(['Distance Matrix'.$B$1:.$J$9];[.P133]+1;[.$A135]+1;1)" office:value-type="float" office:value="233" calcext:value-type="float">
            <text:p>233</text:p>
          </table:table-cell>
          <table:table-cell table:style-name="ce11" table:formula="of:=MIN([.N135];[.O135];[.P135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33]+1;[.$A136]+1;1)" office:value-type="float" office:value="429" calcext:value-type="float">
            <text:p>429</text:p>
          </table:table-cell>
          <table:table-cell table:style-name="ce16" table:formula="of:=INDEX(['Distance Matrix'.$B$1:.$J$9];[.C133]+1;[.$A136]+1;1)" office:value-type="float" office:value="2631" calcext:value-type="float">
            <text:p>2631</text:p>
          </table:table-cell>
          <table:table-cell table:style-name="ce16" table:formula="of:=INDEX(['Distance Matrix'.$B$1:.$J$9];[.D133]+1;[.$A136]+1;1)" office:value-type="float" office:value="0" calcext:value-type="float">
            <text:p>0</text:p>
          </table:table-cell>
          <table:table-cell table:style-name="ce11" table:formula="of:=MIN([.B136];[.C136];[.D136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33]+1;[.$A136]+1;1)" office:value-type="float" office:value="429" calcext:value-type="float">
            <text:p>429</text:p>
          </table:table-cell>
          <table:table-cell table:style-name="ce16" table:formula="of:=INDEX(['Distance Matrix'.$B$1:.$J$9];[.I133]+1;[.$A136]+1;1)" office:value-type="float" office:value="2631" calcext:value-type="float">
            <text:p>2631</text:p>
          </table:table-cell>
          <table:table-cell table:style-name="ce16" table:formula="of:=INDEX(['Distance Matrix'.$B$1:.$J$9];[.J133]+1;[.$A136]+1;1)" office:value-type="float" office:value="0" calcext:value-type="float">
            <text:p>0</text:p>
          </table:table-cell>
          <table:table-cell table:style-name="ce11" table:formula="of:=MIN([.H136];[.I136];[.J136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33]+1;[.$A136]+1;1)" office:value-type="float" office:value="1616" calcext:value-type="float">
            <text:p>1616</text:p>
          </table:table-cell>
          <table:table-cell table:style-name="ce16" table:formula="of:=INDEX(['Distance Matrix'.$B$1:.$J$9];[.O133]+1;[.$A136]+1;1)" office:value-type="float" office:value="2684" calcext:value-type="float">
            <text:p>2684</text:p>
          </table:table-cell>
          <table:table-cell table:style-name="ce16" table:formula="of:=INDEX(['Distance Matrix'.$B$1:.$J$9];[.P133]+1;[.$A136]+1;1)" office:value-type="float" office:value="0" calcext:value-type="float">
            <text:p>0</text:p>
          </table:table-cell>
          <table:table-cell table:style-name="ce11" table:formula="of:=MIN([.N136];[.O136];[.P13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33]+1;[.$A137]+1;1)" office:value-type="float" office:value="1504" calcext:value-type="float">
            <text:p>1504</text:p>
          </table:table-cell>
          <table:table-cell table:style-name="ce16" table:formula="of:=INDEX(['Distance Matrix'.$B$1:.$J$9];[.C133]+1;[.$A137]+1;1)" office:value-type="float" office:value="2687" calcext:value-type="float">
            <text:p>2687</text:p>
          </table:table-cell>
          <table:table-cell table:style-name="ce16" table:formula="of:=INDEX(['Distance Matrix'.$B$1:.$J$9];[.D133]+1;[.$A137]+1;1)" office:value-type="float" office:value="1075" calcext:value-type="float">
            <text:p>1075</text:p>
          </table:table-cell>
          <table:table-cell table:style-name="ce11" table:formula="of:=MIN([.B137];[.C137];[.D137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33]+1;[.$A137]+1;1)" office:value-type="float" office:value="1504" calcext:value-type="float">
            <text:p>1504</text:p>
          </table:table-cell>
          <table:table-cell table:style-name="ce16" table:formula="of:=INDEX(['Distance Matrix'.$B$1:.$J$9];[.I133]+1;[.$A137]+1;1)" office:value-type="float" office:value="2687" calcext:value-type="float">
            <text:p>2687</text:p>
          </table:table-cell>
          <table:table-cell table:style-name="ce16" table:formula="of:=INDEX(['Distance Matrix'.$B$1:.$J$9];[.J133]+1;[.$A137]+1;1)" office:value-type="float" office:value="1075" calcext:value-type="float">
            <text:p>1075</text:p>
          </table:table-cell>
          <table:table-cell table:style-name="ce11" table:formula="of:=MIN([.H137];[.I137];[.J137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33]+1;[.$A137]+1;1)" office:value-type="float" office:value="2037" calcext:value-type="float">
            <text:p>2037</text:p>
          </table:table-cell>
          <table:table-cell table:style-name="ce16" table:formula="of:=INDEX(['Distance Matrix'.$B$1:.$J$9];[.O133]+1;[.$A137]+1;1)" office:value-type="float" office:value="3273" calcext:value-type="float">
            <text:p>3273</text:p>
          </table:table-cell>
          <table:table-cell table:style-name="ce16" table:formula="of:=INDEX(['Distance Matrix'.$B$1:.$J$9];[.P133]+1;[.$A137]+1;1)" office:value-type="float" office:value="1075" calcext:value-type="float">
            <text:p>1075</text:p>
          </table:table-cell>
          <table:table-cell table:style-name="ce11" table:formula="of:=MIN([.N137];[.O137];[.P137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33]+1;[.$A138]+1;1)" office:value-type="float" office:value="963" calcext:value-type="float">
            <text:p>963</text:p>
          </table:table-cell>
          <table:table-cell table:style-name="ce16" table:formula="of:=INDEX(['Distance Matrix'.$B$1:.$J$9];[.C133]+1;[.$A138]+1;1)" office:value-type="float" office:value="2054" calcext:value-type="float">
            <text:p>2054</text:p>
          </table:table-cell>
          <table:table-cell table:style-name="ce16" table:formula="of:=INDEX(['Distance Matrix'.$B$1:.$J$9];[.D133]+1;[.$A138]+1;1)" office:value-type="float" office:value="671" calcext:value-type="float">
            <text:p>671</text:p>
          </table:table-cell>
          <table:table-cell table:style-name="ce11" table:formula="of:=MIN([.B138];[.C138];[.D138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33]+1;[.$A138]+1;1)" office:value-type="float" office:value="963" calcext:value-type="float">
            <text:p>963</text:p>
          </table:table-cell>
          <table:table-cell table:style-name="ce16" table:formula="of:=INDEX(['Distance Matrix'.$B$1:.$J$9];[.I133]+1;[.$A138]+1;1)" office:value-type="float" office:value="2054" calcext:value-type="float">
            <text:p>2054</text:p>
          </table:table-cell>
          <table:table-cell table:style-name="ce16" table:formula="of:=INDEX(['Distance Matrix'.$B$1:.$J$9];[.J133]+1;[.$A138]+1;1)" office:value-type="float" office:value="671" calcext:value-type="float">
            <text:p>671</text:p>
          </table:table-cell>
          <table:table-cell table:style-name="ce11" table:formula="of:=MIN([.H138];[.I138];[.J138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33]+1;[.$A138]+1;1)" office:value-type="float" office:value="996" calcext:value-type="float">
            <text:p>996</text:p>
          </table:table-cell>
          <table:table-cell table:style-name="ce16" table:formula="of:=INDEX(['Distance Matrix'.$B$1:.$J$9];[.O133]+1;[.$A138]+1;1)" office:value-type="float" office:value="2013" calcext:value-type="float">
            <text:p>2013</text:p>
          </table:table-cell>
          <table:table-cell table:style-name="ce16" table:formula="of:=INDEX(['Distance Matrix'.$B$1:.$J$9];[.P133]+1;[.$A138]+1;1)" office:value-type="float" office:value="671" calcext:value-type="float">
            <text:p>671</text:p>
          </table:table-cell>
          <table:table-cell table:style-name="ce11" table:formula="of:=MIN([.N138];[.O138];[.P138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33]+1;[.$A139]+1;1)" office:value-type="float" office:value="2976" calcext:value-type="float">
            <text:p>2976</text:p>
          </table:table-cell>
          <table:table-cell table:style-name="ce16" table:formula="of:=INDEX(['Distance Matrix'.$B$1:.$J$9];[.C133]+1;[.$A139]+1;1)" office:value-type="float" office:value="1131" calcext:value-type="float">
            <text:p>1131</text:p>
          </table:table-cell>
          <table:table-cell table:style-name="ce16" table:formula="of:=INDEX(['Distance Matrix'.$B$1:.$J$9];[.D133]+1;[.$A139]+1;1)" office:value-type="float" office:value="2684" calcext:value-type="float">
            <text:p>2684</text:p>
          </table:table-cell>
          <table:table-cell table:style-name="ce11" table:formula="of:=MIN([.B139];[.C139];[.D139])" office:value-type="float" office:value="1131" calcext:value-type="float">
            <text:p>113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33]+1;[.$A139]+1;1)" office:value-type="float" office:value="2976" calcext:value-type="float">
            <text:p>2976</text:p>
          </table:table-cell>
          <table:table-cell table:style-name="ce16" table:formula="of:=INDEX(['Distance Matrix'.$B$1:.$J$9];[.I133]+1;[.$A139]+1;1)" office:value-type="float" office:value="1131" calcext:value-type="float">
            <text:p>1131</text:p>
          </table:table-cell>
          <table:table-cell table:style-name="ce16" table:formula="of:=INDEX(['Distance Matrix'.$B$1:.$J$9];[.J133]+1;[.$A139]+1;1)" office:value-type="float" office:value="2684" calcext:value-type="float">
            <text:p>2684</text:p>
          </table:table-cell>
          <table:table-cell table:style-name="ce11" table:formula="of:=MIN([.H139];[.I139];[.J139])" office:value-type="float" office:value="1131" calcext:value-type="float">
            <text:p>113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33]+1;[.$A139]+1;1)" office:value-type="float" office:value="1307" calcext:value-type="float">
            <text:p>1307</text:p>
          </table:table-cell>
          <table:table-cell table:style-name="ce16" table:formula="of:=INDEX(['Distance Matrix'.$B$1:.$J$9];[.O133]+1;[.$A139]+1;1)" office:value-type="float" office:value="0" calcext:value-type="float">
            <text:p>0</text:p>
          </table:table-cell>
          <table:table-cell table:style-name="ce16" table:formula="of:=INDEX(['Distance Matrix'.$B$1:.$J$9];[.P133]+1;[.$A139]+1;1)" office:value-type="float" office:value="2684" calcext:value-type="float">
            <text:p>2684</text:p>
          </table:table-cell>
          <table:table-cell table:style-name="ce11" table:formula="of:=MIN([.N139];[.O139];[.P139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33]+1;[.$A140]+1;1)" office:value-type="float" office:value="3095" calcext:value-type="float">
            <text:p>3095</text:p>
          </table:table-cell>
          <table:table-cell table:style-name="ce16" table:formula="of:=INDEX(['Distance Matrix'.$B$1:.$J$9];[.C133]+1;[.$A140]+1;1)" office:value-type="float" office:value="379" calcext:value-type="float">
            <text:p>379</text:p>
          </table:table-cell>
          <table:table-cell table:style-name="ce16" table:formula="of:=INDEX(['Distance Matrix'.$B$1:.$J$9];[.D133]+1;[.$A140]+1;1)" office:value-type="float" office:value="2799" calcext:value-type="float">
            <text:p>2799</text:p>
          </table:table-cell>
          <table:table-cell table:style-name="ce11" table:formula="of:=MIN([.B140];[.C140];[.D140])" office:value-type="float" office:value="379" calcext:value-type="float">
            <text:p>37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33]+1;[.$A140]+1;1)" office:value-type="float" office:value="3095" calcext:value-type="float">
            <text:p>3095</text:p>
          </table:table-cell>
          <table:table-cell table:style-name="ce16" table:formula="of:=INDEX(['Distance Matrix'.$B$1:.$J$9];[.I133]+1;[.$A140]+1;1)" office:value-type="float" office:value="379" calcext:value-type="float">
            <text:p>379</text:p>
          </table:table-cell>
          <table:table-cell table:style-name="ce16" table:formula="of:=INDEX(['Distance Matrix'.$B$1:.$J$9];[.J133]+1;[.$A140]+1;1)" office:value-type="float" office:value="2799" calcext:value-type="float">
            <text:p>2799</text:p>
          </table:table-cell>
          <table:table-cell table:style-name="ce11" table:formula="of:=MIN([.H140];[.I140];[.J140])" office:value-type="float" office:value="379" calcext:value-type="float">
            <text:p>37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33]+1;[.$A140]+1;1)" office:value-type="float" office:value="1235" calcext:value-type="float">
            <text:p>1235</text:p>
          </table:table-cell>
          <table:table-cell table:style-name="ce16" table:formula="of:=INDEX(['Distance Matrix'.$B$1:.$J$9];[.O133]+1;[.$A140]+1;1)" office:value-type="float" office:value="808" calcext:value-type="float">
            <text:p>808</text:p>
          </table:table-cell>
          <table:table-cell table:style-name="ce16" table:formula="of:=INDEX(['Distance Matrix'.$B$1:.$J$9];[.P133]+1;[.$A140]+1;1)" office:value-type="float" office:value="2799" calcext:value-type="float">
            <text:p>2799</text:p>
          </table:table-cell>
          <table:table-cell table:style-name="ce11" table:formula="of:=MIN([.N140];[.O140];[.P140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33]+1;[.$A141]+1;1)" office:value-type="float" office:value="2979" calcext:value-type="float">
            <text:p>2979</text:p>
          </table:table-cell>
          <table:table-cell table:style-name="ce16" table:formula="of:=INDEX(['Distance Matrix'.$B$1:.$J$9];[.C133]+1;[.$A141]+1;1)" office:value-type="float" office:value="0" calcext:value-type="float">
            <text:p>0</text:p>
          </table:table-cell>
          <table:table-cell table:style-name="ce16" table:formula="of:=INDEX(['Distance Matrix'.$B$1:.$J$9];[.D133]+1;[.$A141]+1;1)" office:value-type="float" office:value="2631" calcext:value-type="float">
            <text:p>2631</text:p>
          </table:table-cell>
          <table:table-cell table:style-name="ce11" table:formula="of:=MIN([.B141];[.C141];[.D141])"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33]+1;[.$A141]+1;1)" office:value-type="float" office:value="2979" calcext:value-type="float">
            <text:p>2979</text:p>
          </table:table-cell>
          <table:table-cell table:style-name="ce16" table:formula="of:=INDEX(['Distance Matrix'.$B$1:.$J$9];[.I133]+1;[.$A141]+1;1)" office:value-type="float" office:value="0" calcext:value-type="float">
            <text:p>0</text:p>
          </table:table-cell>
          <table:table-cell table:style-name="ce16" table:formula="of:=INDEX(['Distance Matrix'.$B$1:.$J$9];[.J133]+1;[.$A141]+1;1)" office:value-type="float" office:value="2631" calcext:value-type="float">
            <text:p>2631</text:p>
          </table:table-cell>
          <table:table-cell table:style-name="ce11" table:formula="of:=MIN([.H141];[.I141];[.J141])"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33]+1;[.$A141]+1;1)" office:value-type="float" office:value="1059" calcext:value-type="float">
            <text:p>1059</text:p>
          </table:table-cell>
          <table:table-cell table:style-name="ce16" table:formula="of:=INDEX(['Distance Matrix'.$B$1:.$J$9];[.O133]+1;[.$A141]+1;1)" office:value-type="float" office:value="1131" calcext:value-type="float">
            <text:p>1131</text:p>
          </table:table-cell>
          <table:table-cell table:style-name="ce16" table:formula="of:=INDEX(['Distance Matrix'.$B$1:.$J$9];[.P133]+1;[.$A141]+1;1)" office:value-type="float" office:value="2631" calcext:value-type="float">
            <text:p>2631</text:p>
          </table:table-cell>
          <table:table-cell table:style-name="ce11" table:formula="of:=MIN([.N141];[.O141];[.P141])"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33]+1;[.$A142]+1;1)" office:value-type="float" office:value="1949" calcext:value-type="float">
            <text:p>1949</text:p>
          </table:table-cell>
          <table:table-cell table:style-name="ce16" table:formula="of:=INDEX(['Distance Matrix'.$B$1:.$J$9];[.C133]+1;[.$A142]+1;1)" office:value-type="float" office:value="1059" calcext:value-type="float">
            <text:p>1059</text:p>
          </table:table-cell>
          <table:table-cell table:style-name="ce16" table:formula="of:=INDEX(['Distance Matrix'.$B$1:.$J$9];[.D133]+1;[.$A142]+1;1)" office:value-type="float" office:value="1616" calcext:value-type="float">
            <text:p>1616</text:p>
          </table:table-cell>
          <table:table-cell table:style-name="ce11" table:formula="of:=MIN([.B142];[.C142];[.D142])" office:value-type="float" office:value="1059" calcext:value-type="float">
            <text:p>105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33]+1;[.$A142]+1;1)" office:value-type="float" office:value="1949" calcext:value-type="float">
            <text:p>1949</text:p>
          </table:table-cell>
          <table:table-cell table:style-name="ce16" table:formula="of:=INDEX(['Distance Matrix'.$B$1:.$J$9];[.I133]+1;[.$A142]+1;1)" office:value-type="float" office:value="1059" calcext:value-type="float">
            <text:p>1059</text:p>
          </table:table-cell>
          <table:table-cell table:style-name="ce16" table:formula="of:=INDEX(['Distance Matrix'.$B$1:.$J$9];[.J133]+1;[.$A142]+1;1)" office:value-type="float" office:value="1616" calcext:value-type="float">
            <text:p>1616</text:p>
          </table:table-cell>
          <table:table-cell table:style-name="ce11" table:formula="of:=MIN([.H142];[.I142];[.J142])" office:value-type="float" office:value="1059" calcext:value-type="float">
            <text:p>105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33]+1;[.$A142]+1;1)" office:value-type="float" office:value="0" calcext:value-type="float">
            <text:p>0</text:p>
          </table:table-cell>
          <table:table-cell table:style-name="ce16" table:formula="of:=INDEX(['Distance Matrix'.$B$1:.$J$9];[.O133]+1;[.$A142]+1;1)" office:value-type="float" office:value="1307" calcext:value-type="float">
            <text:p>1307</text:p>
          </table:table-cell>
          <table:table-cell table:style-name="ce16" table:formula="of:=INDEX(['Distance Matrix'.$B$1:.$J$9];[.P133]+1;[.$A142]+1;1)" office:value-type="float" office:value="1616" calcext:value-type="float">
            <text:p>1616</text:p>
          </table:table-cell>
          <table:table-cell table:style-name="ce11" table:formula="of:=MIN([.N142];[.O142];[.P14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34:.E142])" office:value-type="float" office:value="4521" calcext:value-type="float" table:number-columns-spanned="3" table:number-rows-spanned="1">
            <text:p>4521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34:.K142])" office:value-type="float" office:value="4521" calcext:value-type="float" table:number-columns-spanned="3" table:number-rows-spanned="1">
            <text:p>4521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34:.Q142])" office:value-type="float" office:value="4275" calcext:value-type="float" table:number-columns-spanned="3" table:number-rows-spanned="1">
            <text:p>4275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45]+1;[.$A146]+1;1)" office:value-type="float" office:value="0" calcext:value-type="float">
            <text:p>0</text:p>
          </table:table-cell>
          <table:table-cell table:style-name="ce16" table:formula="of:=INDEX(['Distance Matrix'.$B$1:.$J$9];[.C145]+1;[.$A146]+1;1)" office:value-type="float" office:value="1949" calcext:value-type="float">
            <text:p>1949</text:p>
          </table:table-cell>
          <table:table-cell table:style-name="ce16" table:formula="of:=INDEX(['Distance Matrix'.$B$1:.$J$9];[.D145]+1;[.$A146]+1;1)" office:value-type="float" office:value="429" calcext:value-type="float">
            <text:p>429</text:p>
          </table:table-cell>
          <table:table-cell table:style-name="ce11" table:formula="of:=MIN([.B146];[.C146];[.D146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45]+1;[.$A146]+1;1)" office:value-type="float" office:value="0" calcext:value-type="float">
            <text:p>0</text:p>
          </table:table-cell>
          <table:table-cell table:style-name="ce16" table:formula="of:=INDEX(['Distance Matrix'.$B$1:.$J$9];[.I145]+1;[.$A146]+1;1)" office:value-type="float" office:value="1949" calcext:value-type="float">
            <text:p>1949</text:p>
          </table:table-cell>
          <table:table-cell table:style-name="ce16" table:formula="of:=INDEX(['Distance Matrix'.$B$1:.$J$9];[.J145]+1;[.$A146]+1;1)" office:value-type="float" office:value="429" calcext:value-type="float">
            <text:p>429</text:p>
          </table:table-cell>
          <table:table-cell table:style-name="ce11" table:formula="of:=MIN([.H146];[.I146];[.J146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45]+1;[.$A146]+1;1)" office:value-type="float" office:value="1949" calcext:value-type="float">
            <text:p>1949</text:p>
          </table:table-cell>
          <table:table-cell table:style-name="ce16" table:formula="of:=INDEX(['Distance Matrix'.$B$1:.$J$9];[.O145]+1;[.$A146]+1;1)" office:value-type="float" office:value="2979" calcext:value-type="float">
            <text:p>2979</text:p>
          </table:table-cell>
          <table:table-cell table:style-name="ce16" table:formula="of:=INDEX(['Distance Matrix'.$B$1:.$J$9];[.P145]+1;[.$A146]+1;1)" office:value-type="float" office:value="429" calcext:value-type="float">
            <text:p>429</text:p>
          </table:table-cell>
          <table:table-cell table:style-name="ce11" table:formula="of:=MIN([.N146];[.O146];[.P146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45]+1;[.$A147]+1;1)" office:value-type="float" office:value="206" calcext:value-type="float">
            <text:p>206</text:p>
          </table:table-cell>
          <table:table-cell table:style-name="ce16" table:formula="of:=INDEX(['Distance Matrix'.$B$1:.$J$9];[.C145]+1;[.$A147]+1;1)" office:value-type="float" office:value="1771" calcext:value-type="float">
            <text:p>1771</text:p>
          </table:table-cell>
          <table:table-cell table:style-name="ce16" table:formula="of:=INDEX(['Distance Matrix'.$B$1:.$J$9];[.D145]+1;[.$A147]+1;1)" office:value-type="float" office:value="233" calcext:value-type="float">
            <text:p>233</text:p>
          </table:table-cell>
          <table:table-cell table:style-name="ce11" table:formula="of:=MIN([.B147];[.C147];[.D147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45]+1;[.$A147]+1;1)" office:value-type="float" office:value="206" calcext:value-type="float">
            <text:p>206</text:p>
          </table:table-cell>
          <table:table-cell table:style-name="ce16" table:formula="of:=INDEX(['Distance Matrix'.$B$1:.$J$9];[.I145]+1;[.$A147]+1;1)" office:value-type="float" office:value="1771" calcext:value-type="float">
            <text:p>1771</text:p>
          </table:table-cell>
          <table:table-cell table:style-name="ce16" table:formula="of:=INDEX(['Distance Matrix'.$B$1:.$J$9];[.J145]+1;[.$A147]+1;1)" office:value-type="float" office:value="233" calcext:value-type="float">
            <text:p>233</text:p>
          </table:table-cell>
          <table:table-cell table:style-name="ce11" table:formula="of:=MIN([.H147];[.I147];[.J147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45]+1;[.$A147]+1;1)" office:value-type="float" office:value="1771" calcext:value-type="float">
            <text:p>1771</text:p>
          </table:table-cell>
          <table:table-cell table:style-name="ce16" table:formula="of:=INDEX(['Distance Matrix'.$B$1:.$J$9];[.O145]+1;[.$A147]+1;1)" office:value-type="float" office:value="2786" calcext:value-type="float">
            <text:p>2786</text:p>
          </table:table-cell>
          <table:table-cell table:style-name="ce16" table:formula="of:=INDEX(['Distance Matrix'.$B$1:.$J$9];[.P145]+1;[.$A147]+1;1)" office:value-type="float" office:value="233" calcext:value-type="float">
            <text:p>233</text:p>
          </table:table-cell>
          <table:table-cell table:style-name="ce11" table:formula="of:=MIN([.N147];[.O147];[.P147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45]+1;[.$A148]+1;1)" office:value-type="float" office:value="429" calcext:value-type="float">
            <text:p>429</text:p>
          </table:table-cell>
          <table:table-cell table:style-name="ce16" table:formula="of:=INDEX(['Distance Matrix'.$B$1:.$J$9];[.C145]+1;[.$A148]+1;1)" office:value-type="float" office:value="1616" calcext:value-type="float">
            <text:p>1616</text:p>
          </table:table-cell>
          <table:table-cell table:style-name="ce16" table:formula="of:=INDEX(['Distance Matrix'.$B$1:.$J$9];[.D145]+1;[.$A148]+1;1)" office:value-type="float" office:value="0" calcext:value-type="float">
            <text:p>0</text:p>
          </table:table-cell>
          <table:table-cell table:style-name="ce11" table:formula="of:=MIN([.B148];[.C148];[.D148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45]+1;[.$A148]+1;1)" office:value-type="float" office:value="429" calcext:value-type="float">
            <text:p>429</text:p>
          </table:table-cell>
          <table:table-cell table:style-name="ce16" table:formula="of:=INDEX(['Distance Matrix'.$B$1:.$J$9];[.I145]+1;[.$A148]+1;1)" office:value-type="float" office:value="1616" calcext:value-type="float">
            <text:p>1616</text:p>
          </table:table-cell>
          <table:table-cell table:style-name="ce16" table:formula="of:=INDEX(['Distance Matrix'.$B$1:.$J$9];[.J145]+1;[.$A148]+1;1)" office:value-type="float" office:value="0" calcext:value-type="float">
            <text:p>0</text:p>
          </table:table-cell>
          <table:table-cell table:style-name="ce11" table:formula="of:=MIN([.H148];[.I148];[.J148])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45]+1;[.$A148]+1;1)" office:value-type="float" office:value="1616" calcext:value-type="float">
            <text:p>1616</text:p>
          </table:table-cell>
          <table:table-cell table:style-name="ce16" table:formula="of:=INDEX(['Distance Matrix'.$B$1:.$J$9];[.O145]+1;[.$A148]+1;1)" office:value-type="float" office:value="2631" calcext:value-type="float">
            <text:p>2631</text:p>
          </table:table-cell>
          <table:table-cell table:style-name="ce16" table:formula="of:=INDEX(['Distance Matrix'.$B$1:.$J$9];[.P145]+1;[.$A148]+1;1)" office:value-type="float" office:value="0" calcext:value-type="float">
            <text:p>0</text:p>
          </table:table-cell>
          <table:table-cell table:style-name="ce11" table:formula="of:=MIN([.N148];[.O148];[.P14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45]+1;[.$A149]+1;1)" office:value-type="float" office:value="1504" calcext:value-type="float">
            <text:p>1504</text:p>
          </table:table-cell>
          <table:table-cell table:style-name="ce16" table:formula="of:=INDEX(['Distance Matrix'.$B$1:.$J$9];[.C145]+1;[.$A149]+1;1)" office:value-type="float" office:value="2037" calcext:value-type="float">
            <text:p>2037</text:p>
          </table:table-cell>
          <table:table-cell table:style-name="ce16" table:formula="of:=INDEX(['Distance Matrix'.$B$1:.$J$9];[.D145]+1;[.$A149]+1;1)" office:value-type="float" office:value="1075" calcext:value-type="float">
            <text:p>1075</text:p>
          </table:table-cell>
          <table:table-cell table:style-name="ce11" table:formula="of:=MIN([.B149];[.C149];[.D149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45]+1;[.$A149]+1;1)" office:value-type="float" office:value="1504" calcext:value-type="float">
            <text:p>1504</text:p>
          </table:table-cell>
          <table:table-cell table:style-name="ce16" table:formula="of:=INDEX(['Distance Matrix'.$B$1:.$J$9];[.I145]+1;[.$A149]+1;1)" office:value-type="float" office:value="2037" calcext:value-type="float">
            <text:p>2037</text:p>
          </table:table-cell>
          <table:table-cell table:style-name="ce16" table:formula="of:=INDEX(['Distance Matrix'.$B$1:.$J$9];[.J145]+1;[.$A149]+1;1)" office:value-type="float" office:value="1075" calcext:value-type="float">
            <text:p>1075</text:p>
          </table:table-cell>
          <table:table-cell table:style-name="ce11" table:formula="of:=MIN([.H149];[.I149];[.J149])" office:value-type="float" office:value="1075" calcext:value-type="float">
            <text:p>1075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45]+1;[.$A149]+1;1)" office:value-type="float" office:value="2037" calcext:value-type="float">
            <text:p>2037</text:p>
          </table:table-cell>
          <table:table-cell table:style-name="ce16" table:formula="of:=INDEX(['Distance Matrix'.$B$1:.$J$9];[.O145]+1;[.$A149]+1;1)" office:value-type="float" office:value="2687" calcext:value-type="float">
            <text:p>2687</text:p>
          </table:table-cell>
          <table:table-cell table:style-name="ce16" table:formula="of:=INDEX(['Distance Matrix'.$B$1:.$J$9];[.P145]+1;[.$A149]+1;1)" office:value-type="float" office:value="1075" calcext:value-type="float">
            <text:p>1075</text:p>
          </table:table-cell>
          <table:table-cell table:style-name="ce11" table:formula="of:=MIN([.N149];[.O149];[.P149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45]+1;[.$A150]+1;1)" office:value-type="float" office:value="963" calcext:value-type="float">
            <text:p>963</text:p>
          </table:table-cell>
          <table:table-cell table:style-name="ce16" table:formula="of:=INDEX(['Distance Matrix'.$B$1:.$J$9];[.C145]+1;[.$A150]+1;1)" office:value-type="float" office:value="996" calcext:value-type="float">
            <text:p>996</text:p>
          </table:table-cell>
          <table:table-cell table:style-name="ce16" table:formula="of:=INDEX(['Distance Matrix'.$B$1:.$J$9];[.D145]+1;[.$A150]+1;1)" office:value-type="float" office:value="671" calcext:value-type="float">
            <text:p>671</text:p>
          </table:table-cell>
          <table:table-cell table:style-name="ce11" table:formula="of:=MIN([.B150];[.C150];[.D150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45]+1;[.$A150]+1;1)" office:value-type="float" office:value="963" calcext:value-type="float">
            <text:p>963</text:p>
          </table:table-cell>
          <table:table-cell table:style-name="ce16" table:formula="of:=INDEX(['Distance Matrix'.$B$1:.$J$9];[.I145]+1;[.$A150]+1;1)" office:value-type="float" office:value="996" calcext:value-type="float">
            <text:p>996</text:p>
          </table:table-cell>
          <table:table-cell table:style-name="ce16" table:formula="of:=INDEX(['Distance Matrix'.$B$1:.$J$9];[.J145]+1;[.$A150]+1;1)" office:value-type="float" office:value="671" calcext:value-type="float">
            <text:p>671</text:p>
          </table:table-cell>
          <table:table-cell table:style-name="ce11" table:formula="of:=MIN([.H150];[.I150];[.J150])" office:value-type="float" office:value="671" calcext:value-type="float">
            <text:p>671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45]+1;[.$A150]+1;1)" office:value-type="float" office:value="996" calcext:value-type="float">
            <text:p>996</text:p>
          </table:table-cell>
          <table:table-cell table:style-name="ce16" table:formula="of:=INDEX(['Distance Matrix'.$B$1:.$J$9];[.O145]+1;[.$A150]+1;1)" office:value-type="float" office:value="2054" calcext:value-type="float">
            <text:p>2054</text:p>
          </table:table-cell>
          <table:table-cell table:style-name="ce16" table:formula="of:=INDEX(['Distance Matrix'.$B$1:.$J$9];[.P145]+1;[.$A150]+1;1)" office:value-type="float" office:value="671" calcext:value-type="float">
            <text:p>671</text:p>
          </table:table-cell>
          <table:table-cell table:style-name="ce11" table:formula="of:=MIN([.N150];[.O150];[.P150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45]+1;[.$A151]+1;1)" office:value-type="float" office:value="2976" calcext:value-type="float">
            <text:p>2976</text:p>
          </table:table-cell>
          <table:table-cell table:style-name="ce16" table:formula="of:=INDEX(['Distance Matrix'.$B$1:.$J$9];[.C145]+1;[.$A151]+1;1)" office:value-type="float" office:value="1307" calcext:value-type="float">
            <text:p>1307</text:p>
          </table:table-cell>
          <table:table-cell table:style-name="ce16" table:formula="of:=INDEX(['Distance Matrix'.$B$1:.$J$9];[.D145]+1;[.$A151]+1;1)" office:value-type="float" office:value="2684" calcext:value-type="float">
            <text:p>2684</text:p>
          </table:table-cell>
          <table:table-cell table:style-name="ce11" table:formula="of:=MIN([.B151];[.C151];[.D151])" office:value-type="float" office:value="1307" calcext:value-type="float">
            <text:p>1307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45]+1;[.$A151]+1;1)" office:value-type="float" office:value="2976" calcext:value-type="float">
            <text:p>2976</text:p>
          </table:table-cell>
          <table:table-cell table:style-name="ce16" table:formula="of:=INDEX(['Distance Matrix'.$B$1:.$J$9];[.I145]+1;[.$A151]+1;1)" office:value-type="float" office:value="1307" calcext:value-type="float">
            <text:p>1307</text:p>
          </table:table-cell>
          <table:table-cell table:style-name="ce16" table:formula="of:=INDEX(['Distance Matrix'.$B$1:.$J$9];[.J145]+1;[.$A151]+1;1)" office:value-type="float" office:value="2684" calcext:value-type="float">
            <text:p>2684</text:p>
          </table:table-cell>
          <table:table-cell table:style-name="ce11" table:formula="of:=MIN([.H151];[.I151];[.J151])" office:value-type="float" office:value="1307" calcext:value-type="float">
            <text:p>1307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45]+1;[.$A151]+1;1)" office:value-type="float" office:value="1307" calcext:value-type="float">
            <text:p>1307</text:p>
          </table:table-cell>
          <table:table-cell table:style-name="ce16" table:formula="of:=INDEX(['Distance Matrix'.$B$1:.$J$9];[.O145]+1;[.$A151]+1;1)" office:value-type="float" office:value="1131" calcext:value-type="float">
            <text:p>1131</text:p>
          </table:table-cell>
          <table:table-cell table:style-name="ce16" table:formula="of:=INDEX(['Distance Matrix'.$B$1:.$J$9];[.P145]+1;[.$A151]+1;1)" office:value-type="float" office:value="2684" calcext:value-type="float">
            <text:p>2684</text:p>
          </table:table-cell>
          <table:table-cell table:style-name="ce11" table:formula="of:=MIN([.N151];[.O151];[.P151])" office:value-type="float" office:value="1131" calcext:value-type="float">
            <text:p>1131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45]+1;[.$A152]+1;1)" office:value-type="float" office:value="3095" calcext:value-type="float">
            <text:p>3095</text:p>
          </table:table-cell>
          <table:table-cell table:style-name="ce16" table:formula="of:=INDEX(['Distance Matrix'.$B$1:.$J$9];[.C145]+1;[.$A152]+1;1)" office:value-type="float" office:value="1235" calcext:value-type="float">
            <text:p>1235</text:p>
          </table:table-cell>
          <table:table-cell table:style-name="ce16" table:formula="of:=INDEX(['Distance Matrix'.$B$1:.$J$9];[.D145]+1;[.$A152]+1;1)" office:value-type="float" office:value="2799" calcext:value-type="float">
            <text:p>2799</text:p>
          </table:table-cell>
          <table:table-cell table:style-name="ce11" table:formula="of:=MIN([.B152];[.C152];[.D152])" office:value-type="float" office:value="1235" calcext:value-type="float">
            <text:p>1235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45]+1;[.$A152]+1;1)" office:value-type="float" office:value="3095" calcext:value-type="float">
            <text:p>3095</text:p>
          </table:table-cell>
          <table:table-cell table:style-name="ce16" table:formula="of:=INDEX(['Distance Matrix'.$B$1:.$J$9];[.I145]+1;[.$A152]+1;1)" office:value-type="float" office:value="1235" calcext:value-type="float">
            <text:p>1235</text:p>
          </table:table-cell>
          <table:table-cell table:style-name="ce16" table:formula="of:=INDEX(['Distance Matrix'.$B$1:.$J$9];[.J145]+1;[.$A152]+1;1)" office:value-type="float" office:value="2799" calcext:value-type="float">
            <text:p>2799</text:p>
          </table:table-cell>
          <table:table-cell table:style-name="ce11" table:formula="of:=MIN([.H152];[.I152];[.J152])" office:value-type="float" office:value="1235" calcext:value-type="float">
            <text:p>1235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45]+1;[.$A152]+1;1)" office:value-type="float" office:value="1235" calcext:value-type="float">
            <text:p>1235</text:p>
          </table:table-cell>
          <table:table-cell table:style-name="ce16" table:formula="of:=INDEX(['Distance Matrix'.$B$1:.$J$9];[.O145]+1;[.$A152]+1;1)" office:value-type="float" office:value="379" calcext:value-type="float">
            <text:p>379</text:p>
          </table:table-cell>
          <table:table-cell table:style-name="ce16" table:formula="of:=INDEX(['Distance Matrix'.$B$1:.$J$9];[.P145]+1;[.$A152]+1;1)" office:value-type="float" office:value="2799" calcext:value-type="float">
            <text:p>2799</text:p>
          </table:table-cell>
          <table:table-cell table:style-name="ce11" table:formula="of:=MIN([.N152];[.O152];[.P152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45]+1;[.$A153]+1;1)" office:value-type="float" office:value="2979" calcext:value-type="float">
            <text:p>2979</text:p>
          </table:table-cell>
          <table:table-cell table:style-name="ce16" table:formula="of:=INDEX(['Distance Matrix'.$B$1:.$J$9];[.C145]+1;[.$A153]+1;1)" office:value-type="float" office:value="1059" calcext:value-type="float">
            <text:p>1059</text:p>
          </table:table-cell>
          <table:table-cell table:style-name="ce16" table:formula="of:=INDEX(['Distance Matrix'.$B$1:.$J$9];[.D145]+1;[.$A153]+1;1)" office:value-type="float" office:value="2631" calcext:value-type="float">
            <text:p>2631</text:p>
          </table:table-cell>
          <table:table-cell table:style-name="ce11" table:formula="of:=MIN([.B153];[.C153];[.D153])" office:value-type="float" office:value="1059" calcext:value-type="float">
            <text:p>105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45]+1;[.$A153]+1;1)" office:value-type="float" office:value="2979" calcext:value-type="float">
            <text:p>2979</text:p>
          </table:table-cell>
          <table:table-cell table:style-name="ce16" table:formula="of:=INDEX(['Distance Matrix'.$B$1:.$J$9];[.I145]+1;[.$A153]+1;1)" office:value-type="float" office:value="1059" calcext:value-type="float">
            <text:p>1059</text:p>
          </table:table-cell>
          <table:table-cell table:style-name="ce16" table:formula="of:=INDEX(['Distance Matrix'.$B$1:.$J$9];[.J145]+1;[.$A153]+1;1)" office:value-type="float" office:value="2631" calcext:value-type="float">
            <text:p>2631</text:p>
          </table:table-cell>
          <table:table-cell table:style-name="ce11" table:formula="of:=MIN([.H153];[.I153];[.J153])" office:value-type="float" office:value="1059" calcext:value-type="float">
            <text:p>105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45]+1;[.$A153]+1;1)" office:value-type="float" office:value="1059" calcext:value-type="float">
            <text:p>1059</text:p>
          </table:table-cell>
          <table:table-cell table:style-name="ce16" table:formula="of:=INDEX(['Distance Matrix'.$B$1:.$J$9];[.O145]+1;[.$A153]+1;1)" office:value-type="float" office:value="0" calcext:value-type="float">
            <text:p>0</text:p>
          </table:table-cell>
          <table:table-cell table:style-name="ce16" table:formula="of:=INDEX(['Distance Matrix'.$B$1:.$J$9];[.P145]+1;[.$A153]+1;1)" office:value-type="float" office:value="2631" calcext:value-type="float">
            <text:p>2631</text:p>
          </table:table-cell>
          <table:table-cell table:style-name="ce11" table:formula="of:=MIN([.N153];[.O153];[.P153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45]+1;[.$A154]+1;1)" office:value-type="float" office:value="1949" calcext:value-type="float">
            <text:p>1949</text:p>
          </table:table-cell>
          <table:table-cell table:style-name="ce16" table:formula="of:=INDEX(['Distance Matrix'.$B$1:.$J$9];[.C145]+1;[.$A154]+1;1)" office:value-type="float" office:value="0" calcext:value-type="float">
            <text:p>0</text:p>
          </table:table-cell>
          <table:table-cell table:style-name="ce16" table:formula="of:=INDEX(['Distance Matrix'.$B$1:.$J$9];[.D145]+1;[.$A154]+1;1)" office:value-type="float" office:value="1616" calcext:value-type="float">
            <text:p>1616</text:p>
          </table:table-cell>
          <table:table-cell table:style-name="ce11" table:formula="of:=MIN([.B154];[.C154];[.D154])" office:value-type="float" office:value="0" calcext:value-type="float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45]+1;[.$A154]+1;1)" office:value-type="float" office:value="1949" calcext:value-type="float">
            <text:p>1949</text:p>
          </table:table-cell>
          <table:table-cell table:style-name="ce16" table:formula="of:=INDEX(['Distance Matrix'.$B$1:.$J$9];[.I145]+1;[.$A154]+1;1)" office:value-type="float" office:value="0" calcext:value-type="float">
            <text:p>0</text:p>
          </table:table-cell>
          <table:table-cell table:style-name="ce16" table:formula="of:=INDEX(['Distance Matrix'.$B$1:.$J$9];[.J145]+1;[.$A154]+1;1)" office:value-type="float" office:value="1616" calcext:value-type="float">
            <text:p>1616</text:p>
          </table:table-cell>
          <table:table-cell table:style-name="ce11" table:formula="of:=MIN([.H154];[.I154];[.J154])" office:value-type="float" office:value="0" calcext:value-type="float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45]+1;[.$A154]+1;1)" office:value-type="float" office:value="0" calcext:value-type="float">
            <text:p>0</text:p>
          </table:table-cell>
          <table:table-cell table:style-name="ce16" table:formula="of:=INDEX(['Distance Matrix'.$B$1:.$J$9];[.O145]+1;[.$A154]+1;1)" office:value-type="float" office:value="1059" calcext:value-type="float">
            <text:p>1059</text:p>
          </table:table-cell>
          <table:table-cell table:style-name="ce16" table:formula="of:=INDEX(['Distance Matrix'.$B$1:.$J$9];[.P145]+1;[.$A154]+1;1)" office:value-type="float" office:value="1616" calcext:value-type="float">
            <text:p>1616</text:p>
          </table:table-cell>
          <table:table-cell table:style-name="ce11" table:formula="of:=MIN([.N154];[.O154];[.P15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46:.E154])" office:value-type="float" office:value="5553" calcext:value-type="float" table:number-columns-spanned="3" table:number-rows-spanned="1">
            <text:p>5553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46:.K154])" office:value-type="float" office:value="5553" calcext:value-type="float" table:number-columns-spanned="3" table:number-rows-spanned="1">
            <text:p>5553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46:.Q154])" office:value-type="float" office:value="3918" calcext:value-type="float" table:number-columns-spanned="3" table:number-rows-spanned="1">
            <text:p>3918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57]+1;[.$A158]+1;1)" office:value-type="float" office:value="0" calcext:value-type="float">
            <text:p>0</text:p>
          </table:table-cell>
          <table:table-cell table:style-name="ce16" table:formula="of:=INDEX(['Distance Matrix'.$B$1:.$J$9];[.C157]+1;[.$A158]+1;1)" office:value-type="float" office:value="206" calcext:value-type="float">
            <text:p>206</text:p>
          </table:table-cell>
          <table:table-cell table:style-name="ce16" table:formula="of:=INDEX(['Distance Matrix'.$B$1:.$J$9];[.D157]+1;[.$A158]+1;1)" office:value-type="float" office:value="1504" calcext:value-type="float">
            <text:p>1504</text:p>
          </table:table-cell>
          <table:table-cell table:style-name="ce11" table:formula="of:=MIN([.B158];[.C158];[.D158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57]+1;[.$A158]+1;1)" office:value-type="float" office:value="0" calcext:value-type="float">
            <text:p>0</text:p>
          </table:table-cell>
          <table:table-cell table:style-name="ce16" table:formula="of:=INDEX(['Distance Matrix'.$B$1:.$J$9];[.I157]+1;[.$A158]+1;1)" office:value-type="float" office:value="3095" calcext:value-type="float">
            <text:p>3095</text:p>
          </table:table-cell>
          <table:table-cell table:style-name="ce16" table:formula="of:=INDEX(['Distance Matrix'.$B$1:.$J$9];[.J157]+1;[.$A158]+1;1)" office:value-type="float" office:value="206" calcext:value-type="float">
            <text:p>206</text:p>
          </table:table-cell>
          <table:table-cell table:style-name="ce11" table:formula="of:=MIN([.H158];[.I158];[.J158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57]+1;[.$A158]+1;1)" office:value-type="float" office:value="1949" calcext:value-type="float">
            <text:p>1949</text:p>
          </table:table-cell>
          <table:table-cell table:style-name="ce16" table:formula="of:=INDEX(['Distance Matrix'.$B$1:.$J$9];[.O157]+1;[.$A158]+1;1)" office:value-type="float" office:value="3095" calcext:value-type="float">
            <text:p>3095</text:p>
          </table:table-cell>
          <table:table-cell table:style-name="ce16" table:formula="of:=INDEX(['Distance Matrix'.$B$1:.$J$9];[.P157]+1;[.$A158]+1;1)" office:value-type="float" office:value="0" calcext:value-type="float">
            <text:p>0</text:p>
          </table:table-cell>
          <table:table-cell table:style-name="ce11" table:formula="of:=MIN([.N158];[.O158];[.P15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57]+1;[.$A159]+1;1)" office:value-type="float" office:value="206" calcext:value-type="float">
            <text:p>206</text:p>
          </table:table-cell>
          <table:table-cell table:style-name="ce16" table:formula="of:=INDEX(['Distance Matrix'.$B$1:.$J$9];[.C157]+1;[.$A159]+1;1)" office:value-type="float" office:value="0" calcext:value-type="float">
            <text:p>0</text:p>
          </table:table-cell>
          <table:table-cell table:style-name="ce16" table:formula="of:=INDEX(['Distance Matrix'.$B$1:.$J$9];[.D157]+1;[.$A159]+1;1)" office:value-type="float" office:value="1308" calcext:value-type="float">
            <text:p>1308</text:p>
          </table:table-cell>
          <table:table-cell table:style-name="ce11" table:formula="of:=MIN([.B159];[.C159];[.D159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57]+1;[.$A159]+1;1)" office:value-type="float" office:value="206" calcext:value-type="float">
            <text:p>206</text:p>
          </table:table-cell>
          <table:table-cell table:style-name="ce16" table:formula="of:=INDEX(['Distance Matrix'.$B$1:.$J$9];[.I157]+1;[.$A159]+1;1)" office:value-type="float" office:value="2934" calcext:value-type="float">
            <text:p>2934</text:p>
          </table:table-cell>
          <table:table-cell table:style-name="ce16" table:formula="of:=INDEX(['Distance Matrix'.$B$1:.$J$9];[.J157]+1;[.$A159]+1;1)" office:value-type="float" office:value="0" calcext:value-type="float">
            <text:p>0</text:p>
          </table:table-cell>
          <table:table-cell table:style-name="ce11" table:formula="of:=MIN([.H159];[.I159];[.J159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57]+1;[.$A159]+1;1)" office:value-type="float" office:value="1771" calcext:value-type="float">
            <text:p>1771</text:p>
          </table:table-cell>
          <table:table-cell table:style-name="ce16" table:formula="of:=INDEX(['Distance Matrix'.$B$1:.$J$9];[.O157]+1;[.$A159]+1;1)" office:value-type="float" office:value="2934" calcext:value-type="float">
            <text:p>2934</text:p>
          </table:table-cell>
          <table:table-cell table:style-name="ce16" table:formula="of:=INDEX(['Distance Matrix'.$B$1:.$J$9];[.P157]+1;[.$A159]+1;1)" office:value-type="float" office:value="206" calcext:value-type="float">
            <text:p>206</text:p>
          </table:table-cell>
          <table:table-cell table:style-name="ce11" table:formula="of:=MIN([.N159];[.O159];[.P159])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57]+1;[.$A160]+1;1)" office:value-type="float" office:value="429" calcext:value-type="float">
            <text:p>429</text:p>
          </table:table-cell>
          <table:table-cell table:style-name="ce16" table:formula="of:=INDEX(['Distance Matrix'.$B$1:.$J$9];[.C157]+1;[.$A160]+1;1)" office:value-type="float" office:value="233" calcext:value-type="float">
            <text:p>233</text:p>
          </table:table-cell>
          <table:table-cell table:style-name="ce16" table:formula="of:=INDEX(['Distance Matrix'.$B$1:.$J$9];[.D157]+1;[.$A160]+1;1)" office:value-type="float" office:value="1075" calcext:value-type="float">
            <text:p>1075</text:p>
          </table:table-cell>
          <table:table-cell table:style-name="ce11" table:formula="of:=MIN([.B160];[.C160];[.D160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57]+1;[.$A160]+1;1)" office:value-type="float" office:value="429" calcext:value-type="float">
            <text:p>429</text:p>
          </table:table-cell>
          <table:table-cell table:style-name="ce16" table:formula="of:=INDEX(['Distance Matrix'.$B$1:.$J$9];[.I157]+1;[.$A160]+1;1)" office:value-type="float" office:value="2799" calcext:value-type="float">
            <text:p>2799</text:p>
          </table:table-cell>
          <table:table-cell table:style-name="ce16" table:formula="of:=INDEX(['Distance Matrix'.$B$1:.$J$9];[.J157]+1;[.$A160]+1;1)" office:value-type="float" office:value="233" calcext:value-type="float">
            <text:p>233</text:p>
          </table:table-cell>
          <table:table-cell table:style-name="ce11" table:formula="of:=MIN([.H160];[.I160];[.J160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57]+1;[.$A160]+1;1)" office:value-type="float" office:value="1616" calcext:value-type="float">
            <text:p>1616</text:p>
          </table:table-cell>
          <table:table-cell table:style-name="ce16" table:formula="of:=INDEX(['Distance Matrix'.$B$1:.$J$9];[.O157]+1;[.$A160]+1;1)" office:value-type="float" office:value="2799" calcext:value-type="float">
            <text:p>2799</text:p>
          </table:table-cell>
          <table:table-cell table:style-name="ce16" table:formula="of:=INDEX(['Distance Matrix'.$B$1:.$J$9];[.P157]+1;[.$A160]+1;1)" office:value-type="float" office:value="429" calcext:value-type="float">
            <text:p>429</text:p>
          </table:table-cell>
          <table:table-cell table:style-name="ce11" table:formula="of:=MIN([.N160];[.O160];[.P160])" office:value-type="float" office:value="429" calcext:value-type="float">
            <text:p>429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57]+1;[.$A161]+1;1)" office:value-type="float" office:value="1504" calcext:value-type="float">
            <text:p>1504</text:p>
          </table:table-cell>
          <table:table-cell table:style-name="ce16" table:formula="of:=INDEX(['Distance Matrix'.$B$1:.$J$9];[.C157]+1;[.$A161]+1;1)" office:value-type="float" office:value="1308" calcext:value-type="float">
            <text:p>1308</text:p>
          </table:table-cell>
          <table:table-cell table:style-name="ce16" table:formula="of:=INDEX(['Distance Matrix'.$B$1:.$J$9];[.D157]+1;[.$A161]+1;1)" office:value-type="float" office:value="0" calcext:value-type="float">
            <text:p>0</text:p>
          </table:table-cell>
          <table:table-cell table:style-name="ce11" table:formula="of:=MIN([.B161];[.C161];[.D161])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57]+1;[.$A161]+1;1)" office:value-type="float" office:value="1504" calcext:value-type="float">
            <text:p>1504</text:p>
          </table:table-cell>
          <table:table-cell table:style-name="ce16" table:formula="of:=INDEX(['Distance Matrix'.$B$1:.$J$9];[.I157]+1;[.$A161]+1;1)" office:value-type="float" office:value="3053" calcext:value-type="float">
            <text:p>3053</text:p>
          </table:table-cell>
          <table:table-cell table:style-name="ce16" table:formula="of:=INDEX(['Distance Matrix'.$B$1:.$J$9];[.J157]+1;[.$A161]+1;1)" office:value-type="float" office:value="1308" calcext:value-type="float">
            <text:p>1308</text:p>
          </table:table-cell>
          <table:table-cell table:style-name="ce11" table:formula="of:=MIN([.H161];[.I161];[.J161])" office:value-type="float" office:value="1308" calcext:value-type="float">
            <text:p>13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57]+1;[.$A161]+1;1)" office:value-type="float" office:value="2037" calcext:value-type="float">
            <text:p>2037</text:p>
          </table:table-cell>
          <table:table-cell table:style-name="ce16" table:formula="of:=INDEX(['Distance Matrix'.$B$1:.$J$9];[.O157]+1;[.$A161]+1;1)" office:value-type="float" office:value="3053" calcext:value-type="float">
            <text:p>3053</text:p>
          </table:table-cell>
          <table:table-cell table:style-name="ce16" table:formula="of:=INDEX(['Distance Matrix'.$B$1:.$J$9];[.P157]+1;[.$A161]+1;1)" office:value-type="float" office:value="1504" calcext:value-type="float">
            <text:p>1504</text:p>
          </table:table-cell>
          <table:table-cell table:style-name="ce11" table:formula="of:=MIN([.N161];[.O161];[.P161])" office:value-type="float" office:value="1504" calcext:value-type="float">
            <text:p>1504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57]+1;[.$A162]+1;1)" office:value-type="float" office:value="963" calcext:value-type="float">
            <text:p>963</text:p>
          </table:table-cell>
          <table:table-cell table:style-name="ce16" table:formula="of:=INDEX(['Distance Matrix'.$B$1:.$J$9];[.C157]+1;[.$A162]+1;1)" office:value-type="float" office:value="802" calcext:value-type="float">
            <text:p>802</text:p>
          </table:table-cell>
          <table:table-cell table:style-name="ce16" table:formula="of:=INDEX(['Distance Matrix'.$B$1:.$J$9];[.D157]+1;[.$A162]+1;1)" office:value-type="float" office:value="1329" calcext:value-type="float">
            <text:p>1329</text:p>
          </table:table-cell>
          <table:table-cell table:style-name="ce11" table:formula="of:=MIN([.B162];[.C162];[.D162])" office:value-type="float" office:value="802" calcext:value-type="float">
            <text:p>802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57]+1;[.$A162]+1;1)" office:value-type="float" office:value="963" calcext:value-type="float">
            <text:p>963</text:p>
          </table:table-cell>
          <table:table-cell table:style-name="ce16" table:formula="of:=INDEX(['Distance Matrix'.$B$1:.$J$9];[.I157]+1;[.$A162]+1;1)" office:value-type="float" office:value="2142" calcext:value-type="float">
            <text:p>2142</text:p>
          </table:table-cell>
          <table:table-cell table:style-name="ce16" table:formula="of:=INDEX(['Distance Matrix'.$B$1:.$J$9];[.J157]+1;[.$A162]+1;1)" office:value-type="float" office:value="802" calcext:value-type="float">
            <text:p>802</text:p>
          </table:table-cell>
          <table:table-cell table:style-name="ce11" table:formula="of:=MIN([.H162];[.I162];[.J162])" office:value-type="float" office:value="802" calcext:value-type="float">
            <text:p>802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57]+1;[.$A162]+1;1)" office:value-type="float" office:value="996" calcext:value-type="float">
            <text:p>996</text:p>
          </table:table-cell>
          <table:table-cell table:style-name="ce16" table:formula="of:=INDEX(['Distance Matrix'.$B$1:.$J$9];[.O157]+1;[.$A162]+1;1)" office:value-type="float" office:value="2142" calcext:value-type="float">
            <text:p>2142</text:p>
          </table:table-cell>
          <table:table-cell table:style-name="ce16" table:formula="of:=INDEX(['Distance Matrix'.$B$1:.$J$9];[.P157]+1;[.$A162]+1;1)" office:value-type="float" office:value="963" calcext:value-type="float">
            <text:p>963</text:p>
          </table:table-cell>
          <table:table-cell table:style-name="ce11" table:formula="of:=MIN([.N162];[.O162];[.P162])" office:value-type="float" office:value="963" calcext:value-type="float">
            <text:p>963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57]+1;[.$A163]+1;1)" office:value-type="float" office:value="2976" calcext:value-type="float">
            <text:p>2976</text:p>
          </table:table-cell>
          <table:table-cell table:style-name="ce16" table:formula="of:=INDEX(['Distance Matrix'.$B$1:.$J$9];[.C157]+1;[.$A163]+1;1)" office:value-type="float" office:value="2915" calcext:value-type="float">
            <text:p>2915</text:p>
          </table:table-cell>
          <table:table-cell table:style-name="ce16" table:formula="of:=INDEX(['Distance Matrix'.$B$1:.$J$9];[.D157]+1;[.$A163]+1;1)" office:value-type="float" office:value="3273" calcext:value-type="float">
            <text:p>3273</text:p>
          </table:table-cell>
          <table:table-cell table:style-name="ce11" table:formula="of:=MIN([.B163];[.C163];[.D163])" office:value-type="float" office:value="2915" calcext:value-type="float">
            <text:p>2915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57]+1;[.$A163]+1;1)" office:value-type="float" office:value="2976" calcext:value-type="float">
            <text:p>2976</text:p>
          </table:table-cell>
          <table:table-cell table:style-name="ce16" table:formula="of:=INDEX(['Distance Matrix'.$B$1:.$J$9];[.I157]+1;[.$A163]+1;1)" office:value-type="float" office:value="808" calcext:value-type="float">
            <text:p>808</text:p>
          </table:table-cell>
          <table:table-cell table:style-name="ce16" table:formula="of:=INDEX(['Distance Matrix'.$B$1:.$J$9];[.J157]+1;[.$A163]+1;1)" office:value-type="float" office:value="2915" calcext:value-type="float">
            <text:p>2915</text:p>
          </table:table-cell>
          <table:table-cell table:style-name="ce11" table:formula="of:=MIN([.H163];[.I163];[.J163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57]+1;[.$A163]+1;1)" office:value-type="float" office:value="1307" calcext:value-type="float">
            <text:p>1307</text:p>
          </table:table-cell>
          <table:table-cell table:style-name="ce16" table:formula="of:=INDEX(['Distance Matrix'.$B$1:.$J$9];[.O157]+1;[.$A163]+1;1)" office:value-type="float" office:value="808" calcext:value-type="float">
            <text:p>808</text:p>
          </table:table-cell>
          <table:table-cell table:style-name="ce16" table:formula="of:=INDEX(['Distance Matrix'.$B$1:.$J$9];[.P157]+1;[.$A163]+1;1)" office:value-type="float" office:value="2976" calcext:value-type="float">
            <text:p>2976</text:p>
          </table:table-cell>
          <table:table-cell table:style-name="ce11" table:formula="of:=MIN([.N163];[.O163];[.P163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57]+1;[.$A164]+1;1)" office:value-type="float" office:value="3095" calcext:value-type="float">
            <text:p>3095</text:p>
          </table:table-cell>
          <table:table-cell table:style-name="ce16" table:formula="of:=INDEX(['Distance Matrix'.$B$1:.$J$9];[.C157]+1;[.$A164]+1;1)" office:value-type="float" office:value="2934" calcext:value-type="float">
            <text:p>2934</text:p>
          </table:table-cell>
          <table:table-cell table:style-name="ce16" table:formula="of:=INDEX(['Distance Matrix'.$B$1:.$J$9];[.D157]+1;[.$A164]+1;1)" office:value-type="float" office:value="3053" calcext:value-type="float">
            <text:p>3053</text:p>
          </table:table-cell>
          <table:table-cell table:style-name="ce11" table:formula="of:=MIN([.B164];[.C164];[.D164])" office:value-type="float" office:value="2934" calcext:value-type="float">
            <text:p>2934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57]+1;[.$A164]+1;1)" office:value-type="float" office:value="3095" calcext:value-type="float">
            <text:p>3095</text:p>
          </table:table-cell>
          <table:table-cell table:style-name="ce16" table:formula="of:=INDEX(['Distance Matrix'.$B$1:.$J$9];[.I157]+1;[.$A164]+1;1)" office:value-type="float" office:value="0" calcext:value-type="float">
            <text:p>0</text:p>
          </table:table-cell>
          <table:table-cell table:style-name="ce16" table:formula="of:=INDEX(['Distance Matrix'.$B$1:.$J$9];[.J157]+1;[.$A164]+1;1)" office:value-type="float" office:value="2934" calcext:value-type="float">
            <text:p>2934</text:p>
          </table:table-cell>
          <table:table-cell table:style-name="ce11" table:formula="of:=MIN([.H164];[.I164];[.J164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57]+1;[.$A164]+1;1)" office:value-type="float" office:value="1235" calcext:value-type="float">
            <text:p>1235</text:p>
          </table:table-cell>
          <table:table-cell table:style-name="ce16" table:formula="of:=INDEX(['Distance Matrix'.$B$1:.$J$9];[.O157]+1;[.$A164]+1;1)" office:value-type="float" office:value="0" calcext:value-type="float">
            <text:p>0</text:p>
          </table:table-cell>
          <table:table-cell table:style-name="ce16" table:formula="of:=INDEX(['Distance Matrix'.$B$1:.$J$9];[.P157]+1;[.$A164]+1;1)" office:value-type="float" office:value="3095" calcext:value-type="float">
            <text:p>3095</text:p>
          </table:table-cell>
          <table:table-cell table:style-name="ce11" table:formula="of:=MIN([.N164];[.O164];[.P16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57]+1;[.$A165]+1;1)" office:value-type="float" office:value="2979" calcext:value-type="float">
            <text:p>2979</text:p>
          </table:table-cell>
          <table:table-cell table:style-name="ce16" table:formula="of:=INDEX(['Distance Matrix'.$B$1:.$J$9];[.C157]+1;[.$A165]+1;1)" office:value-type="float" office:value="2786" calcext:value-type="float">
            <text:p>2786</text:p>
          </table:table-cell>
          <table:table-cell table:style-name="ce16" table:formula="of:=INDEX(['Distance Matrix'.$B$1:.$J$9];[.D157]+1;[.$A165]+1;1)" office:value-type="float" office:value="2687" calcext:value-type="float">
            <text:p>2687</text:p>
          </table:table-cell>
          <table:table-cell table:style-name="ce11" table:formula="of:=MIN([.B165];[.C165];[.D165])" office:value-type="float" office:value="2687" calcext:value-type="float">
            <text:p>268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57]+1;[.$A165]+1;1)" office:value-type="float" office:value="2979" calcext:value-type="float">
            <text:p>2979</text:p>
          </table:table-cell>
          <table:table-cell table:style-name="ce16" table:formula="of:=INDEX(['Distance Matrix'.$B$1:.$J$9];[.I157]+1;[.$A165]+1;1)" office:value-type="float" office:value="379" calcext:value-type="float">
            <text:p>379</text:p>
          </table:table-cell>
          <table:table-cell table:style-name="ce16" table:formula="of:=INDEX(['Distance Matrix'.$B$1:.$J$9];[.J157]+1;[.$A165]+1;1)" office:value-type="float" office:value="2786" calcext:value-type="float">
            <text:p>2786</text:p>
          </table:table-cell>
          <table:table-cell table:style-name="ce11" table:formula="of:=MIN([.H165];[.I165];[.J165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57]+1;[.$A165]+1;1)" office:value-type="float" office:value="1059" calcext:value-type="float">
            <text:p>1059</text:p>
          </table:table-cell>
          <table:table-cell table:style-name="ce16" table:formula="of:=INDEX(['Distance Matrix'.$B$1:.$J$9];[.O157]+1;[.$A165]+1;1)" office:value-type="float" office:value="379" calcext:value-type="float">
            <text:p>379</text:p>
          </table:table-cell>
          <table:table-cell table:style-name="ce16" table:formula="of:=INDEX(['Distance Matrix'.$B$1:.$J$9];[.P157]+1;[.$A165]+1;1)" office:value-type="float" office:value="2979" calcext:value-type="float">
            <text:p>2979</text:p>
          </table:table-cell>
          <table:table-cell table:style-name="ce11" table:formula="of:=MIN([.N165];[.O165];[.P165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57]+1;[.$A166]+1;1)" office:value-type="float" office:value="1949" calcext:value-type="float">
            <text:p>1949</text:p>
          </table:table-cell>
          <table:table-cell table:style-name="ce16" table:formula="of:=INDEX(['Distance Matrix'.$B$1:.$J$9];[.C157]+1;[.$A166]+1;1)" office:value-type="float" office:value="1771" calcext:value-type="float">
            <text:p>1771</text:p>
          </table:table-cell>
          <table:table-cell table:style-name="ce16" table:formula="of:=INDEX(['Distance Matrix'.$B$1:.$J$9];[.D157]+1;[.$A166]+1;1)" office:value-type="float" office:value="2037" calcext:value-type="float">
            <text:p>2037</text:p>
          </table:table-cell>
          <table:table-cell table:style-name="ce11" table:formula="of:=MIN([.B166];[.C166];[.D166])" office:value-type="float" office:value="1771" calcext:value-type="float">
            <text:p>1771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57]+1;[.$A166]+1;1)" office:value-type="float" office:value="1949" calcext:value-type="float">
            <text:p>1949</text:p>
          </table:table-cell>
          <table:table-cell table:style-name="ce16" table:formula="of:=INDEX(['Distance Matrix'.$B$1:.$J$9];[.I157]+1;[.$A166]+1;1)" office:value-type="float" office:value="1235" calcext:value-type="float">
            <text:p>1235</text:p>
          </table:table-cell>
          <table:table-cell table:style-name="ce16" table:formula="of:=INDEX(['Distance Matrix'.$B$1:.$J$9];[.J157]+1;[.$A166]+1;1)" office:value-type="float" office:value="1771" calcext:value-type="float">
            <text:p>1771</text:p>
          </table:table-cell>
          <table:table-cell table:style-name="ce11" table:formula="of:=MIN([.H166];[.I166];[.J166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57]+1;[.$A166]+1;1)" office:value-type="float" office:value="0" calcext:value-type="float">
            <text:p>0</text:p>
          </table:table-cell>
          <table:table-cell table:style-name="ce16" table:formula="of:=INDEX(['Distance Matrix'.$B$1:.$J$9];[.O157]+1;[.$A166]+1;1)" office:value-type="float" office:value="1235" calcext:value-type="float">
            <text:p>1235</text:p>
          </table:table-cell>
          <table:table-cell table:style-name="ce16" table:formula="of:=INDEX(['Distance Matrix'.$B$1:.$J$9];[.P157]+1;[.$A166]+1;1)" office:value-type="float" office:value="1949" calcext:value-type="float">
            <text:p>1949</text:p>
          </table:table-cell>
          <table:table-cell table:style-name="ce11" table:formula="of:=MIN([.N166];[.O166];[.P16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58:.E166])" office:value-type="float" office:value="11342" calcext:value-type="float" table:number-columns-spanned="3" table:number-rows-spanned="1">
            <text:p>11342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58:.K166])" office:value-type="float" office:value="4765" calcext:value-type="float" table:number-columns-spanned="3" table:number-rows-spanned="1">
            <text:p>4765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58:.Q166])" office:value-type="float" office:value="4289" calcext:value-type="float" table:number-columns-spanned="3" table:number-rows-spanned="1">
            <text:p>4289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69]+1;[.$A170]+1;1)" office:value-type="float" office:value="0" calcext:value-type="float">
            <text:p>0</text:p>
          </table:table-cell>
          <table:table-cell table:style-name="ce16" table:formula="of:=INDEX(['Distance Matrix'.$B$1:.$J$9];[.C169]+1;[.$A170]+1;1)" office:value-type="float" office:value="206" calcext:value-type="float">
            <text:p>206</text:p>
          </table:table-cell>
          <table:table-cell table:style-name="ce16" table:formula="of:=INDEX(['Distance Matrix'.$B$1:.$J$9];[.D169]+1;[.$A170]+1;1)" office:value-type="float" office:value="963" calcext:value-type="float">
            <text:p>963</text:p>
          </table:table-cell>
          <table:table-cell table:style-name="ce11" table:formula="of:=MIN([.B170];[.C170];[.D170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69]+1;[.$A170]+1;1)" office:value-type="float" office:value="0" calcext:value-type="float">
            <text:p>0</text:p>
          </table:table-cell>
          <table:table-cell table:style-name="ce16" table:formula="of:=INDEX(['Distance Matrix'.$B$1:.$J$9];[.I169]+1;[.$A170]+1;1)" office:value-type="float" office:value="3095" calcext:value-type="float">
            <text:p>3095</text:p>
          </table:table-cell>
          <table:table-cell table:style-name="ce16" table:formula="of:=INDEX(['Distance Matrix'.$B$1:.$J$9];[.J169]+1;[.$A170]+1;1)" office:value-type="float" office:value="1504" calcext:value-type="float">
            <text:p>1504</text:p>
          </table:table-cell>
          <table:table-cell table:style-name="ce11" table:formula="of:=MIN([.H170];[.I170];[.J170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69]+1;[.$A170]+1;1)" office:value-type="float" office:value="1949" calcext:value-type="float">
            <text:p>1949</text:p>
          </table:table-cell>
          <table:table-cell table:style-name="ce16" table:formula="of:=INDEX(['Distance Matrix'.$B$1:.$J$9];[.O169]+1;[.$A170]+1;1)" office:value-type="float" office:value="3095" calcext:value-type="float">
            <text:p>3095</text:p>
          </table:table-cell>
          <table:table-cell table:style-name="ce16" table:formula="of:=INDEX(['Distance Matrix'.$B$1:.$J$9];[.P169]+1;[.$A170]+1;1)" office:value-type="float" office:value="206" calcext:value-type="float">
            <text:p>206</text:p>
          </table:table-cell>
          <table:table-cell table:style-name="ce11" table:formula="of:=MIN([.N170];[.O170];[.P170])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69]+1;[.$A171]+1;1)" office:value-type="float" office:value="206" calcext:value-type="float">
            <text:p>206</text:p>
          </table:table-cell>
          <table:table-cell table:style-name="ce16" table:formula="of:=INDEX(['Distance Matrix'.$B$1:.$J$9];[.C169]+1;[.$A171]+1;1)" office:value-type="float" office:value="0" calcext:value-type="float">
            <text:p>0</text:p>
          </table:table-cell>
          <table:table-cell table:style-name="ce16" table:formula="of:=INDEX(['Distance Matrix'.$B$1:.$J$9];[.D169]+1;[.$A171]+1;1)" office:value-type="float" office:value="802" calcext:value-type="float">
            <text:p>802</text:p>
          </table:table-cell>
          <table:table-cell table:style-name="ce11" table:formula="of:=MIN([.B171];[.C171];[.D171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69]+1;[.$A171]+1;1)" office:value-type="float" office:value="206" calcext:value-type="float">
            <text:p>206</text:p>
          </table:table-cell>
          <table:table-cell table:style-name="ce16" table:formula="of:=INDEX(['Distance Matrix'.$B$1:.$J$9];[.I169]+1;[.$A171]+1;1)" office:value-type="float" office:value="2934" calcext:value-type="float">
            <text:p>2934</text:p>
          </table:table-cell>
          <table:table-cell table:style-name="ce16" table:formula="of:=INDEX(['Distance Matrix'.$B$1:.$J$9];[.J169]+1;[.$A171]+1;1)" office:value-type="float" office:value="1308" calcext:value-type="float">
            <text:p>1308</text:p>
          </table:table-cell>
          <table:table-cell table:style-name="ce11" table:formula="of:=MIN([.H171];[.I171];[.J171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69]+1;[.$A171]+1;1)" office:value-type="float" office:value="1771" calcext:value-type="float">
            <text:p>1771</text:p>
          </table:table-cell>
          <table:table-cell table:style-name="ce16" table:formula="of:=INDEX(['Distance Matrix'.$B$1:.$J$9];[.O169]+1;[.$A171]+1;1)" office:value-type="float" office:value="2934" calcext:value-type="float">
            <text:p>2934</text:p>
          </table:table-cell>
          <table:table-cell table:style-name="ce16" table:formula="of:=INDEX(['Distance Matrix'.$B$1:.$J$9];[.P169]+1;[.$A171]+1;1)" office:value-type="float" office:value="0" calcext:value-type="float">
            <text:p>0</text:p>
          </table:table-cell>
          <table:table-cell table:style-name="ce11" table:formula="of:=MIN([.N171];[.O171];[.P171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69]+1;[.$A172]+1;1)" office:value-type="float" office:value="429" calcext:value-type="float">
            <text:p>429</text:p>
          </table:table-cell>
          <table:table-cell table:style-name="ce16" table:formula="of:=INDEX(['Distance Matrix'.$B$1:.$J$9];[.C169]+1;[.$A172]+1;1)" office:value-type="float" office:value="233" calcext:value-type="float">
            <text:p>233</text:p>
          </table:table-cell>
          <table:table-cell table:style-name="ce16" table:formula="of:=INDEX(['Distance Matrix'.$B$1:.$J$9];[.D169]+1;[.$A172]+1;1)" office:value-type="float" office:value="671" calcext:value-type="float">
            <text:p>671</text:p>
          </table:table-cell>
          <table:table-cell table:style-name="ce11" table:formula="of:=MIN([.B172];[.C172];[.D172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69]+1;[.$A172]+1;1)" office:value-type="float" office:value="429" calcext:value-type="float">
            <text:p>429</text:p>
          </table:table-cell>
          <table:table-cell table:style-name="ce16" table:formula="of:=INDEX(['Distance Matrix'.$B$1:.$J$9];[.I169]+1;[.$A172]+1;1)" office:value-type="float" office:value="2799" calcext:value-type="float">
            <text:p>2799</text:p>
          </table:table-cell>
          <table:table-cell table:style-name="ce16" table:formula="of:=INDEX(['Distance Matrix'.$B$1:.$J$9];[.J169]+1;[.$A172]+1;1)" office:value-type="float" office:value="1075" calcext:value-type="float">
            <text:p>1075</text:p>
          </table:table-cell>
          <table:table-cell table:style-name="ce11" table:formula="of:=MIN([.H172];[.I172];[.J172])" office:value-type="float" office:value="429" calcext:value-type="float">
            <text:p>429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69]+1;[.$A172]+1;1)" office:value-type="float" office:value="1616" calcext:value-type="float">
            <text:p>1616</text:p>
          </table:table-cell>
          <table:table-cell table:style-name="ce16" table:formula="of:=INDEX(['Distance Matrix'.$B$1:.$J$9];[.O169]+1;[.$A172]+1;1)" office:value-type="float" office:value="2799" calcext:value-type="float">
            <text:p>2799</text:p>
          </table:table-cell>
          <table:table-cell table:style-name="ce16" table:formula="of:=INDEX(['Distance Matrix'.$B$1:.$J$9];[.P169]+1;[.$A172]+1;1)" office:value-type="float" office:value="233" calcext:value-type="float">
            <text:p>233</text:p>
          </table:table-cell>
          <table:table-cell table:style-name="ce11" table:formula="of:=MIN([.N172];[.O172];[.P172])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69]+1;[.$A173]+1;1)" office:value-type="float" office:value="1504" calcext:value-type="float">
            <text:p>1504</text:p>
          </table:table-cell>
          <table:table-cell table:style-name="ce16" table:formula="of:=INDEX(['Distance Matrix'.$B$1:.$J$9];[.C169]+1;[.$A173]+1;1)" office:value-type="float" office:value="1308" calcext:value-type="float">
            <text:p>1308</text:p>
          </table:table-cell>
          <table:table-cell table:style-name="ce16" table:formula="of:=INDEX(['Distance Matrix'.$B$1:.$J$9];[.D169]+1;[.$A173]+1;1)" office:value-type="float" office:value="1329" calcext:value-type="float">
            <text:p>1329</text:p>
          </table:table-cell>
          <table:table-cell table:style-name="ce11" table:formula="of:=MIN([.B173];[.C173];[.D173])" office:value-type="float" office:value="1308" calcext:value-type="float">
            <text:p>13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69]+1;[.$A173]+1;1)" office:value-type="float" office:value="1504" calcext:value-type="float">
            <text:p>1504</text:p>
          </table:table-cell>
          <table:table-cell table:style-name="ce16" table:formula="of:=INDEX(['Distance Matrix'.$B$1:.$J$9];[.I169]+1;[.$A173]+1;1)" office:value-type="float" office:value="3053" calcext:value-type="float">
            <text:p>3053</text:p>
          </table:table-cell>
          <table:table-cell table:style-name="ce16" table:formula="of:=INDEX(['Distance Matrix'.$B$1:.$J$9];[.J169]+1;[.$A173]+1;1)" office:value-type="float" office:value="0" calcext:value-type="float">
            <text:p>0</text:p>
          </table:table-cell>
          <table:table-cell table:style-name="ce11" table:formula="of:=MIN([.H173];[.I173];[.J173])"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69]+1;[.$A173]+1;1)" office:value-type="float" office:value="2037" calcext:value-type="float">
            <text:p>2037</text:p>
          </table:table-cell>
          <table:table-cell table:style-name="ce16" table:formula="of:=INDEX(['Distance Matrix'.$B$1:.$J$9];[.O169]+1;[.$A173]+1;1)" office:value-type="float" office:value="3053" calcext:value-type="float">
            <text:p>3053</text:p>
          </table:table-cell>
          <table:table-cell table:style-name="ce16" table:formula="of:=INDEX(['Distance Matrix'.$B$1:.$J$9];[.P169]+1;[.$A173]+1;1)" office:value-type="float" office:value="1308" calcext:value-type="float">
            <text:p>1308</text:p>
          </table:table-cell>
          <table:table-cell table:style-name="ce11" table:formula="of:=MIN([.N173];[.O173];[.P173])" office:value-type="float" office:value="1308" calcext:value-type="float">
            <text:p>1308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69]+1;[.$A174]+1;1)" office:value-type="float" office:value="963" calcext:value-type="float">
            <text:p>963</text:p>
          </table:table-cell>
          <table:table-cell table:style-name="ce16" table:formula="of:=INDEX(['Distance Matrix'.$B$1:.$J$9];[.C169]+1;[.$A174]+1;1)" office:value-type="float" office:value="802" calcext:value-type="float">
            <text:p>802</text:p>
          </table:table-cell>
          <table:table-cell table:style-name="ce16" table:formula="of:=INDEX(['Distance Matrix'.$B$1:.$J$9];[.D169]+1;[.$A174]+1;1)" office:value-type="float" office:value="0" calcext:value-type="float">
            <text:p>0</text:p>
          </table:table-cell>
          <table:table-cell table:style-name="ce11" table:formula="of:=MIN([.B174];[.C174];[.D174])"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69]+1;[.$A174]+1;1)" office:value-type="float" office:value="963" calcext:value-type="float">
            <text:p>963</text:p>
          </table:table-cell>
          <table:table-cell table:style-name="ce16" table:formula="of:=INDEX(['Distance Matrix'.$B$1:.$J$9];[.I169]+1;[.$A174]+1;1)" office:value-type="float" office:value="2142" calcext:value-type="float">
            <text:p>2142</text:p>
          </table:table-cell>
          <table:table-cell table:style-name="ce16" table:formula="of:=INDEX(['Distance Matrix'.$B$1:.$J$9];[.J169]+1;[.$A174]+1;1)" office:value-type="float" office:value="1329" calcext:value-type="float">
            <text:p>1329</text:p>
          </table:table-cell>
          <table:table-cell table:style-name="ce11" table:formula="of:=MIN([.H174];[.I174];[.J174])" office:value-type="float" office:value="963" calcext:value-type="float">
            <text:p>963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69]+1;[.$A174]+1;1)" office:value-type="float" office:value="996" calcext:value-type="float">
            <text:p>996</text:p>
          </table:table-cell>
          <table:table-cell table:style-name="ce16" table:formula="of:=INDEX(['Distance Matrix'.$B$1:.$J$9];[.O169]+1;[.$A174]+1;1)" office:value-type="float" office:value="2142" calcext:value-type="float">
            <text:p>2142</text:p>
          </table:table-cell>
          <table:table-cell table:style-name="ce16" table:formula="of:=INDEX(['Distance Matrix'.$B$1:.$J$9];[.P169]+1;[.$A174]+1;1)" office:value-type="float" office:value="802" calcext:value-type="float">
            <text:p>802</text:p>
          </table:table-cell>
          <table:table-cell table:style-name="ce11" table:formula="of:=MIN([.N174];[.O174];[.P174])" office:value-type="float" office:value="802" calcext:value-type="float">
            <text:p>802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69]+1;[.$A175]+1;1)" office:value-type="float" office:value="2976" calcext:value-type="float">
            <text:p>2976</text:p>
          </table:table-cell>
          <table:table-cell table:style-name="ce16" table:formula="of:=INDEX(['Distance Matrix'.$B$1:.$J$9];[.C169]+1;[.$A175]+1;1)" office:value-type="float" office:value="2915" calcext:value-type="float">
            <text:p>2915</text:p>
          </table:table-cell>
          <table:table-cell table:style-name="ce16" table:formula="of:=INDEX(['Distance Matrix'.$B$1:.$J$9];[.D169]+1;[.$A175]+1;1)" office:value-type="float" office:value="2013" calcext:value-type="float">
            <text:p>2013</text:p>
          </table:table-cell>
          <table:table-cell table:style-name="ce11" table:formula="of:=MIN([.B175];[.C175];[.D175])" office:value-type="float" office:value="2013" calcext:value-type="float">
            <text:p>2013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69]+1;[.$A175]+1;1)" office:value-type="float" office:value="2976" calcext:value-type="float">
            <text:p>2976</text:p>
          </table:table-cell>
          <table:table-cell table:style-name="ce16" table:formula="of:=INDEX(['Distance Matrix'.$B$1:.$J$9];[.I169]+1;[.$A175]+1;1)" office:value-type="float" office:value="808" calcext:value-type="float">
            <text:p>808</text:p>
          </table:table-cell>
          <table:table-cell table:style-name="ce16" table:formula="of:=INDEX(['Distance Matrix'.$B$1:.$J$9];[.J169]+1;[.$A175]+1;1)" office:value-type="float" office:value="3273" calcext:value-type="float">
            <text:p>3273</text:p>
          </table:table-cell>
          <table:table-cell table:style-name="ce11" table:formula="of:=MIN([.H175];[.I175];[.J175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69]+1;[.$A175]+1;1)" office:value-type="float" office:value="1307" calcext:value-type="float">
            <text:p>1307</text:p>
          </table:table-cell>
          <table:table-cell table:style-name="ce16" table:formula="of:=INDEX(['Distance Matrix'.$B$1:.$J$9];[.O169]+1;[.$A175]+1;1)" office:value-type="float" office:value="808" calcext:value-type="float">
            <text:p>808</text:p>
          </table:table-cell>
          <table:table-cell table:style-name="ce16" table:formula="of:=INDEX(['Distance Matrix'.$B$1:.$J$9];[.P169]+1;[.$A175]+1;1)" office:value-type="float" office:value="2915" calcext:value-type="float">
            <text:p>2915</text:p>
          </table:table-cell>
          <table:table-cell table:style-name="ce11" table:formula="of:=MIN([.N175];[.O175];[.P175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69]+1;[.$A176]+1;1)" office:value-type="float" office:value="3095" calcext:value-type="float">
            <text:p>3095</text:p>
          </table:table-cell>
          <table:table-cell table:style-name="ce16" table:formula="of:=INDEX(['Distance Matrix'.$B$1:.$J$9];[.C169]+1;[.$A176]+1;1)" office:value-type="float" office:value="2934" calcext:value-type="float">
            <text:p>2934</text:p>
          </table:table-cell>
          <table:table-cell table:style-name="ce16" table:formula="of:=INDEX(['Distance Matrix'.$B$1:.$J$9];[.D169]+1;[.$A176]+1;1)" office:value-type="float" office:value="2142" calcext:value-type="float">
            <text:p>2142</text:p>
          </table:table-cell>
          <table:table-cell table:style-name="ce11" table:formula="of:=MIN([.B176];[.C176];[.D176])" office:value-type="float" office:value="2142" calcext:value-type="float">
            <text:p>214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69]+1;[.$A176]+1;1)" office:value-type="float" office:value="3095" calcext:value-type="float">
            <text:p>3095</text:p>
          </table:table-cell>
          <table:table-cell table:style-name="ce16" table:formula="of:=INDEX(['Distance Matrix'.$B$1:.$J$9];[.I169]+1;[.$A176]+1;1)" office:value-type="float" office:value="0" calcext:value-type="float">
            <text:p>0</text:p>
          </table:table-cell>
          <table:table-cell table:style-name="ce16" table:formula="of:=INDEX(['Distance Matrix'.$B$1:.$J$9];[.J169]+1;[.$A176]+1;1)" office:value-type="float" office:value="3053" calcext:value-type="float">
            <text:p>3053</text:p>
          </table:table-cell>
          <table:table-cell table:style-name="ce11" table:formula="of:=MIN([.H176];[.I176];[.J176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69]+1;[.$A176]+1;1)" office:value-type="float" office:value="1235" calcext:value-type="float">
            <text:p>1235</text:p>
          </table:table-cell>
          <table:table-cell table:style-name="ce16" table:formula="of:=INDEX(['Distance Matrix'.$B$1:.$J$9];[.O169]+1;[.$A176]+1;1)" office:value-type="float" office:value="0" calcext:value-type="float">
            <text:p>0</text:p>
          </table:table-cell>
          <table:table-cell table:style-name="ce16" table:formula="of:=INDEX(['Distance Matrix'.$B$1:.$J$9];[.P169]+1;[.$A176]+1;1)" office:value-type="float" office:value="2934" calcext:value-type="float">
            <text:p>2934</text:p>
          </table:table-cell>
          <table:table-cell table:style-name="ce11" table:formula="of:=MIN([.N176];[.O176];[.P17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69]+1;[.$A177]+1;1)" office:value-type="float" office:value="2979" calcext:value-type="float">
            <text:p>2979</text:p>
          </table:table-cell>
          <table:table-cell table:style-name="ce16" table:formula="of:=INDEX(['Distance Matrix'.$B$1:.$J$9];[.C169]+1;[.$A177]+1;1)" office:value-type="float" office:value="2786" calcext:value-type="float">
            <text:p>2786</text:p>
          </table:table-cell>
          <table:table-cell table:style-name="ce16" table:formula="of:=INDEX(['Distance Matrix'.$B$1:.$J$9];[.D169]+1;[.$A177]+1;1)" office:value-type="float" office:value="2054" calcext:value-type="float">
            <text:p>2054</text:p>
          </table:table-cell>
          <table:table-cell table:style-name="ce11" table:formula="of:=MIN([.B177];[.C177];[.D177])" office:value-type="float" office:value="2054" calcext:value-type="float">
            <text:p>2054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69]+1;[.$A177]+1;1)" office:value-type="float" office:value="2979" calcext:value-type="float">
            <text:p>2979</text:p>
          </table:table-cell>
          <table:table-cell table:style-name="ce16" table:formula="of:=INDEX(['Distance Matrix'.$B$1:.$J$9];[.I169]+1;[.$A177]+1;1)" office:value-type="float" office:value="379" calcext:value-type="float">
            <text:p>379</text:p>
          </table:table-cell>
          <table:table-cell table:style-name="ce16" table:formula="of:=INDEX(['Distance Matrix'.$B$1:.$J$9];[.J169]+1;[.$A177]+1;1)" office:value-type="float" office:value="2687" calcext:value-type="float">
            <text:p>2687</text:p>
          </table:table-cell>
          <table:table-cell table:style-name="ce11" table:formula="of:=MIN([.H177];[.I177];[.J177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69]+1;[.$A177]+1;1)" office:value-type="float" office:value="1059" calcext:value-type="float">
            <text:p>1059</text:p>
          </table:table-cell>
          <table:table-cell table:style-name="ce16" table:formula="of:=INDEX(['Distance Matrix'.$B$1:.$J$9];[.O169]+1;[.$A177]+1;1)" office:value-type="float" office:value="379" calcext:value-type="float">
            <text:p>379</text:p>
          </table:table-cell>
          <table:table-cell table:style-name="ce16" table:formula="of:=INDEX(['Distance Matrix'.$B$1:.$J$9];[.P169]+1;[.$A177]+1;1)" office:value-type="float" office:value="2786" calcext:value-type="float">
            <text:p>2786</text:p>
          </table:table-cell>
          <table:table-cell table:style-name="ce11" table:formula="of:=MIN([.N177];[.O177];[.P177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69]+1;[.$A178]+1;1)" office:value-type="float" office:value="1949" calcext:value-type="float">
            <text:p>1949</text:p>
          </table:table-cell>
          <table:table-cell table:style-name="ce16" table:formula="of:=INDEX(['Distance Matrix'.$B$1:.$J$9];[.C169]+1;[.$A178]+1;1)" office:value-type="float" office:value="1771" calcext:value-type="float">
            <text:p>1771</text:p>
          </table:table-cell>
          <table:table-cell table:style-name="ce16" table:formula="of:=INDEX(['Distance Matrix'.$B$1:.$J$9];[.D169]+1;[.$A178]+1;1)" office:value-type="float" office:value="996" calcext:value-type="float">
            <text:p>996</text:p>
          </table:table-cell>
          <table:table-cell table:style-name="ce11" table:formula="of:=MIN([.B178];[.C178];[.D178])" office:value-type="float" office:value="996" calcext:value-type="float">
            <text:p>99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69]+1;[.$A178]+1;1)" office:value-type="float" office:value="1949" calcext:value-type="float">
            <text:p>1949</text:p>
          </table:table-cell>
          <table:table-cell table:style-name="ce16" table:formula="of:=INDEX(['Distance Matrix'.$B$1:.$J$9];[.I169]+1;[.$A178]+1;1)" office:value-type="float" office:value="1235" calcext:value-type="float">
            <text:p>1235</text:p>
          </table:table-cell>
          <table:table-cell table:style-name="ce16" table:formula="of:=INDEX(['Distance Matrix'.$B$1:.$J$9];[.J169]+1;[.$A178]+1;1)" office:value-type="float" office:value="2037" calcext:value-type="float">
            <text:p>2037</text:p>
          </table:table-cell>
          <table:table-cell table:style-name="ce11" table:formula="of:=MIN([.H178];[.I178];[.J178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69]+1;[.$A178]+1;1)" office:value-type="float" office:value="0" calcext:value-type="float">
            <text:p>0</text:p>
          </table:table-cell>
          <table:table-cell table:style-name="ce16" table:formula="of:=INDEX(['Distance Matrix'.$B$1:.$J$9];[.O169]+1;[.$A178]+1;1)" office:value-type="float" office:value="1235" calcext:value-type="float">
            <text:p>1235</text:p>
          </table:table-cell>
          <table:table-cell table:style-name="ce16" table:formula="of:=INDEX(['Distance Matrix'.$B$1:.$J$9];[.P169]+1;[.$A178]+1;1)" office:value-type="float" office:value="1771" calcext:value-type="float">
            <text:p>1771</text:p>
          </table:table-cell>
          <table:table-cell table:style-name="ce11" table:formula="of:=MIN([.N178];[.O178];[.P17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70:.E178])" office:value-type="float" office:value="8746" calcext:value-type="float" table:number-columns-spanned="3" table:number-rows-spanned="1">
            <text:p>8746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70:.K178])" office:value-type="float" office:value="4020" calcext:value-type="float" table:number-columns-spanned="3" table:number-rows-spanned="1">
            <text:p>4020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70:.Q178])" office:value-type="float" office:value="3736" calcext:value-type="float" table:number-columns-spanned="3" table:number-rows-spanned="1">
            <text:p>3736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81]+1;[.$A182]+1;1)" office:value-type="float" office:value="0" calcext:value-type="float">
            <text:p>0</text:p>
          </table:table-cell>
          <table:table-cell table:style-name="ce16" table:formula="of:=INDEX(['Distance Matrix'.$B$1:.$J$9];[.C181]+1;[.$A182]+1;1)" office:value-type="float" office:value="206" calcext:value-type="float">
            <text:p>206</text:p>
          </table:table-cell>
          <table:table-cell table:style-name="ce16" table:formula="of:=INDEX(['Distance Matrix'.$B$1:.$J$9];[.D181]+1;[.$A182]+1;1)" office:value-type="float" office:value="2976" calcext:value-type="float">
            <text:p>2976</text:p>
          </table:table-cell>
          <table:table-cell table:style-name="ce11" table:formula="of:=MIN([.B182];[.C182];[.D182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81]+1;[.$A182]+1;1)" office:value-type="float" office:value="0" calcext:value-type="float">
            <text:p>0</text:p>
          </table:table-cell>
          <table:table-cell table:style-name="ce16" table:formula="of:=INDEX(['Distance Matrix'.$B$1:.$J$9];[.I181]+1;[.$A182]+1;1)" office:value-type="float" office:value="3095" calcext:value-type="float">
            <text:p>3095</text:p>
          </table:table-cell>
          <table:table-cell table:style-name="ce16" table:formula="of:=INDEX(['Distance Matrix'.$B$1:.$J$9];[.J181]+1;[.$A182]+1;1)" office:value-type="float" office:value="963" calcext:value-type="float">
            <text:p>963</text:p>
          </table:table-cell>
          <table:table-cell table:style-name="ce11" table:formula="of:=MIN([.H182];[.I182];[.J182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81]+1;[.$A182]+1;1)" office:value-type="float" office:value="1949" calcext:value-type="float">
            <text:p>1949</text:p>
          </table:table-cell>
          <table:table-cell table:style-name="ce16" table:formula="of:=INDEX(['Distance Matrix'.$B$1:.$J$9];[.O181]+1;[.$A182]+1;1)" office:value-type="float" office:value="3095" calcext:value-type="float">
            <text:p>3095</text:p>
          </table:table-cell>
          <table:table-cell table:style-name="ce16" table:formula="of:=INDEX(['Distance Matrix'.$B$1:.$J$9];[.P181]+1;[.$A182]+1;1)" office:value-type="float" office:value="1504" calcext:value-type="float">
            <text:p>1504</text:p>
          </table:table-cell>
          <table:table-cell table:style-name="ce11" table:formula="of:=MIN([.N182];[.O182];[.P182])" office:value-type="float" office:value="1504" calcext:value-type="float">
            <text:p>1504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81]+1;[.$A183]+1;1)" office:value-type="float" office:value="206" calcext:value-type="float">
            <text:p>206</text:p>
          </table:table-cell>
          <table:table-cell table:style-name="ce16" table:formula="of:=INDEX(['Distance Matrix'.$B$1:.$J$9];[.C181]+1;[.$A183]+1;1)" office:value-type="float" office:value="0" calcext:value-type="float">
            <text:p>0</text:p>
          </table:table-cell>
          <table:table-cell table:style-name="ce16" table:formula="of:=INDEX(['Distance Matrix'.$B$1:.$J$9];[.D181]+1;[.$A183]+1;1)" office:value-type="float" office:value="2915" calcext:value-type="float">
            <text:p>2915</text:p>
          </table:table-cell>
          <table:table-cell table:style-name="ce11" table:formula="of:=MIN([.B183];[.C183];[.D183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81]+1;[.$A183]+1;1)" office:value-type="float" office:value="206" calcext:value-type="float">
            <text:p>206</text:p>
          </table:table-cell>
          <table:table-cell table:style-name="ce16" table:formula="of:=INDEX(['Distance Matrix'.$B$1:.$J$9];[.I181]+1;[.$A183]+1;1)" office:value-type="float" office:value="2934" calcext:value-type="float">
            <text:p>2934</text:p>
          </table:table-cell>
          <table:table-cell table:style-name="ce16" table:formula="of:=INDEX(['Distance Matrix'.$B$1:.$J$9];[.J181]+1;[.$A183]+1;1)" office:value-type="float" office:value="802" calcext:value-type="float">
            <text:p>802</text:p>
          </table:table-cell>
          <table:table-cell table:style-name="ce11" table:formula="of:=MIN([.H183];[.I183];[.J183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81]+1;[.$A183]+1;1)" office:value-type="float" office:value="1771" calcext:value-type="float">
            <text:p>1771</text:p>
          </table:table-cell>
          <table:table-cell table:style-name="ce16" table:formula="of:=INDEX(['Distance Matrix'.$B$1:.$J$9];[.O181]+1;[.$A183]+1;1)" office:value-type="float" office:value="2934" calcext:value-type="float">
            <text:p>2934</text:p>
          </table:table-cell>
          <table:table-cell table:style-name="ce16" table:formula="of:=INDEX(['Distance Matrix'.$B$1:.$J$9];[.P181]+1;[.$A183]+1;1)" office:value-type="float" office:value="1308" calcext:value-type="float">
            <text:p>1308</text:p>
          </table:table-cell>
          <table:table-cell table:style-name="ce11" table:formula="of:=MIN([.N183];[.O183];[.P183])" office:value-type="float" office:value="1308" calcext:value-type="float">
            <text:p>1308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81]+1;[.$A184]+1;1)" office:value-type="float" office:value="429" calcext:value-type="float">
            <text:p>429</text:p>
          </table:table-cell>
          <table:table-cell table:style-name="ce16" table:formula="of:=INDEX(['Distance Matrix'.$B$1:.$J$9];[.C181]+1;[.$A184]+1;1)" office:value-type="float" office:value="233" calcext:value-type="float">
            <text:p>233</text:p>
          </table:table-cell>
          <table:table-cell table:style-name="ce16" table:formula="of:=INDEX(['Distance Matrix'.$B$1:.$J$9];[.D181]+1;[.$A184]+1;1)" office:value-type="float" office:value="2684" calcext:value-type="float">
            <text:p>2684</text:p>
          </table:table-cell>
          <table:table-cell table:style-name="ce11" table:formula="of:=MIN([.B184];[.C184];[.D184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81]+1;[.$A184]+1;1)" office:value-type="float" office:value="429" calcext:value-type="float">
            <text:p>429</text:p>
          </table:table-cell>
          <table:table-cell table:style-name="ce16" table:formula="of:=INDEX(['Distance Matrix'.$B$1:.$J$9];[.I181]+1;[.$A184]+1;1)" office:value-type="float" office:value="2799" calcext:value-type="float">
            <text:p>2799</text:p>
          </table:table-cell>
          <table:table-cell table:style-name="ce16" table:formula="of:=INDEX(['Distance Matrix'.$B$1:.$J$9];[.J181]+1;[.$A184]+1;1)" office:value-type="float" office:value="671" calcext:value-type="float">
            <text:p>671</text:p>
          </table:table-cell>
          <table:table-cell table:style-name="ce11" table:formula="of:=MIN([.H184];[.I184];[.J184])" office:value-type="float" office:value="429" calcext:value-type="float">
            <text:p>429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81]+1;[.$A184]+1;1)" office:value-type="float" office:value="1616" calcext:value-type="float">
            <text:p>1616</text:p>
          </table:table-cell>
          <table:table-cell table:style-name="ce16" table:formula="of:=INDEX(['Distance Matrix'.$B$1:.$J$9];[.O181]+1;[.$A184]+1;1)" office:value-type="float" office:value="2799" calcext:value-type="float">
            <text:p>2799</text:p>
          </table:table-cell>
          <table:table-cell table:style-name="ce16" table:formula="of:=INDEX(['Distance Matrix'.$B$1:.$J$9];[.P181]+1;[.$A184]+1;1)" office:value-type="float" office:value="1075" calcext:value-type="float">
            <text:p>1075</text:p>
          </table:table-cell>
          <table:table-cell table:style-name="ce11" table:formula="of:=MIN([.N184];[.O184];[.P184])" office:value-type="float" office:value="1075" calcext:value-type="float">
            <text:p>1075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81]+1;[.$A185]+1;1)" office:value-type="float" office:value="1504" calcext:value-type="float">
            <text:p>1504</text:p>
          </table:table-cell>
          <table:table-cell table:style-name="ce16" table:formula="of:=INDEX(['Distance Matrix'.$B$1:.$J$9];[.C181]+1;[.$A185]+1;1)" office:value-type="float" office:value="1308" calcext:value-type="float">
            <text:p>1308</text:p>
          </table:table-cell>
          <table:table-cell table:style-name="ce16" table:formula="of:=INDEX(['Distance Matrix'.$B$1:.$J$9];[.D181]+1;[.$A185]+1;1)" office:value-type="float" office:value="3273" calcext:value-type="float">
            <text:p>3273</text:p>
          </table:table-cell>
          <table:table-cell table:style-name="ce11" table:formula="of:=MIN([.B185];[.C185];[.D185])" office:value-type="float" office:value="1308" calcext:value-type="float">
            <text:p>13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81]+1;[.$A185]+1;1)" office:value-type="float" office:value="1504" calcext:value-type="float">
            <text:p>1504</text:p>
          </table:table-cell>
          <table:table-cell table:style-name="ce16" table:formula="of:=INDEX(['Distance Matrix'.$B$1:.$J$9];[.I181]+1;[.$A185]+1;1)" office:value-type="float" office:value="3053" calcext:value-type="float">
            <text:p>3053</text:p>
          </table:table-cell>
          <table:table-cell table:style-name="ce16" table:formula="of:=INDEX(['Distance Matrix'.$B$1:.$J$9];[.J181]+1;[.$A185]+1;1)" office:value-type="float" office:value="1329" calcext:value-type="float">
            <text:p>1329</text:p>
          </table:table-cell>
          <table:table-cell table:style-name="ce11" table:formula="of:=MIN([.H185];[.I185];[.J185])" office:value-type="float" office:value="1329" calcext:value-type="float">
            <text:p>1329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81]+1;[.$A185]+1;1)" office:value-type="float" office:value="2037" calcext:value-type="float">
            <text:p>2037</text:p>
          </table:table-cell>
          <table:table-cell table:style-name="ce16" table:formula="of:=INDEX(['Distance Matrix'.$B$1:.$J$9];[.O181]+1;[.$A185]+1;1)" office:value-type="float" office:value="3053" calcext:value-type="float">
            <text:p>3053</text:p>
          </table:table-cell>
          <table:table-cell table:style-name="ce16" table:formula="of:=INDEX(['Distance Matrix'.$B$1:.$J$9];[.P181]+1;[.$A185]+1;1)" office:value-type="float" office:value="0" calcext:value-type="float">
            <text:p>0</text:p>
          </table:table-cell>
          <table:table-cell table:style-name="ce11" table:formula="of:=MIN([.N185];[.O185];[.P185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81]+1;[.$A186]+1;1)" office:value-type="float" office:value="963" calcext:value-type="float">
            <text:p>963</text:p>
          </table:table-cell>
          <table:table-cell table:style-name="ce16" table:formula="of:=INDEX(['Distance Matrix'.$B$1:.$J$9];[.C181]+1;[.$A186]+1;1)" office:value-type="float" office:value="802" calcext:value-type="float">
            <text:p>802</text:p>
          </table:table-cell>
          <table:table-cell table:style-name="ce16" table:formula="of:=INDEX(['Distance Matrix'.$B$1:.$J$9];[.D181]+1;[.$A186]+1;1)" office:value-type="float" office:value="2013" calcext:value-type="float">
            <text:p>2013</text:p>
          </table:table-cell>
          <table:table-cell table:style-name="ce11" table:formula="of:=MIN([.B186];[.C186];[.D186])" office:value-type="float" office:value="802" calcext:value-type="float">
            <text:p>802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81]+1;[.$A186]+1;1)" office:value-type="float" office:value="963" calcext:value-type="float">
            <text:p>963</text:p>
          </table:table-cell>
          <table:table-cell table:style-name="ce16" table:formula="of:=INDEX(['Distance Matrix'.$B$1:.$J$9];[.I181]+1;[.$A186]+1;1)" office:value-type="float" office:value="2142" calcext:value-type="float">
            <text:p>2142</text:p>
          </table:table-cell>
          <table:table-cell table:style-name="ce16" table:formula="of:=INDEX(['Distance Matrix'.$B$1:.$J$9];[.J181]+1;[.$A186]+1;1)" office:value-type="float" office:value="0" calcext:value-type="float">
            <text:p>0</text:p>
          </table:table-cell>
          <table:table-cell table:style-name="ce11" table:formula="of:=MIN([.H186];[.I186];[.J186])"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81]+1;[.$A186]+1;1)" office:value-type="float" office:value="996" calcext:value-type="float">
            <text:p>996</text:p>
          </table:table-cell>
          <table:table-cell table:style-name="ce16" table:formula="of:=INDEX(['Distance Matrix'.$B$1:.$J$9];[.O181]+1;[.$A186]+1;1)" office:value-type="float" office:value="2142" calcext:value-type="float">
            <text:p>2142</text:p>
          </table:table-cell>
          <table:table-cell table:style-name="ce16" table:formula="of:=INDEX(['Distance Matrix'.$B$1:.$J$9];[.P181]+1;[.$A186]+1;1)" office:value-type="float" office:value="1329" calcext:value-type="float">
            <text:p>1329</text:p>
          </table:table-cell>
          <table:table-cell table:style-name="ce11" table:formula="of:=MIN([.N186];[.O186];[.P186])" office:value-type="float" office:value="996" calcext:value-type="float">
            <text:p>996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81]+1;[.$A187]+1;1)" office:value-type="float" office:value="2976" calcext:value-type="float">
            <text:p>2976</text:p>
          </table:table-cell>
          <table:table-cell table:style-name="ce16" table:formula="of:=INDEX(['Distance Matrix'.$B$1:.$J$9];[.C181]+1;[.$A187]+1;1)" office:value-type="float" office:value="2915" calcext:value-type="float">
            <text:p>2915</text:p>
          </table:table-cell>
          <table:table-cell table:style-name="ce16" table:formula="of:=INDEX(['Distance Matrix'.$B$1:.$J$9];[.D181]+1;[.$A187]+1;1)" office:value-type="float" office:value="0" calcext:value-type="float">
            <text:p>0</text:p>
          </table:table-cell>
          <table:table-cell table:style-name="ce11" table:formula="of:=MIN([.B187];[.C187];[.D187])"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81]+1;[.$A187]+1;1)" office:value-type="float" office:value="2976" calcext:value-type="float">
            <text:p>2976</text:p>
          </table:table-cell>
          <table:table-cell table:style-name="ce16" table:formula="of:=INDEX(['Distance Matrix'.$B$1:.$J$9];[.I181]+1;[.$A187]+1;1)" office:value-type="float" office:value="808" calcext:value-type="float">
            <text:p>808</text:p>
          </table:table-cell>
          <table:table-cell table:style-name="ce16" table:formula="of:=INDEX(['Distance Matrix'.$B$1:.$J$9];[.J181]+1;[.$A187]+1;1)" office:value-type="float" office:value="2013" calcext:value-type="float">
            <text:p>2013</text:p>
          </table:table-cell>
          <table:table-cell table:style-name="ce11" table:formula="of:=MIN([.H187];[.I187];[.J187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81]+1;[.$A187]+1;1)" office:value-type="float" office:value="1307" calcext:value-type="float">
            <text:p>1307</text:p>
          </table:table-cell>
          <table:table-cell table:style-name="ce16" table:formula="of:=INDEX(['Distance Matrix'.$B$1:.$J$9];[.O181]+1;[.$A187]+1;1)" office:value-type="float" office:value="808" calcext:value-type="float">
            <text:p>808</text:p>
          </table:table-cell>
          <table:table-cell table:style-name="ce16" table:formula="of:=INDEX(['Distance Matrix'.$B$1:.$J$9];[.P181]+1;[.$A187]+1;1)" office:value-type="float" office:value="3273" calcext:value-type="float">
            <text:p>3273</text:p>
          </table:table-cell>
          <table:table-cell table:style-name="ce11" table:formula="of:=MIN([.N187];[.O187];[.P187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81]+1;[.$A188]+1;1)" office:value-type="float" office:value="3095" calcext:value-type="float">
            <text:p>3095</text:p>
          </table:table-cell>
          <table:table-cell table:style-name="ce16" table:formula="of:=INDEX(['Distance Matrix'.$B$1:.$J$9];[.C181]+1;[.$A188]+1;1)" office:value-type="float" office:value="2934" calcext:value-type="float">
            <text:p>2934</text:p>
          </table:table-cell>
          <table:table-cell table:style-name="ce16" table:formula="of:=INDEX(['Distance Matrix'.$B$1:.$J$9];[.D181]+1;[.$A188]+1;1)" office:value-type="float" office:value="808" calcext:value-type="float">
            <text:p>808</text:p>
          </table:table-cell>
          <table:table-cell table:style-name="ce11" table:formula="of:=MIN([.B188];[.C188];[.D188])" office:value-type="float" office:value="808" calcext:value-type="float">
            <text:p>808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81]+1;[.$A188]+1;1)" office:value-type="float" office:value="3095" calcext:value-type="float">
            <text:p>3095</text:p>
          </table:table-cell>
          <table:table-cell table:style-name="ce16" table:formula="of:=INDEX(['Distance Matrix'.$B$1:.$J$9];[.I181]+1;[.$A188]+1;1)" office:value-type="float" office:value="0" calcext:value-type="float">
            <text:p>0</text:p>
          </table:table-cell>
          <table:table-cell table:style-name="ce16" table:formula="of:=INDEX(['Distance Matrix'.$B$1:.$J$9];[.J181]+1;[.$A188]+1;1)" office:value-type="float" office:value="2142" calcext:value-type="float">
            <text:p>2142</text:p>
          </table:table-cell>
          <table:table-cell table:style-name="ce11" table:formula="of:=MIN([.H188];[.I188];[.J188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81]+1;[.$A188]+1;1)" office:value-type="float" office:value="1235" calcext:value-type="float">
            <text:p>1235</text:p>
          </table:table-cell>
          <table:table-cell table:style-name="ce16" table:formula="of:=INDEX(['Distance Matrix'.$B$1:.$J$9];[.O181]+1;[.$A188]+1;1)" office:value-type="float" office:value="0" calcext:value-type="float">
            <text:p>0</text:p>
          </table:table-cell>
          <table:table-cell table:style-name="ce16" table:formula="of:=INDEX(['Distance Matrix'.$B$1:.$J$9];[.P181]+1;[.$A188]+1;1)" office:value-type="float" office:value="3053" calcext:value-type="float">
            <text:p>3053</text:p>
          </table:table-cell>
          <table:table-cell table:style-name="ce11" table:formula="of:=MIN([.N188];[.O188];[.P18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81]+1;[.$A189]+1;1)" office:value-type="float" office:value="2979" calcext:value-type="float">
            <text:p>2979</text:p>
          </table:table-cell>
          <table:table-cell table:style-name="ce16" table:formula="of:=INDEX(['Distance Matrix'.$B$1:.$J$9];[.C181]+1;[.$A189]+1;1)" office:value-type="float" office:value="2786" calcext:value-type="float">
            <text:p>2786</text:p>
          </table:table-cell>
          <table:table-cell table:style-name="ce16" table:formula="of:=INDEX(['Distance Matrix'.$B$1:.$J$9];[.D181]+1;[.$A189]+1;1)" office:value-type="float" office:value="1131" calcext:value-type="float">
            <text:p>1131</text:p>
          </table:table-cell>
          <table:table-cell table:style-name="ce11" table:formula="of:=MIN([.B189];[.C189];[.D189])" office:value-type="float" office:value="1131" calcext:value-type="float">
            <text:p>113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81]+1;[.$A189]+1;1)" office:value-type="float" office:value="2979" calcext:value-type="float">
            <text:p>2979</text:p>
          </table:table-cell>
          <table:table-cell table:style-name="ce16" table:formula="of:=INDEX(['Distance Matrix'.$B$1:.$J$9];[.I181]+1;[.$A189]+1;1)" office:value-type="float" office:value="379" calcext:value-type="float">
            <text:p>379</text:p>
          </table:table-cell>
          <table:table-cell table:style-name="ce16" table:formula="of:=INDEX(['Distance Matrix'.$B$1:.$J$9];[.J181]+1;[.$A189]+1;1)" office:value-type="float" office:value="2054" calcext:value-type="float">
            <text:p>2054</text:p>
          </table:table-cell>
          <table:table-cell table:style-name="ce11" table:formula="of:=MIN([.H189];[.I189];[.J189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81]+1;[.$A189]+1;1)" office:value-type="float" office:value="1059" calcext:value-type="float">
            <text:p>1059</text:p>
          </table:table-cell>
          <table:table-cell table:style-name="ce16" table:formula="of:=INDEX(['Distance Matrix'.$B$1:.$J$9];[.O181]+1;[.$A189]+1;1)" office:value-type="float" office:value="379" calcext:value-type="float">
            <text:p>379</text:p>
          </table:table-cell>
          <table:table-cell table:style-name="ce16" table:formula="of:=INDEX(['Distance Matrix'.$B$1:.$J$9];[.P181]+1;[.$A189]+1;1)" office:value-type="float" office:value="2687" calcext:value-type="float">
            <text:p>2687</text:p>
          </table:table-cell>
          <table:table-cell table:style-name="ce11" table:formula="of:=MIN([.N189];[.O189];[.P189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81]+1;[.$A190]+1;1)" office:value-type="float" office:value="1949" calcext:value-type="float">
            <text:p>1949</text:p>
          </table:table-cell>
          <table:table-cell table:style-name="ce16" table:formula="of:=INDEX(['Distance Matrix'.$B$1:.$J$9];[.C181]+1;[.$A190]+1;1)" office:value-type="float" office:value="1771" calcext:value-type="float">
            <text:p>1771</text:p>
          </table:table-cell>
          <table:table-cell table:style-name="ce16" table:formula="of:=INDEX(['Distance Matrix'.$B$1:.$J$9];[.D181]+1;[.$A190]+1;1)" office:value-type="float" office:value="1307" calcext:value-type="float">
            <text:p>1307</text:p>
          </table:table-cell>
          <table:table-cell table:style-name="ce11" table:formula="of:=MIN([.B190];[.C190];[.D190])" office:value-type="float" office:value="1307" calcext:value-type="float">
            <text:p>1307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81]+1;[.$A190]+1;1)" office:value-type="float" office:value="1949" calcext:value-type="float">
            <text:p>1949</text:p>
          </table:table-cell>
          <table:table-cell table:style-name="ce16" table:formula="of:=INDEX(['Distance Matrix'.$B$1:.$J$9];[.I181]+1;[.$A190]+1;1)" office:value-type="float" office:value="1235" calcext:value-type="float">
            <text:p>1235</text:p>
          </table:table-cell>
          <table:table-cell table:style-name="ce16" table:formula="of:=INDEX(['Distance Matrix'.$B$1:.$J$9];[.J181]+1;[.$A190]+1;1)" office:value-type="float" office:value="996" calcext:value-type="float">
            <text:p>996</text:p>
          </table:table-cell>
          <table:table-cell table:style-name="ce11" table:formula="of:=MIN([.H190];[.I190];[.J190])" office:value-type="float" office:value="996" calcext:value-type="float">
            <text:p>99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81]+1;[.$A190]+1;1)" office:value-type="float" office:value="0" calcext:value-type="float">
            <text:p>0</text:p>
          </table:table-cell>
          <table:table-cell table:style-name="ce16" table:formula="of:=INDEX(['Distance Matrix'.$B$1:.$J$9];[.O181]+1;[.$A190]+1;1)" office:value-type="float" office:value="1235" calcext:value-type="float">
            <text:p>1235</text:p>
          </table:table-cell>
          <table:table-cell table:style-name="ce16" table:formula="of:=INDEX(['Distance Matrix'.$B$1:.$J$9];[.P181]+1;[.$A190]+1;1)" office:value-type="float" office:value="2037" calcext:value-type="float">
            <text:p>2037</text:p>
          </table:table-cell>
          <table:table-cell table:style-name="ce11" table:formula="of:=MIN([.N190];[.O190];[.P19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82:.E190])" office:value-type="float" office:value="5589" calcext:value-type="float" table:number-columns-spanned="3" table:number-rows-spanned="1">
            <text:p>5589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82:.K190])" office:value-type="float" office:value="4147" calcext:value-type="float" table:number-columns-spanned="3" table:number-rows-spanned="1">
            <text:p>4147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82:.Q190])" office:value-type="float" office:value="6070" calcext:value-type="float" table:number-columns-spanned="3" table:number-rows-spanned="1">
            <text:p>6070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193]+1;[.$A194]+1;1)" office:value-type="float" office:value="0" calcext:value-type="float">
            <text:p>0</text:p>
          </table:table-cell>
          <table:table-cell table:style-name="ce16" table:formula="of:=INDEX(['Distance Matrix'.$B$1:.$J$9];[.C193]+1;[.$A194]+1;1)" office:value-type="float" office:value="206" calcext:value-type="float">
            <text:p>206</text:p>
          </table:table-cell>
          <table:table-cell table:style-name="ce16" table:formula="of:=INDEX(['Distance Matrix'.$B$1:.$J$9];[.D193]+1;[.$A194]+1;1)" office:value-type="float" office:value="3095" calcext:value-type="float">
            <text:p>3095</text:p>
          </table:table-cell>
          <table:table-cell table:style-name="ce11" table:formula="of:=MIN([.B194];[.C194];[.D194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193]+1;[.$A194]+1;1)" office:value-type="float" office:value="0" calcext:value-type="float">
            <text:p>0</text:p>
          </table:table-cell>
          <table:table-cell table:style-name="ce16" table:formula="of:=INDEX(['Distance Matrix'.$B$1:.$J$9];[.I193]+1;[.$A194]+1;1)" office:value-type="float" office:value="3095" calcext:value-type="float">
            <text:p>3095</text:p>
          </table:table-cell>
          <table:table-cell table:style-name="ce16" table:formula="of:=INDEX(['Distance Matrix'.$B$1:.$J$9];[.J193]+1;[.$A194]+1;1)" office:value-type="float" office:value="2976" calcext:value-type="float">
            <text:p>2976</text:p>
          </table:table-cell>
          <table:table-cell table:style-name="ce11" table:formula="of:=MIN([.H194];[.I194];[.J194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193]+1;[.$A194]+1;1)" office:value-type="float" office:value="1949" calcext:value-type="float">
            <text:p>1949</text:p>
          </table:table-cell>
          <table:table-cell table:style-name="ce16" table:formula="of:=INDEX(['Distance Matrix'.$B$1:.$J$9];[.O193]+1;[.$A194]+1;1)" office:value-type="float" office:value="3095" calcext:value-type="float">
            <text:p>3095</text:p>
          </table:table-cell>
          <table:table-cell table:style-name="ce16" table:formula="of:=INDEX(['Distance Matrix'.$B$1:.$J$9];[.P193]+1;[.$A194]+1;1)" office:value-type="float" office:value="963" calcext:value-type="float">
            <text:p>963</text:p>
          </table:table-cell>
          <table:table-cell table:style-name="ce11" table:formula="of:=MIN([.N194];[.O194];[.P194])" office:value-type="float" office:value="963" calcext:value-type="float">
            <text:p>963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193]+1;[.$A195]+1;1)" office:value-type="float" office:value="206" calcext:value-type="float">
            <text:p>206</text:p>
          </table:table-cell>
          <table:table-cell table:style-name="ce16" table:formula="of:=INDEX(['Distance Matrix'.$B$1:.$J$9];[.C193]+1;[.$A195]+1;1)" office:value-type="float" office:value="0" calcext:value-type="float">
            <text:p>0</text:p>
          </table:table-cell>
          <table:table-cell table:style-name="ce16" table:formula="of:=INDEX(['Distance Matrix'.$B$1:.$J$9];[.D193]+1;[.$A195]+1;1)" office:value-type="float" office:value="2934" calcext:value-type="float">
            <text:p>2934</text:p>
          </table:table-cell>
          <table:table-cell table:style-name="ce11" table:formula="of:=MIN([.B195];[.C195];[.D195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193]+1;[.$A195]+1;1)" office:value-type="float" office:value="206" calcext:value-type="float">
            <text:p>206</text:p>
          </table:table-cell>
          <table:table-cell table:style-name="ce16" table:formula="of:=INDEX(['Distance Matrix'.$B$1:.$J$9];[.I193]+1;[.$A195]+1;1)" office:value-type="float" office:value="2934" calcext:value-type="float">
            <text:p>2934</text:p>
          </table:table-cell>
          <table:table-cell table:style-name="ce16" table:formula="of:=INDEX(['Distance Matrix'.$B$1:.$J$9];[.J193]+1;[.$A195]+1;1)" office:value-type="float" office:value="2915" calcext:value-type="float">
            <text:p>2915</text:p>
          </table:table-cell>
          <table:table-cell table:style-name="ce11" table:formula="of:=MIN([.H195];[.I195];[.J195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193]+1;[.$A195]+1;1)" office:value-type="float" office:value="1771" calcext:value-type="float">
            <text:p>1771</text:p>
          </table:table-cell>
          <table:table-cell table:style-name="ce16" table:formula="of:=INDEX(['Distance Matrix'.$B$1:.$J$9];[.O193]+1;[.$A195]+1;1)" office:value-type="float" office:value="2934" calcext:value-type="float">
            <text:p>2934</text:p>
          </table:table-cell>
          <table:table-cell table:style-name="ce16" table:formula="of:=INDEX(['Distance Matrix'.$B$1:.$J$9];[.P193]+1;[.$A195]+1;1)" office:value-type="float" office:value="802" calcext:value-type="float">
            <text:p>802</text:p>
          </table:table-cell>
          <table:table-cell table:style-name="ce11" table:formula="of:=MIN([.N195];[.O195];[.P195])" office:value-type="float" office:value="802" calcext:value-type="float">
            <text:p>802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193]+1;[.$A196]+1;1)" office:value-type="float" office:value="429" calcext:value-type="float">
            <text:p>429</text:p>
          </table:table-cell>
          <table:table-cell table:style-name="ce16" table:formula="of:=INDEX(['Distance Matrix'.$B$1:.$J$9];[.C193]+1;[.$A196]+1;1)" office:value-type="float" office:value="233" calcext:value-type="float">
            <text:p>233</text:p>
          </table:table-cell>
          <table:table-cell table:style-name="ce16" table:formula="of:=INDEX(['Distance Matrix'.$B$1:.$J$9];[.D193]+1;[.$A196]+1;1)" office:value-type="float" office:value="2799" calcext:value-type="float">
            <text:p>2799</text:p>
          </table:table-cell>
          <table:table-cell table:style-name="ce11" table:formula="of:=MIN([.B196];[.C196];[.D196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193]+1;[.$A196]+1;1)" office:value-type="float" office:value="429" calcext:value-type="float">
            <text:p>429</text:p>
          </table:table-cell>
          <table:table-cell table:style-name="ce16" table:formula="of:=INDEX(['Distance Matrix'.$B$1:.$J$9];[.I193]+1;[.$A196]+1;1)" office:value-type="float" office:value="2799" calcext:value-type="float">
            <text:p>2799</text:p>
          </table:table-cell>
          <table:table-cell table:style-name="ce16" table:formula="of:=INDEX(['Distance Matrix'.$B$1:.$J$9];[.J193]+1;[.$A196]+1;1)" office:value-type="float" office:value="2684" calcext:value-type="float">
            <text:p>2684</text:p>
          </table:table-cell>
          <table:table-cell table:style-name="ce11" table:formula="of:=MIN([.H196];[.I196];[.J196])" office:value-type="float" office:value="429" calcext:value-type="float">
            <text:p>429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193]+1;[.$A196]+1;1)" office:value-type="float" office:value="1616" calcext:value-type="float">
            <text:p>1616</text:p>
          </table:table-cell>
          <table:table-cell table:style-name="ce16" table:formula="of:=INDEX(['Distance Matrix'.$B$1:.$J$9];[.O193]+1;[.$A196]+1;1)" office:value-type="float" office:value="2799" calcext:value-type="float">
            <text:p>2799</text:p>
          </table:table-cell>
          <table:table-cell table:style-name="ce16" table:formula="of:=INDEX(['Distance Matrix'.$B$1:.$J$9];[.P193]+1;[.$A196]+1;1)" office:value-type="float" office:value="671" calcext:value-type="float">
            <text:p>671</text:p>
          </table:table-cell>
          <table:table-cell table:style-name="ce11" table:formula="of:=MIN([.N196];[.O196];[.P196])" office:value-type="float" office:value="671" calcext:value-type="float">
            <text:p>671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193]+1;[.$A197]+1;1)" office:value-type="float" office:value="1504" calcext:value-type="float">
            <text:p>1504</text:p>
          </table:table-cell>
          <table:table-cell table:style-name="ce16" table:formula="of:=INDEX(['Distance Matrix'.$B$1:.$J$9];[.C193]+1;[.$A197]+1;1)" office:value-type="float" office:value="1308" calcext:value-type="float">
            <text:p>1308</text:p>
          </table:table-cell>
          <table:table-cell table:style-name="ce16" table:formula="of:=INDEX(['Distance Matrix'.$B$1:.$J$9];[.D193]+1;[.$A197]+1;1)" office:value-type="float" office:value="3053" calcext:value-type="float">
            <text:p>3053</text:p>
          </table:table-cell>
          <table:table-cell table:style-name="ce11" table:formula="of:=MIN([.B197];[.C197];[.D197])" office:value-type="float" office:value="1308" calcext:value-type="float">
            <text:p>13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193]+1;[.$A197]+1;1)" office:value-type="float" office:value="1504" calcext:value-type="float">
            <text:p>1504</text:p>
          </table:table-cell>
          <table:table-cell table:style-name="ce16" table:formula="of:=INDEX(['Distance Matrix'.$B$1:.$J$9];[.I193]+1;[.$A197]+1;1)" office:value-type="float" office:value="3053" calcext:value-type="float">
            <text:p>3053</text:p>
          </table:table-cell>
          <table:table-cell table:style-name="ce16" table:formula="of:=INDEX(['Distance Matrix'.$B$1:.$J$9];[.J193]+1;[.$A197]+1;1)" office:value-type="float" office:value="3273" calcext:value-type="float">
            <text:p>3273</text:p>
          </table:table-cell>
          <table:table-cell table:style-name="ce11" table:formula="of:=MIN([.H197];[.I197];[.J197])" office:value-type="float" office:value="1504" calcext:value-type="float">
            <text:p>1504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193]+1;[.$A197]+1;1)" office:value-type="float" office:value="2037" calcext:value-type="float">
            <text:p>2037</text:p>
          </table:table-cell>
          <table:table-cell table:style-name="ce16" table:formula="of:=INDEX(['Distance Matrix'.$B$1:.$J$9];[.O193]+1;[.$A197]+1;1)" office:value-type="float" office:value="3053" calcext:value-type="float">
            <text:p>3053</text:p>
          </table:table-cell>
          <table:table-cell table:style-name="ce16" table:formula="of:=INDEX(['Distance Matrix'.$B$1:.$J$9];[.P193]+1;[.$A197]+1;1)" office:value-type="float" office:value="1329" calcext:value-type="float">
            <text:p>1329</text:p>
          </table:table-cell>
          <table:table-cell table:style-name="ce11" table:formula="of:=MIN([.N197];[.O197];[.P197])" office:value-type="float" office:value="1329" calcext:value-type="float">
            <text:p>1329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193]+1;[.$A198]+1;1)" office:value-type="float" office:value="963" calcext:value-type="float">
            <text:p>963</text:p>
          </table:table-cell>
          <table:table-cell table:style-name="ce16" table:formula="of:=INDEX(['Distance Matrix'.$B$1:.$J$9];[.C193]+1;[.$A198]+1;1)" office:value-type="float" office:value="802" calcext:value-type="float">
            <text:p>802</text:p>
          </table:table-cell>
          <table:table-cell table:style-name="ce16" table:formula="of:=INDEX(['Distance Matrix'.$B$1:.$J$9];[.D193]+1;[.$A198]+1;1)" office:value-type="float" office:value="2142" calcext:value-type="float">
            <text:p>2142</text:p>
          </table:table-cell>
          <table:table-cell table:style-name="ce11" table:formula="of:=MIN([.B198];[.C198];[.D198])" office:value-type="float" office:value="802" calcext:value-type="float">
            <text:p>802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193]+1;[.$A198]+1;1)" office:value-type="float" office:value="963" calcext:value-type="float">
            <text:p>963</text:p>
          </table:table-cell>
          <table:table-cell table:style-name="ce16" table:formula="of:=INDEX(['Distance Matrix'.$B$1:.$J$9];[.I193]+1;[.$A198]+1;1)" office:value-type="float" office:value="2142" calcext:value-type="float">
            <text:p>2142</text:p>
          </table:table-cell>
          <table:table-cell table:style-name="ce16" table:formula="of:=INDEX(['Distance Matrix'.$B$1:.$J$9];[.J193]+1;[.$A198]+1;1)" office:value-type="float" office:value="2013" calcext:value-type="float">
            <text:p>2013</text:p>
          </table:table-cell>
          <table:table-cell table:style-name="ce11" table:formula="of:=MIN([.H198];[.I198];[.J198])" office:value-type="float" office:value="963" calcext:value-type="float">
            <text:p>963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193]+1;[.$A198]+1;1)" office:value-type="float" office:value="996" calcext:value-type="float">
            <text:p>996</text:p>
          </table:table-cell>
          <table:table-cell table:style-name="ce16" table:formula="of:=INDEX(['Distance Matrix'.$B$1:.$J$9];[.O193]+1;[.$A198]+1;1)" office:value-type="float" office:value="2142" calcext:value-type="float">
            <text:p>2142</text:p>
          </table:table-cell>
          <table:table-cell table:style-name="ce16" table:formula="of:=INDEX(['Distance Matrix'.$B$1:.$J$9];[.P193]+1;[.$A198]+1;1)" office:value-type="float" office:value="0" calcext:value-type="float">
            <text:p>0</text:p>
          </table:table-cell>
          <table:table-cell table:style-name="ce11" table:formula="of:=MIN([.N198];[.O198];[.P19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193]+1;[.$A199]+1;1)" office:value-type="float" office:value="2976" calcext:value-type="float">
            <text:p>2976</text:p>
          </table:table-cell>
          <table:table-cell table:style-name="ce16" table:formula="of:=INDEX(['Distance Matrix'.$B$1:.$J$9];[.C193]+1;[.$A199]+1;1)" office:value-type="float" office:value="2915" calcext:value-type="float">
            <text:p>2915</text:p>
          </table:table-cell>
          <table:table-cell table:style-name="ce16" table:formula="of:=INDEX(['Distance Matrix'.$B$1:.$J$9];[.D193]+1;[.$A199]+1;1)" office:value-type="float" office:value="808" calcext:value-type="float">
            <text:p>808</text:p>
          </table:table-cell>
          <table:table-cell table:style-name="ce11" table:formula="of:=MIN([.B199];[.C199];[.D199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193]+1;[.$A199]+1;1)" office:value-type="float" office:value="2976" calcext:value-type="float">
            <text:p>2976</text:p>
          </table:table-cell>
          <table:table-cell table:style-name="ce16" table:formula="of:=INDEX(['Distance Matrix'.$B$1:.$J$9];[.I193]+1;[.$A199]+1;1)" office:value-type="float" office:value="808" calcext:value-type="float">
            <text:p>808</text:p>
          </table:table-cell>
          <table:table-cell table:style-name="ce16" table:formula="of:=INDEX(['Distance Matrix'.$B$1:.$J$9];[.J193]+1;[.$A199]+1;1)" office:value-type="float" office:value="0" calcext:value-type="float">
            <text:p>0</text:p>
          </table:table-cell>
          <table:table-cell table:style-name="ce11" table:formula="of:=MIN([.H199];[.I199];[.J199])"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193]+1;[.$A199]+1;1)" office:value-type="float" office:value="1307" calcext:value-type="float">
            <text:p>1307</text:p>
          </table:table-cell>
          <table:table-cell table:style-name="ce16" table:formula="of:=INDEX(['Distance Matrix'.$B$1:.$J$9];[.O193]+1;[.$A199]+1;1)" office:value-type="float" office:value="808" calcext:value-type="float">
            <text:p>808</text:p>
          </table:table-cell>
          <table:table-cell table:style-name="ce16" table:formula="of:=INDEX(['Distance Matrix'.$B$1:.$J$9];[.P193]+1;[.$A199]+1;1)" office:value-type="float" office:value="2013" calcext:value-type="float">
            <text:p>2013</text:p>
          </table:table-cell>
          <table:table-cell table:style-name="ce11" table:formula="of:=MIN([.N199];[.O199];[.P199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193]+1;[.$A200]+1;1)" office:value-type="float" office:value="3095" calcext:value-type="float">
            <text:p>3095</text:p>
          </table:table-cell>
          <table:table-cell table:style-name="ce16" table:formula="of:=INDEX(['Distance Matrix'.$B$1:.$J$9];[.C193]+1;[.$A200]+1;1)" office:value-type="float" office:value="2934" calcext:value-type="float">
            <text:p>2934</text:p>
          </table:table-cell>
          <table:table-cell table:style-name="ce16" table:formula="of:=INDEX(['Distance Matrix'.$B$1:.$J$9];[.D193]+1;[.$A200]+1;1)" office:value-type="float" office:value="0" calcext:value-type="float">
            <text:p>0</text:p>
          </table:table-cell>
          <table:table-cell table:style-name="ce11" table:formula="of:=MIN([.B200];[.C200];[.D200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193]+1;[.$A200]+1;1)" office:value-type="float" office:value="3095" calcext:value-type="float">
            <text:p>3095</text:p>
          </table:table-cell>
          <table:table-cell table:style-name="ce16" table:formula="of:=INDEX(['Distance Matrix'.$B$1:.$J$9];[.I193]+1;[.$A200]+1;1)" office:value-type="float" office:value="0" calcext:value-type="float">
            <text:p>0</text:p>
          </table:table-cell>
          <table:table-cell table:style-name="ce16" table:formula="of:=INDEX(['Distance Matrix'.$B$1:.$J$9];[.J193]+1;[.$A200]+1;1)" office:value-type="float" office:value="808" calcext:value-type="float">
            <text:p>808</text:p>
          </table:table-cell>
          <table:table-cell table:style-name="ce11" table:formula="of:=MIN([.H200];[.I200];[.J200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193]+1;[.$A200]+1;1)" office:value-type="float" office:value="1235" calcext:value-type="float">
            <text:p>1235</text:p>
          </table:table-cell>
          <table:table-cell table:style-name="ce16" table:formula="of:=INDEX(['Distance Matrix'.$B$1:.$J$9];[.O193]+1;[.$A200]+1;1)" office:value-type="float" office:value="0" calcext:value-type="float">
            <text:p>0</text:p>
          </table:table-cell>
          <table:table-cell table:style-name="ce16" table:formula="of:=INDEX(['Distance Matrix'.$B$1:.$J$9];[.P193]+1;[.$A200]+1;1)" office:value-type="float" office:value="2142" calcext:value-type="float">
            <text:p>2142</text:p>
          </table:table-cell>
          <table:table-cell table:style-name="ce11" table:formula="of:=MIN([.N200];[.O200];[.P20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193]+1;[.$A201]+1;1)" office:value-type="float" office:value="2979" calcext:value-type="float">
            <text:p>2979</text:p>
          </table:table-cell>
          <table:table-cell table:style-name="ce16" table:formula="of:=INDEX(['Distance Matrix'.$B$1:.$J$9];[.C193]+1;[.$A201]+1;1)" office:value-type="float" office:value="2786" calcext:value-type="float">
            <text:p>2786</text:p>
          </table:table-cell>
          <table:table-cell table:style-name="ce16" table:formula="of:=INDEX(['Distance Matrix'.$B$1:.$J$9];[.D193]+1;[.$A201]+1;1)" office:value-type="float" office:value="379" calcext:value-type="float">
            <text:p>379</text:p>
          </table:table-cell>
          <table:table-cell table:style-name="ce11" table:formula="of:=MIN([.B201];[.C201];[.D201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193]+1;[.$A201]+1;1)" office:value-type="float" office:value="2979" calcext:value-type="float">
            <text:p>2979</text:p>
          </table:table-cell>
          <table:table-cell table:style-name="ce16" table:formula="of:=INDEX(['Distance Matrix'.$B$1:.$J$9];[.I193]+1;[.$A201]+1;1)" office:value-type="float" office:value="379" calcext:value-type="float">
            <text:p>379</text:p>
          </table:table-cell>
          <table:table-cell table:style-name="ce16" table:formula="of:=INDEX(['Distance Matrix'.$B$1:.$J$9];[.J193]+1;[.$A201]+1;1)" office:value-type="float" office:value="1131" calcext:value-type="float">
            <text:p>1131</text:p>
          </table:table-cell>
          <table:table-cell table:style-name="ce11" table:formula="of:=MIN([.H201];[.I201];[.J201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193]+1;[.$A201]+1;1)" office:value-type="float" office:value="1059" calcext:value-type="float">
            <text:p>1059</text:p>
          </table:table-cell>
          <table:table-cell table:style-name="ce16" table:formula="of:=INDEX(['Distance Matrix'.$B$1:.$J$9];[.O193]+1;[.$A201]+1;1)" office:value-type="float" office:value="379" calcext:value-type="float">
            <text:p>379</text:p>
          </table:table-cell>
          <table:table-cell table:style-name="ce16" table:formula="of:=INDEX(['Distance Matrix'.$B$1:.$J$9];[.P193]+1;[.$A201]+1;1)" office:value-type="float" office:value="2054" calcext:value-type="float">
            <text:p>2054</text:p>
          </table:table-cell>
          <table:table-cell table:style-name="ce11" table:formula="of:=MIN([.N201];[.O201];[.P201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193]+1;[.$A202]+1;1)" office:value-type="float" office:value="1949" calcext:value-type="float">
            <text:p>1949</text:p>
          </table:table-cell>
          <table:table-cell table:style-name="ce16" table:formula="of:=INDEX(['Distance Matrix'.$B$1:.$J$9];[.C193]+1;[.$A202]+1;1)" office:value-type="float" office:value="1771" calcext:value-type="float">
            <text:p>1771</text:p>
          </table:table-cell>
          <table:table-cell table:style-name="ce16" table:formula="of:=INDEX(['Distance Matrix'.$B$1:.$J$9];[.D193]+1;[.$A202]+1;1)" office:value-type="float" office:value="1235" calcext:value-type="float">
            <text:p>1235</text:p>
          </table:table-cell>
          <table:table-cell table:style-name="ce11" table:formula="of:=MIN([.B202];[.C202];[.D202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193]+1;[.$A202]+1;1)" office:value-type="float" office:value="1949" calcext:value-type="float">
            <text:p>1949</text:p>
          </table:table-cell>
          <table:table-cell table:style-name="ce16" table:formula="of:=INDEX(['Distance Matrix'.$B$1:.$J$9];[.I193]+1;[.$A202]+1;1)" office:value-type="float" office:value="1235" calcext:value-type="float">
            <text:p>1235</text:p>
          </table:table-cell>
          <table:table-cell table:style-name="ce16" table:formula="of:=INDEX(['Distance Matrix'.$B$1:.$J$9];[.J193]+1;[.$A202]+1;1)" office:value-type="float" office:value="1307" calcext:value-type="float">
            <text:p>1307</text:p>
          </table:table-cell>
          <table:table-cell table:style-name="ce11" table:formula="of:=MIN([.H202];[.I202];[.J202])" office:value-type="float" office:value="1235" calcext:value-type="float">
            <text:p>1235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193]+1;[.$A202]+1;1)" office:value-type="float" office:value="0" calcext:value-type="float">
            <text:p>0</text:p>
          </table:table-cell>
          <table:table-cell table:style-name="ce16" table:formula="of:=INDEX(['Distance Matrix'.$B$1:.$J$9];[.O193]+1;[.$A202]+1;1)" office:value-type="float" office:value="1235" calcext:value-type="float">
            <text:p>1235</text:p>
          </table:table-cell>
          <table:table-cell table:style-name="ce16" table:formula="of:=INDEX(['Distance Matrix'.$B$1:.$J$9];[.P193]+1;[.$A202]+1;1)" office:value-type="float" office:value="996" calcext:value-type="float">
            <text:p>996</text:p>
          </table:table-cell>
          <table:table-cell table:style-name="ce11" table:formula="of:=MIN([.N202];[.O202];[.P20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194:.E202])" office:value-type="float" office:value="4765" calcext:value-type="float" table:number-columns-spanned="3" table:number-rows-spanned="1">
            <text:p>4765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194:.K202])" office:value-type="float" office:value="4716" calcext:value-type="float" table:number-columns-spanned="3" table:number-rows-spanned="1">
            <text:p>4716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194:.Q202])" office:value-type="float" office:value="4952" calcext:value-type="float" table:number-columns-spanned="3" table:number-rows-spanned="1">
            <text:p>4952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205]+1;[.$A206]+1;1)" office:value-type="float" office:value="0" calcext:value-type="float">
            <text:p>0</text:p>
          </table:table-cell>
          <table:table-cell table:style-name="ce16" table:formula="of:=INDEX(['Distance Matrix'.$B$1:.$J$9];[.C205]+1;[.$A206]+1;1)" office:value-type="float" office:value="206" calcext:value-type="float">
            <text:p>206</text:p>
          </table:table-cell>
          <table:table-cell table:style-name="ce16" table:formula="of:=INDEX(['Distance Matrix'.$B$1:.$J$9];[.D205]+1;[.$A206]+1;1)" office:value-type="float" office:value="2979" calcext:value-type="float">
            <text:p>2979</text:p>
          </table:table-cell>
          <table:table-cell table:style-name="ce11" table:formula="of:=MIN([.B206];[.C206];[.D206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205]+1;[.$A206]+1;1)" office:value-type="float" office:value="0" calcext:value-type="float">
            <text:p>0</text:p>
          </table:table-cell>
          <table:table-cell table:style-name="ce16" table:formula="of:=INDEX(['Distance Matrix'.$B$1:.$J$9];[.I205]+1;[.$A206]+1;1)" office:value-type="float" office:value="3095" calcext:value-type="float">
            <text:p>3095</text:p>
          </table:table-cell>
          <table:table-cell table:style-name="ce16" table:formula="of:=INDEX(['Distance Matrix'.$B$1:.$J$9];[.J205]+1;[.$A206]+1;1)" office:value-type="float" office:value="2979" calcext:value-type="float">
            <text:p>2979</text:p>
          </table:table-cell>
          <table:table-cell table:style-name="ce11" table:formula="of:=MIN([.H206];[.I206];[.J206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205]+1;[.$A206]+1;1)" office:value-type="float" office:value="1949" calcext:value-type="float">
            <text:p>1949</text:p>
          </table:table-cell>
          <table:table-cell table:style-name="ce16" table:formula="of:=INDEX(['Distance Matrix'.$B$1:.$J$9];[.O205]+1;[.$A206]+1;1)" office:value-type="float" office:value="3095" calcext:value-type="float">
            <text:p>3095</text:p>
          </table:table-cell>
          <table:table-cell table:style-name="ce16" table:formula="of:=INDEX(['Distance Matrix'.$B$1:.$J$9];[.P205]+1;[.$A206]+1;1)" office:value-type="float" office:value="2976" calcext:value-type="float">
            <text:p>2976</text:p>
          </table:table-cell>
          <table:table-cell table:style-name="ce11" table:formula="of:=MIN([.N206];[.O206];[.P206])" office:value-type="float" office:value="1949" calcext:value-type="float">
            <text:p>194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205]+1;[.$A207]+1;1)" office:value-type="float" office:value="206" calcext:value-type="float">
            <text:p>206</text:p>
          </table:table-cell>
          <table:table-cell table:style-name="ce16" table:formula="of:=INDEX(['Distance Matrix'.$B$1:.$J$9];[.C205]+1;[.$A207]+1;1)" office:value-type="float" office:value="0" calcext:value-type="float">
            <text:p>0</text:p>
          </table:table-cell>
          <table:table-cell table:style-name="ce16" table:formula="of:=INDEX(['Distance Matrix'.$B$1:.$J$9];[.D205]+1;[.$A207]+1;1)" office:value-type="float" office:value="2786" calcext:value-type="float">
            <text:p>2786</text:p>
          </table:table-cell>
          <table:table-cell table:style-name="ce11" table:formula="of:=MIN([.B207];[.C207];[.D207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205]+1;[.$A207]+1;1)" office:value-type="float" office:value="206" calcext:value-type="float">
            <text:p>206</text:p>
          </table:table-cell>
          <table:table-cell table:style-name="ce16" table:formula="of:=INDEX(['Distance Matrix'.$B$1:.$J$9];[.I205]+1;[.$A207]+1;1)" office:value-type="float" office:value="2934" calcext:value-type="float">
            <text:p>2934</text:p>
          </table:table-cell>
          <table:table-cell table:style-name="ce16" table:formula="of:=INDEX(['Distance Matrix'.$B$1:.$J$9];[.J205]+1;[.$A207]+1;1)" office:value-type="float" office:value="2786" calcext:value-type="float">
            <text:p>2786</text:p>
          </table:table-cell>
          <table:table-cell table:style-name="ce11" table:formula="of:=MIN([.H207];[.I207];[.J207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205]+1;[.$A207]+1;1)" office:value-type="float" office:value="1771" calcext:value-type="float">
            <text:p>1771</text:p>
          </table:table-cell>
          <table:table-cell table:style-name="ce16" table:formula="of:=INDEX(['Distance Matrix'.$B$1:.$J$9];[.O205]+1;[.$A207]+1;1)" office:value-type="float" office:value="2934" calcext:value-type="float">
            <text:p>2934</text:p>
          </table:table-cell>
          <table:table-cell table:style-name="ce16" table:formula="of:=INDEX(['Distance Matrix'.$B$1:.$J$9];[.P205]+1;[.$A207]+1;1)" office:value-type="float" office:value="2915" calcext:value-type="float">
            <text:p>2915</text:p>
          </table:table-cell>
          <table:table-cell table:style-name="ce11" table:formula="of:=MIN([.N207];[.O207];[.P207])" office:value-type="float" office:value="1771" calcext:value-type="float">
            <text:p>1771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205]+1;[.$A208]+1;1)" office:value-type="float" office:value="429" calcext:value-type="float">
            <text:p>429</text:p>
          </table:table-cell>
          <table:table-cell table:style-name="ce16" table:formula="of:=INDEX(['Distance Matrix'.$B$1:.$J$9];[.C205]+1;[.$A208]+1;1)" office:value-type="float" office:value="233" calcext:value-type="float">
            <text:p>233</text:p>
          </table:table-cell>
          <table:table-cell table:style-name="ce16" table:formula="of:=INDEX(['Distance Matrix'.$B$1:.$J$9];[.D205]+1;[.$A208]+1;1)" office:value-type="float" office:value="2631" calcext:value-type="float">
            <text:p>2631</text:p>
          </table:table-cell>
          <table:table-cell table:style-name="ce11" table:formula="of:=MIN([.B208];[.C208];[.D208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205]+1;[.$A208]+1;1)" office:value-type="float" office:value="429" calcext:value-type="float">
            <text:p>429</text:p>
          </table:table-cell>
          <table:table-cell table:style-name="ce16" table:formula="of:=INDEX(['Distance Matrix'.$B$1:.$J$9];[.I205]+1;[.$A208]+1;1)" office:value-type="float" office:value="2799" calcext:value-type="float">
            <text:p>2799</text:p>
          </table:table-cell>
          <table:table-cell table:style-name="ce16" table:formula="of:=INDEX(['Distance Matrix'.$B$1:.$J$9];[.J205]+1;[.$A208]+1;1)" office:value-type="float" office:value="2631" calcext:value-type="float">
            <text:p>2631</text:p>
          </table:table-cell>
          <table:table-cell table:style-name="ce11" table:formula="of:=MIN([.H208];[.I208];[.J208])" office:value-type="float" office:value="429" calcext:value-type="float">
            <text:p>429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205]+1;[.$A208]+1;1)" office:value-type="float" office:value="1616" calcext:value-type="float">
            <text:p>1616</text:p>
          </table:table-cell>
          <table:table-cell table:style-name="ce16" table:formula="of:=INDEX(['Distance Matrix'.$B$1:.$J$9];[.O205]+1;[.$A208]+1;1)" office:value-type="float" office:value="2799" calcext:value-type="float">
            <text:p>2799</text:p>
          </table:table-cell>
          <table:table-cell table:style-name="ce16" table:formula="of:=INDEX(['Distance Matrix'.$B$1:.$J$9];[.P205]+1;[.$A208]+1;1)" office:value-type="float" office:value="2684" calcext:value-type="float">
            <text:p>2684</text:p>
          </table:table-cell>
          <table:table-cell table:style-name="ce11" table:formula="of:=MIN([.N208];[.O208];[.P208])" office:value-type="float" office:value="1616" calcext:value-type="float">
            <text:p>1616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205]+1;[.$A209]+1;1)" office:value-type="float" office:value="1504" calcext:value-type="float">
            <text:p>1504</text:p>
          </table:table-cell>
          <table:table-cell table:style-name="ce16" table:formula="of:=INDEX(['Distance Matrix'.$B$1:.$J$9];[.C205]+1;[.$A209]+1;1)" office:value-type="float" office:value="1308" calcext:value-type="float">
            <text:p>1308</text:p>
          </table:table-cell>
          <table:table-cell table:style-name="ce16" table:formula="of:=INDEX(['Distance Matrix'.$B$1:.$J$9];[.D205]+1;[.$A209]+1;1)" office:value-type="float" office:value="2687" calcext:value-type="float">
            <text:p>2687</text:p>
          </table:table-cell>
          <table:table-cell table:style-name="ce11" table:formula="of:=MIN([.B209];[.C209];[.D209])" office:value-type="float" office:value="1308" calcext:value-type="float">
            <text:p>13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205]+1;[.$A209]+1;1)" office:value-type="float" office:value="1504" calcext:value-type="float">
            <text:p>1504</text:p>
          </table:table-cell>
          <table:table-cell table:style-name="ce16" table:formula="of:=INDEX(['Distance Matrix'.$B$1:.$J$9];[.I205]+1;[.$A209]+1;1)" office:value-type="float" office:value="3053" calcext:value-type="float">
            <text:p>3053</text:p>
          </table:table-cell>
          <table:table-cell table:style-name="ce16" table:formula="of:=INDEX(['Distance Matrix'.$B$1:.$J$9];[.J205]+1;[.$A209]+1;1)" office:value-type="float" office:value="2687" calcext:value-type="float">
            <text:p>2687</text:p>
          </table:table-cell>
          <table:table-cell table:style-name="ce11" table:formula="of:=MIN([.H209];[.I209];[.J209])" office:value-type="float" office:value="1504" calcext:value-type="float">
            <text:p>1504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205]+1;[.$A209]+1;1)" office:value-type="float" office:value="2037" calcext:value-type="float">
            <text:p>2037</text:p>
          </table:table-cell>
          <table:table-cell table:style-name="ce16" table:formula="of:=INDEX(['Distance Matrix'.$B$1:.$J$9];[.O205]+1;[.$A209]+1;1)" office:value-type="float" office:value="3053" calcext:value-type="float">
            <text:p>3053</text:p>
          </table:table-cell>
          <table:table-cell table:style-name="ce16" table:formula="of:=INDEX(['Distance Matrix'.$B$1:.$J$9];[.P205]+1;[.$A209]+1;1)" office:value-type="float" office:value="3273" calcext:value-type="float">
            <text:p>3273</text:p>
          </table:table-cell>
          <table:table-cell table:style-name="ce11" table:formula="of:=MIN([.N209];[.O209];[.P209])" office:value-type="float" office:value="2037" calcext:value-type="float">
            <text:p>2037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205]+1;[.$A210]+1;1)" office:value-type="float" office:value="963" calcext:value-type="float">
            <text:p>963</text:p>
          </table:table-cell>
          <table:table-cell table:style-name="ce16" table:formula="of:=INDEX(['Distance Matrix'.$B$1:.$J$9];[.C205]+1;[.$A210]+1;1)" office:value-type="float" office:value="802" calcext:value-type="float">
            <text:p>802</text:p>
          </table:table-cell>
          <table:table-cell table:style-name="ce16" table:formula="of:=INDEX(['Distance Matrix'.$B$1:.$J$9];[.D205]+1;[.$A210]+1;1)" office:value-type="float" office:value="2054" calcext:value-type="float">
            <text:p>2054</text:p>
          </table:table-cell>
          <table:table-cell table:style-name="ce11" table:formula="of:=MIN([.B210];[.C210];[.D210])" office:value-type="float" office:value="802" calcext:value-type="float">
            <text:p>802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205]+1;[.$A210]+1;1)" office:value-type="float" office:value="963" calcext:value-type="float">
            <text:p>963</text:p>
          </table:table-cell>
          <table:table-cell table:style-name="ce16" table:formula="of:=INDEX(['Distance Matrix'.$B$1:.$J$9];[.I205]+1;[.$A210]+1;1)" office:value-type="float" office:value="2142" calcext:value-type="float">
            <text:p>2142</text:p>
          </table:table-cell>
          <table:table-cell table:style-name="ce16" table:formula="of:=INDEX(['Distance Matrix'.$B$1:.$J$9];[.J205]+1;[.$A210]+1;1)" office:value-type="float" office:value="2054" calcext:value-type="float">
            <text:p>2054</text:p>
          </table:table-cell>
          <table:table-cell table:style-name="ce11" table:formula="of:=MIN([.H210];[.I210];[.J210])" office:value-type="float" office:value="963" calcext:value-type="float">
            <text:p>963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205]+1;[.$A210]+1;1)" office:value-type="float" office:value="996" calcext:value-type="float">
            <text:p>996</text:p>
          </table:table-cell>
          <table:table-cell table:style-name="ce16" table:formula="of:=INDEX(['Distance Matrix'.$B$1:.$J$9];[.O205]+1;[.$A210]+1;1)" office:value-type="float" office:value="2142" calcext:value-type="float">
            <text:p>2142</text:p>
          </table:table-cell>
          <table:table-cell table:style-name="ce16" table:formula="of:=INDEX(['Distance Matrix'.$B$1:.$J$9];[.P205]+1;[.$A210]+1;1)" office:value-type="float" office:value="2013" calcext:value-type="float">
            <text:p>2013</text:p>
          </table:table-cell>
          <table:table-cell table:style-name="ce11" table:formula="of:=MIN([.N210];[.O210];[.P210])" office:value-type="float" office:value="996" calcext:value-type="float">
            <text:p>996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205]+1;[.$A211]+1;1)" office:value-type="float" office:value="2976" calcext:value-type="float">
            <text:p>2976</text:p>
          </table:table-cell>
          <table:table-cell table:style-name="ce16" table:formula="of:=INDEX(['Distance Matrix'.$B$1:.$J$9];[.C205]+1;[.$A211]+1;1)" office:value-type="float" office:value="2915" calcext:value-type="float">
            <text:p>2915</text:p>
          </table:table-cell>
          <table:table-cell table:style-name="ce16" table:formula="of:=INDEX(['Distance Matrix'.$B$1:.$J$9];[.D205]+1;[.$A211]+1;1)" office:value-type="float" office:value="1131" calcext:value-type="float">
            <text:p>1131</text:p>
          </table:table-cell>
          <table:table-cell table:style-name="ce11" table:formula="of:=MIN([.B211];[.C211];[.D211])" office:value-type="float" office:value="1131" calcext:value-type="float">
            <text:p>113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205]+1;[.$A211]+1;1)" office:value-type="float" office:value="2976" calcext:value-type="float">
            <text:p>2976</text:p>
          </table:table-cell>
          <table:table-cell table:style-name="ce16" table:formula="of:=INDEX(['Distance Matrix'.$B$1:.$J$9];[.I205]+1;[.$A211]+1;1)" office:value-type="float" office:value="808" calcext:value-type="float">
            <text:p>808</text:p>
          </table:table-cell>
          <table:table-cell table:style-name="ce16" table:formula="of:=INDEX(['Distance Matrix'.$B$1:.$J$9];[.J205]+1;[.$A211]+1;1)" office:value-type="float" office:value="1131" calcext:value-type="float">
            <text:p>1131</text:p>
          </table:table-cell>
          <table:table-cell table:style-name="ce11" table:formula="of:=MIN([.H211];[.I211];[.J211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205]+1;[.$A211]+1;1)" office:value-type="float" office:value="1307" calcext:value-type="float">
            <text:p>1307</text:p>
          </table:table-cell>
          <table:table-cell table:style-name="ce16" table:formula="of:=INDEX(['Distance Matrix'.$B$1:.$J$9];[.O205]+1;[.$A211]+1;1)" office:value-type="float" office:value="808" calcext:value-type="float">
            <text:p>808</text:p>
          </table:table-cell>
          <table:table-cell table:style-name="ce16" table:formula="of:=INDEX(['Distance Matrix'.$B$1:.$J$9];[.P205]+1;[.$A211]+1;1)" office:value-type="float" office:value="0" calcext:value-type="float">
            <text:p>0</text:p>
          </table:table-cell>
          <table:table-cell table:style-name="ce11" table:formula="of:=MIN([.N211];[.O211];[.P211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205]+1;[.$A212]+1;1)" office:value-type="float" office:value="3095" calcext:value-type="float">
            <text:p>3095</text:p>
          </table:table-cell>
          <table:table-cell table:style-name="ce16" table:formula="of:=INDEX(['Distance Matrix'.$B$1:.$J$9];[.C205]+1;[.$A212]+1;1)" office:value-type="float" office:value="2934" calcext:value-type="float">
            <text:p>2934</text:p>
          </table:table-cell>
          <table:table-cell table:style-name="ce16" table:formula="of:=INDEX(['Distance Matrix'.$B$1:.$J$9];[.D205]+1;[.$A212]+1;1)" office:value-type="float" office:value="379" calcext:value-type="float">
            <text:p>379</text:p>
          </table:table-cell>
          <table:table-cell table:style-name="ce11" table:formula="of:=MIN([.B212];[.C212];[.D212])" office:value-type="float" office:value="379" calcext:value-type="float">
            <text:p>379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205]+1;[.$A212]+1;1)" office:value-type="float" office:value="3095" calcext:value-type="float">
            <text:p>3095</text:p>
          </table:table-cell>
          <table:table-cell table:style-name="ce16" table:formula="of:=INDEX(['Distance Matrix'.$B$1:.$J$9];[.I205]+1;[.$A212]+1;1)" office:value-type="float" office:value="0" calcext:value-type="float">
            <text:p>0</text:p>
          </table:table-cell>
          <table:table-cell table:style-name="ce16" table:formula="of:=INDEX(['Distance Matrix'.$B$1:.$J$9];[.J205]+1;[.$A212]+1;1)" office:value-type="float" office:value="379" calcext:value-type="float">
            <text:p>379</text:p>
          </table:table-cell>
          <table:table-cell table:style-name="ce11" table:formula="of:=MIN([.H212];[.I212];[.J212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205]+1;[.$A212]+1;1)" office:value-type="float" office:value="1235" calcext:value-type="float">
            <text:p>1235</text:p>
          </table:table-cell>
          <table:table-cell table:style-name="ce16" table:formula="of:=INDEX(['Distance Matrix'.$B$1:.$J$9];[.O205]+1;[.$A212]+1;1)" office:value-type="float" office:value="0" calcext:value-type="float">
            <text:p>0</text:p>
          </table:table-cell>
          <table:table-cell table:style-name="ce16" table:formula="of:=INDEX(['Distance Matrix'.$B$1:.$J$9];[.P205]+1;[.$A212]+1;1)" office:value-type="float" office:value="808" calcext:value-type="float">
            <text:p>808</text:p>
          </table:table-cell>
          <table:table-cell table:style-name="ce11" table:formula="of:=MIN([.N212];[.O212];[.P21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205]+1;[.$A213]+1;1)" office:value-type="float" office:value="2979" calcext:value-type="float">
            <text:p>2979</text:p>
          </table:table-cell>
          <table:table-cell table:style-name="ce16" table:formula="of:=INDEX(['Distance Matrix'.$B$1:.$J$9];[.C205]+1;[.$A213]+1;1)" office:value-type="float" office:value="2786" calcext:value-type="float">
            <text:p>2786</text:p>
          </table:table-cell>
          <table:table-cell table:style-name="ce16" table:formula="of:=INDEX(['Distance Matrix'.$B$1:.$J$9];[.D205]+1;[.$A213]+1;1)" office:value-type="float" office:value="0" calcext:value-type="float">
            <text:p>0</text:p>
          </table:table-cell>
          <table:table-cell table:style-name="ce11" table:formula="of:=MIN([.B213];[.C213];[.D213])"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205]+1;[.$A213]+1;1)" office:value-type="float" office:value="2979" calcext:value-type="float">
            <text:p>2979</text:p>
          </table:table-cell>
          <table:table-cell table:style-name="ce16" table:formula="of:=INDEX(['Distance Matrix'.$B$1:.$J$9];[.I205]+1;[.$A213]+1;1)" office:value-type="float" office:value="379" calcext:value-type="float">
            <text:p>379</text:p>
          </table:table-cell>
          <table:table-cell table:style-name="ce16" table:formula="of:=INDEX(['Distance Matrix'.$B$1:.$J$9];[.J205]+1;[.$A213]+1;1)" office:value-type="float" office:value="0" calcext:value-type="float">
            <text:p>0</text:p>
          </table:table-cell>
          <table:table-cell table:style-name="ce11" table:formula="of:=MIN([.H213];[.I213];[.J213])"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205]+1;[.$A213]+1;1)" office:value-type="float" office:value="1059" calcext:value-type="float">
            <text:p>1059</text:p>
          </table:table-cell>
          <table:table-cell table:style-name="ce16" table:formula="of:=INDEX(['Distance Matrix'.$B$1:.$J$9];[.O205]+1;[.$A213]+1;1)" office:value-type="float" office:value="379" calcext:value-type="float">
            <text:p>379</text:p>
          </table:table-cell>
          <table:table-cell table:style-name="ce16" table:formula="of:=INDEX(['Distance Matrix'.$B$1:.$J$9];[.P205]+1;[.$A213]+1;1)" office:value-type="float" office:value="1131" calcext:value-type="float">
            <text:p>1131</text:p>
          </table:table-cell>
          <table:table-cell table:style-name="ce11" table:formula="of:=MIN([.N213];[.O213];[.P213])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205]+1;[.$A214]+1;1)" office:value-type="float" office:value="1949" calcext:value-type="float">
            <text:p>1949</text:p>
          </table:table-cell>
          <table:table-cell table:style-name="ce16" table:formula="of:=INDEX(['Distance Matrix'.$B$1:.$J$9];[.C205]+1;[.$A214]+1;1)" office:value-type="float" office:value="1771" calcext:value-type="float">
            <text:p>1771</text:p>
          </table:table-cell>
          <table:table-cell table:style-name="ce16" table:formula="of:=INDEX(['Distance Matrix'.$B$1:.$J$9];[.D205]+1;[.$A214]+1;1)" office:value-type="float" office:value="1059" calcext:value-type="float">
            <text:p>1059</text:p>
          </table:table-cell>
          <table:table-cell table:style-name="ce11" table:formula="of:=MIN([.B214];[.C214];[.D214])" office:value-type="float" office:value="1059" calcext:value-type="float">
            <text:p>105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205]+1;[.$A214]+1;1)" office:value-type="float" office:value="1949" calcext:value-type="float">
            <text:p>1949</text:p>
          </table:table-cell>
          <table:table-cell table:style-name="ce16" table:formula="of:=INDEX(['Distance Matrix'.$B$1:.$J$9];[.I205]+1;[.$A214]+1;1)" office:value-type="float" office:value="1235" calcext:value-type="float">
            <text:p>1235</text:p>
          </table:table-cell>
          <table:table-cell table:style-name="ce16" table:formula="of:=INDEX(['Distance Matrix'.$B$1:.$J$9];[.J205]+1;[.$A214]+1;1)" office:value-type="float" office:value="1059" calcext:value-type="float">
            <text:p>1059</text:p>
          </table:table-cell>
          <table:table-cell table:style-name="ce11" table:formula="of:=MIN([.H214];[.I214];[.J214])" office:value-type="float" office:value="1059" calcext:value-type="float">
            <text:p>1059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205]+1;[.$A214]+1;1)" office:value-type="float" office:value="0" calcext:value-type="float">
            <text:p>0</text:p>
          </table:table-cell>
          <table:table-cell table:style-name="ce16" table:formula="of:=INDEX(['Distance Matrix'.$B$1:.$J$9];[.O205]+1;[.$A214]+1;1)" office:value-type="float" office:value="1235" calcext:value-type="float">
            <text:p>1235</text:p>
          </table:table-cell>
          <table:table-cell table:style-name="ce16" table:formula="of:=INDEX(['Distance Matrix'.$B$1:.$J$9];[.P205]+1;[.$A214]+1;1)" office:value-type="float" office:value="1307" calcext:value-type="float">
            <text:p>1307</text:p>
          </table:table-cell>
          <table:table-cell table:style-name="ce11" table:formula="of:=MIN([.N214];[.O214];[.P21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206:.E214])" office:value-type="float" office:value="4912" calcext:value-type="float" table:number-columns-spanned="3" table:number-rows-spanned="1">
            <text:p>4912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206:.K214])" office:value-type="float" office:value="4969" calcext:value-type="float" table:number-columns-spanned="3" table:number-rows-spanned="1">
            <text:p>4969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206:.Q214])" office:value-type="float" office:value="8748" calcext:value-type="float" table:number-columns-spanned="3" table:number-rows-spanned="1">
            <text:p>8748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in</text:p>
          </table:table-cell>
          <table:table-cell table:number-columns-repeated="1007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B217]+1;[.$A218]+1;1)" office:value-type="float" office:value="0" calcext:value-type="float">
            <text:p>0</text:p>
          </table:table-cell>
          <table:table-cell table:style-name="ce16" table:formula="of:=INDEX(['Distance Matrix'.$B$1:.$J$9];[.C217]+1;[.$A218]+1;1)" office:value-type="float" office:value="206" calcext:value-type="float">
            <text:p>206</text:p>
          </table:table-cell>
          <table:table-cell table:style-name="ce16" table:formula="of:=INDEX(['Distance Matrix'.$B$1:.$J$9];[.D217]+1;[.$A218]+1;1)" office:value-type="float" office:value="1949" calcext:value-type="float">
            <text:p>1949</text:p>
          </table:table-cell>
          <table:table-cell table:style-name="ce11" table:formula="of:=MIN([.B218];[.C218];[.D218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H217]+1;[.$A218]+1;1)" office:value-type="float" office:value="0" calcext:value-type="float">
            <text:p>0</text:p>
          </table:table-cell>
          <table:table-cell table:style-name="ce16" table:formula="of:=INDEX(['Distance Matrix'.$B$1:.$J$9];[.I217]+1;[.$A218]+1;1)" office:value-type="float" office:value="3095" calcext:value-type="float">
            <text:p>3095</text:p>
          </table:table-cell>
          <table:table-cell table:style-name="ce16" table:formula="of:=INDEX(['Distance Matrix'.$B$1:.$J$9];[.J217]+1;[.$A218]+1;1)" office:value-type="float" office:value="1949" calcext:value-type="float">
            <text:p>1949</text:p>
          </table:table-cell>
          <table:table-cell table:style-name="ce11" table:formula="of:=MIN([.H218];[.I218];[.J218])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6" table:formula="of:=INDEX(['Distance Matrix'.$B$1:.$J$9];[.N217]+1;[.$A218]+1;1)" office:value-type="float" office:value="1949" calcext:value-type="float">
            <text:p>1949</text:p>
          </table:table-cell>
          <table:table-cell table:style-name="ce16" table:formula="of:=INDEX(['Distance Matrix'.$B$1:.$J$9];[.O217]+1;[.$A218]+1;1)" office:value-type="float" office:value="3095" calcext:value-type="float">
            <text:p>3095</text:p>
          </table:table-cell>
          <table:table-cell table:style-name="ce16" table:formula="of:=INDEX(['Distance Matrix'.$B$1:.$J$9];[.P217]+1;[.$A218]+1;1)" office:value-type="float" office:value="2979" calcext:value-type="float">
            <text:p>2979</text:p>
          </table:table-cell>
          <table:table-cell table:style-name="ce11" table:formula="of:=MIN([.N218];[.O218];[.P218])" office:value-type="float" office:value="1949" calcext:value-type="float">
            <text:p>1949</text:p>
          </table:table-cell>
          <table:table-cell table:number-columns-repeated="100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B217]+1;[.$A219]+1;1)" office:value-type="float" office:value="206" calcext:value-type="float">
            <text:p>206</text:p>
          </table:table-cell>
          <table:table-cell table:style-name="ce16" table:formula="of:=INDEX(['Distance Matrix'.$B$1:.$J$9];[.C217]+1;[.$A219]+1;1)" office:value-type="float" office:value="0" calcext:value-type="float">
            <text:p>0</text:p>
          </table:table-cell>
          <table:table-cell table:style-name="ce16" table:formula="of:=INDEX(['Distance Matrix'.$B$1:.$J$9];[.D217]+1;[.$A219]+1;1)" office:value-type="float" office:value="1771" calcext:value-type="float">
            <text:p>1771</text:p>
          </table:table-cell>
          <table:table-cell table:style-name="ce11" table:formula="of:=MIN([.B219];[.C219];[.D219])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H217]+1;[.$A219]+1;1)" office:value-type="float" office:value="206" calcext:value-type="float">
            <text:p>206</text:p>
          </table:table-cell>
          <table:table-cell table:style-name="ce16" table:formula="of:=INDEX(['Distance Matrix'.$B$1:.$J$9];[.I217]+1;[.$A219]+1;1)" office:value-type="float" office:value="2934" calcext:value-type="float">
            <text:p>2934</text:p>
          </table:table-cell>
          <table:table-cell table:style-name="ce16" table:formula="of:=INDEX(['Distance Matrix'.$B$1:.$J$9];[.J217]+1;[.$A219]+1;1)" office:value-type="float" office:value="1771" calcext:value-type="float">
            <text:p>1771</text:p>
          </table:table-cell>
          <table:table-cell table:style-name="ce11" table:formula="of:=MIN([.H219];[.I219];[.J219])" office:value-type="float" office:value="206" calcext:value-type="float">
            <text:p>20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table:formula="of:=INDEX(['Distance Matrix'.$B$1:.$J$9];[.N217]+1;[.$A219]+1;1)" office:value-type="float" office:value="1771" calcext:value-type="float">
            <text:p>1771</text:p>
          </table:table-cell>
          <table:table-cell table:style-name="ce16" table:formula="of:=INDEX(['Distance Matrix'.$B$1:.$J$9];[.O217]+1;[.$A219]+1;1)" office:value-type="float" office:value="2934" calcext:value-type="float">
            <text:p>2934</text:p>
          </table:table-cell>
          <table:table-cell table:style-name="ce16" table:formula="of:=INDEX(['Distance Matrix'.$B$1:.$J$9];[.P217]+1;[.$A219]+1;1)" office:value-type="float" office:value="2786" calcext:value-type="float">
            <text:p>2786</text:p>
          </table:table-cell>
          <table:table-cell table:style-name="ce11" table:formula="of:=MIN([.N219];[.O219];[.P219])" office:value-type="float" office:value="1771" calcext:value-type="float">
            <text:p>1771</text:p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B217]+1;[.$A220]+1;1)" office:value-type="float" office:value="429" calcext:value-type="float">
            <text:p>429</text:p>
          </table:table-cell>
          <table:table-cell table:style-name="ce16" table:formula="of:=INDEX(['Distance Matrix'.$B$1:.$J$9];[.C217]+1;[.$A220]+1;1)" office:value-type="float" office:value="233" calcext:value-type="float">
            <text:p>233</text:p>
          </table:table-cell>
          <table:table-cell table:style-name="ce16" table:formula="of:=INDEX(['Distance Matrix'.$B$1:.$J$9];[.D217]+1;[.$A220]+1;1)" office:value-type="float" office:value="1616" calcext:value-type="float">
            <text:p>1616</text:p>
          </table:table-cell>
          <table:table-cell table:style-name="ce11" table:formula="of:=MIN([.B220];[.C220];[.D220])" office:value-type="float" office:value="233" calcext:value-type="float">
            <text:p>23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H217]+1;[.$A220]+1;1)" office:value-type="float" office:value="429" calcext:value-type="float">
            <text:p>429</text:p>
          </table:table-cell>
          <table:table-cell table:style-name="ce16" table:formula="of:=INDEX(['Distance Matrix'.$B$1:.$J$9];[.I217]+1;[.$A220]+1;1)" office:value-type="float" office:value="2799" calcext:value-type="float">
            <text:p>2799</text:p>
          </table:table-cell>
          <table:table-cell table:style-name="ce16" table:formula="of:=INDEX(['Distance Matrix'.$B$1:.$J$9];[.J217]+1;[.$A220]+1;1)" office:value-type="float" office:value="1616" calcext:value-type="float">
            <text:p>1616</text:p>
          </table:table-cell>
          <table:table-cell table:style-name="ce11" table:formula="of:=MIN([.H220];[.I220];[.J220])" office:value-type="float" office:value="429" calcext:value-type="float">
            <text:p>429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table:formula="of:=INDEX(['Distance Matrix'.$B$1:.$J$9];[.N217]+1;[.$A220]+1;1)" office:value-type="float" office:value="1616" calcext:value-type="float">
            <text:p>1616</text:p>
          </table:table-cell>
          <table:table-cell table:style-name="ce16" table:formula="of:=INDEX(['Distance Matrix'.$B$1:.$J$9];[.O217]+1;[.$A220]+1;1)" office:value-type="float" office:value="2799" calcext:value-type="float">
            <text:p>2799</text:p>
          </table:table-cell>
          <table:table-cell table:style-name="ce16" table:formula="of:=INDEX(['Distance Matrix'.$B$1:.$J$9];[.P217]+1;[.$A220]+1;1)" office:value-type="float" office:value="2631" calcext:value-type="float">
            <text:p>2631</text:p>
          </table:table-cell>
          <table:table-cell table:style-name="ce11" table:formula="of:=MIN([.N220];[.O220];[.P220])" office:value-type="float" office:value="1616" calcext:value-type="float">
            <text:p>1616</text:p>
          </table:table-cell>
          <table:table-cell table:number-columns-repeated="100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B217]+1;[.$A221]+1;1)" office:value-type="float" office:value="1504" calcext:value-type="float">
            <text:p>1504</text:p>
          </table:table-cell>
          <table:table-cell table:style-name="ce16" table:formula="of:=INDEX(['Distance Matrix'.$B$1:.$J$9];[.C217]+1;[.$A221]+1;1)" office:value-type="float" office:value="1308" calcext:value-type="float">
            <text:p>1308</text:p>
          </table:table-cell>
          <table:table-cell table:style-name="ce16" table:formula="of:=INDEX(['Distance Matrix'.$B$1:.$J$9];[.D217]+1;[.$A221]+1;1)" office:value-type="float" office:value="2037" calcext:value-type="float">
            <text:p>2037</text:p>
          </table:table-cell>
          <table:table-cell table:style-name="ce11" table:formula="of:=MIN([.B221];[.C221];[.D221])" office:value-type="float" office:value="1308" calcext:value-type="float">
            <text:p>1308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H217]+1;[.$A221]+1;1)" office:value-type="float" office:value="1504" calcext:value-type="float">
            <text:p>1504</text:p>
          </table:table-cell>
          <table:table-cell table:style-name="ce16" table:formula="of:=INDEX(['Distance Matrix'.$B$1:.$J$9];[.I217]+1;[.$A221]+1;1)" office:value-type="float" office:value="3053" calcext:value-type="float">
            <text:p>3053</text:p>
          </table:table-cell>
          <table:table-cell table:style-name="ce16" table:formula="of:=INDEX(['Distance Matrix'.$B$1:.$J$9];[.J217]+1;[.$A221]+1;1)" office:value-type="float" office:value="2037" calcext:value-type="float">
            <text:p>2037</text:p>
          </table:table-cell>
          <table:table-cell table:style-name="ce11" table:formula="of:=MIN([.H221];[.I221];[.J221])" office:value-type="float" office:value="1504" calcext:value-type="float">
            <text:p>1504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table:formula="of:=INDEX(['Distance Matrix'.$B$1:.$J$9];[.N217]+1;[.$A221]+1;1)" office:value-type="float" office:value="2037" calcext:value-type="float">
            <text:p>2037</text:p>
          </table:table-cell>
          <table:table-cell table:style-name="ce16" table:formula="of:=INDEX(['Distance Matrix'.$B$1:.$J$9];[.O217]+1;[.$A221]+1;1)" office:value-type="float" office:value="3053" calcext:value-type="float">
            <text:p>3053</text:p>
          </table:table-cell>
          <table:table-cell table:style-name="ce16" table:formula="of:=INDEX(['Distance Matrix'.$B$1:.$J$9];[.P217]+1;[.$A221]+1;1)" office:value-type="float" office:value="2687" calcext:value-type="float">
            <text:p>2687</text:p>
          </table:table-cell>
          <table:table-cell table:style-name="ce11" table:formula="of:=MIN([.N221];[.O221];[.P221])" office:value-type="float" office:value="2037" calcext:value-type="float">
            <text:p>2037</text:p>
          </table:table-cell>
          <table:table-cell table:number-columns-repeated="100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B217]+1;[.$A222]+1;1)" office:value-type="float" office:value="963" calcext:value-type="float">
            <text:p>963</text:p>
          </table:table-cell>
          <table:table-cell table:style-name="ce16" table:formula="of:=INDEX(['Distance Matrix'.$B$1:.$J$9];[.C217]+1;[.$A222]+1;1)" office:value-type="float" office:value="802" calcext:value-type="float">
            <text:p>802</text:p>
          </table:table-cell>
          <table:table-cell table:style-name="ce16" table:formula="of:=INDEX(['Distance Matrix'.$B$1:.$J$9];[.D217]+1;[.$A222]+1;1)" office:value-type="float" office:value="996" calcext:value-type="float">
            <text:p>996</text:p>
          </table:table-cell>
          <table:table-cell table:style-name="ce11" table:formula="of:=MIN([.B222];[.C222];[.D222])" office:value-type="float" office:value="802" calcext:value-type="float">
            <text:p>802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H217]+1;[.$A222]+1;1)" office:value-type="float" office:value="963" calcext:value-type="float">
            <text:p>963</text:p>
          </table:table-cell>
          <table:table-cell table:style-name="ce16" table:formula="of:=INDEX(['Distance Matrix'.$B$1:.$J$9];[.I217]+1;[.$A222]+1;1)" office:value-type="float" office:value="2142" calcext:value-type="float">
            <text:p>2142</text:p>
          </table:table-cell>
          <table:table-cell table:style-name="ce16" table:formula="of:=INDEX(['Distance Matrix'.$B$1:.$J$9];[.J217]+1;[.$A222]+1;1)" office:value-type="float" office:value="996" calcext:value-type="float">
            <text:p>996</text:p>
          </table:table-cell>
          <table:table-cell table:style-name="ce11" table:formula="of:=MIN([.H222];[.I222];[.J222])" office:value-type="float" office:value="963" calcext:value-type="float">
            <text:p>963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table:formula="of:=INDEX(['Distance Matrix'.$B$1:.$J$9];[.N217]+1;[.$A222]+1;1)" office:value-type="float" office:value="996" calcext:value-type="float">
            <text:p>996</text:p>
          </table:table-cell>
          <table:table-cell table:style-name="ce16" table:formula="of:=INDEX(['Distance Matrix'.$B$1:.$J$9];[.O217]+1;[.$A222]+1;1)" office:value-type="float" office:value="2142" calcext:value-type="float">
            <text:p>2142</text:p>
          </table:table-cell>
          <table:table-cell table:style-name="ce16" table:formula="of:=INDEX(['Distance Matrix'.$B$1:.$J$9];[.P217]+1;[.$A222]+1;1)" office:value-type="float" office:value="2054" calcext:value-type="float">
            <text:p>2054</text:p>
          </table:table-cell>
          <table:table-cell table:style-name="ce11" table:formula="of:=MIN([.N222];[.O222];[.P222])" office:value-type="float" office:value="996" calcext:value-type="float">
            <text:p>996</text:p>
          </table:table-cell>
          <table:table-cell table:number-columns-repeated="100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B217]+1;[.$A223]+1;1)" office:value-type="float" office:value="2976" calcext:value-type="float">
            <text:p>2976</text:p>
          </table:table-cell>
          <table:table-cell table:style-name="ce16" table:formula="of:=INDEX(['Distance Matrix'.$B$1:.$J$9];[.C217]+1;[.$A223]+1;1)" office:value-type="float" office:value="2915" calcext:value-type="float">
            <text:p>2915</text:p>
          </table:table-cell>
          <table:table-cell table:style-name="ce16" table:formula="of:=INDEX(['Distance Matrix'.$B$1:.$J$9];[.D217]+1;[.$A223]+1;1)" office:value-type="float" office:value="1307" calcext:value-type="float">
            <text:p>1307</text:p>
          </table:table-cell>
          <table:table-cell table:style-name="ce11" table:formula="of:=MIN([.B223];[.C223];[.D223])" office:value-type="float" office:value="1307" calcext:value-type="float">
            <text:p>1307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H217]+1;[.$A223]+1;1)" office:value-type="float" office:value="2976" calcext:value-type="float">
            <text:p>2976</text:p>
          </table:table-cell>
          <table:table-cell table:style-name="ce16" table:formula="of:=INDEX(['Distance Matrix'.$B$1:.$J$9];[.I217]+1;[.$A223]+1;1)" office:value-type="float" office:value="808" calcext:value-type="float">
            <text:p>808</text:p>
          </table:table-cell>
          <table:table-cell table:style-name="ce16" table:formula="of:=INDEX(['Distance Matrix'.$B$1:.$J$9];[.J217]+1;[.$A223]+1;1)" office:value-type="float" office:value="1307" calcext:value-type="float">
            <text:p>1307</text:p>
          </table:table-cell>
          <table:table-cell table:style-name="ce11" table:formula="of:=MIN([.H223];[.I223];[.J223])" office:value-type="float" office:value="808" calcext:value-type="float">
            <text:p>808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table:formula="of:=INDEX(['Distance Matrix'.$B$1:.$J$9];[.N217]+1;[.$A223]+1;1)" office:value-type="float" office:value="1307" calcext:value-type="float">
            <text:p>1307</text:p>
          </table:table-cell>
          <table:table-cell table:style-name="ce16" table:formula="of:=INDEX(['Distance Matrix'.$B$1:.$J$9];[.O217]+1;[.$A223]+1;1)" office:value-type="float" office:value="808" calcext:value-type="float">
            <text:p>808</text:p>
          </table:table-cell>
          <table:table-cell table:style-name="ce16" table:formula="of:=INDEX(['Distance Matrix'.$B$1:.$J$9];[.P217]+1;[.$A223]+1;1)" office:value-type="float" office:value="1131" calcext:value-type="float">
            <text:p>1131</text:p>
          </table:table-cell>
          <table:table-cell table:style-name="ce11" table:formula="of:=MIN([.N223];[.O223];[.P223])" office:value-type="float" office:value="808" calcext:value-type="float">
            <text:p>808</text:p>
          </table:table-cell>
          <table:table-cell table:number-columns-repeated="100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B217]+1;[.$A224]+1;1)" office:value-type="float" office:value="3095" calcext:value-type="float">
            <text:p>3095</text:p>
          </table:table-cell>
          <table:table-cell table:style-name="ce16" table:formula="of:=INDEX(['Distance Matrix'.$B$1:.$J$9];[.C217]+1;[.$A224]+1;1)" office:value-type="float" office:value="2934" calcext:value-type="float">
            <text:p>2934</text:p>
          </table:table-cell>
          <table:table-cell table:style-name="ce16" table:formula="of:=INDEX(['Distance Matrix'.$B$1:.$J$9];[.D217]+1;[.$A224]+1;1)" office:value-type="float" office:value="1235" calcext:value-type="float">
            <text:p>1235</text:p>
          </table:table-cell>
          <table:table-cell table:style-name="ce11" table:formula="of:=MIN([.B224];[.C224];[.D224])" office:value-type="float" office:value="1235" calcext:value-type="float">
            <text:p>1235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H217]+1;[.$A224]+1;1)" office:value-type="float" office:value="3095" calcext:value-type="float">
            <text:p>3095</text:p>
          </table:table-cell>
          <table:table-cell table:style-name="ce16" table:formula="of:=INDEX(['Distance Matrix'.$B$1:.$J$9];[.I217]+1;[.$A224]+1;1)" office:value-type="float" office:value="0" calcext:value-type="float">
            <text:p>0</text:p>
          </table:table-cell>
          <table:table-cell table:style-name="ce16" table:formula="of:=INDEX(['Distance Matrix'.$B$1:.$J$9];[.J217]+1;[.$A224]+1;1)" office:value-type="float" office:value="1235" calcext:value-type="float">
            <text:p>1235</text:p>
          </table:table-cell>
          <table:table-cell table:style-name="ce11" table:formula="of:=MIN([.H224];[.I224];[.J224])"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table:formula="of:=INDEX(['Distance Matrix'.$B$1:.$J$9];[.N217]+1;[.$A224]+1;1)" office:value-type="float" office:value="1235" calcext:value-type="float">
            <text:p>1235</text:p>
          </table:table-cell>
          <table:table-cell table:style-name="ce16" table:formula="of:=INDEX(['Distance Matrix'.$B$1:.$J$9];[.O217]+1;[.$A224]+1;1)" office:value-type="float" office:value="0" calcext:value-type="float">
            <text:p>0</text:p>
          </table:table-cell>
          <table:table-cell table:style-name="ce16" table:formula="of:=INDEX(['Distance Matrix'.$B$1:.$J$9];[.P217]+1;[.$A224]+1;1)" office:value-type="float" office:value="379" calcext:value-type="float">
            <text:p>379</text:p>
          </table:table-cell>
          <table:table-cell table:style-name="ce11" table:formula="of:=MIN([.N224];[.O224];[.P22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B217]+1;[.$A225]+1;1)" office:value-type="float" office:value="2979" calcext:value-type="float">
            <text:p>2979</text:p>
          </table:table-cell>
          <table:table-cell table:style-name="ce16" table:formula="of:=INDEX(['Distance Matrix'.$B$1:.$J$9];[.C217]+1;[.$A225]+1;1)" office:value-type="float" office:value="2786" calcext:value-type="float">
            <text:p>2786</text:p>
          </table:table-cell>
          <table:table-cell table:style-name="ce16" table:formula="of:=INDEX(['Distance Matrix'.$B$1:.$J$9];[.D217]+1;[.$A225]+1;1)" office:value-type="float" office:value="1059" calcext:value-type="float">
            <text:p>1059</text:p>
          </table:table-cell>
          <table:table-cell table:style-name="ce11" table:formula="of:=MIN([.B225];[.C225];[.D225])" office:value-type="float" office:value="1059" calcext:value-type="float">
            <text:p>105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H217]+1;[.$A225]+1;1)" office:value-type="float" office:value="2979" calcext:value-type="float">
            <text:p>2979</text:p>
          </table:table-cell>
          <table:table-cell table:style-name="ce16" table:formula="of:=INDEX(['Distance Matrix'.$B$1:.$J$9];[.I217]+1;[.$A225]+1;1)" office:value-type="float" office:value="379" calcext:value-type="float">
            <text:p>379</text:p>
          </table:table-cell>
          <table:table-cell table:style-name="ce16" table:formula="of:=INDEX(['Distance Matrix'.$B$1:.$J$9];[.J217]+1;[.$A225]+1;1)" office:value-type="float" office:value="1059" calcext:value-type="float">
            <text:p>1059</text:p>
          </table:table-cell>
          <table:table-cell table:style-name="ce11" table:formula="of:=MIN([.H225];[.I225];[.J225])" office:value-type="float" office:value="379" calcext:value-type="float">
            <text:p>37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table:formula="of:=INDEX(['Distance Matrix'.$B$1:.$J$9];[.N217]+1;[.$A225]+1;1)" office:value-type="float" office:value="1059" calcext:value-type="float">
            <text:p>1059</text:p>
          </table:table-cell>
          <table:table-cell table:style-name="ce16" table:formula="of:=INDEX(['Distance Matrix'.$B$1:.$J$9];[.O217]+1;[.$A225]+1;1)" office:value-type="float" office:value="379" calcext:value-type="float">
            <text:p>379</text:p>
          </table:table-cell>
          <table:table-cell table:style-name="ce16" table:formula="of:=INDEX(['Distance Matrix'.$B$1:.$J$9];[.P217]+1;[.$A225]+1;1)" office:value-type="float" office:value="0" calcext:value-type="float">
            <text:p>0</text:p>
          </table:table-cell>
          <table:table-cell table:style-name="ce11" table:formula="of:=MIN([.N225];[.O225];[.P225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B217]+1;[.$A226]+1;1)" office:value-type="float" office:value="1949" calcext:value-type="float">
            <text:p>1949</text:p>
          </table:table-cell>
          <table:table-cell table:style-name="ce16" table:formula="of:=INDEX(['Distance Matrix'.$B$1:.$J$9];[.C217]+1;[.$A226]+1;1)" office:value-type="float" office:value="1771" calcext:value-type="float">
            <text:p>1771</text:p>
          </table:table-cell>
          <table:table-cell table:style-name="ce16" table:formula="of:=INDEX(['Distance Matrix'.$B$1:.$J$9];[.D217]+1;[.$A226]+1;1)" office:value-type="float" office:value="0" calcext:value-type="float">
            <text:p>0</text:p>
          </table:table-cell>
          <table:table-cell table:style-name="ce11" table:formula="of:=MIN([.B226];[.C226];[.D226])" office:value-type="float" office:value="0" calcext:value-type="float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H217]+1;[.$A226]+1;1)" office:value-type="float" office:value="1949" calcext:value-type="float">
            <text:p>1949</text:p>
          </table:table-cell>
          <table:table-cell table:style-name="ce16" table:formula="of:=INDEX(['Distance Matrix'.$B$1:.$J$9];[.I217]+1;[.$A226]+1;1)" office:value-type="float" office:value="1235" calcext:value-type="float">
            <text:p>1235</text:p>
          </table:table-cell>
          <table:table-cell table:style-name="ce16" table:formula="of:=INDEX(['Distance Matrix'.$B$1:.$J$9];[.J217]+1;[.$A226]+1;1)" office:value-type="float" office:value="0" calcext:value-type="float">
            <text:p>0</text:p>
          </table:table-cell>
          <table:table-cell table:style-name="ce11" table:formula="of:=MIN([.H226];[.I226];[.J226])" office:value-type="float" office:value="0" calcext:value-type="float">
            <text:p>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table:formula="of:=INDEX(['Distance Matrix'.$B$1:.$J$9];[.N217]+1;[.$A226]+1;1)" office:value-type="float" office:value="0" calcext:value-type="float">
            <text:p>0</text:p>
          </table:table-cell>
          <table:table-cell table:style-name="ce16" table:formula="of:=INDEX(['Distance Matrix'.$B$1:.$J$9];[.O217]+1;[.$A226]+1;1)" office:value-type="float" office:value="1235" calcext:value-type="float">
            <text:p>1235</text:p>
          </table:table-cell>
          <table:table-cell table:style-name="ce16" table:formula="of:=INDEX(['Distance Matrix'.$B$1:.$J$9];[.P217]+1;[.$A226]+1;1)" office:value-type="float" office:value="1059" calcext:value-type="float">
            <text:p>1059</text:p>
          </table:table-cell>
          <table:table-cell table:style-name="ce11" table:formula="of:=MIN([.N226];[.O226];[.P22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E218:.E226])" office:value-type="float" office:value="5944" calcext:value-type="float" table:number-columns-spanned="3" table:number-rows-spanned="1">
            <text:p>5944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K218:.K226])" office:value-type="float" office:value="4289" calcext:value-type="float" table:number-columns-spanned="3" table:number-rows-spanned="1">
            <text:p>4289</text:p>
          </table:table-cell>
          <table:covered-table-cell table:number-columns-repeated="2" table:style-name="ce11"/>
          <table:table-cell/>
          <table:table-cell table:style-name="ce11" office:value-type="string" calcext:value-type="string" table:number-columns-spanned="2" table:number-rows-spanned="1">
            <text:p>Koszt</text:p>
          </table:table-cell>
          <table:covered-table-cell table:style-name="ce11"/>
          <table:table-cell table:style-name="ce11" table:formula="of:=SUM([.Q218:.Q226])" office:value-type="float" office:value="9177" calcext:value-type="float" table:number-columns-spanned="3" table:number-rows-spanned="1">
            <text:p>9177</text:p>
          </table:table-cell>
          <table:covered-table-cell table:number-columns-repeated="2"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MINIMUM</text:p>
          </table:table-cell>
          <table:covered-table-cell table:style-name="ce11"/>
          <table:table-cell table:style-name="ce11" table:formula="of:=MIN([.C227];[.C215];[.C203];[.C191];[.C179];[.C167];[.C155];[.C143];[.C131];[.C119];[.C107];[.C95];[.C83];[.C71];[.C59];[.C47];[.C35];[.C23];[.C11])" office:value-type="float" office:value="4374" calcext:value-type="float" table:number-columns-spanned="3" table:number-rows-spanned="1">
            <text:p>4374</text:p>
          </table:table-cell>
          <table:covered-table-cell table:number-columns-repeated="2" table:style-name="ce11"/>
          <table:table-cell table:style-name="ce8"/>
          <table:table-cell table:style-name="ce11" office:value-type="string" calcext:value-type="string" table:number-columns-spanned="2" table:number-rows-spanned="1">
            <text:p>MINIMUM</text:p>
          </table:table-cell>
          <table:covered-table-cell table:style-name="ce11"/>
          <table:table-cell table:style-name="ce11" table:formula="of:=MIN([.I227];[.I215];[.I203];[.I191];[.I179];[.I167];[.I155];[.I143];[.I131];[.I119];[.I107];[.I95];[.I83];[.I71];[.I59];[.I47];[.I35];[.I23];[.I11])" office:value-type="float" office:value="3595" calcext:value-type="float" table:number-columns-spanned="3" table:number-rows-spanned="1">
            <text:p>3595</text:p>
          </table:table-cell>
          <table:covered-table-cell table:number-columns-repeated="2" table:style-name="ce11"/>
          <table:table-cell table:style-name="ce8"/>
          <table:table-cell table:style-name="ce11" office:value-type="string" calcext:value-type="string" table:number-columns-spanned="2" table:number-rows-spanned="1">
            <text:p>MINIMUM</text:p>
          </table:table-cell>
          <table:covered-table-cell table:style-name="ce11"/>
          <table:table-cell table:style-name="ce11" table:formula="of:=MIN([.O227];[.O215];[.O203];[.O191];[.O179];[.O167];[.O155];[.O143];[.O131];[.O119];[.O107];[.O95];[.O83];[.O71];[.O59];[.O47];[.O35];[.O23];[.O11])" office:value-type="float" office:value="3595" calcext:value-type="float" table:number-columns-spanned="3" table:number-rows-spanned="1">
            <text:p>3595</text:p>
          </table:table-cell>
          <table:covered-table-cell table:number-columns-repeated="2" table:style-name="ce11"/>
          <table:table-cell table:style-name="ce8" table:number-columns-repeated="1007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20:27:58.3705144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4:29:50.870027052</meta:creation-date>
    <dc:date>2015-05-29T01:05:00.950392549</dc:date>
    <meta:editing-duration>PT5H10M32S</meta:editing-duration>
    <meta:editing-cycles>100</meta:editing-cycles>
    <meta:generator>LibreOffice/4.4.3.2$Linux_X86_64 LibreOffice_project/40m0$Build-2</meta:generator>
    <meta:document-statistic meta:table-count="6" meta:cell-count="6291" meta:object-count="0"/>
  </office:meta>
</office:document-meta>
</file>